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75000000885733C5A8ED3C342C.png" manifest:media-type="image/png"/>
  <manifest:file-entry manifest:full-path="Pictures/10000201000000B2000000165991C540C9C99C8B.png" manifest:media-type="image/png"/>
  <manifest:file-entry manifest:full-path="Pictures/100010E400001231000001465E86E14C9D26477C.wmf" manifest:media-type="image/x-wmf"/>
  <manifest:file-entry manifest:full-path="Pictures/100008AC000012660000024FA8F8F7892E021BAD.wmf" manifest:media-type="image/x-wmf"/>
  <manifest:file-entry manifest:full-path="Pictures/10000201000000B00000000C909E382A8B658431.png" manifest:media-type="image/png"/>
  <manifest:file-entry manifest:full-path="Pictures/100006D00000C54500000E0BC683FB34DF2CE92E.emf" manifest:media-type="image/x-emf"/>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roman"/>
    <style:font-face style:name="Liberation Sans" svg:font-family="'Liberation Sans'" style:font-family-generic="roman"/>
    <style:font-face style:name="Times New Roman" svg:font-family="'Times New Roman'" style:font-family-generic="roman"/>
    <style:font-face style:name="ÄËÎÈ˛" svg:font-family="ÄËÎÈ˛" style:font-family-generic="roman"/>
    <style:font-face style:name="Bookman BT S.O.Cist." svg:font-family="'Bookman BT S.O.Cist.'" style:font-pitch="variable"/>
    <style:font-face style:name="Bookman BT S.O.Cist.:liga=01" svg:font-family="'Bookman BT S.O.Cist.:liga=0'" style:font-pitch="variable"/>
    <style:font-face style:name="Cloister" svg:font-family="Cloister" style:font-pitch="variable"/>
    <style:font-face style:name="LTC Ornamental Initials" svg:font-family="'LTC Ornamental Initials'" style:font-adornments="Regular" style:font-pitch="variable"/>
    <style:font-face style:name="Linux Libertine S.O.Cist.1" svg:font-family="'Linux Libertine S.O.Cist.'" style:font-pitch="variable"/>
    <style:font-face style:name="Linux Libertine S.O.Cist." svg:font-family="'Linux Libertine S.O.Cist.'" style:font-family-generic="modern" style:font-pitch="variable"/>
    <style:font-face style:name="Bookman BT S.O.Cist.:liga=02" svg:font-family="'Bookman BT S.O.Cist.:liga=0'" style:font-family-generic="roman" style:font-pitch="variable"/>
    <style:font-face style:name="Bookman BT S.O.Cist.:liga=0" svg:font-family="'Bookman BT S.O.Cist.:liga=0'" style:font-adornments="Roman" style:font-family-generic="roman" style:font-pitch="variable"/>
    <style:font-face style:name="Cloister1" svg:font-family="Cloister" style:font-family-generic="roman" style:font-pitch="variable"/>
    <style:font-face style:name="Liberation Serif" svg:font-family="'Liberation Serif'" style:font-family-generic="roman" style:font-pitch="variable"/>
    <style:font-face style:name="Uncialis Gothica CZ" svg:font-family="'Uncialis Gothica CZ'" style:font-adornments="Běžné"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904cm" fo:margin-left="-0.684cm" fo:margin-top="0cm" fo:margin-bottom="0cm" table:align="left" style:writing-mode="lr-tb"/>
    </style:style>
    <style:style style:name="Table1.A" style:family="table-column">
      <style:table-column-properties style:column-width="9.372cm"/>
    </style:style>
    <style:style style:name="Table1.B" style:family="table-column">
      <style:table-column-properties style:column-width="9.532cm"/>
    </style:style>
    <style:style style:name="Table1.1" style:family="table-row">
      <style:table-row-properties fo:keep-together="auto"/>
    </style:style>
    <style:style style:name="Table1.A1" style:family="table-cell">
      <style:table-cell-properties fo:background-color="#ffffff" fo:padding-left="0.199cm" fo:padding-right="0.199cm" fo:padding-top="0.101cm" fo:padding-bottom="0.101cm" fo:border="none">
        <style:background-image/>
      </style:table-cell-properties>
    </style:style>
    <style:style style:name="P1" style:family="paragraph" style:parent-style-name="Table_20_Contents">
      <style:paragraph-properties fo:margin-left="0cm" fo:margin-right="0cm" fo:text-align="center" style:justify-single-word="false" fo:hyphenation-ladder-count="3" fo:text-indent="0cm" style:auto-text-indent="false"/>
      <style:text-properties fo:color="#00000a" loext:opacity="100%" style:font-name="Bookman BT S.O.Cist.:liga=0" fo:font-size="12pt" fo:language="la" fo:country="VA" fo:font-style="normal" fo:font-weight="normal" officeooo:paragraph-rsid="01858787"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true"/>
    </style:style>
    <style:style style:name="P2" style:family="paragraph" style:parent-style-name="Table_20_Contents">
      <style:paragraph-properties fo:margin-left="0cm" fo:margin-right="0cm" fo:text-align="center" style:justify-single-word="false" fo:hyphenation-ladder-count="3" fo:text-indent="0cm" style:auto-text-indent="false"/>
      <style:text-properties fo:color="#00000a" loext:opacity="100%" style:font-name="Bookman BT S.O.Cist.:liga=0" fo:font-size="12pt" fo:language="la" fo:country="VA" fo:font-style="normal" fo:font-weight="normal" officeooo:paragraph-rsid="01a22001"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true"/>
    </style:style>
    <style:style style:name="P3" style:family="paragraph" style:parent-style-name="Table_20_Contents">
      <style:paragraph-properties fo:margin-left="0cm" fo:margin-right="0cm" fo:margin-top="0cm" fo:margin-bottom="0cm" style:contextual-spacing="false" fo:line-height="115%" fo:text-align="center" style:justify-single-word="false" fo:hyphenation-ladder-count="3" fo:text-indent="0cm" style:auto-text-indent="false"/>
      <style:text-properties style:font-name="Cloister" fo:font-size="18pt" officeooo:paragraph-rsid="001039a1" style:font-size-asian="16pt" style:font-size-complex="16pt" fo:hyphenate="true" fo:hyphenation-remain-char-count="2" fo:hyphenation-push-char-count="2" loext:hyphenation-no-caps="true"/>
    </style:style>
    <style:style style:name="P4" style:family="paragraph" style:parent-style-name="Standard">
      <style:paragraph-properties fo:margin-top="0cm" fo:margin-bottom="0cm" style:contextual-spacing="false" fo:line-height="100%" fo:text-align="center" style:justify-single-word="false" fo:hyphenation-ladder-count="3"/>
      <style:text-properties style:font-name="Linux Libertine S.O.Cist." fo:hyphenate="true" fo:hyphenation-remain-char-count="2" fo:hyphenation-push-char-count="2" loext:hyphenation-no-caps="true"/>
    </style:style>
    <style:style style:name="P5" style:family="paragraph" style:parent-style-name="Standard">
      <style:paragraph-properties fo:margin-top="0cm" fo:margin-bottom="0cm" style:contextual-spacing="false" fo:line-height="100%" fo:text-align="justify" style:justify-single-word="false" fo:hyphenation-ladder-count="3"/>
      <style:text-properties style:font-name="Linux Libertine S.O.Cist." fo:font-size="12pt" fo:language="cs" fo:country="CZ" style:font-size-asian="12pt" style:language-asian="zh" style:country-asian="CN" style:font-name-complex="Times New Roman1" style:language-complex="hi" style:country-complex="IN" fo:hyphenate="true" fo:hyphenation-remain-char-count="2" fo:hyphenation-push-char-count="2" loext:hyphenation-no-caps="true"/>
    </style:style>
    <style:style style:name="P6" style:family="paragraph" style:parent-style-name="Standard">
      <style:paragraph-properties fo:margin-top="0cm" fo:margin-bottom="0cm" style:contextual-spacing="false" fo:line-height="100%" fo:text-align="justify" style:justify-single-word="false" fo:hyphenation-ladder-count="3"/>
      <style:text-properties style:font-name="Linux Libertine S.O.Cist." fo:font-size="12pt" fo:language="cs" fo:country="CZ" style:font-size-asian="12pt" style:font-name-complex="Times New Roman1" fo:hyphenate="true" fo:hyphenation-remain-char-count="2" fo:hyphenation-push-char-count="2" loext:hyphenation-no-caps="true"/>
    </style:style>
    <style:style style:name="P7" style:family="paragraph" style:parent-style-name="Standard">
      <style:paragraph-properties fo:margin-top="0cm" fo:margin-bottom="0cm" style:contextual-spacing="false" fo:line-height="100%" fo:text-align="center" style:justify-single-word="false" fo:hyphenation-ladder-count="3"/>
      <style:text-properties style:font-name="Linux Libertine S.O.Cist." fo:font-size="12pt" fo:language="la" fo:country="VA" style:font-size-asian="12pt" style:language-asian="zh" style:country-asian="CN" style:font-name-complex="Times New Roman1" style:language-complex="hi" style:country-complex="IN" style:font-weight-complex="bold" fo:hyphenate="true" fo:hyphenation-remain-char-count="2" fo:hyphenation-push-char-count="2" loext:hyphenation-no-caps="true"/>
    </style:style>
    <style:style style:name="P8" style:family="paragraph" style:parent-style-name="Standard">
      <style:paragraph-properties fo:margin-top="0cm" fo:margin-bottom="0cm" style:contextual-spacing="false" fo:line-height="100%" fo:text-align="center" style:justify-single-word="false" fo:hyphenation-ladder-count="3"/>
      <style:text-properties style:font-name="Linux Libertine S.O.Cist."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true"/>
    </style:style>
    <style:style style:name="P9" style:family="paragraph" style:parent-style-name="Standard">
      <style:paragraph-properties fo:margin-top="0cm" fo:margin-bottom="0cm" style:contextual-spacing="false" fo:line-height="100%" fo:text-align="center" style:justify-single-word="false" fo:hyphenation-ladder-count="3"/>
      <style:text-properties style:font-name="Linux Libertine S.O.Cist." fo:font-size="12pt" fo:language="la" fo:country="VA" style:font-size-asian="12pt" style:font-name-complex="Times New Roman1" style:font-weight-complex="bold" fo:hyphenate="true" fo:hyphenation-remain-char-count="2" fo:hyphenation-push-char-count="2" loext:hyphenation-no-caps="true"/>
    </style:style>
    <style:style style:name="P10" style:family="paragraph" style:parent-style-name="Standard">
      <style:paragraph-properties fo:margin-top="0cm" fo:margin-bottom="0cm" style:contextual-spacing="false" fo:line-height="100%" fo:text-align="center" style:justify-single-word="false" fo:hyphenation-ladder-count="3"/>
      <style:text-properties style:font-name="Linux Libertine S.O.Cist." fo:font-size="12pt" fo:language="la" fo:country="VA" style:font-size-asian="12pt" style:font-name-complex="Times New Roman1" fo:hyphenate="true" fo:hyphenation-remain-char-count="2" fo:hyphenation-push-char-count="2" loext:hyphenation-no-caps="true"/>
    </style:style>
    <style:style style:name="P11" style:family="paragraph" style:parent-style-name="Standard">
      <style:paragraph-properties fo:margin-top="0cm" fo:margin-bottom="0cm" style:contextual-spacing="false" fo:line-height="100%" fo:text-align="justify" style:justify-single-word="false" fo:hyphenation-ladder-count="3"/>
      <style:text-properties style:font-name="Linux Libertine S.O.Cist." fo:font-size="12pt" fo:language="la" fo:country="VA" fo:font-weight="bold" style:font-size-asian="12pt" style:language-asian="zh" style:country-asian="CN" style:font-weight-asian="bold" style:font-name-complex="Times New Roman1" style:language-complex="hi" style:country-complex="IN" fo:hyphenate="true" fo:hyphenation-remain-char-count="2" fo:hyphenation-push-char-count="2" loext:hyphenation-no-caps="true"/>
    </style:style>
    <style:style style:name="P12" style:family="paragraph" style:parent-style-name="Standard">
      <style:paragraph-properties fo:margin-top="0cm" fo:margin-bottom="0cm" style:contextual-spacing="false" fo:line-height="100%" fo:text-align="justify" style:justify-single-word="false" fo:hyphenation-ladder-count="3"/>
      <style:text-properties style:font-name="Linux Libertine S.O.Cist." fo:font-size="12pt" fo:language="la" fo:country="VA" fo:font-weight="bold" style:font-size-asian="12pt" style:font-weight-asian="bold" style:font-name-complex="Times New Roman1" fo:hyphenate="true" fo:hyphenation-remain-char-count="2" fo:hyphenation-push-char-count="2" loext:hyphenation-no-caps="true"/>
    </style:style>
    <style:style style:name="P13" style:family="paragraph" style:parent-style-name="Standard">
      <style:paragraph-properties fo:margin-top="0cm" fo:margin-bottom="0cm" style:contextual-spacing="false" fo:line-height="100%" fo:text-align="justify" style:justify-single-word="false" fo:hyphenation-ladder-count="3"/>
      <style:text-properties style:font-name="Linux Libertine S.O.Cist." fo:font-size="12pt" style:font-size-asian="12pt" style:font-name-complex="Times New Roman1" fo:hyphenate="true" fo:hyphenation-remain-char-count="2" fo:hyphenation-push-char-count="2" loext:hyphenation-no-caps="true"/>
    </style:style>
    <style:style style:name="P14" style:family="paragraph" style:parent-style-name="Standard">
      <style:paragraph-properties fo:margin-top="0cm" fo:margin-bottom="0cm" style:contextual-spacing="false" fo:line-height="100%" fo:text-align="center" style:justify-single-word="false" fo:hyphenation-ladder-count="3"/>
      <style:text-properties style:font-name="Linux Libertine S.O.Cist." fo:language="la" fo:country="VA" style:language-asian="zh" style:country-asian="CN" style:language-complex="hi" style:country-complex="IN" fo:hyphenate="true" fo:hyphenation-remain-char-count="2" fo:hyphenation-push-char-count="2" loext:hyphenation-no-caps="true"/>
    </style:style>
    <style:style style:name="P15" style:family="paragraph" style:parent-style-name="Standard">
      <style:paragraph-properties fo:margin-top="0cm" fo:margin-bottom="0cm" style:contextual-spacing="false" fo:line-height="100%" fo:text-align="center" style:justify-single-word="false" fo:hyphenation-ladder-count="3"/>
      <style:text-properties style:font-name="Bookman BT S.O.Cist.:liga=02" fo:font-size="12pt" fo:language="la" fo:country="VA" fo:font-weight="normal" style:font-size-asian="12pt" style:language-asian="zh" style:country-asian="CN" style:font-weight-asian="normal" style:font-name-complex="Times New Roman1" style:language-complex="hi" style:country-complex="IN" style:font-weight-complex="normal" fo:hyphenate="true" fo:hyphenation-remain-char-count="2" fo:hyphenation-push-char-count="2" loext:hyphenation-no-caps="true"/>
    </style:style>
    <style:style style:name="P16" style:family="paragraph" style:parent-style-name="Standard">
      <style:paragraph-properties fo:margin-top="0cm" fo:margin-bottom="0cm" style:contextual-spacing="false" fo:line-height="100%" fo:text-align="center" style:justify-single-word="false" fo:hyphenation-ladder-count="3"/>
      <style:text-properties style:font-name="Bookman BT S.O.Cist.:liga=02" fo:font-size="12pt" fo:language="la" fo:country="VA" fo:font-weight="normal" officeooo:paragraph-rsid="01fb2c1d" style:font-size-asian="12pt" style:language-asian="zh" style:country-asian="CN" style:font-weight-asian="normal" style:font-name-complex="Times New Roman1" style:language-complex="hi" style:country-complex="IN" style:font-weight-complex="normal" fo:hyphenate="true" fo:hyphenation-remain-char-count="2" fo:hyphenation-push-char-count="2" loext:hyphenation-no-caps="true"/>
    </style:style>
    <style:style style:name="P17" style:family="paragraph" style:parent-style-name="Standard">
      <style:paragraph-properties fo:margin-top="0cm" fo:margin-bottom="0cm" style:contextual-spacing="false" fo:line-height="100%" fo:text-align="center" style:justify-single-word="false" fo:hyphenation-ladder-count="3"/>
      <style:text-properties style:font-name="Bookman BT S.O.Cist.:liga=02" fo:font-size="12pt" fo:language="la" fo:country="VA" fo:font-weight="normal" style:font-size-asian="12pt" style:font-weight-asian="normal" style:font-name-complex="Times New Roman1" style:font-weight-complex="normal" fo:hyphenate="true" fo:hyphenation-remain-char-count="2" fo:hyphenation-push-char-count="2" loext:hyphenation-no-caps="true"/>
    </style:style>
    <style:style style:name="P18" style:family="paragraph" style:parent-style-name="Standard">
      <style:paragraph-properties fo:margin-top="0cm" fo:margin-bottom="0cm" style:contextual-spacing="false" fo:line-height="100%" fo:text-align="justify" style:justify-single-word="false" fo:hyphenation-ladder-count="3"/>
      <style:text-properties fo:color="#ff0000" loext:opacity="100%" style:font-name="Linux Libertine S.O.Cist." fo:font-size="12pt" style:font-size-asian="12pt" style:font-name-complex="Times New Roman1" fo:hyphenate="true" fo:hyphenation-remain-char-count="2" fo:hyphenation-push-char-count="2" loext:hyphenation-no-caps="true"/>
    </style:style>
    <style:style style:name="P19" style:family="paragraph" style:parent-style-name="Standard">
      <style:paragraph-properties fo:margin-top="0cm" fo:margin-bottom="0cm" style:contextual-spacing="false" fo:line-height="100%" fo:text-align="center" style:justify-single-word="false" fo:hyphenation-ladder-count="3"/>
      <style:text-properties fo:color="#ff0000" loext:opacity="100%" style:font-name="Linux Libertine S.O.Cist."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true"/>
    </style:style>
    <style:style style:name="P20" style:family="paragraph" style:parent-style-name="Standard">
      <style:paragraph-properties fo:margin-top="0cm" fo:margin-bottom="0cm" style:contextual-spacing="false" fo:line-height="100%" fo:text-align="justify" style:justify-single-word="false" fo:hyphenation-ladder-count="3"/>
      <style:text-properties fo:color="#ff0000" loext:opacity="100%" style:font-name="Linux Libertine S.O.Cist."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true"/>
    </style:style>
    <style:style style:name="P21" style:family="paragraph" style:parent-style-name="Standard">
      <style:paragraph-properties fo:margin-top="0cm" fo:margin-bottom="0cm" style:contextual-spacing="false" fo:line-height="100%" fo:text-align="center" style:justify-single-word="false" fo:hyphenation-ladder-count="3"/>
      <style:text-properties fo:color="#ff0000" loext:opacity="100%" style:font-name="Linux Libertine S.O.Cist." fo:font-size="12pt" fo:language="la" fo:country="VA" style:font-size-asian="12pt" style:font-name-complex="Times New Roman1" fo:hyphenate="true" fo:hyphenation-remain-char-count="2" fo:hyphenation-push-char-count="2" loext:hyphenation-no-caps="true"/>
    </style:style>
    <style:style style:name="P22" style:family="paragraph" style:parent-style-name="Standard">
      <style:paragraph-properties fo:margin-top="0cm" fo:margin-bottom="0cm" style:contextual-spacing="false" fo:line-height="100%" fo:text-align="justify" style:justify-single-word="false" fo:hyphenation-ladder-count="3"/>
      <style:text-properties fo:color="#ff0000" loext:opacity="100%" style:font-name="Linux Libertine S.O.Cist." fo:font-size="12pt" fo:language="la" fo:country="VA" style:font-size-asian="12pt" style:font-name-complex="Times New Roman1" fo:hyphenate="true" fo:hyphenation-remain-char-count="2" fo:hyphenation-push-char-count="2" loext:hyphenation-no-caps="true"/>
    </style:style>
    <style:style style:name="P23" style:family="paragraph" style:parent-style-name="Table_20_Contents">
      <style:paragraph-properties fo:margin-top="0cm" fo:margin-bottom="0cm" style:contextual-spacing="false" fo:line-height="100%" fo:text-align="center" style:justify-single-word="false" fo:hyphenation-ladder-count="3"/>
      <style:text-properties style:font-name="Bookman BT S.O.Cist.:liga=0" fo:font-size="12pt" fo:language="la" fo:country="VA" fo:font-style="normal" fo:font-weight="normal" officeooo:paragraph-rsid="01f6e073" style:font-size-asian="12pt" style:language-asian="zh" style:country-asian="CN" style:font-weight-asian="bold" style:font-name-complex="Times New Roman1" style:font-size-complex="12pt" style:language-complex="hi" style:country-complex="IN" style:font-weight-complex="bold" fo:hyphenate="true" fo:hyphenation-remain-char-count="2" fo:hyphenation-push-char-count="2" loext:hyphenation-no-caps="true"/>
    </style:style>
    <style:style style:name="P24" style:family="paragraph" style:parent-style-name="Standard">
      <style:paragraph-properties fo:text-align="justify" style:justify-single-word="false" fo:hyphenation-ladder-count="3"/>
      <style:text-properties fo:color="#ff0000" loext:opacity="100%" style:font-name="ÄËÎÈ˛" fo:font-size="12pt" fo:language="la" fo:country="VA" officeooo:rsid="0183d9a1" officeooo:paragraph-rsid="0183d9a1" style:font-size-asian="12pt" style:language-asian="zh" style:country-asian="CN" style:font-size-complex="12pt" style:language-complex="hi" style:country-complex="IN" fo:hyphenate="true" fo:hyphenation-remain-char-count="2" fo:hyphenation-push-char-count="2" loext:hyphenation-no-caps="true"/>
    </style:style>
    <style:style style:name="P25" style:family="paragraph" style:parent-style-name="Standard">
      <style:paragraph-properties fo:text-align="center" style:justify-single-word="false" fo:hyphenation-ladder-count="3"/>
      <style:text-properties fo:color="#ff0000" loext:opacity="100%" style:font-name="Linux Libertine S.O.Cist." fo:font-size="12pt" fo:language="la" fo:country="VA" officeooo:paragraph-rsid="00162bad" style:font-size-asian="12pt" style:font-name-complex="Times New Roman1" style:font-size-complex="12pt" fo:hyphenate="true" fo:hyphenation-remain-char-count="2" fo:hyphenation-push-char-count="2" loext:hyphenation-no-caps="true"/>
    </style:style>
    <style:style style:name="P26" style:family="paragraph" style:parent-style-name="Standard">
      <style:paragraph-properties fo:text-align="justify" style:justify-single-word="false" fo:hyphenation-ladder-count="3"/>
      <style:text-properties fo:color="#ff0000" loext:opacity="100%" style:font-name="Linux Libertine S.O.Cist." fo:font-size="12pt" fo:language="la" fo:country="VA" officeooo:paragraph-rsid="00162bad" style:font-size-asian="12pt" style:font-name-complex="Times New Roman1" fo:hyphenate="true" fo:hyphenation-remain-char-count="2" fo:hyphenation-push-char-count="2" loext:hyphenation-no-caps="true"/>
    </style:style>
    <style:style style:name="P27" style:family="paragraph" style:parent-style-name="Standard">
      <style:paragraph-properties fo:line-height="115%" fo:text-align="center" style:justify-single-word="false" fo:hyphenation-ladder-count="3"/>
      <style:text-properties fo:hyphenate="true" fo:hyphenation-remain-char-count="2" fo:hyphenation-push-char-count="2" loext:hyphenation-no-caps="true"/>
    </style:style>
    <style:style style:name="P28" style:family="paragraph" style:parent-style-name="Standard">
      <style:paragraph-properties fo:text-align="justify" style:justify-single-word="false" fo:hyphenation-ladder-count="3"/>
      <style:text-properties style:font-name="Linux Libertine S.O.Cist." fo:font-size="12pt" fo:language="la" fo:country="VA" officeooo:paragraph-rsid="00162bad" style:font-size-asian="12pt" style:font-name-complex="Times New Roman1" fo:hyphenate="true" fo:hyphenation-remain-char-count="2" fo:hyphenation-push-char-count="2" loext:hyphenation-no-caps="true"/>
    </style:style>
    <style:style style:name="P29" style:family="paragraph" style:parent-style-name="Standard">
      <style:paragraph-properties fo:text-align="justify" style:justify-single-word="false" fo:hyphenation-ladder-count="3"/>
      <style:text-properties style:font-name="Linux Libertine S.O.Cist." fo:font-size="12pt" fo:language="cs" fo:country="CZ" officeooo:paragraph-rsid="00162bad" style:font-size-asian="12pt" style:language-asian="zh" style:country-asian="CN" style:font-name-complex="Times New Roman1" style:language-complex="hi" style:country-complex="IN" fo:hyphenate="true" fo:hyphenation-remain-char-count="2" fo:hyphenation-push-char-count="2" loext:hyphenation-no-caps="true"/>
    </style:style>
    <style:style style:name="P30" style:family="paragraph" style:parent-style-name="Table_20_Contents">
      <style:paragraph-properties fo:line-height="115%" fo:text-align="center" style:justify-single-word="false" fo:hyphenation-ladder-count="3" style:writing-mode="lr-tb"/>
      <style:text-properties style:font-name="Linux Libertine S.O.Cist." fo:hyphenate="true" fo:hyphenation-remain-char-count="2" fo:hyphenation-push-char-count="2" loext:hyphenation-no-caps="true"/>
    </style:style>
    <style:style style:name="P31" style:family="paragraph" style:parent-style-name="Table_20_Contents">
      <style:paragraph-properties fo:line-height="115%" fo:text-align="center" style:justify-single-word="false" fo:hyphenation-ladder-count="3" style:writing-mode="lr-tb"/>
      <style:text-properties style:font-name="Linux Libertine S.O.Cist." officeooo:paragraph-rsid="0030a648" fo:hyphenate="true" fo:hyphenation-remain-char-count="2" fo:hyphenation-push-char-count="2" loext:hyphenation-no-caps="true"/>
    </style:style>
    <style:style style:name="P32" style:family="paragraph" style:parent-style-name="Table_20_Contents">
      <style:paragraph-properties fo:text-align="center" style:justify-single-word="false" fo:hyphenation-ladder-count="3" style:writing-mode="lr-tb"/>
      <style:text-properties style:use-window-font-color="true" loext:opacity="0%" style:font-name="Linux Libertine S.O.Cist." fo:font-size="12pt" fo:letter-spacing="normal"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33"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 fo:font-size="12pt" fo:letter-spacing="normal" fo:language="la" fo:country="VA" fo:font-weight="normal" officeooo:rsid="00b75b39" officeooo:paragraph-rsid="0030a64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34"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 fo:font-size="12pt" fo:letter-spacing="normal" fo:language="la" fo:country="VA" fo:font-weight="normal" officeooo:rsid="00b75b39" officeooo:paragraph-rsid="00162b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35" style:family="paragraph" style:parent-style-name="Table_20_Contents">
      <style:paragraph-properties fo:line-height="150%" fo:text-align="center" style:justify-single-word="false" fo:hyphenation-ladder-count="3" style:writing-mode="lr-tb"/>
      <style:text-properties style:use-window-font-color="true" loext:opacity="0%" style:font-name="Linux Libertine S.O.Cist." fo:font-size="12pt" fo:letter-spacing="normal" fo:language="la" fo:country="VA" fo:font-weight="normal" officeooo:rsid="00b75b39" officeooo:paragraph-rsid="01a433c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36"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 fo:font-size="12pt" fo:letter-spacing="normal" fo:language="la" fo:country="VA" fo:font-weight="normal" officeooo:rsid="009212f9" officeooo:paragraph-rsid="0030a64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37"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1" fo:font-size="12pt" fo:letter-spacing="normal" fo:language="la" fo:country="VA" fo:font-weight="normal" officeooo:rsid="00b75b39" officeooo:paragraph-rsid="001039a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38" style:family="paragraph" style:parent-style-name="Table_20_Contents">
      <style:paragraph-properties fo:line-height="115%" fo:text-align="center" style:justify-single-word="false" fo:hyphenation-ladder-count="3" style:writing-mode="lr-tb"/>
      <style:text-properties fo:color="#ff0000" loext:opacity="100%" style:font-name="Linux Libertine S.O.Cist." fo:font-size="12pt" fo:letter-spacing="normal" fo:language="la" fo:country="VA" fo:font-weight="normal" officeooo:paragraph-rsid="015b60c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39" style:family="paragraph" style:parent-style-name="Table_20_Contents">
      <style:paragraph-properties fo:line-height="115%" fo:text-align="center" style:justify-single-word="false" fo:hyphenation-ladder-count="3" style:writing-mode="lr-tb"/>
      <style:text-properties fo:color="#ff0000" loext:opacity="100%" style:font-name="Linux Libertine S.O.Cist." fo:font-size="12pt" fo:letter-spacing="normal" fo:language="la" fo:country="VA" fo:font-weight="normal" officeooo:rsid="00b75b39" officeooo:paragraph-rsid="01a433c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40" style:family="paragraph" style:parent-style-name="Table_20_Contents">
      <style:paragraph-properties fo:text-align="center" style:justify-single-word="false" fo:hyphenation-ladder-count="3" style:writing-mode="lr-tb"/>
      <style:text-properties fo:color="#ff0000" loext:opacity="100%" style:font-name="Linux Libertine S.O.Cist." fo:font-size="12pt" fo:letter-spacing="normal" fo:language="la" fo:country="VA" fo:font-style="normal" fo:font-weight="normal" officeooo:paragraph-rsid="015b60c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41" style:family="paragraph" style:parent-style-name="Table_20_Contents">
      <style:paragraph-properties fo:line-height="115%" fo:text-align="center" style:justify-single-word="false" fo:hyphenation-ladder-count="3" style:writing-mode="lr-tb"/>
      <style:text-properties style:font-name="Bookman BT S.O.Cist." fo:hyphenate="true" fo:hyphenation-remain-char-count="2" fo:hyphenation-push-char-count="2" loext:hyphenation-no-caps="true"/>
    </style:style>
    <style:style style:name="P42" style:family="paragraph" style:parent-style-name="Table_20_Contents">
      <style:paragraph-properties fo:text-align="justify" style:justify-single-word="false" fo:hyphenation-ladder-count="3"/>
      <style:text-properties style:font-name="Linux Libertine S.O.Cist." fo:font-size="12pt" fo:language="cs" fo:country="CZ" style:font-size-asian="12pt" style:font-size-complex="12pt" fo:hyphenate="true" fo:hyphenation-remain-char-count="2" fo:hyphenation-push-char-count="2" loext:hyphenation-no-caps="true"/>
    </style:style>
    <style:style style:name="P43" style:family="paragraph" style:parent-style-name="Table_20_Contents">
      <style:paragraph-properties fo:text-align="justify" style:justify-single-word="false" fo:hyphenation-ladder-count="3"/>
      <style:text-properties style:font-name="Linux Libertine S.O.Cist." fo:font-size="12pt" fo:language="cs" fo:country="CZ" officeooo:paragraph-rsid="000f0466" style:font-size-asian="12pt" style:font-size-complex="12pt" fo:hyphenate="true" fo:hyphenation-remain-char-count="2" fo:hyphenation-push-char-count="2" loext:hyphenation-no-caps="true"/>
    </style:style>
    <style:style style:name="P44" style:family="paragraph" style:parent-style-name="Table_20_Contents">
      <style:paragraph-properties fo:text-align="justify" style:justify-single-word="false" fo:hyphenation-ladder-count="3"/>
      <style:text-properties style:font-name="Linux Libertine S.O.Cist." fo:font-size="12pt" fo:language="cs" fo:country="CZ" officeooo:paragraph-rsid="001cc36f" style:font-size-asian="12pt" style:font-size-complex="12pt" fo:hyphenate="true" fo:hyphenation-remain-char-count="2" fo:hyphenation-push-char-count="2" loext:hyphenation-no-caps="true"/>
    </style:style>
    <style:style style:name="P45" style:family="paragraph" style:parent-style-name="Table_20_Contents">
      <style:paragraph-properties fo:text-align="justify" style:justify-single-word="false" fo:hyphenation-ladder-count="3"/>
      <style:text-properties style:font-name="Linux Libertine S.O.Cist." fo:font-size="12pt" fo:language="cs" fo:country="CZ" officeooo:paragraph-rsid="00033682" style:font-size-asian="12pt" style:font-size-complex="12pt" fo:hyphenate="true" fo:hyphenation-remain-char-count="2" fo:hyphenation-push-char-count="2" loext:hyphenation-no-caps="true"/>
    </style:style>
    <style:style style:name="P46" style:family="paragraph" style:parent-style-name="Table_20_Contents">
      <style:paragraph-properties fo:text-align="justify" style:justify-single-word="false" fo:hyphenation-ladder-count="3"/>
      <style:text-properties style:font-name="Linux Libertine S.O.Cist." fo:font-size="12pt" fo:language="cs" fo:country="CZ" officeooo:paragraph-rsid="00071697" style:font-size-asian="12pt" style:font-size-complex="12pt" fo:hyphenate="true" fo:hyphenation-remain-char-count="2" fo:hyphenation-push-char-count="2" loext:hyphenation-no-caps="true"/>
    </style:style>
    <style:style style:name="P47" style:family="paragraph" style:parent-style-name="Table_20_Contents">
      <style:paragraph-properties fo:text-align="justify" style:justify-single-word="false" fo:hyphenation-ladder-count="3"/>
      <style:text-properties style:font-name="Linux Libertine S.O.Cist." fo:font-size="12pt" fo:language="cs" fo:country="CZ" style:font-size-asian="12pt" fo:hyphenate="true" fo:hyphenation-remain-char-count="2" fo:hyphenation-push-char-count="2" loext:hyphenation-no-caps="true"/>
    </style:style>
    <style:style style:name="P48" style:family="paragraph" style:parent-style-name="Table_20_Contents">
      <style:paragraph-properties fo:text-align="justify" style:justify-single-word="false" fo:hyphenation-ladder-count="3"/>
      <style:text-properties style:font-name="Linux Libertine S.O.Cist." fo:font-size="12pt" fo:language="cs" fo:country="CZ" officeooo:paragraph-rsid="000f0466" style:font-size-asian="12pt" fo:hyphenate="true" fo:hyphenation-remain-char-count="2" fo:hyphenation-push-char-count="2" loext:hyphenation-no-caps="true"/>
    </style:style>
    <style:style style:name="P49" style:family="paragraph" style:parent-style-name="Table_20_Contents">
      <style:paragraph-properties fo:text-align="justify" style:justify-single-word="false" fo:hyphenation-ladder-count="3"/>
      <style:text-properties style:font-name="Linux Libertine S.O.Cist." fo:font-size="12pt" fo:language="cs" fo:country="CZ" officeooo:paragraph-rsid="001db3ab" style:font-size-asian="12pt" fo:hyphenate="true" fo:hyphenation-remain-char-count="2" fo:hyphenation-push-char-count="2" loext:hyphenation-no-caps="true"/>
    </style:style>
    <style:style style:name="P50" style:family="paragraph" style:parent-style-name="Table_20_Contents">
      <style:paragraph-properties fo:text-align="justify" style:justify-single-word="false" fo:hyphenation-ladder-count="3"/>
      <style:text-properties style:font-name="Linux Libertine S.O.Cist." fo:font-size="12pt" fo:language="cs" fo:country="CZ" officeooo:paragraph-rsid="01858787" style:font-size-asian="12pt" fo:hyphenate="true" fo:hyphenation-remain-char-count="2" fo:hyphenation-push-char-count="2" loext:hyphenation-no-caps="true"/>
    </style:style>
    <style:style style:name="P51" style:family="paragraph" style:parent-style-name="Table_20_Contents">
      <style:paragraph-properties fo:text-align="justify" style:justify-single-word="false" fo:hyphenation-ladder-count="3"/>
      <style:text-properties style:font-name="Linux Libertine S.O.Cist." fo:font-size="12pt" fo:language="cs" fo:country="CZ" officeooo:paragraph-rsid="001cc36f" style:font-size-asian="12pt" fo:hyphenate="true" fo:hyphenation-remain-char-count="2" fo:hyphenation-push-char-count="2" loext:hyphenation-no-caps="true"/>
    </style:style>
    <style:style style:name="P52" style:family="paragraph" style:parent-style-name="Table_20_Contents">
      <style:paragraph-properties fo:text-align="justify" style:justify-single-word="false" fo:hyphenation-ladder-count="3"/>
      <style:text-properties style:font-name="Linux Libertine S.O.Cist." fo:font-size="12pt" fo:language="cs" fo:country="CZ" officeooo:paragraph-rsid="00033682" style:font-size-asian="12pt" fo:hyphenate="true" fo:hyphenation-remain-char-count="2" fo:hyphenation-push-char-count="2" loext:hyphenation-no-caps="true"/>
    </style:style>
    <style:style style:name="P53" style:family="paragraph" style:parent-style-name="Table_20_Contents">
      <style:paragraph-properties fo:text-align="justify" style:justify-single-word="false" fo:hyphenation-ladder-count="3"/>
      <style:text-properties style:font-name="Linux Libertine S.O.Cist." fo:font-size="12pt" fo:language="cs" fo:country="CZ" officeooo:paragraph-rsid="00071697" style:font-size-asian="12pt" fo:hyphenate="true" fo:hyphenation-remain-char-count="2" fo:hyphenation-push-char-count="2" loext:hyphenation-no-caps="true"/>
    </style:style>
    <style:style style:name="P54" style:family="paragraph" style:parent-style-name="Table_20_Contents">
      <style:paragraph-properties fo:text-align="justify" style:justify-single-word="false" fo:hyphenation-ladder-count="3"/>
      <style:text-properties style:font-name="Linux Libertine S.O.Cist." fo:font-size="12pt" fo:language="cs" fo:country="CZ" officeooo:paragraph-rsid="000e95db" style:font-size-asian="12pt" fo:hyphenate="true" fo:hyphenation-remain-char-count="2" fo:hyphenation-push-char-count="2" loext:hyphenation-no-caps="true"/>
    </style:style>
    <style:style style:name="P55" style:family="paragraph" style:parent-style-name="Table_20_Contents">
      <style:paragraph-properties fo:text-align="justify" style:justify-single-word="false" fo:hyphenation-ladder-count="3"/>
      <style:text-properties style:font-name="Linux Libertine S.O.Cist." fo:font-size="12pt" fo:language="cs" fo:country="CZ" officeooo:paragraph-rsid="01049717" style:font-size-asian="12pt" fo:hyphenate="true" fo:hyphenation-remain-char-count="2" fo:hyphenation-push-char-count="2" loext:hyphenation-no-caps="true"/>
    </style:style>
    <style:style style:name="P56" style:family="paragraph" style:parent-style-name="Table_20_Contents">
      <style:paragraph-properties fo:text-align="justify" style:justify-single-word="false" fo:hyphenation-ladder-count="3"/>
      <style:text-properties style:font-name="Linux Libertine S.O.Cist." fo:font-size="12pt" fo:language="cs" fo:country="CZ" officeooo:paragraph-rsid="00162bad" style:font-size-asian="12pt" fo:hyphenate="true" fo:hyphenation-remain-char-count="2" fo:hyphenation-push-char-count="2" loext:hyphenation-no-caps="true"/>
    </style:style>
    <style:style style:name="P57" style:family="paragraph" style:parent-style-name="Table_20_Contents">
      <style:paragraph-properties fo:text-align="justify" style:justify-single-word="false" fo:hyphenation-ladder-count="3"/>
      <style:text-properties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true"/>
    </style:style>
    <style:style style:name="P58" style:family="paragraph" style:parent-style-name="Table_20_Contents">
      <style:paragraph-properties fo:text-align="justify" style:justify-single-word="false" fo:hyphenation-ladder-count="3"/>
      <style:text-properties style:font-name="Linux Libertine S.O.Cist." fo:font-size="12pt" fo:language="la" fo:country="VA" style:font-size-asian="12pt" fo:hyphenate="true" fo:hyphenation-remain-char-count="2" fo:hyphenation-push-char-count="2" loext:hyphenation-no-caps="true"/>
    </style:style>
    <style:style style:name="P59" style:family="paragraph" style:parent-style-name="Table_20_Contents">
      <style:paragraph-properties fo:text-align="justify" style:justify-single-word="false" fo:hyphenation-ladder-count="3"/>
      <style:text-properties style:font-name="Linux Libertine S.O.Cist." fo:font-size="12pt" fo:language="la" fo:country="VA" officeooo:paragraph-rsid="000f0466" style:font-size-asian="12pt" fo:hyphenate="true" fo:hyphenation-remain-char-count="2" fo:hyphenation-push-char-count="2" loext:hyphenation-no-caps="true"/>
    </style:style>
    <style:style style:name="P60" style:family="paragraph" style:parent-style-name="Table_20_Contents">
      <style:paragraph-properties fo:text-align="justify" style:justify-single-word="false" fo:hyphenation-ladder-count="3"/>
      <style:text-properties style:font-name="Linux Libertine S.O.Cist." fo:font-size="12pt" fo:language="la" fo:country="VA" officeooo:paragraph-rsid="001cc36f" style:font-size-asian="12pt" fo:hyphenate="true" fo:hyphenation-remain-char-count="2" fo:hyphenation-push-char-count="2" loext:hyphenation-no-caps="true"/>
    </style:style>
    <style:style style:name="P61" style:family="paragraph" style:parent-style-name="Table_20_Contents">
      <style:paragraph-properties fo:text-align="justify" style:justify-single-word="false" fo:hyphenation-ladder-count="3"/>
      <style:text-properties style:font-name="Linux Libertine S.O.Cist." fo:font-size="12pt" fo:language="la" fo:country="VA" officeooo:paragraph-rsid="00033682" style:font-size-asian="12pt" fo:hyphenate="true" fo:hyphenation-remain-char-count="2" fo:hyphenation-push-char-count="2" loext:hyphenation-no-caps="true"/>
    </style:style>
    <style:style style:name="P62" style:family="paragraph" style:parent-style-name="Table_20_Contents">
      <style:paragraph-properties fo:text-align="justify" style:justify-single-word="false" fo:hyphenation-ladder-count="3"/>
      <style:text-properties style:font-name="Linux Libertine S.O.Cist." fo:font-size="12pt" fo:language="la" fo:country="VA" officeooo:paragraph-rsid="000e95db" style:font-size-asian="12pt" fo:hyphenate="true" fo:hyphenation-remain-char-count="2" fo:hyphenation-push-char-count="2" loext:hyphenation-no-caps="true"/>
    </style:style>
    <style:style style:name="P63" style:family="paragraph" style:parent-style-name="Table_20_Contents">
      <style:paragraph-properties fo:text-align="justify" style:justify-single-word="false" fo:hyphenation-ladder-count="3"/>
      <style:text-properties style:font-name="Linux Libertine S.O.Cist." fo:font-size="12pt" fo:language="la" fo:country="VA" officeooo:paragraph-rsid="00162bad" style:font-size-asian="12pt" fo:hyphenate="true" fo:hyphenation-remain-char-count="2" fo:hyphenation-push-char-count="2" loext:hyphenation-no-caps="true"/>
    </style:style>
    <style:style style:name="P64" style:family="paragraph" style:parent-style-name="Table_20_Contents">
      <style:paragraph-properties fo:line-height="115%" fo:text-align="center" style:justify-single-word="false" fo:hyphenation-ladder-count="3"/>
      <style:text-properties style:font-name="Linux Libertine S.O.Cist." officeooo:paragraph-rsid="00387f8b" fo:hyphenate="true" fo:hyphenation-remain-char-count="2" fo:hyphenation-push-char-count="2" loext:hyphenation-no-caps="true"/>
    </style:style>
    <style:style style:name="P65" style:family="paragraph" style:parent-style-name="Table_20_Contents">
      <style:paragraph-properties fo:line-height="115%" fo:text-align="center" style:justify-single-word="false" fo:hyphenation-ladder-count="3"/>
      <style:text-properties style:font-name="Linux Libertine S.O.Cist." officeooo:paragraph-rsid="0030a648" fo:hyphenate="true" fo:hyphenation-remain-char-count="2" fo:hyphenation-push-char-count="2" loext:hyphenation-no-caps="true"/>
    </style:style>
    <style:style style:name="P66" style:family="paragraph" style:parent-style-name="Table_20_Contents">
      <style:paragraph-properties fo:line-height="115%" fo:text-align="center" style:justify-single-word="false" fo:hyphenation-ladder-count="3"/>
      <style:text-properties style:font-name="Linux Libertine S.O.Cist." officeooo:paragraph-rsid="00162bad" fo:hyphenate="true" fo:hyphenation-remain-char-count="2" fo:hyphenation-push-char-count="2" loext:hyphenation-no-caps="true"/>
    </style:style>
    <style:style style:name="P67" style:family="paragraph" style:parent-style-name="Table_20_Contents">
      <style:paragraph-properties fo:line-height="115%" fo:text-align="center" style:justify-single-word="false" fo:hyphenation-ladder-count="3"/>
      <style:text-properties style:font-name="Linux Libertine S.O.Cist." officeooo:paragraph-rsid="01a433c3" fo:hyphenate="true" fo:hyphenation-remain-char-count="2" fo:hyphenation-push-char-count="2" loext:hyphenation-no-caps="true"/>
    </style:style>
    <style:style style:name="P68" style:family="paragraph" style:parent-style-name="Table_20_Contents">
      <style:paragraph-properties fo:text-align="center" style:justify-single-word="false" fo:hyphenation-ladder-count="3"/>
      <style:text-properties style:font-name="Linux Libertine S.O.Cist." fo:hyphenate="true" fo:hyphenation-remain-char-count="2" fo:hyphenation-push-char-count="2" loext:hyphenation-no-caps="true"/>
    </style:style>
    <style:style style:name="P69" style:family="paragraph" style:parent-style-name="Table_20_Contents">
      <style:paragraph-properties fo:text-align="center" style:justify-single-word="false" fo:hyphenation-ladder-count="3"/>
      <style:text-properties style:font-name="Linux Libertine S.O.Cist." officeooo:paragraph-rsid="001db3ab" fo:hyphenate="true" fo:hyphenation-remain-char-count="2" fo:hyphenation-push-char-count="2" loext:hyphenation-no-caps="true"/>
    </style:style>
    <style:style style:name="P70" style:family="paragraph" style:parent-style-name="Table_20_Contents">
      <style:paragraph-properties fo:text-align="center" style:justify-single-word="false" fo:hyphenation-ladder-count="3"/>
      <style:text-properties style:font-name="Linux Libertine S.O.Cist." officeooo:paragraph-rsid="015b60c8" fo:hyphenate="true" fo:hyphenation-remain-char-count="2" fo:hyphenation-push-char-count="2" loext:hyphenation-no-caps="true"/>
    </style:style>
    <style:style style:name="P71" style:family="paragraph" style:parent-style-name="Table_20_Contents">
      <style:paragraph-properties fo:text-align="center" style:justify-single-word="false" fo:hyphenation-ladder-count="3"/>
      <style:text-properties style:font-name="Linux Libertine S.O.Cist." officeooo:paragraph-rsid="0031de23" fo:hyphenate="true" fo:hyphenation-remain-char-count="2" fo:hyphenation-push-char-count="2" loext:hyphenation-no-caps="true"/>
    </style:style>
    <style:style style:name="P72" style:family="paragraph" style:parent-style-name="Table_20_Contents">
      <style:paragraph-properties fo:text-align="center" style:justify-single-word="false" fo:hyphenation-ladder-count="3"/>
      <style:text-properties style:font-name="Linux Libertine S.O.Cist." officeooo:paragraph-rsid="000e95db" fo:hyphenate="true" fo:hyphenation-remain-char-count="2" fo:hyphenation-push-char-count="2" loext:hyphenation-no-caps="true"/>
    </style:style>
    <style:style style:name="P73" style:family="paragraph" style:parent-style-name="Table_20_Contents">
      <style:paragraph-properties fo:text-align="center" style:justify-single-word="false" fo:hyphenation-ladder-count="3"/>
      <style:text-properties style:font-name="Linux Libertine S.O.Cist." officeooo:paragraph-rsid="00162bad" fo:hyphenate="true" fo:hyphenation-remain-char-count="2" fo:hyphenation-push-char-count="2" loext:hyphenation-no-caps="true"/>
    </style:style>
    <style:style style:name="P74" style:family="paragraph" style:parent-style-name="Table_20_Contents">
      <style:paragraph-properties fo:text-align="justify" style:justify-single-word="false" fo:hyphenation-ladder-count="3"/>
      <style:text-properties style:font-name="Linux Libertine S.O.Cist." style:font-size-complex="12pt" fo:hyphenate="true" fo:hyphenation-remain-char-count="2" fo:hyphenation-push-char-count="2" loext:hyphenation-no-caps="true"/>
    </style:style>
    <style:style style:name="P75" style:family="paragraph" style:parent-style-name="Table_20_Contents">
      <style:paragraph-properties fo:line-height="150%" fo:text-align="center" style:justify-single-word="false" fo:hyphenation-ladder-count="3"/>
      <style:text-properties style:font-name="Linux Libertine S.O.Cist." officeooo:paragraph-rsid="01a433c3" fo:hyphenate="true" fo:hyphenation-remain-char-count="2" fo:hyphenation-push-char-count="2" loext:hyphenation-no-caps="true"/>
    </style:style>
    <style:style style:name="P76" style:family="paragraph" style:parent-style-name="Table_20_Contents">
      <style:paragraph-properties fo:text-align="justify" style:justify-single-word="false" fo:hyphenation-ladder-count="3"/>
      <style:text-properties fo:color="#000000" loext:opacity="100%" style:font-name="Linux Libertine S.O.Cist."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77"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true"/>
    </style:style>
    <style:style style:name="P78"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officeooo:paragraph-rsid="001db3ab" style:font-size-asian="12pt" style:language-asian="zh" style:country-asian="CN" style:language-complex="hi" style:country-complex="IN" fo:hyphenate="true" fo:hyphenation-remain-char-count="2" fo:hyphenation-push-char-count="2" loext:hyphenation-no-caps="true"/>
    </style:style>
    <style:style style:name="P79"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officeooo:paragraph-rsid="000e95db" style:font-size-asian="12pt" style:language-asian="zh" style:country-asian="CN" style:language-complex="hi" style:country-complex="IN" fo:hyphenate="true" fo:hyphenation-remain-char-count="2" fo:hyphenation-push-char-count="2" loext:hyphenation-no-caps="true"/>
    </style:style>
    <style:style style:name="P80"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officeooo:paragraph-rsid="00162bad" style:font-size-asian="12pt" style:language-asian="zh" style:country-asian="CN" style:language-complex="hi" style:country-complex="IN" fo:hyphenate="true" fo:hyphenation-remain-char-count="2" fo:hyphenation-push-char-count="2" loext:hyphenation-no-caps="true"/>
    </style:style>
    <style:style style:name="P81"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officeooo:paragraph-rsid="001039a1" style:font-size-asian="12pt" style:language-asian="zh" style:country-asian="CN" style:language-complex="hi" style:country-complex="IN" fo:hyphenate="true" fo:hyphenation-remain-char-count="2" fo:hyphenation-push-char-count="2" loext:hyphenation-no-caps="true"/>
    </style:style>
    <style:style style:name="P82" style:family="paragraph" style:parent-style-name="Table_20_Contents">
      <style:paragraph-properties fo:text-align="center" style:justify-single-word="false" fo:hyphenation-ladder-count="3"/>
      <style:text-properties fo:color="#000000" loext:opacity="100%" style:font-name="Linux Libertine S.O.Cist.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83" style:family="paragraph" style:parent-style-name="Table_20_Contents">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true"/>
    </style:style>
    <style:style style:name="P84"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039a1" style:font-size-asian="12pt" fo:hyphenate="true" fo:hyphenation-remain-char-count="2" fo:hyphenation-push-char-count="2" loext:hyphenation-no-caps="true"/>
    </style:style>
    <style:style style:name="P85" style:family="paragraph" style:parent-style-name="Table_20_Contents">
      <style:paragraph-properties fo:text-align="justify" style:justify-single-word="false" fo:hyphenation-ladder-count="3"/>
      <style:text-properties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true"/>
    </style:style>
    <style:style style:name="P86" style:family="paragraph" style:parent-style-name="Table_20_Contents">
      <style:paragraph-properties fo:text-align="justify" style:justify-single-word="false" fo:hyphenation-ladder-count="3"/>
      <style:text-properties style:font-name="Linux Libertine S.O.Cist.1" fo:font-size="12pt" fo:language="la" fo:country="VA" style:font-size-asian="12pt" fo:hyphenate="true" fo:hyphenation-remain-char-count="2" fo:hyphenation-push-char-count="2" loext:hyphenation-no-caps="true"/>
    </style:style>
    <style:style style:name="P87" style:family="paragraph" style:parent-style-name="Table_20_Contents">
      <style:paragraph-properties fo:text-align="justify" style:justify-single-word="false" fo:hyphenation-ladder-count="3"/>
      <style:text-properties style:font-name="Linux Libertine S.O.Cist.1" fo:font-size="12pt" fo:language="la" fo:country="VA" officeooo:paragraph-rsid="001039a1" style:font-size-asian="12pt" fo:hyphenate="true" fo:hyphenation-remain-char-count="2" fo:hyphenation-push-char-count="2" loext:hyphenation-no-caps="true"/>
    </style:style>
    <style:style style:name="P88" style:family="paragraph" style:parent-style-name="Table_20_Contents">
      <style:paragraph-properties fo:line-height="115%" fo:text-align="center" style:justify-single-word="false" fo:hyphenation-ladder-count="3"/>
      <style:text-properties style:font-name="Linux Libertine S.O.Cist.1" fo:hyphenate="true" fo:hyphenation-remain-char-count="2" fo:hyphenation-push-char-count="2" loext:hyphenation-no-caps="true"/>
    </style:style>
    <style:style style:name="P89" style:family="paragraph" style:parent-style-name="Table_20_Contents">
      <style:paragraph-properties fo:line-height="115%" fo:text-align="center" style:justify-single-word="false" fo:hyphenation-ladder-count="3"/>
      <style:text-properties style:font-name="Linux Libertine S.O.Cist.1" officeooo:paragraph-rsid="001039a1" fo:hyphenate="true" fo:hyphenation-remain-char-count="2" fo:hyphenation-push-char-count="2" loext:hyphenation-no-caps="true"/>
    </style:style>
    <style:style style:name="P90" style:family="paragraph" style:parent-style-name="Table_20_Contents">
      <style:paragraph-properties fo:text-align="center" style:justify-single-word="false" fo:hyphenation-ladder-count="3"/>
      <style:text-properties style:font-name="Linux Libertine S.O.Cist.1" officeooo:paragraph-rsid="001039a1" fo:hyphenate="true" fo:hyphenation-remain-char-count="2" fo:hyphenation-push-char-count="2" loext:hyphenation-no-caps="true"/>
    </style:style>
    <style:style style:name="P91"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92"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weight="normal"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93"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weight="normal" officeooo:paragraph-rsid="01df126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94"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weight="normal" officeooo:paragraph-rsid="01e897a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95"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weight="normal" officeooo:rsid="01d5e531" officeooo:paragraph-rsid="01d5e531" style:letter-kerning="false" style:font-name-asian="Arial Unicode MS" style:font-size-asian="12pt" style:language-asian="zh" style:country-asian="CN" style:font-weight-asian="normal" style:font-name-complex="Arial Unicode MS" style:font-size-complex="12pt" style:language-complex="hi" style:country-complex="IN" style:font-weight-complex="normal" fo:hyphenate="true" fo:hyphenation-remain-char-count="2" fo:hyphenation-push-char-count="2" loext:hyphenation-no-caps="true"/>
    </style:style>
    <style:style style:name="P96"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54cfc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97"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185878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98"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99"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189650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100"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101"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07169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102"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103"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104"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true"/>
    </style:style>
    <style:style style:name="P105"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true"/>
    </style:style>
    <style:style style:name="P106"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style="normal" fo:font-weight="normal" officeooo:paragraph-rsid="01b4541e"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true"/>
    </style:style>
    <style:style style:name="P107" style:family="paragraph" style:parent-style-name="Table_20_Contents">
      <style:paragraph-properties fo:text-align="center" style:justify-single-word="false" fo:hyphenation-ladder-count="3"/>
      <style:text-properties style:font-name="Bookman BT S.O.Cist.:liga=02" fo:font-size="12pt" fo:language="la" fo:country="VA" fo:font-weight="normal" officeooo:paragraph-rsid="001db3a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108" style:family="paragraph" style:parent-style-name="Table_20_Contents">
      <style:paragraph-properties fo:text-align="center" style:justify-single-word="false" fo:hyphenation-ladder-count="3"/>
      <style:text-properties style:font-name="Bookman BT S.O.Cist.:liga=02" fo:font-size="12pt" fo:language="la" fo:country="VA" fo:font-weight="normal" officeooo:paragraph-rsid="01f51eb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109" style:family="paragraph" style:parent-style-name="Table_20_Contents">
      <style:paragraph-properties fo:line-height="115%" fo:text-align="center" style:justify-single-word="false" fo:hyphenation-ladder-count="3"/>
      <style:text-properties fo:font-size="16pt" officeooo:paragraph-rsid="00387f8b" style:font-size-asian="16pt" style:font-size-complex="16pt" fo:hyphenate="true" fo:hyphenation-remain-char-count="2" fo:hyphenation-push-char-count="2" loext:hyphenation-no-caps="true"/>
    </style:style>
    <style:style style:name="P110" style:family="paragraph" style:parent-style-name="Table_20_Contents">
      <style:paragraph-properties fo:line-height="115%" fo:text-align="center" style:justify-single-word="false" fo:hyphenation-ladder-count="3"/>
      <style:text-properties fo:font-size="16pt" officeooo:paragraph-rsid="008a529c" style:font-size-asian="16pt" style:font-size-complex="16pt" fo:hyphenate="true" fo:hyphenation-remain-char-count="2" fo:hyphenation-push-char-count="2" loext:hyphenation-no-caps="true"/>
    </style:style>
    <style:style style:name="P111" style:family="paragraph" style:parent-style-name="Table_20_Contents">
      <style:paragraph-properties fo:line-height="115%" fo:text-align="center" style:justify-single-word="false" fo:hyphenation-ladder-count="3"/>
      <style:text-properties fo:font-size="16pt" officeooo:paragraph-rsid="00162bad" style:font-size-asian="16pt" style:font-size-complex="16pt" fo:hyphenate="true" fo:hyphenation-remain-char-count="2" fo:hyphenation-push-char-count="2" loext:hyphenation-no-caps="true"/>
    </style:style>
    <style:style style:name="P112" style:family="paragraph" style:parent-style-name="Table_20_Contents">
      <style:paragraph-properties fo:text-align="center" style:justify-single-word="false" fo:hyphenation-ladder-count="3"/>
      <style:text-properties fo:font-size="16pt" officeooo:paragraph-rsid="015b60c8" style:font-size-asian="16pt" style:font-size-complex="16pt" fo:hyphenate="true" fo:hyphenation-remain-char-count="2" fo:hyphenation-push-char-count="2" loext:hyphenation-no-caps="true"/>
    </style:style>
    <style:style style:name="P113" style:family="paragraph" style:parent-style-name="Table_20_Contents">
      <style:paragraph-properties fo:text-align="center" style:justify-single-word="false" fo:hyphenation-ladder-count="3"/>
      <style:text-properties fo:font-size="16pt" officeooo:paragraph-rsid="00acc7a1" style:font-size-asian="16pt" style:font-size-complex="16pt" fo:hyphenate="true" fo:hyphenation-remain-char-count="2" fo:hyphenation-push-char-count="2" loext:hyphenation-no-caps="true"/>
    </style:style>
    <style:style style:name="P114" style:family="paragraph" style:parent-style-name="Table_20_Contents">
      <style:paragraph-properties fo:line-height="150%" fo:text-align="center" style:justify-single-word="false" fo:hyphenation-ladder-count="3"/>
      <style:text-properties fo:font-size="16pt" officeooo:paragraph-rsid="01a433c3" style:font-size-asian="16pt" style:font-size-complex="16pt" fo:hyphenate="true" fo:hyphenation-remain-char-count="2" fo:hyphenation-push-char-count="2" loext:hyphenation-no-caps="true"/>
    </style:style>
    <style:style style:name="P115" style:family="paragraph" style:parent-style-name="Table_20_Contents">
      <style:paragraph-properties fo:line-height="115%" fo:text-align="center" style:justify-single-word="false" fo:hyphenation-ladder-count="3"/>
      <style:text-properties fo:color="#ff0000" loext:opacity="100%" style:font-name="Linux Libertine S.O.Cist." fo:font-size="12pt" fo:letter-spacing="normal" fo:language="la" fo:country="VA" fo:font-style="normal" fo:font-weight="normal" officeooo:rsid="0063c07a" officeooo:paragraph-rsid="00387f8b"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116" style:family="paragraph" style:parent-style-name="Table_20_Contents">
      <style:paragraph-properties fo:text-align="center" style:justify-single-word="false" fo:hyphenation-ladder-count="3"/>
      <style:text-properties fo:color="#ff0000" loext:opacity="100%" style:font-name="Linux Libertine S.O.Cist." fo:font-size="12pt" fo:letter-spacing="normal" fo:language="la" fo:country="VA" fo:font-style="normal" fo:font-weight="normal" officeooo:rsid="0063c07a" officeooo:paragraph-rsid="015b60c8"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117" style:family="paragraph" style:parent-style-name="Table_20_Contents">
      <style:paragraph-properties fo:line-height="115%" fo:text-align="center" style:justify-single-word="false" fo:hyphenation-ladder-count="3"/>
      <style:text-properties fo:color="#ff0000" loext:opacity="100%" style:font-name="Linux Libertine S.O.Cist."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118"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style:font-size-asian="12pt" style:font-size-complex="12pt" fo:hyphenate="true" fo:hyphenation-remain-char-count="2" fo:hyphenation-push-char-count="2" loext:hyphenation-no-caps="true"/>
    </style:style>
    <style:style style:name="P119"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f0466" style:font-size-asian="12pt" style:font-size-complex="12pt" fo:hyphenate="true" fo:hyphenation-remain-char-count="2" fo:hyphenation-push-char-count="2" loext:hyphenation-no-caps="true"/>
    </style:style>
    <style:style style:name="P120"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1cc36f" style:font-size-asian="12pt" style:font-size-complex="12pt" fo:hyphenate="true" fo:hyphenation-remain-char-count="2" fo:hyphenation-push-char-count="2" loext:hyphenation-no-caps="true"/>
    </style:style>
    <style:style style:name="P121"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33682" style:font-size-asian="12pt" style:font-size-complex="12pt" fo:hyphenate="true" fo:hyphenation-remain-char-count="2" fo:hyphenation-push-char-count="2" loext:hyphenation-no-caps="true"/>
    </style:style>
    <style:style style:name="P122"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71697" style:font-size-asian="12pt" style:font-size-complex="12pt" fo:hyphenate="true" fo:hyphenation-remain-char-count="2" fo:hyphenation-push-char-count="2" loext:hyphenation-no-caps="true"/>
    </style:style>
    <style:style style:name="P123"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e95db" style:font-size-asian="12pt" style:font-size-complex="12pt" fo:hyphenate="true" fo:hyphenation-remain-char-count="2" fo:hyphenation-push-char-count="2" loext:hyphenation-no-caps="true"/>
    </style:style>
    <style:style style:name="P124"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62114f" style:font-size-asian="12pt" style:font-size-complex="12pt" fo:hyphenate="true" fo:hyphenation-remain-char-count="2" fo:hyphenation-push-char-count="2" loext:hyphenation-no-caps="true"/>
    </style:style>
    <style:style style:name="P125"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1049717" style:font-size-asian="12pt" style:font-size-complex="12pt" fo:hyphenate="true" fo:hyphenation-remain-char-count="2" fo:hyphenation-push-char-count="2" loext:hyphenation-no-caps="true"/>
    </style:style>
    <style:style style:name="P126"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104b4f7" style:font-size-asian="12pt" style:font-size-complex="12pt" fo:hyphenate="true" fo:hyphenation-remain-char-count="2" fo:hyphenation-push-char-count="2" loext:hyphenation-no-caps="true"/>
    </style:style>
    <style:style style:name="P127"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162bad" style:font-size-asian="12pt" style:font-size-complex="12pt" fo:hyphenate="true" fo:hyphenation-remain-char-count="2" fo:hyphenation-push-char-count="2" loext:hyphenation-no-caps="true"/>
    </style:style>
    <style:style style:name="P128"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true"/>
    </style:style>
    <style:style style:name="P129"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true"/>
    </style:style>
    <style:style style:name="P130"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e95db" style:font-size-asian="12pt" style:language-asian="zh" style:country-asian="CN" style:font-size-complex="12pt" style:language-complex="hi" style:country-complex="IN" fo:hyphenate="true" fo:hyphenation-remain-char-count="2" fo:hyphenation-push-char-count="2" loext:hyphenation-no-caps="true"/>
    </style:style>
    <style:style style:name="P131"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true"/>
    </style:style>
    <style:style style:name="P132"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fo:font-style="normal" officeooo:paragraph-rsid="001db3ab"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true"/>
    </style:style>
    <style:style style:name="P133"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fo:font-style="normal" officeooo:paragraph-rsid="00162bad"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true"/>
    </style:style>
    <style:style style:name="P134"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true"/>
    </style:style>
    <style:style style:name="P135"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fo:font-style="normal" fo:font-weight="normal" officeooo:paragraph-rsid="01858787"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true"/>
    </style:style>
    <style:style style:name="P136" style:family="paragraph" style:parent-style-name="Table_20_Contents">
      <style:paragraph-properties fo:line-height="115%" fo:text-align="center" style:justify-single-word="false" fo:hyphenation-ladder-count="3"/>
      <style:text-properties fo:color="#ff0000" loext:opacity="100%" style:font-name="Linux Libertine S.O.Cist." fo:font-size="12pt" fo:language="la" fo:country="VA" fo:font-style="normal" fo:font-weight="normal" style:font-size-asian="12pt" style:language-asian="zh" style:country-asian="CN" style:font-style-asian="normal" style:font-weight-asian="normal" style:font-size-complex="12pt" style:language-complex="hi" style:country-complex="IN" style:font-style-complex="normal" style:font-weight-complex="normal" fo:hyphenate="true" fo:hyphenation-remain-char-count="2" fo:hyphenation-push-char-count="2" loext:hyphenation-no-caps="true"/>
    </style:style>
    <style:style style:name="P137"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rsid="0183d9a1" officeooo:paragraph-rsid="0183d9a1" style:font-size-asian="12pt" style:language-asian="zh" style:country-asian="CN" style:font-size-complex="12pt" style:language-complex="hi" style:country-complex="IN" fo:hyphenate="true" fo:hyphenation-remain-char-count="2" fo:hyphenation-push-char-count="2" loext:hyphenation-no-caps="true"/>
    </style:style>
    <style:style style:name="P138"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true"/>
    </style:style>
    <style:style style:name="P139"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039a1" style:font-size-asian="12pt" style:language-asian="zh" style:country-asian="CN" style:font-size-complex="12pt" style:language-complex="hi" style:country-complex="IN" fo:hyphenate="true" fo:hyphenation-remain-char-count="2" fo:hyphenation-push-char-count="2" loext:hyphenation-no-caps="true"/>
    </style:style>
    <style:style style:name="P140"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font-size-complex="12pt" fo:hyphenate="true" fo:hyphenation-remain-char-count="2" fo:hyphenation-push-char-count="2" loext:hyphenation-no-caps="true"/>
    </style:style>
    <style:style style:name="P141"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039a1" style:font-size-asian="12pt" style:font-size-complex="12pt" fo:hyphenate="true" fo:hyphenation-remain-char-count="2" fo:hyphenation-push-char-count="2" loext:hyphenation-no-caps="true"/>
    </style:style>
    <style:style style:name="P142" style:family="paragraph" style:parent-style-name="Table_20_Contents">
      <style:paragraph-properties fo:line-height="115%" fo:text-align="center" style:justify-single-word="false" fo:hyphenation-ladder-count="3"/>
      <style:text-properties fo:color="#ff0000" loext:opacity="100%" style:font-name="Linux Libertine S.O.Cist.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143"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true"/>
    </style:style>
    <style:style style:name="P144"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true"/>
    </style:style>
    <style:style style:name="P145"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1cc36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true"/>
    </style:style>
    <style:style style:name="P146"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3368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true"/>
    </style:style>
    <style:style style:name="P147"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e95db"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true"/>
    </style:style>
    <style:style style:name="P148"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162bad"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true"/>
    </style:style>
    <style:style style:name="P149"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true"/>
    </style:style>
    <style:style style:name="P150"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039a1"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true"/>
    </style:style>
    <style:style style:name="P151" style:family="paragraph" style:parent-style-name="Table_20_Contents">
      <style:paragraph-properties fo:text-align="center" style:justify-single-word="false" fo:hyphenation-ladder-count="3"/>
      <style:text-properties fo:font-variant="normal" fo:text-transform="none" fo:color="#00000a" loext:opacity="100%" style:font-name="Linux Libertine S.O.Cist." fo:font-size="12pt" fo:letter-spacing="normal" fo:language="la" fo:country="VA" fo:font-style="normal" fo:font-weight="normal" officeooo:paragraph-rsid="000e95db" style:letter-kerning="false" style:font-name-asian="Arial Unicode MS" style:font-size-asian="12pt" style:language-asian="zh" style:country-asian="CN" style:font-weight-asian="bold" style:font-name-complex="Arial Unicode MS" style:font-size-complex="12pt" style:language-complex="hi" style:country-complex="IN" style:font-weight-complex="bold" fo:hyphenate="true" fo:hyphenation-remain-char-count="2" fo:hyphenation-push-char-count="2" loext:hyphenation-no-caps="true"/>
    </style:style>
    <style:style style:name="P152" style:family="paragraph" style:parent-style-name="Table_20_Contents">
      <style:paragraph-properties fo:text-align="center" style:justify-single-word="false" fo:hyphenation-ladder-count="3"/>
      <style:text-properties fo:font-variant="normal" fo:text-transform="none" fo:color="#00000a" loext:opacity="100%" style:font-name="Linux Libertine S.O.Cist." fo:font-size="12pt" fo:letter-spacing="normal" fo:language="la" fo:country="VA" fo:font-style="normal" fo:font-weight="normal" officeooo:paragraph-rsid="00162bad" style:letter-kerning="false" style:font-name-asian="Arial Unicode MS" style:font-size-asian="12pt" style:language-asian="zh" style:country-asian="CN" style:font-weight-asian="bold" style:font-name-complex="Arial Unicode MS" style:font-size-complex="12pt" style:language-complex="hi" style:country-complex="IN" style:font-weight-complex="bold" fo:hyphenate="true" fo:hyphenation-remain-char-count="2" fo:hyphenation-push-char-count="2" loext:hyphenation-no-caps="true"/>
    </style:style>
    <style:style style:name="P153" style:family="paragraph" style:parent-style-name="Table_20_Contents">
      <style:paragraph-properties fo:text-align="center" style:justify-single-word="false" fo:hyphenation-ladder-count="3"/>
      <style:text-properties fo:font-variant="normal" fo:text-transform="none" fo:color="#00000a" loext:opacity="100%" style:font-name="Linux Libertine S.O.Cist.1" fo:font-size="12pt" fo:letter-spacing="normal" fo:language="la" fo:country="VA" fo:font-style="normal" fo:font-weight="normal" officeooo:paragraph-rsid="001039a1" style:letter-kerning="false" style:font-name-asian="Arial Unicode MS" style:font-size-asian="12pt" style:language-asian="zh" style:country-asian="CN" style:font-weight-asian="bold" style:font-name-complex="Arial Unicode MS" style:font-size-complex="12pt" style:language-complex="hi" style:country-complex="IN" style:font-weight-complex="bold" fo:hyphenate="true" fo:hyphenation-remain-char-count="2" fo:hyphenation-push-char-count="2" loext:hyphenation-no-caps="true"/>
    </style:style>
    <style:style style:name="P154" style:family="paragraph" style:parent-style-name="Table_20_Contents">
      <style:paragraph-properties fo:text-align="center" style:justify-single-word="false" fo:hyphenation-ladder-count="3"/>
      <style:text-properties fo:font-variant="normal" fo:text-transform="none" fo:color="#ff0000" loext:opacity="100%" style:font-name="Linux Libertine S.O.Cist." fo:font-size="12pt" fo:letter-spacing="normal" fo:language="la" fo:country="VA" fo:font-style="normal" fo:font-weight="normal" officeooo:paragraph-rsid="000e95db" style:letter-kerning="false" style:font-name-asian="Arial Unicode MS" style:font-size-asian="12pt" style:language-asian="zh" style:country-asian="CN" style:font-style-asian="normal" style:font-weight-asian="bold" style:font-name-complex="Arial Unicode MS" style:font-size-complex="12pt" style:language-complex="hi" style:country-complex="IN" style:font-style-complex="normal" style:font-weight-complex="bold" fo:hyphenate="true" fo:hyphenation-remain-char-count="2" fo:hyphenation-push-char-count="2" loext:hyphenation-no-caps="true"/>
    </style:style>
    <style:style style:name="P155" style:family="paragraph" style:parent-style-name="Table_20_Contents">
      <style:paragraph-properties fo:text-align="center" style:justify-single-word="false" fo:hyphenation-ladder-count="3"/>
      <style:text-properties fo:font-variant="normal" fo:text-transform="none" fo:color="#ff0000" loext:opacity="100%" style:font-name="Linux Libertine S.O.Cist." fo:font-size="12pt" fo:letter-spacing="normal" fo:language="la" fo:country="VA" fo:font-style="normal" fo:font-weight="normal" officeooo:paragraph-rsid="00162bad" style:letter-kerning="false" style:font-name-asian="Arial Unicode MS" style:font-size-asian="12pt" style:language-asian="zh" style:country-asian="CN" style:font-style-asian="normal" style:font-weight-asian="bold" style:font-name-complex="Arial Unicode MS" style:font-size-complex="12pt" style:language-complex="hi" style:country-complex="IN" style:font-style-complex="normal" style:font-weight-complex="bold" fo:hyphenate="true" fo:hyphenation-remain-char-count="2" fo:hyphenation-push-char-count="2" loext:hyphenation-no-caps="true"/>
    </style:style>
    <style:style style:name="P156" style:family="paragraph" style:parent-style-name="Table_20_Contents">
      <style:paragraph-properties fo:text-align="center" style:justify-single-word="false" fo:hyphenation-ladder-count="3"/>
      <style:text-properties fo:font-variant="normal" fo:text-transform="none" fo:color="#ff0000" loext:opacity="100%" style:font-name="Linux Libertine S.O.Cist." fo:font-size="12pt" fo:letter-spacing="normal" fo:language="la" fo:country="VA" fo:font-style="normal" fo:font-weight="normal" officeooo:rsid="0031de23" officeooo:paragraph-rsid="000e95db" style:letter-kerning="false" style:font-name-asian="Arial Unicode MS" style:font-size-asian="12pt" style:language-asian="zh" style:country-asian="CN" style:font-style-asian="normal" style:font-weight-asian="bold" style:font-name-complex="Arial Unicode MS" style:font-size-complex="12pt" style:language-complex="hi" style:country-complex="IN" style:font-style-complex="normal" style:font-weight-complex="bold" fo:hyphenate="true" fo:hyphenation-remain-char-count="2" fo:hyphenation-push-char-count="2" loext:hyphenation-no-caps="true"/>
    </style:style>
    <style:style style:name="P157" style:family="paragraph" style:parent-style-name="Table_20_Contents">
      <style:paragraph-properties fo:text-align="center" style:justify-single-word="false" fo:hyphenation-ladder-count="3"/>
      <style:text-properties fo:font-variant="normal" fo:text-transform="none" fo:color="#ff0000" loext:opacity="100%" style:font-name="Linux Libertine S.O.Cist." fo:font-size="12pt" fo:letter-spacing="normal" fo:language="la" fo:country="VA" fo:font-style="normal" fo:font-weight="normal" officeooo:rsid="0031de23" officeooo:paragraph-rsid="01fe0fca" style:letter-kerning="false" style:font-name-asian="Arial Unicode MS" style:font-size-asian="12pt" style:language-asian="zh" style:country-asian="CN" style:font-style-asian="normal" style:font-weight-asian="bold" style:font-name-complex="Arial Unicode MS" style:font-size-complex="12pt" style:language-complex="hi" style:country-complex="IN" style:font-style-complex="normal" style:font-weight-complex="bold" fo:hyphenate="true" fo:hyphenation-remain-char-count="2" fo:hyphenation-push-char-count="2" loext:hyphenation-no-caps="true"/>
    </style:style>
    <style:style style:name="P158" style:family="paragraph" style:parent-style-name="Table_20_Contents">
      <style:paragraph-properties fo:text-align="center" style:justify-single-word="false" fo:hyphenation-ladder-count="3"/>
      <style:text-properties fo:font-variant="normal" fo:text-transform="none" fo:color="#ff0000" loext:opacity="100%" style:font-name="Linux Libertine S.O.Cist." fo:font-size="12pt" fo:letter-spacing="normal" fo:language="la" fo:country="VA" fo:font-style="normal" fo:font-weight="normal" officeooo:rsid="0030a648" officeooo:paragraph-rsid="01128d09" style:letter-kerning="false" style:font-name-asian="Andale Sans UI" style:font-size-asian="12pt" style:language-asian="zh" style:country-asian="CN" style:font-style-asian="normal" style:font-weight-asian="bold" style:font-name-complex="Tahoma" style:font-size-complex="12pt" style:language-complex="hi" style:country-complex="IN" style:font-style-complex="normal" style:font-weight-complex="bold" fo:hyphenate="true" fo:hyphenation-remain-char-count="2" fo:hyphenation-push-char-count="2" loext:hyphenation-no-caps="true"/>
    </style:style>
    <style:style style:name="P159" style:family="paragraph" style:parent-style-name="Table_20_Contents">
      <style:paragraph-properties fo:text-align="center" style:justify-single-word="false" fo:hyphenation-ladder-count="3"/>
      <style:text-properties fo:font-variant="normal" fo:text-transform="none" fo:color="#ff0000" loext:opacity="100%" style:font-name="Linux Libertine S.O.Cist.1" fo:font-size="12pt" fo:letter-spacing="normal" fo:language="la" fo:country="VA" fo:font-style="normal" fo:font-weight="normal" officeooo:rsid="011ca0ff" officeooo:paragraph-rsid="001039a1" style:letter-kerning="false" style:font-name-asian="Arial Unicode MS" style:font-size-asian="12pt" style:language-asian="zh" style:country-asian="CN" style:font-style-asian="normal" style:font-weight-asian="bold" style:font-name-complex="Arial Unicode MS" style:font-size-complex="12pt" style:language-complex="hi" style:country-complex="IN" style:font-style-complex="normal" style:font-weight-complex="bold" fo:hyphenate="true" fo:hyphenation-remain-char-count="2" fo:hyphenation-push-char-count="2" loext:hyphenation-no-caps="true"/>
    </style:style>
    <style:style style:name="P160" style:family="paragraph" style:parent-style-name="Table_20_Contents">
      <style:paragraph-properties fo:text-align="center" style:justify-single-word="false" fo:hyphenation-ladder-count="3"/>
      <style:text-properties fo:font-variant="normal" fo:text-transform="none" fo:color="#ff0000" loext:opacity="100%" style:font-name="Linux Libertine S.O.Cist.1" fo:font-size="12pt" fo:letter-spacing="normal" fo:language="la" fo:country="VA" fo:font-style="normal" fo:font-weight="normal" officeooo:rsid="0031de23" officeooo:paragraph-rsid="001039a1" style:letter-kerning="false" style:font-name-asian="Arial Unicode MS" style:font-size-asian="12pt" style:language-asian="zh" style:country-asian="CN" style:font-style-asian="normal" style:font-weight-asian="bold" style:font-name-complex="Arial Unicode MS" style:font-size-complex="12pt" style:language-complex="hi" style:country-complex="IN" style:font-style-complex="normal" style:font-weight-complex="bold" fo:hyphenate="true" fo:hyphenation-remain-char-count="2" fo:hyphenation-push-char-count="2" loext:hyphenation-no-caps="true"/>
    </style:style>
    <style:style style:name="P161" style:family="paragraph" style:parent-style-name="Table_20_Contents">
      <style:paragraph-properties fo:text-align="center" style:justify-single-word="false" fo:hyphenation-ladder-count="3"/>
      <style:text-properties fo:font-variant="normal" fo:text-transform="none" style:use-window-font-color="true" loext:opacity="0%" style:font-name="Linux Libertine S.O.Cist." fo:font-size="12pt" fo:letter-spacing="normal" fo:language="la" fo:country="VA" fo:font-style="normal" fo:font-weight="normal" officeooo:rsid="0030a648" officeooo:paragraph-rsid="01128d09" style:letter-kerning="false" style:font-name-asian="Andale Sans UI" style:font-size-asian="12pt" style:language-asian="zh" style:country-asian="CN" style:font-style-asian="normal" style:font-weight-asian="bold" style:font-name-complex="Tahoma" style:font-size-complex="12pt" style:language-complex="hi" style:country-complex="IN" style:font-style-complex="normal" style:font-weight-complex="bold" fo:hyphenate="true" fo:hyphenation-remain-char-count="2" fo:hyphenation-push-char-count="2" loext:hyphenation-no-caps="true"/>
    </style:style>
    <style:style style:name="P162" style:family="paragraph" style:parent-style-name="Table_20_Contents">
      <style:paragraph-properties fo:text-align="center" style:justify-single-word="false" fo:hyphenation-ladder-count="3"/>
      <style:text-properties style:font-name="Bookman BT S.O.Cist.:liga=0"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true"/>
    </style:style>
    <style:style style:name="P163" style:family="paragraph" style:parent-style-name="Table_20_Contents">
      <style:paragraph-properties fo:text-align="center" style:justify-single-word="false" fo:hyphenation-ladder-count="3"/>
      <style:text-properties style:font-name="Bookman BT S.O.Cist.:liga=0"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true"/>
    </style:style>
    <style:style style:name="P164" style:family="paragraph" style:parent-style-name="Table_20_Contents">
      <style:paragraph-properties fo:text-align="center" style:justify-single-word="false" fo:hyphenation-ladder-count="3"/>
      <style:text-properties style:font-name="Bookman BT S.O.Cist.:liga=0" fo:font-size="12pt" fo:language="la" fo:country="VA" fo:font-style="normal" fo:font-weight="normal" officeooo:paragraph-rsid="000e95db"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true"/>
    </style:style>
    <style:style style:name="P165" style:family="paragraph" style:parent-style-name="Table_20_Contents">
      <style:paragraph-properties fo:text-align="center" style:justify-single-word="false" fo:hyphenation-ladder-count="3"/>
      <style:text-properties style:font-name="Bookman BT S.O.Cist.:liga=0" fo:font-size="12pt" fo:language="la" fo:country="VA" fo:font-style="normal" fo:font-weight="normal" officeooo:paragraph-rsid="00162ba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true"/>
    </style:style>
    <style:style style:name="P166" style:family="paragraph" style:parent-style-name="Table_20_Contents">
      <style:paragraph-properties fo:text-align="center" style:justify-single-word="false" fo:hyphenation-ladder-count="3"/>
      <style:text-properties style:font-name="Bookman BT S.O.Cist.:liga=0" fo:font-size="12pt" fo:language="la" fo:country="VA" fo:font-style="normal" fo:font-weight="normal" officeooo:paragraph-rsid="00127bbb"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true"/>
    </style:style>
    <style:style style:name="P167" style:family="paragraph" style:parent-style-name="Table_20_Contents">
      <style:paragraph-properties fo:text-align="center" style:justify-single-word="false" fo:hyphenation-ladder-count="3"/>
      <style:text-properties style:font-name="Bookman BT S.O.Cist.:liga=0" fo:font-size="12pt" fo:language="la" fo:country="VA" fo:font-style="normal" fo:font-weight="normal" officeooo:paragraph-rsid="01128d09"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true"/>
    </style:style>
    <style:style style:name="P168" style:family="paragraph" style:parent-style-name="Table_20_Contents">
      <style:paragraph-properties fo:text-align="center" style:justify-single-word="false" fo:hyphenation-ladder-count="3"/>
      <style:text-properties style:font-name="Bookman BT S.O.Cist.:liga=0" fo:font-size="12pt" fo:language="la" fo:country="VA" fo:font-style="normal" fo:font-weight="normal" officeooo:paragraph-rsid="01ed245a"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true"/>
    </style:style>
    <style:style style:name="P169" style:family="paragraph" style:parent-style-name="Table_20_Contents">
      <style:paragraph-properties fo:text-align="center" style:justify-single-word="false" fo:hyphenation-ladder-count="3"/>
      <style:text-properties style:font-name="Bookman BT S.O.Cist.:liga=0" fo:font-size="12pt" fo:language="la" fo:country="VA" fo:font-style="normal" fo:font-weight="normal" officeooo:paragraph-rsid="01f5eb50"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true"/>
    </style:style>
    <style:style style:name="P170" style:family="paragraph" style:parent-style-name="Table_20_Contents">
      <style:paragraph-properties fo:text-align="center" style:justify-single-word="false" fo:hyphenation-ladder-count="3"/>
      <style:text-properties style:font-name="Bookman BT S.O.Cist.:liga=0" fo:font-size="12pt" fo:language="la" fo:country="VA" fo:font-style="normal" fo:font-weight="normal" officeooo:paragraph-rsid="020467be"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true"/>
    </style:style>
    <style:style style:name="P171" style:family="paragraph" style:parent-style-name="Table_20_Contents">
      <style:paragraph-properties fo:text-align="center" style:justify-single-word="false" fo:hyphenation-ladder-count="3"/>
      <style:text-properties style:use-window-font-color="true" loext:opacity="0%" style:font-name="Linux Libertine S.O.Cist." fo:font-size="12pt" fo:language="la" fo:country="VA" style:font-size-asian="12pt" style:font-size-complex="12pt" fo:hyphenate="true" fo:hyphenation-remain-char-count="2" fo:hyphenation-push-char-count="2" loext:hyphenation-no-caps="true"/>
    </style:style>
    <style:style style:name="P172" style:family="paragraph" style:parent-style-name="Table_20_Contents">
      <style:paragraph-properties fo:line-height="115%" fo:text-align="center" style:justify-single-word="false" fo:hyphenation-ladder-count="3"/>
      <style:text-properties fo:hyphenate="true" fo:hyphenation-remain-char-count="2" fo:hyphenation-push-char-count="2" loext:hyphenation-no-caps="true"/>
    </style:style>
    <style:style style:name="P173" style:family="paragraph" style:parent-style-name="Table_20_Contents">
      <style:paragraph-properties fo:text-align="center" style:justify-single-word="false" fo:hyphenation-ladder-count="3"/>
      <style:text-properties style:font-name="Bookman BT S.O.Cist.:liga=0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174" style:family="paragraph" style:parent-style-name="Table_20_Contents">
      <style:paragraph-properties fo:text-align="center" style:justify-single-word="false" fo:hyphenation-ladder-count="3"/>
      <style:text-properties style:font-name="Bookman BT S.O.Cist.:liga=01" fo:font-size="12pt" fo:language="la" fo:country="VA" fo:font-weight="normal" officeooo:paragraph-rsid="01f6e07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175" style:family="paragraph" style:parent-style-name="Table_20_Contents">
      <style:paragraph-properties fo:line-height="150%" fo:text-align="center" style:justify-single-word="false" fo:hyphenation-ladder-count="3"/>
      <style:text-properties fo:font-size="24pt" officeooo:paragraph-rsid="01a433c3" style:font-size-asian="24pt" style:font-size-complex="24pt" fo:hyphenate="true" fo:hyphenation-remain-char-count="2" fo:hyphenation-push-char-count="2" loext:hyphenation-no-caps="true"/>
    </style:style>
    <style:style style:name="P176" style:family="paragraph" style:parent-style-name="Table_20_Contents">
      <style:paragraph-properties fo:line-height="115%" fo:text-align="center" style:justify-single-word="false" fo:hyphenation-ladder-count="3"/>
      <style:text-properties fo:font-size="24pt" officeooo:paragraph-rsid="01a433c3" style:font-size-asian="24pt" style:font-size-complex="24pt" fo:hyphenate="true" fo:hyphenation-remain-char-count="2" fo:hyphenation-push-char-count="2" loext:hyphenation-no-caps="true"/>
    </style:style>
    <style:style style:name="P177" style:family="paragraph" style:parent-style-name="Table_20_Contents">
      <style:paragraph-properties fo:line-height="115%" fo:text-align="center" style:justify-single-word="false" fo:hyphenation-ladder-count="3"/>
      <style:text-properties fo:font-size="20pt" officeooo:paragraph-rsid="01a433c3" style:font-size-asian="16pt" style:font-size-complex="16pt" fo:hyphenate="true" fo:hyphenation-remain-char-count="2" fo:hyphenation-push-char-count="2" loext:hyphenation-no-caps="true"/>
    </style:style>
    <style:style style:name="P178" style:family="paragraph" style:parent-style-name="Table_20_Contents">
      <style:paragraph-properties fo:line-height="115%" fo:text-align="center" style:justify-single-word="false" fo:hyphenation-ladder-count="3"/>
      <style:text-properties fo:font-size="22pt" officeooo:paragraph-rsid="00fa7cb4" style:font-size-asian="18pt" style:font-size-complex="18pt" fo:hyphenate="true" fo:hyphenation-remain-char-count="2" fo:hyphenation-push-char-count="2" loext:hyphenation-no-caps="true"/>
    </style:style>
    <style:style style:name="P179" style:family="paragraph" style:parent-style-name="Table_20_Contents">
      <style:paragraph-properties fo:line-height="115%" fo:text-align="center" style:justify-single-word="false" fo:hyphenation-ladder-count="3"/>
      <style:text-properties fo:font-size="14pt" officeooo:paragraph-rsid="00fa7cb4" style:font-size-asian="14pt" style:font-size-complex="14pt" fo:hyphenate="true" fo:hyphenation-remain-char-count="2" fo:hyphenation-push-char-count="2" loext:hyphenation-no-caps="true"/>
    </style:style>
    <style:style style:name="P180" style:family="paragraph" style:parent-style-name="Table_20_Contents">
      <style:paragraph-properties fo:margin-top="0.051cm" fo:margin-bottom="0.051cm" style:contextual-spacing="false" fo:line-height="115%" fo:text-align="center" style:justify-single-word="false" fo:hyphenation-ladder-count="3"/>
      <style:text-properties style:font-name="Cloister" fo:font-size="18pt" style:font-size-asian="14pt" style:font-size-complex="14pt" fo:hyphenate="true" fo:hyphenation-remain-char-count="2" fo:hyphenation-push-char-count="2" loext:hyphenation-no-caps="true"/>
    </style:style>
    <style:style style:name="P181" style:family="paragraph" style:parent-style-name="Table_20_Contents">
      <loext:graphic-properties draw:fill="none"/>
      <style:paragraph-properties fo:margin-left="0cm" fo:margin-right="0cm" fo:text-align="justify" style:justify-single-word="false" fo:orphans="2" fo:widows="2" fo:hyphenation-ladder-count="3" fo:text-indent="0.499cm" style:auto-text-indent="false" fo:background-color="transparent" text:number-lines="false" text:line-number="0" style:punctuation-wrap="hanging" style:writing-mode="lr-tb">
        <style:drop-cap/>
      </style:paragraph-properties>
      <style:text-properties style:font-name="Linux Libertine S.O.Cist." fo:font-size="12pt" fo:language="cs" fo:country="CZ" officeooo:rsid="0040ede6" officeooo:paragraph-rsid="01c86824" style:font-size-asian="12pt" style:font-size-complex="12pt" fo:hyphenate="true" fo:hyphenation-remain-char-count="2" fo:hyphenation-push-char-count="2" loext:hyphenation-no-caps="true"/>
    </style:style>
    <style:style style:name="P182" style:family="paragraph" style:parent-style-name="Table_20_Contents">
      <loext:graphic-properties draw:fill="none"/>
      <style:paragraph-properties fo:margin-left="0cm" fo:margin-right="0cm" fo:text-align="justify" style:justify-single-word="false" fo:orphans="2" fo:widows="2" fo:hyphenation-ladder-count="3" fo:text-indent="0.499cm" style:auto-text-indent="false" fo:background-color="transparent" text:number-lines="false" text:line-number="0" style:punctuation-wrap="hanging" style:writing-mode="lr-tb">
        <style:drop-cap/>
      </style:paragraph-properties>
      <style:text-properties style:font-name="Linux Libertine S.O.Cist." fo:font-size="12pt" fo:language="cs" fo:country="CZ" officeooo:rsid="019783c5" officeooo:paragraph-rsid="01ca0cdc" style:font-size-asian="12pt" style:font-size-complex="12pt" fo:hyphenate="true" fo:hyphenation-remain-char-count="2" fo:hyphenation-push-char-count="2" loext:hyphenation-no-caps="true"/>
    </style:style>
    <style:style style:name="P183" style:family="paragraph" style:parent-style-name="Table_20_Contents">
      <loext:graphic-properties draw:fill="none"/>
      <style:paragraph-properties fo:margin-left="0cm" fo:margin-right="0cm" fo:text-align="justify" style:justify-single-word="false" fo:orphans="2" fo:widows="2" fo:hyphenation-ladder-count="3" fo:text-indent="0.499cm" style:auto-text-indent="false" fo:background-color="transparent" text:number-lines="false" text:line-number="0" style:punctuation-wrap="hanging" style:writing-mode="lr-tb">
        <style:drop-cap/>
      </style:paragraph-properties>
      <style:text-properties officeooo:paragraph-rsid="01df126e" fo:hyphenate="true" fo:hyphenation-remain-char-count="2" fo:hyphenation-push-char-count="2" loext:hyphenation-no-caps="true"/>
    </style:style>
    <style:style style:name="P184" style:family="paragraph" style:parent-style-name="Standard">
      <style:paragraph-properties fo:margin-left="0cm" fo:margin-right="0cm" fo:text-align="justify" style:justify-single-word="false" fo:hyphenation-ladder-count="3" fo:text-indent="0cm" style:auto-text-indent="false">
        <style:drop-cap style:lines="3" style:style-name="Iniciály_20_velké"/>
      </style:paragraph-properties>
      <style:text-properties officeooo:paragraph-rsid="01d95e0b" fo:hyphenate="true" fo:hyphenation-remain-char-count="2" fo:hyphenation-push-char-count="2" loext:hyphenation-no-caps="true"/>
    </style:style>
    <style:style style:name="P185" style:family="paragraph" style:parent-style-name="Standard">
      <style:paragraph-properties fo:margin-left="0cm" fo:margin-right="0cm" fo:text-align="justify" style:justify-single-word="false" fo:hyphenation-ladder-count="3" fo:text-indent="0cm" style:auto-text-indent="false">
        <style:drop-cap style:lines="3" style:style-name="Iniciály_20_velké"/>
      </style:paragraph-properties>
      <style:text-properties officeooo:paragraph-rsid="0183d9a1" fo:hyphenate="true" fo:hyphenation-remain-char-count="2" fo:hyphenation-push-char-count="2" loext:hyphenation-no-caps="true"/>
    </style:style>
    <style:style style:name="P186" style:family="paragraph" style:parent-style-name="Standard">
      <style:paragraph-properties fo:margin-left="0cm" fo:margin-right="0cm" fo:text-align="justify" style:justify-single-word="false" fo:hyphenation-ladder-count="3" fo:text-indent="0cm" style:auto-text-indent="false">
        <style:drop-cap style:lines="2" style:style-name="Drop_20_Caps"/>
      </style:paragraph-properties>
      <style:text-properties officeooo:paragraph-rsid="00162bad" fo:hyphenate="true" fo:hyphenation-remain-char-count="2" fo:hyphenation-push-char-count="2" loext:hyphenation-no-caps="true"/>
    </style:style>
    <style:style style:name="P187" style:family="paragraph" style:parent-style-name="Standard">
      <style:paragraph-properties fo:margin-left="0cm" fo:margin-right="0cm" fo:text-align="justify" style:justify-single-word="false" fo:hyphenation-ladder-count="3" fo:text-indent="0cm" style:auto-text-indent="false">
        <style:drop-cap style:lines="2" style:style-name="Drop_20_Caps"/>
      </style:paragraph-properties>
      <style:text-properties style:font-name="Linux Libertine S.O.Cist." fo:font-size="12pt" fo:language="cs" fo:country="CZ" officeooo:paragraph-rsid="00162bad" style:font-size-asian="12pt" style:language-asian="zh" style:country-asian="CN" style:font-name-complex="Times New Roman1" style:font-size-complex="12pt" style:language-complex="hi" style:country-complex="IN" fo:hyphenate="true" fo:hyphenation-remain-char-count="2" fo:hyphenation-push-char-count="2" loext:hyphenation-no-caps="true"/>
    </style:style>
    <style:style style:name="P188" style:family="paragraph" style:parent-style-name="Standard">
      <style:paragraph-properties fo:margin-left="0cm" fo:margin-right="0cm" fo:text-align="justify" style:justify-single-word="false" fo:hyphenation-ladder-count="3" fo:text-indent="0cm" style:auto-text-indent="false">
        <style:drop-cap style:lines="2" style:style-name="Drop_20_Caps"/>
      </style:paragraph-properties>
      <style:text-properties style:font-name="Linux Libertine S.O.Cist." fo:font-size="12pt" fo:language="la" fo:country="VA" officeooo:paragraph-rsid="00162bad" style:font-size-asian="12pt" style:font-name-complex="Times New Roman1" style:font-size-complex="12pt" fo:hyphenate="true" fo:hyphenation-remain-char-count="2" fo:hyphenation-push-char-count="2" loext:hyphenation-no-caps="true"/>
    </style:style>
    <style:style style:name="P189"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style:font-name="Linux Libertine S.O.Cist." fo:hyphenate="true" fo:hyphenation-remain-char-count="2" fo:hyphenation-push-char-count="2" loext:hyphenation-no-caps="true"/>
    </style:style>
    <style:style style:name="P190"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style:font-name="Linux Libertine S.O.Cist." fo:font-size="12pt" fo:language="cs" fo:country="CZ" style:font-size-asian="12pt" style:language-asian="zh" style:country-asian="CN" style:font-name-complex="Times New Roman1" style:language-complex="hi" style:country-complex="IN" fo:hyphenate="true" fo:hyphenation-remain-char-count="2" fo:hyphenation-push-char-count="2" loext:hyphenation-no-caps="true"/>
    </style:style>
    <style:style style:name="P191" style:family="paragraph" style:parent-style-name="Standard">
      <style:paragraph-properties fo:margin-top="0cm" fo:margin-bottom="0cm" style:contextual-spacing="false" fo:line-height="100%" fo:text-align="justify" style:justify-single-word="false" fo:hyphenation-ladder-count="4">
        <style:drop-cap style:lines="2" style:style-name="Drop_20_Caps"/>
      </style:paragraph-properties>
      <style:text-properties style:font-name="Linux Libertine S.O.Cist." fo:font-size="12pt" fo:language="la" fo:country="VA" style:font-size-asian="12pt" style:font-name-complex="Times New Roman1" style:font-size-complex="12pt" fo:hyphenate="true" fo:hyphenation-remain-char-count="2" fo:hyphenation-push-char-count="2" loext:hyphenation-no-caps="true"/>
    </style:style>
    <style:style style:name="P192"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style:font-name="Linux Libertine S.O.Cist." fo:font-size="12pt" fo:language="la" fo:country="VA" style:font-size-asian="12pt" style:font-name-complex="Times New Roman1" style:font-size-complex="12pt" fo:hyphenate="true" fo:hyphenation-remain-char-count="2" fo:hyphenation-push-char-count="2" loext:hyphenation-no-caps="true"/>
    </style:style>
    <style:style style:name="P193"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style:font-name="Linux Libertine S.O.Cist." fo:font-size="12pt" fo:language="la" fo:country="VA" style:font-size-asian="12pt" style:language-asian="zh" style:country-asian="CN" style:font-name-complex="Times New Roman1" style:font-size-complex="12pt" style:language-complex="hi" style:country-complex="IN" fo:hyphenate="true" fo:hyphenation-remain-char-count="2" fo:hyphenation-push-char-count="2" loext:hyphenation-no-caps="true"/>
    </style:style>
    <style:style style:name="P194" style:family="paragraph" style:parent-style-name="Standard">
      <style:paragraph-properties fo:margin-top="0cm" fo:margin-bottom="0cm" style:contextual-spacing="false" fo:line-height="100%" fo:text-align="justify" style:justify-single-word="false" fo:hyphenation-ladder-count="3">
        <style:drop-cap style:lines="3" style:style-name="Iniciály_20_velké"/>
      </style:paragraph-properties>
      <style:text-properties style:font-name="Linux Libertine S.O.Cist." fo:language="cs" fo:country="CZ" fo:hyphenate="true" fo:hyphenation-remain-char-count="2" fo:hyphenation-push-char-count="2" loext:hyphenation-no-caps="true"/>
    </style:style>
    <style:style style:name="P195"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style:font-name="Linux Libertine S.O.Cist." fo:language="cs" fo:country="CZ" officeooo:paragraph-rsid="002185b8" style:language-asian="zh" style:country-asian="CN" style:language-complex="hi" style:country-complex="IN" fo:hyphenate="true" fo:hyphenation-remain-char-count="2" fo:hyphenation-push-char-count="2" loext:hyphenation-no-caps="true"/>
    </style:style>
    <style:style style:name="P196"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style:font-name="Linux Libertine S.O.Cist." fo:language="la" fo:country="VA" style:language-asian="zh" style:country-asian="CN" style:language-complex="hi" style:country-complex="IN" fo:hyphenate="true" fo:hyphenation-remain-char-count="2" fo:hyphenation-push-char-count="2" loext:hyphenation-no-caps="true"/>
    </style:style>
    <style:style style:name="P197" style:family="paragraph" style:parent-style-name="Standard">
      <style:paragraph-properties fo:margin-top="0cm" fo:margin-bottom="0cm" style:contextual-spacing="false" fo:line-height="100%" fo:text-align="justify" style:justify-single-word="false" fo:hyphenation-ladder-count="3">
        <style:drop-cap style:lines="3" style:style-name="Iniciály_20_velké"/>
      </style:paragraph-properties>
      <style:text-properties fo:hyphenate="true" fo:hyphenation-remain-char-count="2" fo:hyphenation-push-char-count="2" loext:hyphenation-no-caps="true"/>
    </style:style>
    <style:style style:name="P198"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fo:hyphenate="true" fo:hyphenation-remain-char-count="2" fo:hyphenation-push-char-count="2" loext:hyphenation-no-caps="true"/>
    </style:style>
    <style:style style:name="P199"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officeooo:paragraph-rsid="01fb2c1d" fo:hyphenate="true" fo:hyphenation-remain-char-count="2" fo:hyphenation-push-char-count="2" loext:hyphenation-no-caps="true"/>
    </style:style>
    <style:style style:name="P200" style:family="paragraph" style:parent-style-name="Standard">
      <style:paragraph-properties fo:margin-top="0cm" fo:margin-bottom="0cm" style:contextual-spacing="false" fo:line-height="100%" fo:text-align="justify" style:justify-single-word="false" fo:hyphenation-ladder-count="5">
        <style:drop-cap style:lines="3" style:style-name="Iniciály_20_velké"/>
      </style:paragraph-properties>
      <style:text-properties fo:hyphenate="true" fo:hyphenation-remain-char-count="2" fo:hyphenation-push-char-count="2" loext:hyphenation-no-caps="true"/>
    </style:style>
    <style:style style:name="P201" style:family="paragraph" style:parent-style-name="Standard">
      <style:paragraph-properties fo:text-align="justify" style:justify-single-word="false" fo:hyphenation-ladder-count="3">
        <style:drop-cap style:lines="3" style:style-name="Iniciály_20_velké"/>
      </style:paragraph-properties>
      <style:text-properties officeooo:paragraph-rsid="00162bad" fo:hyphenate="true" fo:hyphenation-remain-char-count="2" fo:hyphenation-push-char-count="2" loext:hyphenation-no-caps="true"/>
    </style:style>
    <style:style style:name="P202" style:family="paragraph" style:parent-style-name="Table_20_Contents">
      <style:paragraph-properties fo:text-align="justify" style:justify-single-word="false" fo:hyphenation-ladder-count="4"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0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0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0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0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0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08"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paragraph-rsid="01617534"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true"/>
    </style:style>
    <style:style style:name="P209"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paragraph-rsid="00add3ab"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true"/>
    </style:style>
    <style:style style:name="P21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1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185878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1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1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1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1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1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104b4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1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1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paragraph-rsid="00add3a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1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8e41e9" officeooo:paragraph-rsid="008e41e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2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2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0e95d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2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162ba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23" style:family="paragraph" style:parent-style-name="Table_20_Contents">
      <style:paragraph-properties fo:text-align="justify" style:justify-single-word="false" fo:hyphenation-ladder-count="4"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2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2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8f99bd" officeooo:paragraph-rsid="000e95d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2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8f99bd" officeooo:paragraph-rsid="00162ba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2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true"/>
    </style:style>
    <style:style style:name="P22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true"/>
    </style:style>
    <style:style style:name="P22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0e95db" style:font-size-asian="12pt" style:language-asian="zh" style:country-asian="CN" style:font-size-complex="12pt" style:language-complex="hi" style:country-complex="IN" fo:hyphenate="true" fo:hyphenation-remain-char-count="2" fo:hyphenation-push-char-count="2" loext:hyphenation-no-caps="true"/>
    </style:style>
    <style:style style:name="P23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true"/>
    </style:style>
    <style:style style:name="P23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true"/>
    </style:style>
    <style:style style:name="P23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true"/>
    </style:style>
    <style:style style:name="P23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0e95db" style:font-size-asian="12pt" style:language-asian="zh" style:country-asian="CN" style:font-size-complex="12pt" style:language-complex="hi" style:country-complex="IN" fo:hyphenate="true" fo:hyphenation-remain-char-count="2" fo:hyphenation-push-char-count="2" loext:hyphenation-no-caps="true"/>
    </style:style>
    <style:style style:name="P23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162bad" style:font-size-asian="12pt" style:language-asian="zh" style:country-asian="CN" style:font-size-complex="12pt" style:language-complex="hi" style:country-complex="IN" fo:hyphenate="true" fo:hyphenation-remain-char-count="2" fo:hyphenation-push-char-count="2" loext:hyphenation-no-caps="true"/>
    </style:style>
    <style:style style:name="P23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162bad" style:font-size-asian="12pt" style:language-asian="zh" style:country-asian="CN" style:font-size-complex="12pt" style:language-complex="hi" style:country-complex="IN" fo:hyphenate="true" fo:hyphenation-remain-char-count="2" fo:hyphenation-push-char-count="2" loext:hyphenation-no-caps="true"/>
    </style:style>
    <style:style style:name="P23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true"/>
    </style:style>
    <style:style style:name="P23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0e95db" style:font-size-asian="12pt" style:language-asian="zh" style:country-asian="CN" style:font-size-complex="12pt" style:language-complex="hi" style:country-complex="IN" fo:hyphenate="true" fo:hyphenation-remain-char-count="2" fo:hyphenation-push-char-count="2" loext:hyphenation-no-caps="true"/>
    </style:style>
    <style:style style:name="P23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true"/>
    </style:style>
    <style:style style:name="P23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true"/>
    </style:style>
    <style:style style:name="P24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162bad" style:font-size-asian="12pt" style:language-asian="zh" style:country-asian="CN" style:language-complex="hi" style:country-complex="IN" fo:hyphenate="true" fo:hyphenation-remain-char-count="2" fo:hyphenation-push-char-count="2" loext:hyphenation-no-caps="true"/>
    </style:style>
    <style:style style:name="P24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36121" style:font-size-asian="12pt" style:language-asian="zh" style:country-asian="CN" style:language-complex="hi" style:country-complex="IN" fo:hyphenate="true" fo:hyphenation-remain-char-count="2" fo:hyphenation-push-char-count="2" loext:hyphenation-no-caps="true"/>
    </style:style>
    <style:style style:name="P24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039a1"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4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1039a1"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44" style:family="paragraph" style:parent-style-name="Table_20_Contents">
      <style:paragraph-properties fo:text-align="justify" style:justify-single-word="false" fo:hyphenation-ladder-count="4"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1039a1"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24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039a1" style:font-size-asian="12pt" style:language-asian="zh" style:country-asian="CN" style:font-size-complex="12pt" style:language-complex="hi" style:country-complex="IN" fo:hyphenate="true" fo:hyphenation-remain-char-count="2" fo:hyphenation-push-char-count="2" loext:hyphenation-no-caps="true"/>
    </style:style>
    <style:style style:name="P24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1039a1" style:font-size-asian="12pt" style:language-asian="zh" style:country-asian="CN" style:font-size-complex="12pt" style:language-complex="hi" style:country-complex="IN" fo:hyphenate="true" fo:hyphenation-remain-char-count="2" fo:hyphenation-push-char-count="2" loext:hyphenation-no-caps="true"/>
    </style:style>
    <style:style style:name="P24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039a1" style:font-size-asian="12pt" style:language-asian="zh" style:country-asian="CN" style:language-complex="hi" style:country-complex="IN" fo:hyphenate="true" fo:hyphenation-remain-char-count="2" fo:hyphenation-push-char-count="2" loext:hyphenation-no-caps="true"/>
    </style:style>
    <style:style style:name="P248" style:family="paragraph" style:parent-style-name="Table_20_Contents">
      <style:paragraph-properties fo:text-align="justify" style:justify-single-word="false" fo:hyphenation-ladder-count="3" style:writing-mode="lr-tb">
        <style:drop-cap style:lines="2" style:style-name="Drop_20_Caps"/>
      </style:paragraph-properties>
      <style:text-properties fo:hyphenate="true" fo:hyphenation-remain-char-count="2" fo:hyphenation-push-char-count="2" loext:hyphenation-no-caps="true"/>
    </style:style>
    <style:style style:name="P24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a272f0" fo:hyphenate="true" fo:hyphenation-remain-char-count="2" fo:hyphenation-push-char-count="2" loext:hyphenation-no-caps="true"/>
    </style:style>
    <style:style style:name="P25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a3bd7c" fo:hyphenate="true" fo:hyphenation-remain-char-count="2" fo:hyphenation-push-char-count="2" loext:hyphenation-no-caps="true"/>
    </style:style>
    <style:style style:name="P25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6911af" fo:hyphenate="true" fo:hyphenation-remain-char-count="2" fo:hyphenation-push-char-count="2" loext:hyphenation-no-caps="true"/>
    </style:style>
    <style:style style:name="P25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b3175f" fo:hyphenate="true" fo:hyphenation-remain-char-count="2" fo:hyphenation-push-char-count="2" loext:hyphenation-no-caps="true"/>
    </style:style>
    <style:style style:name="P25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b4d80d" fo:hyphenate="true" fo:hyphenation-remain-char-count="2" fo:hyphenation-push-char-count="2" loext:hyphenation-no-caps="true"/>
    </style:style>
    <style:style style:name="P25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db3ab" fo:hyphenate="true" fo:hyphenation-remain-char-count="2" fo:hyphenation-push-char-count="2" loext:hyphenation-no-caps="true"/>
    </style:style>
    <style:style style:name="P25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a5f8a" fo:hyphenate="true" fo:hyphenation-remain-char-count="2" fo:hyphenation-push-char-count="2" loext:hyphenation-no-caps="true"/>
    </style:style>
    <style:style style:name="P25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e52ee" fo:hyphenate="true" fo:hyphenation-remain-char-count="2" fo:hyphenation-push-char-count="2" loext:hyphenation-no-caps="true"/>
    </style:style>
    <style:style style:name="P25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858787" fo:hyphenate="true" fo:hyphenation-remain-char-count="2" fo:hyphenation-push-char-count="2" loext:hyphenation-no-caps="true"/>
    </style:style>
    <style:style style:name="P25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5e3fde" fo:hyphenate="true" fo:hyphenation-remain-char-count="2" fo:hyphenation-push-char-count="2" loext:hyphenation-no-caps="true"/>
    </style:style>
    <style:style style:name="P25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cc36f" fo:hyphenate="true" fo:hyphenation-remain-char-count="2" fo:hyphenation-push-char-count="2" loext:hyphenation-no-caps="true"/>
    </style:style>
    <style:style style:name="P26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b169b7" fo:hyphenate="true" fo:hyphenation-remain-char-count="2" fo:hyphenation-push-char-count="2" loext:hyphenation-no-caps="true"/>
    </style:style>
    <style:style style:name="P26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b9af41" fo:hyphenate="true" fo:hyphenation-remain-char-count="2" fo:hyphenation-push-char-count="2" loext:hyphenation-no-caps="true"/>
    </style:style>
    <style:style style:name="P26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3b225a" fo:hyphenate="true" fo:hyphenation-remain-char-count="2" fo:hyphenation-push-char-count="2" loext:hyphenation-no-caps="true"/>
    </style:style>
    <style:style style:name="P26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3b9cde" fo:hyphenate="true" fo:hyphenation-remain-char-count="2" fo:hyphenation-push-char-count="2" loext:hyphenation-no-caps="true"/>
    </style:style>
    <style:style style:name="P26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df126e" fo:hyphenate="true" fo:hyphenation-remain-char-count="2" fo:hyphenation-push-char-count="2" loext:hyphenation-no-caps="true"/>
    </style:style>
    <style:style style:name="P26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71697" fo:hyphenate="true" fo:hyphenation-remain-char-count="2" fo:hyphenation-push-char-count="2" loext:hyphenation-no-caps="true"/>
    </style:style>
    <style:style style:name="P26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e3d0f1" fo:hyphenate="true" fo:hyphenation-remain-char-count="2" fo:hyphenation-push-char-count="2" loext:hyphenation-no-caps="true"/>
    </style:style>
    <style:style style:name="P26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ecda3d" fo:hyphenate="true" fo:hyphenation-remain-char-count="2" fo:hyphenation-push-char-count="2" loext:hyphenation-no-caps="true"/>
    </style:style>
    <style:style style:name="P26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e95db" fo:hyphenate="true" fo:hyphenation-remain-char-count="2" fo:hyphenation-push-char-count="2" loext:hyphenation-no-caps="true"/>
    </style:style>
    <style:style style:name="P26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092a42" fo:hyphenate="true" fo:hyphenation-remain-char-count="2" fo:hyphenation-push-char-count="2" loext:hyphenation-no-caps="true"/>
    </style:style>
    <style:style style:name="P27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c86824" fo:hyphenate="true" fo:hyphenation-remain-char-count="2" fo:hyphenation-push-char-count="2" loext:hyphenation-no-caps="true"/>
    </style:style>
    <style:style style:name="P27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62bad" fo:hyphenate="true" fo:hyphenation-remain-char-count="2" fo:hyphenation-push-char-count="2" loext:hyphenation-no-caps="true"/>
    </style:style>
    <style:style style:name="P27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ca0cdc" fo:hyphenate="true" fo:hyphenation-remain-char-count="2" fo:hyphenation-push-char-count="2" loext:hyphenation-no-caps="true"/>
    </style:style>
    <style:style style:name="P27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ac7909" fo:hyphenate="true" fo:hyphenation-remain-char-count="2" fo:hyphenation-push-char-count="2" loext:hyphenation-no-caps="true"/>
    </style:style>
    <style:style style:name="P27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039a1" fo:hyphenate="true" fo:hyphenation-remain-char-count="2" fo:hyphenation-push-char-count="2" loext:hyphenation-no-caps="true"/>
    </style:style>
    <style:style style:name="P27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b078a9" fo:hyphenate="true" fo:hyphenation-remain-char-count="2" fo:hyphenation-push-char-count="2" loext:hyphenation-no-caps="true"/>
    </style:style>
    <style:style style:name="P27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5a0240" fo:hyphenate="true" fo:hyphenation-remain-char-count="2" fo:hyphenation-push-char-count="2" loext:hyphenation-no-caps="true"/>
    </style:style>
    <style:style style:name="P27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924205" fo:hyphenate="true" fo:hyphenation-remain-char-count="2" fo:hyphenation-push-char-count="2" loext:hyphenation-no-caps="true"/>
    </style:style>
    <style:style style:name="P27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hyphenate="true" fo:hyphenation-remain-char-count="2" fo:hyphenation-push-char-count="2" loext:hyphenation-no-caps="true"/>
    </style:style>
    <style:style style:name="P27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b8bb97" fo:hyphenate="true" fo:hyphenation-remain-char-count="2" fo:hyphenation-push-char-count="2" loext:hyphenation-no-caps="true"/>
    </style:style>
    <style:style style:name="P28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0e95db" fo:hyphenate="true" fo:hyphenation-remain-char-count="2" fo:hyphenation-push-char-count="2" loext:hyphenation-no-caps="true"/>
    </style:style>
    <style:style style:name="P28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162bad" fo:hyphenate="true" fo:hyphenation-remain-char-count="2" fo:hyphenation-push-char-count="2" loext:hyphenation-no-caps="true"/>
    </style:style>
    <style:style style:name="P28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113781c" fo:hyphenate="true" fo:hyphenation-remain-char-count="2" fo:hyphenation-push-char-count="2" loext:hyphenation-no-caps="true"/>
    </style:style>
    <style:style style:name="P28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9df912" fo:hyphenate="true" fo:hyphenation-remain-char-count="2" fo:hyphenation-push-char-count="2" loext:hyphenation-no-caps="true"/>
    </style:style>
    <style:style style:name="P28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hyphenate="true" fo:hyphenation-remain-char-count="2" fo:hyphenation-push-char-count="2" loext:hyphenation-no-caps="true"/>
    </style:style>
    <style:style style:name="P28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officeooo:paragraph-rsid="001db3ab" fo:hyphenate="true" fo:hyphenation-remain-char-count="2" fo:hyphenation-push-char-count="2" loext:hyphenation-no-caps="true"/>
    </style:style>
    <style:style style:name="P28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hyphenate="true" fo:hyphenation-remain-char-count="2" fo:hyphenation-push-char-count="2" loext:hyphenation-no-caps="true"/>
    </style:style>
    <style:style style:name="P28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officeooo:paragraph-rsid="000e95db" fo:hyphenate="true" fo:hyphenation-remain-char-count="2" fo:hyphenation-push-char-count="2" loext:hyphenation-no-caps="true"/>
    </style:style>
    <style:style style:name="P28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paragraph-rsid="0022e095" style:font-size-asian="12pt" fo:hyphenate="true" fo:hyphenation-remain-char-count="2" fo:hyphenation-push-char-count="2" loext:hyphenation-no-caps="true"/>
    </style:style>
    <style:style style:name="P28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504e12" officeooo:paragraph-rsid="0158d222" style:font-size-asian="12pt" style:font-size-complex="12pt" fo:hyphenate="true" fo:hyphenation-remain-char-count="2" fo:hyphenation-push-char-count="2" loext:hyphenation-no-caps="true"/>
    </style:style>
    <style:style style:name="P29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1cc36f" style:font-size-asian="12pt" style:font-size-complex="12pt" fo:hyphenate="true" fo:hyphenation-remain-char-count="2" fo:hyphenation-push-char-count="2" loext:hyphenation-no-caps="true"/>
    </style:style>
    <style:style style:name="P29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3b9cde" style:font-size-asian="12pt" style:font-size-complex="12pt" fo:hyphenate="true" fo:hyphenation-remain-char-count="2" fo:hyphenation-push-char-count="2" loext:hyphenation-no-caps="true"/>
    </style:style>
    <style:style style:name="P29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1adc99d" style:font-size-asian="12pt" style:font-size-complex="12pt" fo:hyphenate="true" fo:hyphenation-remain-char-count="2" fo:hyphenation-push-char-count="2" loext:hyphenation-no-caps="true"/>
    </style:style>
    <style:style style:name="P29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1b257f8" style:font-size-asian="12pt" style:font-size-complex="12pt" fo:hyphenate="true" fo:hyphenation-remain-char-count="2" fo:hyphenation-push-char-count="2" loext:hyphenation-no-caps="true"/>
    </style:style>
    <style:style style:name="P29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217e3f" style:font-size-asian="12pt" style:font-size-complex="12pt" fo:hyphenate="true" fo:hyphenation-remain-char-count="2" fo:hyphenation-push-char-count="2" loext:hyphenation-no-caps="true"/>
    </style:style>
    <style:style style:name="P29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b3175f" officeooo:paragraph-rsid="00b3175f" style:font-size-asian="12pt" style:font-size-complex="12pt" fo:hyphenate="true" fo:hyphenation-remain-char-count="2" fo:hyphenation-push-char-count="2" loext:hyphenation-no-caps="true"/>
    </style:style>
    <style:style style:name="P29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b4d80d" officeooo:paragraph-rsid="00b4d80d" style:font-size-asian="12pt" style:font-size-complex="12pt" fo:hyphenate="true" fo:hyphenation-remain-char-count="2" fo:hyphenation-push-char-count="2" loext:hyphenation-no-caps="true"/>
    </style:style>
    <style:style style:name="P29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bbda46" officeooo:paragraph-rsid="00bbda46" style:font-size-asian="12pt" style:font-size-complex="12pt" fo:hyphenate="true" fo:hyphenation-remain-char-count="2" fo:hyphenation-push-char-count="2" loext:hyphenation-no-caps="true"/>
    </style:style>
    <style:style style:name="P29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033682" style:font-size-asian="12pt" style:font-size-complex="12pt" fo:hyphenate="true" fo:hyphenation-remain-char-count="2" fo:hyphenation-push-char-count="2" loext:hyphenation-no-caps="true"/>
    </style:style>
    <style:style style:name="P29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3b9cde" officeooo:paragraph-rsid="00033682" style:font-size-asian="12pt" style:font-size-complex="12pt" fo:hyphenate="true" fo:hyphenation-remain-char-count="2" fo:hyphenation-push-char-count="2" loext:hyphenation-no-caps="true"/>
    </style:style>
    <style:style style:name="P30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12b4e" officeooo:paragraph-rsid="01df126e" style:font-size-asian="12pt" style:font-size-complex="12pt" fo:hyphenate="true" fo:hyphenation-remain-char-count="2" fo:hyphenation-push-char-count="2" loext:hyphenation-no-caps="true"/>
    </style:style>
    <style:style style:name="P30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12b4e" officeooo:paragraph-rsid="019a5bec" style:font-size-asian="12pt" style:font-size-complex="12pt" fo:hyphenate="true" fo:hyphenation-remain-char-count="2" fo:hyphenation-push-char-count="2" loext:hyphenation-no-caps="true"/>
    </style:style>
    <style:style style:name="P30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df6ee6" officeooo:paragraph-rsid="00df6ee6" style:font-size-asian="12pt" style:font-size-complex="12pt" fo:hyphenate="true" fo:hyphenation-remain-char-count="2" fo:hyphenation-push-char-count="2" loext:hyphenation-no-caps="true"/>
    </style:style>
    <style:style style:name="P30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e7bd6c" officeooo:paragraph-rsid="00e7bd6c" style:font-size-asian="12pt" style:font-size-complex="12pt" fo:hyphenate="true" fo:hyphenation-remain-char-count="2" fo:hyphenation-push-char-count="2" loext:hyphenation-no-caps="true"/>
    </style:style>
    <style:style style:name="P30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19a5bec" style:font-size-asian="12pt" style:font-size-complex="12pt" fo:hyphenate="true" fo:hyphenation-remain-char-count="2" fo:hyphenation-push-char-count="2" loext:hyphenation-no-caps="true"/>
    </style:style>
    <style:style style:name="P30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10c395c" style:font-size-asian="12pt" style:font-size-complex="12pt" fo:hyphenate="true" fo:hyphenation-remain-char-count="2" fo:hyphenation-push-char-count="2" loext:hyphenation-no-caps="true"/>
    </style:style>
    <style:style style:name="P30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f8d6ca" officeooo:paragraph-rsid="01fcd328" style:font-size-asian="12pt" style:font-size-complex="12pt" fo:hyphenate="true" fo:hyphenation-remain-char-count="2" fo:hyphenation-push-char-count="2" loext:hyphenation-no-caps="true"/>
    </style:style>
    <style:style style:name="P30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ecda3d" officeooo:paragraph-rsid="000e95db" style:font-size-asian="12pt" style:font-size-complex="12pt" fo:hyphenate="true" fo:hyphenation-remain-char-count="2" fo:hyphenation-push-char-count="2" loext:hyphenation-no-caps="true"/>
    </style:style>
    <style:style style:name="P30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a09608" officeooo:paragraph-rsid="000e95db" style:font-size-asian="12pt" style:font-size-complex="12pt" fo:hyphenate="true" fo:hyphenation-remain-char-count="2" fo:hyphenation-push-char-count="2" loext:hyphenation-no-caps="true"/>
    </style:style>
    <style:style style:name="P30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a09608" officeooo:paragraph-rsid="00162bad" style:font-size-asian="12pt" style:font-size-complex="12pt" fo:hyphenate="true" fo:hyphenation-remain-char-count="2" fo:hyphenation-push-char-count="2" loext:hyphenation-no-caps="true"/>
    </style:style>
    <style:style style:name="P31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a09608" officeooo:paragraph-rsid="00a09608" style:font-size-asian="12pt" style:font-size-complex="12pt" fo:hyphenate="true" fo:hyphenation-remain-char-count="2" fo:hyphenation-push-char-count="2" loext:hyphenation-no-caps="true"/>
    </style:style>
    <style:style style:name="P31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102b2e2" officeooo:paragraph-rsid="01a27492" style:font-size-asian="12pt" style:font-size-complex="12pt" fo:hyphenate="true" fo:hyphenation-remain-char-count="2" fo:hyphenation-push-char-count="2" loext:hyphenation-no-caps="true"/>
    </style:style>
    <style:style style:name="P31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0b5bd5" officeooo:paragraph-rsid="00162bad" style:font-size-asian="12pt" style:font-size-complex="12pt" fo:hyphenate="true" fo:hyphenation-remain-char-count="2" fo:hyphenation-push-char-count="2" loext:hyphenation-no-caps="true"/>
    </style:style>
    <style:style style:name="P31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1950c5" officeooo:paragraph-rsid="00162bad" style:font-size-asian="12pt" style:font-size-complex="12pt" fo:hyphenate="true" fo:hyphenation-remain-char-count="2" fo:hyphenation-push-char-count="2" loext:hyphenation-no-caps="true"/>
    </style:style>
    <style:style style:name="P31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1a232c" officeooo:paragraph-rsid="00162bad" style:font-size-asian="12pt" style:font-size-complex="12pt" fo:hyphenate="true" fo:hyphenation-remain-char-count="2" fo:hyphenation-push-char-count="2" loext:hyphenation-no-caps="true"/>
    </style:style>
    <style:style style:name="P31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5a0240" officeooo:paragraph-rsid="005a0240" style:font-size-asian="12pt" style:font-size-complex="12pt" fo:hyphenate="true" fo:hyphenation-remain-char-count="2" fo:hyphenation-push-char-count="2" loext:hyphenation-no-caps="true"/>
    </style:style>
    <style:style style:name="P31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326de8" officeooo:paragraph-rsid="00326de8" style:font-size-asian="12pt" style:font-style-asian="normal" style:font-size-complex="12pt" style:font-style-complex="normal" fo:hyphenate="true" fo:hyphenation-remain-char-count="2" fo:hyphenation-push-char-count="2" loext:hyphenation-no-caps="true"/>
    </style:style>
    <style:style style:name="P31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bbda46" officeooo:paragraph-rsid="00bbda46" style:font-size-asian="12pt" style:font-style-asian="normal" style:font-size-complex="12pt" style:font-style-complex="normal" fo:hyphenate="true" fo:hyphenation-remain-char-count="2" fo:hyphenation-push-char-count="2" loext:hyphenation-no-caps="true"/>
    </style:style>
    <style:style style:name="P31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f9a981" officeooo:paragraph-rsid="000e95db" style:font-size-asian="12pt" style:font-style-asian="normal" style:font-size-complex="12pt" style:font-style-complex="normal" fo:hyphenate="true" fo:hyphenation-remain-char-count="2" fo:hyphenation-push-char-count="2" loext:hyphenation-no-caps="true"/>
    </style:style>
    <style:style style:name="P31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fb978e" officeooo:paragraph-rsid="000e95db" style:font-size-asian="12pt" style:font-style-asian="normal" style:font-size-complex="12pt" style:font-style-complex="normal" fo:hyphenate="true" fo:hyphenation-remain-char-count="2" fo:hyphenation-push-char-count="2" loext:hyphenation-no-caps="true"/>
    </style:style>
    <style:style style:name="P32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112db77" officeooo:paragraph-rsid="00162bad" style:font-size-asian="12pt" style:font-style-asian="normal" style:font-size-complex="12pt" style:font-style-complex="normal" fo:hyphenate="true" fo:hyphenation-remain-char-count="2" fo:hyphenation-push-char-count="2" loext:hyphenation-no-caps="true"/>
    </style:style>
    <style:style style:name="P32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103f18b" officeooo:paragraph-rsid="006897dd" style:font-size-asian="12pt" style:font-style-asian="normal" style:font-size-complex="12pt" style:font-style-complex="normal" fo:hyphenate="true" fo:hyphenation-remain-char-count="2" fo:hyphenation-push-char-count="2" loext:hyphenation-no-caps="true"/>
    </style:style>
    <style:style style:name="P32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a09608" officeooo:paragraph-rsid="00a09608" style:font-size-asian="12pt" style:font-style-asian="normal" style:font-size-complex="12pt" style:font-style-complex="normal" fo:hyphenate="true" fo:hyphenation-remain-char-count="2" fo:hyphenation-push-char-count="2" loext:hyphenation-no-caps="true"/>
    </style:style>
    <style:style style:name="P32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la" fo:country="VA" officeooo:paragraph-rsid="0030a648" style:font-size-asian="12pt" style:language-asian="zh" style:country-asian="CN" style:language-complex="hi" style:country-complex="IN" fo:hyphenate="true" fo:hyphenation-remain-char-count="2" fo:hyphenation-push-char-count="2" loext:hyphenation-no-caps="true"/>
    </style:style>
    <style:style style:name="P32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la" fo:country="VA" officeooo:paragraph-rsid="000e95db" style:font-size-asian="12pt" style:language-asian="zh" style:country-asian="CN" style:language-complex="hi" style:country-complex="IN" fo:hyphenate="true" fo:hyphenation-remain-char-count="2" fo:hyphenation-push-char-count="2" loext:hyphenation-no-caps="true"/>
    </style:style>
    <style:style style:name="P32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la" fo:country="VA" officeooo:paragraph-rsid="00162bad" style:font-size-asian="12pt" style:language-asian="zh" style:country-asian="CN" style:language-complex="hi" style:country-complex="IN" fo:hyphenate="true" fo:hyphenation-remain-char-count="2" fo:hyphenation-push-char-count="2" loext:hyphenation-no-caps="true"/>
    </style:style>
    <style:style style:name="P32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language="la" fo:country="VA" officeooo:rsid="008cec1b" officeooo:paragraph-rsid="008cec1b" style:language-asian="zh" style:country-asian="CN" style:language-complex="hi" style:country-complex="IN" fo:hyphenate="true" fo:hyphenation-remain-char-count="2" fo:hyphenation-push-char-count="2" loext:hyphenation-no-caps="true"/>
    </style:style>
    <style:style style:name="P32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language="la" fo:country="VA" officeooo:paragraph-rsid="00162bad" style:language-asian="zh" style:country-asian="CN" style:language-complex="hi" style:country-complex="IN" fo:hyphenate="true" fo:hyphenation-remain-char-count="2" fo:hyphenation-push-char-count="2" loext:hyphenation-no-caps="true"/>
    </style:style>
    <style:style style:name="P32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039a1" style:font-size-asian="12pt" style:language-asian="zh" style:country-asian="CN" style:language-complex="hi" style:country-complex="IN" fo:hyphenate="true" fo:hyphenation-remain-char-count="2" fo:hyphenation-push-char-count="2" loext:hyphenation-no-caps="true"/>
    </style:style>
    <style:style style:name="P32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12657a0" officeooo:paragraph-rsid="001039a1" style:font-size-asian="12pt" style:font-size-complex="12pt" fo:hyphenate="true" fo:hyphenation-remain-char-count="2" fo:hyphenation-push-char-count="2" loext:hyphenation-no-caps="true"/>
    </style:style>
    <style:style style:name="P33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2746ba" officeooo:paragraph-rsid="001039a1" style:font-size-asian="12pt" style:font-size-complex="12pt" fo:hyphenate="true" fo:hyphenation-remain-char-count="2" fo:hyphenation-push-char-count="2" loext:hyphenation-no-caps="true"/>
    </style:style>
    <style:style style:name="P33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294ede" officeooo:paragraph-rsid="001039a1" style:font-size-asian="12pt" style:font-size-complex="12pt" fo:hyphenate="true" fo:hyphenation-remain-char-count="2" fo:hyphenation-push-char-count="2" loext:hyphenation-no-caps="true"/>
    </style:style>
    <style:style style:name="P33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1116020" officeooo:paragraph-rsid="001039a1" style:font-size-asian="12pt" style:font-size-complex="12pt" fo:hyphenate="true" fo:hyphenation-remain-char-count="2" fo:hyphenation-push-char-count="2" loext:hyphenation-no-caps="true"/>
    </style:style>
    <style:style style:name="P33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30ed90" officeooo:paragraph-rsid="001039a1" style:font-size-asian="12pt" style:font-size-complex="12pt" fo:hyphenate="true" fo:hyphenation-remain-char-count="2" fo:hyphenation-push-char-count="2" loext:hyphenation-no-caps="true"/>
    </style:style>
    <style:style style:name="P33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12e7c9f" officeooo:paragraph-rsid="001039a1" style:font-size-asian="12pt" style:font-style-asian="normal" style:font-size-complex="12pt" style:font-style-complex="normal" fo:hyphenate="true" fo:hyphenation-remain-char-count="2" fo:hyphenation-push-char-count="2" loext:hyphenation-no-caps="true"/>
    </style:style>
    <style:style style:name="P335" style:family="paragraph" style:parent-style-name="Table_20_Contents">
      <style:paragraph-properties fo:text-align="justify" style:justify-single-word="false" fo:hyphenation-ladder-count="3">
        <style:drop-cap style:lines="3" style:style-name="Iniciály_20_velké"/>
      </style:paragraph-properties>
      <style:text-properties fo:hyphenate="true" fo:hyphenation-remain-char-count="2" fo:hyphenation-push-char-count="2" loext:hyphenation-no-caps="true"/>
    </style:style>
    <style:style style:name="P336"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a272f0" fo:hyphenate="true" fo:hyphenation-remain-char-count="2" fo:hyphenation-push-char-count="2" loext:hyphenation-no-caps="true"/>
    </style:style>
    <style:style style:name="P337"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3b225a" fo:hyphenate="true" fo:hyphenation-remain-char-count="2" fo:hyphenation-push-char-count="2" loext:hyphenation-no-caps="true"/>
    </style:style>
    <style:style style:name="P338"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071697" fo:hyphenate="true" fo:hyphenation-remain-char-count="2" fo:hyphenation-push-char-count="2" loext:hyphenation-no-caps="true"/>
    </style:style>
    <style:style style:name="P339"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033682" fo:hyphenate="true" fo:hyphenation-remain-char-count="2" fo:hyphenation-push-char-count="2" loext:hyphenation-no-caps="true"/>
    </style:style>
    <style:style style:name="P340" style:family="paragraph" style:parent-style-name="Table_20_Contents">
      <style:paragraph-properties fo:text-align="justify" style:justify-single-word="false" fo:hyphenation-ladder-count="3">
        <style:drop-cap style:lines="2" style:style-name="Drop_20_Caps"/>
      </style:paragraph-properties>
      <style:text-properties fo:hyphenate="true" fo:hyphenation-remain-char-count="2" fo:hyphenation-push-char-count="2" loext:hyphenation-no-caps="true"/>
    </style:style>
    <style:style style:name="P34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1cc36f" style:font-size-asian="12pt" style:font-size-complex="12pt" fo:hyphenate="true" fo:hyphenation-remain-char-count="2" fo:hyphenation-push-char-count="2" loext:hyphenation-no-caps="true"/>
    </style:style>
    <style:style style:name="P342"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033682" style:font-size-asian="12pt" style:font-size-complex="12pt" fo:hyphenate="true" fo:hyphenation-remain-char-count="2" fo:hyphenation-push-char-count="2" loext:hyphenation-no-caps="true"/>
    </style:style>
    <style:style style:name="P34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1afbe68" style:font-size-asian="12pt" style:font-size-complex="12pt" fo:hyphenate="true" fo:hyphenation-remain-char-count="2" fo:hyphenation-push-char-count="2" loext:hyphenation-no-caps="true"/>
    </style:style>
    <style:style style:name="P344"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paragraph-rsid="00071697" style:font-size-asian="12pt" style:font-size-complex="12pt" fo:hyphenate="true" fo:hyphenation-remain-char-count="2" fo:hyphenation-push-char-count="2" loext:hyphenation-no-caps="true"/>
    </style:style>
    <style:style style:name="P345"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paragraph-rsid="002d0b2a" style:font-size-asian="12pt" style:font-size-complex="12pt" fo:hyphenate="true" fo:hyphenation-remain-char-count="2" fo:hyphenation-push-char-count="2" loext:hyphenation-no-caps="true"/>
    </style:style>
    <style:style style:name="P346" style:family="paragraph" style:parent-style-name="Table_20_Contents">
      <style:paragraph-properties fo:text-align="justify" style:justify-single-word="false" fo:hyphenation-ladder-count="3"/>
      <style:text-properties style:font-name="Linux Libertine S.O.Cist." fo:font-size="12pt" fo:language="cs" fo:country="CZ" fo:font-weight="bold" officeooo:rsid="0190eb56" style:font-size-asian="12pt" style:font-weight-asian="bold" style:font-weight-complex="bold" fo:hyphenate="true" fo:hyphenation-remain-char-count="2" fo:hyphenation-push-char-count="2" loext:hyphenation-no-caps="true"/>
    </style:style>
    <style:style style:name="P347" style:family="paragraph" style:parent-style-name="Table_20_Contents">
      <style:paragraph-properties fo:text-align="justify" style:justify-single-word="false" fo:hyphenation-ladder-count="4">
        <style:drop-cap style:lines="2" style:style-name="Drop_20_Caps"/>
      </style:paragraph-properties>
      <style:text-properties style:font-name="Linux Libertine S.O.Cist." fo:hyphenate="true" fo:hyphenation-remain-char-count="2" fo:hyphenation-push-char-count="2" loext:hyphenation-no-caps="true"/>
    </style:style>
    <style:style style:name="P348" style:family="paragraph" style:parent-style-name="Table_20_Contents">
      <style:paragraph-properties fo:text-align="justify" style:justify-single-word="false" fo:hyphenation-ladder-count="3">
        <style:drop-cap style:lines="3" style:style-name="Iniciály_20_velké"/>
      </style:paragraph-properties>
      <style:text-properties fo:color="#000000" loext:opacity="100%" style:font-name="Linux Libertine S.O.Cist."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349"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350" style:family="paragraph" style:parent-style-name="Table_20_Contents">
      <style:paragraph-properties fo:text-align="justify" style:justify-single-word="false" fo:hyphenation-ladder-count="3">
        <style:drop-cap style:lines="3" style:style-name="Iniciály_20_velké"/>
      </style:paragraph-properties>
      <style:text-properties fo:color="#000000" loext:opacity="100%" style:font-name="Linux Libertine S.O.Cist."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true"/>
    </style:style>
    <style:style style:name="P351" style:family="paragraph" style:parent-style-name="Table_20_Contents">
      <style:paragraph-properties fo:text-align="justify" style:justify-single-word="false" fo:hyphenation-ladder-count="3">
        <style:drop-cap style:lines="3" style:style-name="Iniciály_20_velké"/>
      </style:paragraph-properties>
      <style:text-properties fo:color="#000000" loext:opacity="100%" style:font-name="Linux Libertine S.O.Cist.1" fo:font-size="12pt" fo:language="la" fo:country="VA"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true"/>
    </style:style>
    <style:style style:name="P352"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353" style:family="paragraph" style:parent-style-name="Table_20_Contents">
      <style:paragraph-properties fo:text-align="justify" style:justify-single-word="false" fo:hyphenation-ladder-count="4">
        <style:drop-cap style:lines="2" style:style-name="Drop_20_Caps"/>
      </style:paragraph-properties>
      <style:text-properties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3" loext:hyphenation-no-caps="true"/>
    </style:style>
    <style:style style:name="P354" style:family="paragraph" style:parent-style-name="Table_20_Contents">
      <style:paragraph-properties fo:text-align="justify" style:justify-single-word="false" fo:hyphenation-ladder-count="3">
        <style:drop-cap style:lines="2" style:style-name="Drop_20_Caps"/>
      </style:paragraph-properties>
      <style:text-properties fo:font-size="12pt" fo:language="cs" fo:country="CZ" officeooo:rsid="00c6a394" officeooo:paragraph-rsid="00c6a394" style:font-size-asian="12pt" style:font-size-complex="12pt" fo:hyphenate="true" fo:hyphenation-remain-char-count="2" fo:hyphenation-push-char-count="2" loext:hyphenation-no-caps="true"/>
    </style:style>
    <style:style style:name="P355"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language="cs" fo:country="CZ" style:font-size-asian="12pt" style:font-size-complex="12pt" fo:hyphenate="true" fo:hyphenation-remain-char-count="2" fo:hyphenation-push-char-count="2" loext:hyphenation-no-caps="true"/>
    </style:style>
    <style:style style:name="P356"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7b3c0b" officeooo:paragraph-rsid="007b3c0b" fo:hyphenate="true" fo:hyphenation-remain-char-count="2" fo:hyphenation-push-char-count="2" loext:hyphenation-no-caps="true"/>
    </style:style>
    <style:style style:name="P357" style:family="paragraph" style:parent-style-name="Table_20_Contents">
      <style:paragraph-properties fo:margin-left="0cm" fo:margin-right="0cm" fo:text-align="justify" style:justify-single-word="false" fo:hyphenation-ladder-count="3" fo:text-indent="0cm" style:auto-text-indent="false">
        <style:drop-cap style:lines="2" style:style-name="Drop_20_Caps"/>
      </style:paragraph-properties>
      <style:text-properties fo:color="#000000" loext:opacity="100%" style:font-name="Linux Libertine S.O.Cist."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true"/>
    </style:style>
    <style:style style:name="T1" style:family="text">
      <style:text-properties fo:color="#ff0000" loext:opacity="100%" fo:font-size="12pt" fo:language="la" fo:country="VA" fo:font-weight="normal" style:font-size-asian="12pt" style:language-asian="zh" style:country-asian="CN" style:font-weight-asian="normal" style:font-size-complex="12pt" style:language-complex="hi" style:country-complex="IN" style:font-weight-complex="normal"/>
    </style:style>
    <style:style style:name="T2" style:family="text">
      <style:text-properties fo:color="#ff0000" loext:opacity="100%" fo:font-size="12pt" fo:language="la" fo:country="VA" fo:font-weight="normal" officeooo:rsid="008a529c" style:font-size-asian="12pt" style:language-asian="zh" style:country-asian="CN" style:font-weight-asian="normal" style:font-size-complex="12pt" style:language-complex="hi" style:country-complex="IN" style:font-weight-complex="normal"/>
    </style:style>
    <style:style style:name="T3" style:family="text">
      <style:text-properties fo:color="#ff0000" loext:opacity="100%" fo:font-size="12pt" fo:language="la" fo:country="VA" fo:font-weight="normal" officeooo:rsid="00920e46" style:font-size-asian="12pt" style:language-asian="zh" style:country-asian="CN" style:font-weight-asian="normal" style:font-size-complex="12pt" style:language-complex="hi" style:country-complex="IN" style:font-weight-complex="normal"/>
    </style:style>
    <style:style style:name="T4" style:family="text">
      <style:text-properties fo:color="#ff0000" loext:opacity="100%" fo:font-size="12pt" fo:language="la" fo:country="VA" fo:font-weight="normal" officeooo:rsid="00acc7a1" style:font-size-asian="12pt" style:language-asian="zh" style:country-asian="CN" style:font-weight-asian="normal" style:font-size-complex="12pt" style:language-complex="hi" style:country-complex="IN" style:font-weight-complex="normal"/>
    </style:style>
    <style:style style:name="T5" style:family="text">
      <style:text-properties fo:color="#ff0000" loext:opacity="100%" fo:font-size="12pt" fo:language="la" fo:country="VA" fo:font-weight="normal" officeooo:rsid="00b75b39" style:font-size-asian="12pt" style:language-asian="zh" style:country-asian="CN" style:font-weight-asian="normal" style:font-size-complex="12pt" style:language-complex="hi" style:country-complex="IN" style:font-weight-complex="normal"/>
    </style:style>
    <style:style style:name="T6" style:family="text">
      <style:text-properties fo:color="#ff0000" loext:opacity="100%" fo:font-size="12pt" fo:language="la" fo:country="VA" fo:font-weight="normal" officeooo:rsid="00f1d228" style:font-size-asian="12pt" style:language-asian="zh" style:country-asian="CN" style:font-weight-asian="normal" style:font-size-complex="12pt" style:language-complex="hi" style:country-complex="IN" style:font-weight-complex="normal"/>
    </style:style>
    <style:style style:name="T7" style:family="text">
      <style:text-properties fo:color="#ff0000" loext:opacity="100%" fo:font-size="12pt" fo:language="la" fo:country="VA" fo:font-weight="normal" officeooo:rsid="00f1e1ba" style:font-size-asian="12pt" style:language-asian="zh" style:country-asian="CN" style:font-weight-asian="normal" style:font-size-complex="12pt" style:language-complex="hi" style:country-complex="IN" style:font-weight-complex="normal"/>
    </style:style>
    <style:style style:name="T8" style:family="text">
      <style:text-properties fo:color="#ff0000" loext:opacity="100%" fo:font-size="12pt" fo:language="la" fo:country="VA" fo:font-weight="normal" officeooo:rsid="01074b52" style:font-size-asian="12pt" style:language-asian="zh" style:country-asian="CN" style:font-weight-asian="normal" style:font-size-complex="12pt" style:language-complex="hi" style:country-complex="IN" style:font-weight-complex="normal"/>
    </style:style>
    <style:style style:name="T9" style:family="text">
      <style:text-properties fo:color="#ff0000" loext:opacity="100%" fo:font-size="12pt" fo:language="la" fo:country="VA" fo:font-weight="normal" officeooo:rsid="014bd0e1" style:font-size-asian="12pt" style:language-asian="zh" style:country-asian="CN" style:font-weight-asian="normal" style:font-size-complex="12pt" style:language-complex="hi" style:country-complex="IN" style:font-weight-complex="normal"/>
    </style:style>
    <style:style style:name="T10" style:family="text">
      <style:text-properties fo:color="#ff0000" loext:opacity="100%" fo:font-size="12pt" fo:language="la" fo:country="VA" fo:font-weight="normal" officeooo:rsid="015c6a51" style:font-size-asian="12pt" style:language-asian="zh" style:country-asian="CN" style:font-weight-asian="normal" style:font-size-complex="12pt" style:language-complex="hi" style:country-complex="IN" style:font-weight-complex="normal"/>
    </style:style>
    <style:style style:name="T11" style:family="text">
      <style:text-properties fo:color="#ff0000" loext:opacity="100%" fo:font-size="12pt" fo:language="la" fo:country="VA" fo:font-weight="normal" officeooo:rsid="018e0d18" style:font-size-asian="12pt" style:language-asian="zh" style:country-asian="CN" style:font-weight-asian="normal" style:font-size-complex="12pt" style:language-complex="hi" style:country-complex="IN" style:font-weight-complex="normal"/>
    </style:style>
    <style:style style:name="T12" style:family="text">
      <style:text-properties fo:color="#ff0000" loext:opacity="100%" fo:font-size="12pt" fo:language="la" fo:country="VA" fo:font-weight="normal" officeooo:rsid="011ca0ff" style:font-size-asian="12pt" style:language-asian="zh" style:country-asian="CN" style:font-weight-asian="normal" style:font-size-complex="12pt" style:language-complex="hi" style:country-complex="IN" style:font-weight-complex="normal"/>
    </style:style>
    <style:style style:name="T13" style:family="text">
      <style:text-properties fo:color="#ff0000" loext:opacity="100%" fo:font-size="12pt" fo:language="la" fo:country="VA" style:font-size-asian="12pt" style:language-asian="zh" style:country-asian="CN" style:font-size-complex="12pt" style:language-complex="hi" style:country-complex="IN"/>
    </style:style>
    <style:style style:name="T14" style:family="text">
      <style:text-properties fo:color="#ff0000" loext:opacity="100%" fo:font-size="12pt" fo:language="la" fo:country="VA" officeooo:rsid="0030a648" style:font-size-asian="12pt" style:language-asian="zh" style:country-asian="CN" style:font-size-complex="12pt" style:language-complex="hi" style:country-complex="IN"/>
    </style:style>
    <style:style style:name="T15" style:family="text">
      <style:text-properties fo:color="#ff0000" loext:opacity="100%" fo:font-size="12pt" fo:language="la" fo:country="VA" officeooo:rsid="00af29e7" style:font-size-asian="12pt" style:language-asian="zh" style:country-asian="CN" style:font-size-complex="12pt" style:language-complex="hi" style:country-complex="IN"/>
    </style:style>
    <style:style style:name="T16" style:family="text">
      <style:text-properties fo:color="#ff0000" loext:opacity="100%" fo:font-size="12pt" fo:language="la" fo:country="VA" officeooo:rsid="00924205" style:font-size-asian="12pt" style:language-asian="zh" style:country-asian="CN" style:font-size-complex="12pt" style:language-complex="hi" style:country-complex="IN"/>
    </style:style>
    <style:style style:name="T17" style:family="text">
      <style:text-properties fo:color="#ff0000" loext:opacity="100%" fo:font-size="12pt" fo:language="la" fo:country="VA" style:font-size-asian="12pt" style:font-name-complex="Times New Roman1"/>
    </style:style>
    <style:style style:name="T18" style:family="text">
      <style:text-properties fo:color="#ff0000" loext:opacity="100%" fo:font-size="12pt" fo:language="la" fo:country="VA" style:font-size-asian="12pt" style:font-name-complex="Times New Roman1" style:font-weight-complex="bold"/>
    </style:style>
    <style:style style:name="T19" style:family="text">
      <style:text-properties fo:color="#ff0000" loext:opacity="100%" fo:font-size="12pt" fo:language="la" fo:country="VA" fo:font-style="normal" style:font-size-asian="12pt" style:language-asian="zh" style:country-asian="CN" style:font-style-asian="normal" style:font-size-complex="12pt" style:language-complex="hi" style:country-complex="IN" style:font-style-complex="normal"/>
    </style:style>
    <style:style style:name="T20" style:family="text">
      <style:text-properties fo:color="#ff0000" loext:opacity="100%" fo:font-size="12pt" fo:language="la" fo:country="VA" fo:font-style="normal" officeooo:rsid="001abc9f" style:font-size-asian="12pt" style:language-asian="zh" style:country-asian="CN" style:font-style-asian="normal" style:font-size-complex="12pt" style:language-complex="hi" style:country-complex="IN" style:font-style-complex="normal"/>
    </style:style>
    <style:style style:name="T21" style:family="text">
      <style:text-properties fo:color="#ff0000" loext:opacity="100%" fo:font-size="12pt" fo:language="la" fo:country="VA" fo:font-style="normal" fo:font-weight="normal" officeooo:rsid="00794280" style:font-size-asian="12pt" style:language-asian="zh" style:country-asian="CN" style:font-style-asian="normal" style:font-weight-asian="normal" style:font-size-complex="12pt" style:language-complex="hi" style:country-complex="IN" style:font-style-complex="normal" style:font-weight-complex="normal"/>
    </style:style>
    <style:style style:name="T22" style:family="text">
      <style:text-properties fo:color="#ff0000" loext:opacity="100%" fo:font-size="12pt" fo:letter-spacing="normal" fo:language="la" fo:country="VA" fo:font-style="normal" fo:font-weight="normal"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3" style:family="text">
      <style:text-properties fo:color="#ff0000" loext:opacity="100%" fo:font-size="12pt" fo:letter-spacing="normal" fo:language="la" fo:country="VA" fo:font-style="normal" fo:font-weight="normal" officeooo:rsid="00acc7a1"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4" style:family="text">
      <style:text-properties fo:color="#ff0000" loext:opacity="100%" fo:font-size="12pt" fo:letter-spacing="normal" fo:language="la" fo:country="VA" fo:font-style="normal" fo:font-weight="normal" officeooo:rsid="00b75b39"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 style:family="text">
      <style:text-properties fo:color="#ff0000" loext:opacity="100%"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26" style:family="text">
      <style:text-properties fo:color="#ff0000" loext:opacity="100%" fo:font-size="12pt" style:font-size-asian="12pt" style:font-name-complex="Times New Roman1"/>
    </style:style>
    <style:style style:name="T27" style:family="text">
      <style:text-properties fo:color="#ff0000" loext:opacity="100%" fo:font-size="12pt" style:font-size-asian="12pt" style:font-name-complex="Times New Roman1" style:font-weight-complex="bold"/>
    </style:style>
    <style:style style:name="T28" style:family="text">
      <style:text-properties fo:color="#ff0000" loext:opacity="100%" fo:font-size="12pt" officeooo:rsid="01927b93" style:font-size-asian="12pt" style:font-name-complex="Times New Roman1" style:font-weight-complex="bold"/>
    </style:style>
    <style:style style:name="T29" style:family="text">
      <style:text-properties fo:color="#ff0000" loext:opacity="100%" style:font-name="Cloister1" fo:font-size="18pt" fo:language="la" fo:country="VA" fo:font-weight="normal" style:language-asian="zh" style:country-asian="CN" style:font-weight-asian="normal" style:language-complex="hi" style:country-complex="IN" style:font-weight-complex="normal"/>
    </style:style>
    <style:style style:name="T30" style:family="text">
      <style:text-properties fo:color="#ff0000" loext:opacity="100%" style:font-name="Cloister1" fo:font-size="18pt" fo:language="la" fo:country="VA" fo:font-weight="normal" officeooo:rsid="00a97fa3" style:language-asian="zh" style:country-asian="CN" style:font-weight-asian="normal" style:language-complex="hi" style:country-complex="IN" style:font-weight-complex="normal"/>
    </style:style>
    <style:style style:name="T31" style:family="text">
      <style:text-properties fo:color="#ff0000" loext:opacity="100%" style:font-name="Cloister1" fo:font-size="18pt" fo:language="la" fo:country="VA" fo:font-weight="normal" officeooo:rsid="00acc7a1" style:language-asian="zh" style:country-asian="CN" style:font-weight-asian="normal" style:language-complex="hi" style:country-complex="IN" style:font-weight-complex="normal"/>
    </style:style>
    <style:style style:name="T32" style:family="text">
      <style:text-properties fo:color="#ff0000" loext:opacity="100%" style:font-name="Cloister1" fo:font-size="18pt" fo:language="la" fo:country="VA" fo:font-weight="normal" officeooo:rsid="00b75b39" style:language-asian="zh" style:country-asian="CN" style:font-weight-asian="normal" style:language-complex="hi" style:country-complex="IN" style:font-weight-complex="normal"/>
    </style:style>
    <style:style style:name="T33" style:family="text">
      <style:text-properties fo:color="#ff0000" loext:opacity="100%" style:font-name="Cloister1" fo:font-size="18pt" fo:language="la" fo:country="VA" fo:font-weight="normal" officeooo:rsid="00f1e1ba" style:language-asian="zh" style:country-asian="CN" style:font-weight-asian="normal" style:language-complex="hi" style:country-complex="IN" style:font-weight-complex="normal"/>
    </style:style>
    <style:style style:name="T34" style:family="text">
      <style:text-properties fo:color="#ff0000" loext:opacity="100%" style:font-name="Cloister1" fo:font-size="18pt" fo:language="la" fo:country="VA" fo:font-weight="normal" officeooo:rsid="00f51d83" style:language-asian="zh" style:country-asian="CN" style:font-weight-asian="normal" style:language-complex="hi" style:country-complex="IN" style:font-weight-complex="normal"/>
    </style:style>
    <style:style style:name="T35" style:family="text">
      <style:text-properties fo:color="#ff0000" loext:opacity="100%" style:font-name="Cloister1" fo:font-size="18pt" fo:language="la" fo:country="VA" fo:font-weight="normal" officeooo:rsid="009212f9" style:language-asian="zh" style:country-asian="CN" style:font-weight-asian="normal" style:language-complex="hi" style:country-complex="IN" style:font-weight-complex="normal"/>
    </style:style>
    <style:style style:name="T36" style:family="text">
      <style:text-properties fo:color="#ff0000" loext:opacity="100%" style:font-name="Cloister1" fo:font-size="18pt" fo:language="la" fo:country="VA" fo:font-weight="normal" officeooo:rsid="015b60c8" style:language-asian="zh" style:country-asian="CN" style:font-weight-asian="normal" style:language-complex="hi" style:country-complex="IN" style:font-weight-complex="normal"/>
    </style:style>
    <style:style style:name="T37" style:family="text">
      <style:text-properties fo:color="#ff0000" loext:opacity="100%" style:font-name="Cloister1" fo:font-size="18pt" fo:language="la" fo:country="VA" fo:font-weight="normal" officeooo:rsid="014bd0e1" style:letter-kerning="false" style:font-name-asian="Arial Unicode MS" style:language-asian="zh" style:country-asian="CN" style:font-weight-asian="normal" style:font-name-complex="Arial Unicode MS" style:language-complex="hi" style:country-complex="IN" style:font-weight-complex="normal"/>
    </style:style>
    <style:style style:name="T38" style:family="text">
      <style:text-properties fo:color="#ff0000" loext:opacity="100%" style:font-name="Cloister1" fo:font-size="18pt" fo:language="la" fo:country="VA" fo:font-weight="normal" officeooo:rsid="015b60c8" style:letter-kerning="false" style:font-name-asian="Arial Unicode MS" style:language-asian="zh" style:country-asian="CN" style:font-weight-asian="normal" style:font-name-complex="Arial Unicode MS" style:language-complex="hi" style:country-complex="IN" style:font-weight-complex="normal"/>
    </style:style>
    <style:style style:name="T39" style:family="text">
      <style:text-properties fo:color="#ff0000" loext:opacity="100%" style:font-name="Cloister1"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40" style:family="text">
      <style:text-properties fo:color="#ff0000" loext:opacity="100%" style:font-name="Cloister1" fo:font-size="18pt" fo:letter-spacing="normal" fo:language="la" fo:country="VA" fo:font-style="normal" fo:font-weight="normal"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1" style:family="text">
      <style:text-properties fo:color="#ff0000" loext:opacity="100%" style:font-name="Cloister1" fo:font-size="18pt" fo:letter-spacing="normal" fo:language="la" fo:country="VA" fo:font-style="normal" fo:font-weight="normal" officeooo:rsid="00f1e1ba"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2" style:family="text">
      <style:text-properties fo:color="#ff0000" loext:opacity="100%" style:font-name="Cloister1" fo:font-size="18pt" fo:letter-spacing="normal" fo:language="la" fo:country="VA" fo:font-style="normal" fo:font-weight="normal" officeooo:rsid="0101b317"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3" style:family="text">
      <style:text-properties fo:color="#ff0000" loext:opacity="100%" style:font-name="Cloister1" fo:font-size="18pt" fo:letter-spacing="normal" fo:language="la" fo:country="VA" fo:font-style="normal" fo:font-weight="normal" officeooo:rsid="00f1e1ba" style:letter-kerning="false"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4" style:family="text">
      <style:text-properties fo:color="#ff0000" loext:opacity="100%" style:font-name="Cloister1" fo:font-size="18pt" fo:letter-spacing="normal" fo:language="la" fo:country="VA" fo:font-style="normal" fo:font-weight="normal" officeooo:rsid="0101b317" style:letter-kerning="false"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5" style:family="text">
      <style:text-properties fo:color="#ff0000" loext:opacity="100%" style:font-name="Cloister1" fo:language="la" fo:country="VA" fo:font-weight="normal" style:language-asian="zh" style:country-asian="CN" style:font-weight-asian="normal" style:language-complex="hi" style:country-complex="IN" style:font-weight-complex="normal"/>
    </style:style>
    <style:style style:name="T46" style:family="text">
      <style:text-properties fo:color="#ff0000" loext:opacity="100%" style:font-name="Cloister1" fo:language="la" fo:country="VA" fo:font-weight="normal" officeooo:rsid="008a529c" style:language-asian="zh" style:country-asian="CN" style:font-weight-asian="normal" style:language-complex="hi" style:country-complex="IN" style:font-weight-complex="normal"/>
    </style:style>
    <style:style style:name="T47" style:family="text">
      <style:text-properties fo:color="#ff0000" loext:opacity="100%" style:font-name="Cloister1" fo:language="la" fo:country="VA" fo:font-weight="normal" officeooo:rsid="00f367a6" style:language-asian="zh" style:country-asian="CN" style:font-weight-asian="normal" style:language-complex="hi" style:country-complex="IN" style:font-weight-complex="normal"/>
    </style:style>
    <style:style style:name="T48" style:family="text">
      <style:text-properties fo:color="#ff0000" loext:opacity="100%" style:font-name="Cloister1" fo:language="la" fo:country="VA" fo:font-weight="normal" officeooo:rsid="00f1e1ba" style:language-asian="zh" style:country-asian="CN" style:font-weight-asian="normal" style:language-complex="hi" style:country-complex="IN" style:font-weight-complex="normal"/>
    </style:style>
    <style:style style:name="T49" style:family="text">
      <style:text-properties fo:color="#ff0000" loext:opacity="100%" style:font-name="Cloister1" fo:language="la" fo:country="VA" fo:font-weight="normal" officeooo:rsid="01074b52" style:language-asian="zh" style:country-asian="CN" style:font-weight-asian="normal" style:language-complex="hi" style:country-complex="IN" style:font-weight-complex="normal"/>
    </style:style>
    <style:style style:name="T50" style:family="text">
      <style:text-properties fo:color="#ff0000" loext:opacity="100%" fo:language="la" fo:country="VA" fo:font-weight="normal" style:language-asian="zh" style:country-asian="CN" style:font-weight-asian="normal" style:language-complex="hi" style:country-complex="IN" style:font-weight-complex="normal"/>
    </style:style>
    <style:style style:name="T51" style:family="text">
      <style:text-properties fo:color="#ff0000" loext:opacity="100%" fo:language="la" fo:country="VA" fo:font-weight="normal" officeooo:rsid="011ca0ff" style:language-asian="zh" style:country-asian="CN" style:font-weight-asian="normal" style:language-complex="hi" style:country-complex="IN" style:font-weight-complex="normal"/>
    </style:style>
    <style:style style:name="T52" style:family="text">
      <style:text-properties fo:color="#ff0000" loext:opacity="100%" fo:font-weight="bold" style:font-weight-asian="bold" style:font-weight-complex="bold"/>
    </style:style>
    <style:style style:name="T53" style:family="text">
      <style:text-properties fo:color="#ff0000" loext:opacity="100%" style:font-name="Linux Libertine S.O.Cist.1" fo:font-size="12pt" fo:language="la" fo:country="VA" officeooo:rsid="01c0b840" style:font-size-asian="12pt" style:language-asian="zh" style:country-asian="CN" style:language-complex="hi" style:country-complex="IN"/>
    </style:style>
    <style:style style:name="T54" style:family="text">
      <style:text-properties fo:color="#ff0000" loext:opacity="100%" style:font-name="Linux Libertine S.O.Cist.1" fo:font-size="12pt" fo:language="la" fo:country="VA" officeooo:rsid="01c0b840" style:font-size-asian="12pt" style:language-asian="zh" style:country-asian="CN" style:font-size-complex="12pt" style:language-complex="hi" style:country-complex="IN"/>
    </style:style>
    <style:style style:name="T55" style:family="text">
      <style:text-properties fo:color="#ff0000" loext:opacity="100%" style:font-name="Linux Libertine S.O.Cist.1" fo:font-size="12pt" fo:language="la" fo:country="VA" officeooo:rsid="01d94887" style:font-size-asian="12pt" style:language-asian="zh" style:country-asian="CN" style:font-size-complex="12pt" style:language-complex="hi" style:country-complex="IN"/>
    </style:style>
    <style:style style:name="T56" style:family="text">
      <style:text-properties fo:color="#ff0000" loext:opacity="100%" style:font-name="Linux Libertine S.O.Cist.1" fo:font-size="12pt" fo:language="la" fo:country="VA" officeooo:rsid="01d94887" style:letter-kerning="false" style:font-name-asian="Arial Unicode MS" style:font-size-asian="12pt" style:language-asian="zh" style:country-asian="CN" style:font-name-complex="Arial Unicode MS" style:font-size-complex="12pt" style:language-complex="hi" style:country-complex="IN"/>
    </style:style>
    <style:style style:name="T57" style:family="text">
      <style:text-properties fo:color="#ff0000" loext:opacity="100%" style:font-name="Linux Libertine S.O.Cist.1" fo:font-size="12pt" fo:language="cs" fo:country="CZ" officeooo:rsid="01d94887" style:letter-kerning="false" style:font-name-asian="Arial Unicode MS" style:font-size-asian="12pt" style:language-asian="zh" style:country-asian="CN" style:font-name-complex="Arial Unicode MS" style:font-size-complex="12pt" style:language-complex="hi" style:country-complex="IN"/>
    </style:style>
    <style:style style:name="T58" style:family="text">
      <style:text-properties fo:color="#00000a" loext:opacity="100%"/>
    </style:style>
    <style:style style:name="T59" style:family="text">
      <style:text-properties fo:color="#00000a" loext:opacity="100%"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60" style:family="text">
      <style:text-properties fo:color="#00000a" loext:opacity="100%"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61" style:family="text">
      <style:text-properties fo:color="#00000a" loext:opacity="100%" style:font-name="Cloister1" fo:font-size="18pt" fo:language="la" fo:country="VA" fo:font-weight="normal" style:language-asian="zh" style:country-asian="CN" style:font-weight-asian="normal" style:language-complex="hi" style:country-complex="IN" style:font-weight-complex="normal"/>
    </style:style>
    <style:style style:name="T62" style:family="text">
      <style:text-properties fo:color="#00000a" loext:opacity="100%" style:font-name="Cloister1"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63" style:family="text">
      <style:text-properties fo:color="#00000a" loext:opacity="100%" style:font-name="Cloister1" fo:font-size="18pt" fo:letter-spacing="normal" fo:language="la" fo:country="VA" fo:font-style="normal" fo:font-weight="normal"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4" style:family="text">
      <style:text-properties fo:color="#00000a" loext:opacity="100%" style:font-name="Cloister1" fo:font-size="18pt" fo:letter-spacing="normal" fo:language="la" fo:country="VA" fo:font-style="normal" fo:font-weight="normal" officeooo:rsid="00f1e1ba"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5" style:family="text">
      <style:text-properties fo:color="#00000a" loext:opacity="100%" style:font-name="Cloister1" fo:font-size="18pt" fo:letter-spacing="normal" fo:language="la" fo:country="VA" fo:font-style="normal" fo:font-weight="normal" officeooo:rsid="0101b317"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6" style:family="text">
      <style:text-properties fo:color="#00000a" loext:opacity="100%" style:font-name="Cloister1" fo:language="la" fo:country="VA" fo:font-weight="normal" style:language-asian="zh" style:country-asian="CN" style:font-weight-asian="normal" style:language-complex="hi" style:country-complex="IN" style:font-weight-complex="normal"/>
    </style:style>
    <style:style style:name="T67" style:family="text">
      <style:text-properties fo:color="#00000a" loext:opacity="100%" style:font-name="Cloister1" fo:language="la" fo:country="VA" fo:font-weight="normal" officeooo:rsid="00f367a6" style:language-asian="zh" style:country-asian="CN" style:font-weight-asian="normal" style:language-complex="hi" style:country-complex="IN" style:font-weight-complex="normal"/>
    </style:style>
    <style:style style:name="T68" style:family="text">
      <style:text-properties fo:color="#00000a" loext:opacity="100%" fo:font-weight="bold" style:font-weight-asian="bold" style:font-weight-complex="bold"/>
    </style:style>
    <style:style style:name="T69" style:family="text">
      <style:text-properties fo:color="#00000a" loext:opacity="100%" officeooo:rsid="015c6a51"/>
    </style:style>
    <style:style style:name="T70" style:family="text">
      <style:text-properties fo:color="#00000a" loext:opacity="100%" officeooo:rsid="01830c05"/>
    </style:style>
    <style:style style:name="T71" style:family="text">
      <style:text-properties fo:color="#00000a" loext:opacity="100%" fo:language="la" fo:country="VA" fo:font-weight="normal" style:language-asian="zh" style:country-asian="CN" style:font-weight-asian="normal" style:language-complex="hi" style:country-complex="IN" style:font-weight-complex="normal"/>
    </style:style>
    <style:style style:name="T72" style:family="text">
      <style:text-properties fo:color="#00000a" loext:opacity="100%" style:font-name="Linux Libertine S.O.Cist." fo:font-size="12pt" fo:language="cs" fo:country="CZ" officeooo:rsid="0067414b" style:letter-kerning="false" style:font-name-asian="Arial Unicode MS" style:font-size-asian="12pt" style:language-asian="zh" style:country-asian="CN" style:font-name-complex="Arial Unicode MS" style:font-size-complex="12pt" style:language-complex="hi" style:country-complex="IN"/>
    </style:style>
    <style:style style:name="T73" style:family="text">
      <style:text-properties fo:color="#00000a" loext:opacity="100%" style:font-name="Linux Libertine S.O.Cist." fo:font-size="12pt" fo:language="cs" fo:country="CZ" officeooo:rsid="01bccc1f" style:letter-kerning="false" style:font-name-asian="Arial Unicode MS" style:font-size-asian="12pt" style:language-asian="zh" style:country-asian="CN" style:font-name-complex="Arial Unicode MS" style:font-size-complex="12pt" style:language-complex="hi" style:country-complex="IN"/>
    </style:style>
    <style:style style:name="T74" style:family="text">
      <style:text-properties fo:color="#00000a" loext:opacity="100%" style:font-name="Linux Libertine S.O.Cist." fo:font-size="12pt" fo:language="cs" fo:country="CZ" officeooo:rsid="018e7b1a" style:letter-kerning="false" style:font-name-asian="Arial Unicode MS" style:font-size-asian="12pt" style:language-asian="zh" style:country-asian="CN" style:font-name-complex="Arial Unicode MS" style:font-size-complex="12pt" style:language-complex="hi" style:country-complex="IN"/>
    </style:style>
    <style:style style:name="T75" style:family="text">
      <style:text-properties fo:color="#00000a" loext:opacity="100%" style:font-name="Linux Libertine S.O.Cist." fo:font-size="12pt" fo:language="cs" fo:country="CZ" officeooo:rsid="019783c5" style:letter-kerning="false" style:font-name-asian="Arial Unicode MS" style:font-size-asian="12pt" style:language-asian="zh" style:country-asian="CN" style:font-name-complex="Arial Unicode MS" style:font-size-complex="12pt" style:language-complex="hi" style:country-complex="IN"/>
    </style:style>
    <style:style style:name="T76" style:family="text">
      <style:text-properties fo:color="#00000a" loext:opacity="100%" style:font-name="Linux Libertine S.O.Cist." fo:font-size="12pt" fo:language="cs" fo:country="CZ" officeooo:rsid="0163969b" style:letter-kerning="false" style:font-name-asian="Arial Unicode MS" style:font-size-asian="12pt" style:language-asian="zh" style:country-asian="CN" style:font-name-complex="Arial Unicode MS" style:font-size-complex="12pt" style:language-complex="hi" style:country-complex="IN"/>
    </style:style>
    <style:style style:name="T77" style:family="text">
      <style:text-properties fo:color="#00000a" loext:opacity="100%" style:font-name="Linux Libertine S.O.Cist." fo:font-size="12pt" fo:language="cs" fo:country="CZ" officeooo:rsid="01be76ce" style:letter-kerning="false" style:font-name-asian="Arial Unicode MS" style:font-size-asian="12pt" style:language-asian="zh" style:country-asian="CN" style:font-name-complex="Arial Unicode MS" style:font-size-complex="12pt" style:language-complex="hi" style:country-complex="IN"/>
    </style:style>
    <style:style style:name="T78" style:family="text">
      <style:text-properties fo:color="#00000a" loext:opacity="100%" style:font-name="Linux Libertine S.O.Cist." fo:font-size="12pt" fo:language="cs" fo:country="CZ" officeooo:rsid="002efb8f" style:letter-kerning="false" style:font-name-asian="Arial Unicode MS" style:font-size-asian="12pt" style:language-asian="zh" style:country-asian="CN" style:font-name-complex="Arial Unicode MS" style:font-size-complex="12pt" style:language-complex="hi" style:country-complex="IN"/>
    </style:style>
    <style:style style:name="T79" style:family="text">
      <style:text-properties fo:color="#00000a" loext:opacity="100%" style:font-name="Linux Libertine S.O.Cist." fo:font-size="12pt" fo:language="cs" fo:country="CZ" officeooo:rsid="01c15b34" style:letter-kerning="false" style:font-name-asian="Arial Unicode MS" style:font-size-asian="12pt" style:language-asian="zh" style:country-asian="CN" style:font-name-complex="Arial Unicode MS" style:font-size-complex="12pt" style:language-complex="hi" style:country-complex="IN"/>
    </style:style>
    <style:style style:name="T80" style:family="text">
      <style:text-properties fo:color="#00000a" loext:opacity="100%" style:font-name="Linux Libertine S.O.Cist." fo:font-size="12pt" fo:language="cs" fo:country="CZ" officeooo:rsid="00b8bb97" style:letter-kerning="false" style:font-name-asian="Arial Unicode MS" style:font-size-asian="12pt" style:language-asian="zh" style:country-asian="CN" style:font-name-complex="Arial Unicode MS" style:font-size-complex="12pt" style:language-complex="hi" style:country-complex="IN"/>
    </style:style>
    <style:style style:name="T81" style:family="text">
      <style:text-properties fo:color="#00000a" loext:opacity="100%" style:font-name="Linux Libertine S.O.Cist." fo:font-size="12pt" fo:language="cs" fo:country="CZ" officeooo:rsid="01c21a0b" style:letter-kerning="false" style:font-name-asian="Arial Unicode MS" style:font-size-asian="12pt" style:language-asian="zh" style:country-asian="CN" style:font-name-complex="Arial Unicode MS" style:font-size-complex="12pt" style:language-complex="hi" style:country-complex="IN"/>
    </style:style>
    <style:style style:name="T82" style:family="text">
      <style:text-properties fo:color="#00000a" loext:opacity="100%" style:font-name="Linux Libertine S.O.Cist." fo:font-size="12pt" fo:language="cs" fo:country="CZ" officeooo:rsid="01c257fe" style:letter-kerning="false" style:font-name-asian="Arial Unicode MS" style:font-size-asian="12pt" style:language-asian="zh" style:country-asian="CN" style:font-name-complex="Arial Unicode MS" style:font-size-complex="12pt" style:language-complex="hi" style:country-complex="IN"/>
    </style:style>
    <style:style style:name="T83" style:family="text">
      <style:text-properties fo:color="#00000a" loext:opacity="100%" style:font-name="Linux Libertine S.O.Cist." fo:font-size="12pt" fo:language="cs" fo:country="CZ" officeooo:rsid="00c38cfa" style:letter-kerning="false" style:font-name-asian="Arial Unicode MS" style:font-size-asian="12pt" style:language-asian="zh" style:country-asian="CN" style:font-name-complex="Arial Unicode MS" style:font-size-complex="12pt" style:language-complex="hi" style:country-complex="IN"/>
    </style:style>
    <style:style style:name="T84" style:family="text">
      <style:text-properties fo:color="#00000a" loext:opacity="100%" style:font-name="Linux Libertine S.O.Cist." fo:font-size="12pt" fo:language="cs" fo:country="CZ" officeooo:rsid="01c3dd42" style:letter-kerning="false" style:font-name-asian="Arial Unicode MS" style:font-size-asian="12pt" style:language-asian="zh" style:country-asian="CN" style:font-name-complex="Arial Unicode MS" style:font-size-complex="12pt" style:language-complex="hi" style:country-complex="IN"/>
    </style:style>
    <style:style style:name="T85" style:family="text">
      <style:text-properties fo:color="#00000a" loext:opacity="100%" style:font-name="Linux Libertine S.O.Cist." fo:font-size="12pt" fo:language="cs" fo:country="CZ" officeooo:rsid="0040ede6" style:letter-kerning="false" style:font-name-asian="Arial Unicode MS" style:font-size-asian="12pt" style:language-asian="zh" style:country-asian="CN" style:font-name-complex="Arial Unicode MS" style:font-size-complex="12pt" style:language-complex="hi" style:country-complex="IN"/>
    </style:style>
    <style:style style:name="T86" style:family="text">
      <style:text-properties fo:color="#00000a" loext:opacity="100%" style:font-name="Linux Libertine S.O.Cist." fo:font-size="12pt" fo:language="cs" fo:country="CZ" officeooo:rsid="01c606d2" style:letter-kerning="false" style:font-name-asian="Arial Unicode MS" style:font-size-asian="12pt" style:language-asian="zh" style:country-asian="CN" style:font-name-complex="Arial Unicode MS" style:font-size-complex="12pt" style:language-complex="hi" style:country-complex="IN"/>
    </style:style>
    <style:style style:name="T87" style:family="text">
      <style:text-properties fo:color="#00000a" loext:opacity="100%" style:font-name="Linux Libertine S.O.Cist." fo:font-size="12pt" fo:language="cs" fo:country="CZ" officeooo:rsid="01c86824" style:letter-kerning="false" style:font-name-asian="Arial Unicode MS" style:font-size-asian="12pt" style:language-asian="zh" style:country-asian="CN" style:font-name-complex="Arial Unicode MS" style:font-size-complex="12pt" style:language-complex="hi" style:country-complex="IN"/>
    </style:style>
    <style:style style:name="T88" style:family="text">
      <style:text-properties fo:color="#00000a" loext:opacity="100%" style:font-name="Linux Libertine S.O.Cist." fo:font-size="12pt" fo:language="cs" fo:country="CZ" officeooo:rsid="01ca0cdc" style:letter-kerning="false" style:font-name-asian="Arial Unicode MS" style:font-size-asian="12pt" style:language-asian="zh" style:country-asian="CN" style:font-name-complex="Arial Unicode MS" style:font-size-complex="12pt" style:language-complex="hi" style:country-complex="IN"/>
    </style:style>
    <style:style style:name="T89" style:family="text">
      <style:text-properties fo:color="#00000a" loext:opacity="100%" style:font-name="Linux Libertine S.O.Cist." fo:font-size="12pt" fo:language="cs" fo:country="CZ" officeooo:rsid="01ca2d7f" style:letter-kerning="false" style:font-name-asian="Arial Unicode MS" style:font-size-asian="12pt" style:language-asian="zh" style:country-asian="CN" style:font-name-complex="Arial Unicode MS" style:font-size-complex="12pt" style:language-complex="hi" style:country-complex="IN"/>
    </style:style>
    <style:style style:name="T90" style:family="text">
      <style:text-properties fo:color="#00000a" loext:opacity="100%" style:font-name="Linux Libertine S.O.Cist." fo:font-size="12pt" fo:language="cs" fo:country="CZ" officeooo:rsid="01cbbc9e" style:letter-kerning="false" style:font-name-asian="Arial Unicode MS" style:font-size-asian="12pt" style:language-asian="zh" style:country-asian="CN" style:font-name-complex="Arial Unicode MS" style:font-size-complex="12pt" style:language-complex="hi" style:country-complex="IN"/>
    </style:style>
    <style:style style:name="T91" style:family="text">
      <style:text-properties fo:color="#00000a" loext:opacity="100%" style:font-name="Linux Libertine S.O.Cist." fo:font-size="12pt" fo:language="cs" fo:country="CZ" officeooo:rsid="01d0e3a7" style:letter-kerning="false" style:font-name-asian="Arial Unicode MS" style:font-size-asian="12pt" style:language-asian="zh" style:country-asian="CN" style:font-name-complex="Arial Unicode MS" style:font-size-complex="12pt" style:language-complex="hi" style:country-complex="IN"/>
    </style:style>
    <style:style style:name="T92" style:family="text">
      <style:text-properties fo:color="#00000a" loext:opacity="100%" style:font-name="Linux Libertine S.O.Cist." fo:font-size="12pt" fo:language="cs" fo:country="CZ" officeooo:rsid="01d1598d" style:letter-kerning="false" style:font-name-asian="Arial Unicode MS" style:font-size-asian="12pt" style:language-asian="zh" style:country-asian="CN" style:font-name-complex="Arial Unicode MS" style:font-size-complex="12pt" style:language-complex="hi" style:country-complex="IN"/>
    </style:style>
    <style:style style:name="T93" style:family="text">
      <style:text-properties fo:color="#00000a" loext:opacity="100%" style:font-name="Linux Libertine S.O.Cist." fo:font-size="12pt" fo:language="cs" fo:country="CZ" officeooo:rsid="01d27b14" style:letter-kerning="false" style:font-name-asian="Arial Unicode MS" style:font-size-asian="12pt" style:language-asian="zh" style:country-asian="CN" style:font-name-complex="Arial Unicode MS" style:font-size-complex="12pt" style:language-complex="hi" style:country-complex="IN"/>
    </style:style>
    <style:style style:name="T94" style:family="text">
      <style:text-properties fo:color="#00000a" loext:opacity="100%" style:font-name="Linux Libertine S.O.Cist." fo:font-size="12pt" fo:language="cs" fo:country="CZ" officeooo:rsid="01d77f38" style:letter-kerning="false" style:font-name-asian="Arial Unicode MS" style:font-size-asian="12pt" style:language-asian="zh" style:country-asian="CN" style:font-name-complex="Arial Unicode MS" style:font-size-complex="12pt" style:language-complex="hi" style:country-complex="IN"/>
    </style:style>
    <style:style style:name="T95" style:family="text">
      <style:text-properties fo:color="#00000a" loext:opacity="100%" style:font-name="Linux Libertine S.O.Cist." fo:font-size="12pt" fo:language="cs" fo:country="CZ" officeooo:rsid="01d7efca" style:letter-kerning="false" style:font-name-asian="Arial Unicode MS" style:font-size-asian="12pt" style:language-asian="zh" style:country-asian="CN" style:font-name-complex="Arial Unicode MS" style:font-size-complex="12pt" style:language-complex="hi" style:country-complex="IN"/>
    </style:style>
    <style:style style:name="T96" style:family="text">
      <style:text-properties fo:color="#00000a" loext:opacity="100%" style:font-name="Linux Libertine S.O.Cist." fo:font-size="12pt" fo:language="cs" fo:country="CZ" officeooo:rsid="01d87011" style:letter-kerning="false" style:font-name-asian="Arial Unicode MS" style:font-size-asian="12pt" style:language-asian="zh" style:country-asian="CN" style:font-name-complex="Arial Unicode MS" style:font-size-complex="12pt" style:language-complex="hi" style:country-complex="IN"/>
    </style:style>
    <style:style style:name="T97" style:family="text">
      <style:text-properties fo:color="#00000a" loext:opacity="100%" style:font-name="Linux Libertine S.O.Cist." fo:font-size="12pt" fo:language="cs" fo:country="CZ" officeooo:rsid="01d8950b" style:letter-kerning="false" style:font-name-asian="Arial Unicode MS" style:font-size-asian="12pt" style:language-asian="zh" style:country-asian="CN" style:font-name-complex="Arial Unicode MS" style:font-size-complex="12pt" style:language-complex="hi" style:country-complex="IN"/>
    </style:style>
    <style:style style:name="T98" style:family="text">
      <style:text-properties fo:color="#00000a" loext:opacity="100%" style:font-name="Linux Libertine S.O.Cist." fo:font-size="12pt" fo:language="cs" fo:country="CZ" officeooo:rsid="01d9b63e" style:letter-kerning="false" style:font-name-asian="Arial Unicode MS" style:font-size-asian="12pt" style:language-asian="zh" style:country-asian="CN" style:font-name-complex="Arial Unicode MS" style:font-size-complex="12pt" style:language-complex="hi" style:country-complex="IN"/>
    </style:style>
    <style:style style:name="T99" style:family="text">
      <style:text-properties fo:color="#00000a" loext:opacity="100%" style:font-name="Linux Libertine S.O.Cist." fo:font-size="12pt" fo:language="cs" fo:country="CZ" officeooo:rsid="01dc659e" style:letter-kerning="false" style:font-name-asian="Arial Unicode MS" style:font-size-asian="12pt" style:language-asian="zh" style:country-asian="CN" style:font-name-complex="Arial Unicode MS" style:font-size-complex="12pt" style:language-complex="hi" style:country-complex="IN"/>
    </style:style>
    <style:style style:name="T100" style:family="text">
      <style:text-properties fo:color="#00000a" loext:opacity="100%" style:font-name="Linux Libertine S.O.Cist." fo:font-size="12pt" fo:language="cs" fo:country="CZ" officeooo:rsid="01dd0460" style:letter-kerning="false" style:font-name-asian="Arial Unicode MS" style:font-size-asian="12pt" style:language-asian="zh" style:country-asian="CN" style:font-name-complex="Arial Unicode MS" style:font-size-complex="12pt" style:language-complex="hi" style:country-complex="IN"/>
    </style:style>
    <style:style style:name="T101" style:family="text">
      <style:text-properties fo:color="#00000a" loext:opacity="100%" style:font-name="Linux Libertine S.O.Cist." fo:font-size="12pt" fo:language="cs" fo:country="CZ" officeooo:rsid="01df126e" style:letter-kerning="false" style:font-name-asian="Arial Unicode MS" style:font-size-asian="12pt" style:language-asian="zh" style:country-asian="CN" style:font-name-complex="Arial Unicode MS" style:font-size-complex="12pt" style:language-complex="hi" style:country-complex="IN"/>
    </style:style>
    <style:style style:name="T102" style:family="text">
      <style:text-properties fo:color="#00000a" loext:opacity="100%" style:font-name="Linux Libertine S.O.Cist." fo:font-size="12pt" fo:language="cs" fo:country="CZ" officeooo:rsid="01e03629" style:letter-kerning="false" style:font-name-asian="Arial Unicode MS" style:font-size-asian="12pt" style:language-asian="zh" style:country-asian="CN" style:font-name-complex="Arial Unicode MS" style:font-size-complex="12pt" style:language-complex="hi" style:country-complex="IN"/>
    </style:style>
    <style:style style:name="T103" style:family="text">
      <style:text-properties fo:color="#00000a" loext:opacity="100%" style:font-name="Linux Libertine S.O.Cist." fo:font-size="12pt" fo:language="cs" fo:country="CZ" officeooo:rsid="01e435a7" style:letter-kerning="false" style:font-name-asian="Arial Unicode MS" style:font-size-asian="12pt" style:language-asian="zh" style:country-asian="CN" style:font-name-complex="Arial Unicode MS" style:font-size-complex="12pt" style:language-complex="hi" style:country-complex="IN"/>
    </style:style>
    <style:style style:name="T104" style:family="text">
      <style:text-properties fo:color="#00000a" loext:opacity="100%" style:font-name="Linux Libertine S.O.Cist." fo:font-size="12pt" fo:language="cs" fo:country="CZ" officeooo:rsid="01e6173f" style:letter-kerning="false" style:font-name-asian="Arial Unicode MS" style:font-size-asian="12pt" style:language-asian="zh" style:country-asian="CN" style:font-name-complex="Arial Unicode MS" style:font-size-complex="12pt" style:language-complex="hi" style:country-complex="IN"/>
    </style:style>
    <style:style style:name="T105" style:family="text">
      <style:text-properties fo:color="#00000a" loext:opacity="100%" style:font-name="Linux Libertine S.O.Cist." fo:font-size="12pt" fo:language="cs" fo:country="CZ" officeooo:rsid="01e61b5a" style:letter-kerning="false" style:font-name-asian="Arial Unicode MS" style:font-size-asian="12pt" style:language-asian="zh" style:country-asian="CN" style:font-name-complex="Arial Unicode MS" style:font-size-complex="12pt" style:language-complex="hi" style:country-complex="IN"/>
    </style:style>
    <style:style style:name="T106" style:family="text">
      <style:text-properties fo:color="#00000a" loext:opacity="100%" style:font-name="Linux Libertine S.O.Cist." fo:font-size="12pt" fo:language="cs" fo:country="CZ" officeooo:rsid="01e897af" style:letter-kerning="false" style:font-name-asian="Arial Unicode MS" style:font-size-asian="12pt" style:language-asian="zh" style:country-asian="CN" style:font-name-complex="Arial Unicode MS" style:font-size-complex="12pt" style:language-complex="hi" style:country-complex="IN"/>
    </style:style>
    <style:style style:name="T107" style:family="text">
      <style:text-properties fo:color="#00000a" loext:opacity="100%" style:font-name="Linux Libertine S.O.Cist." fo:font-size="12pt" fo:language="cs" fo:country="CZ" officeooo:rsid="01e9c56a" style:letter-kerning="false" style:font-name-asian="Arial Unicode MS" style:font-size-asian="12pt" style:language-asian="zh" style:country-asian="CN" style:font-name-complex="Arial Unicode MS" style:font-size-complex="12pt" style:language-complex="hi" style:country-complex="IN"/>
    </style:style>
    <style:style style:name="T108" style:family="text">
      <style:text-properties fo:color="#00000a" loext:opacity="100%" style:font-name="Linux Libertine S.O.Cist." fo:font-size="12pt" fo:language="cs" fo:country="CZ" officeooo:rsid="01ed245a" style:letter-kerning="false" style:font-name-asian="Arial Unicode MS" style:font-size-asian="12pt" style:language-asian="zh" style:country-asian="CN" style:font-name-complex="Arial Unicode MS" style:font-size-complex="12pt" style:language-complex="hi" style:country-complex="IN"/>
    </style:style>
    <style:style style:name="T109" style:family="text">
      <style:text-properties fo:color="#00000a" loext:opacity="100%" style:font-name="Linux Libertine S.O.Cist." fo:font-size="12pt" fo:language="cs" fo:country="CZ" officeooo:rsid="01f3c1c3" style:letter-kerning="false" style:font-name-asian="Arial Unicode MS" style:font-size-asian="12pt" style:language-asian="zh" style:country-asian="CN" style:font-name-complex="Arial Unicode MS" style:font-size-complex="12pt" style:language-complex="hi" style:country-complex="IN"/>
    </style:style>
    <style:style style:name="T110" style:family="text">
      <style:text-properties fo:color="#00000a" loext:opacity="100%" style:font-name="Linux Libertine S.O.Cist." fo:font-size="12pt" fo:language="cs" fo:country="CZ" officeooo:rsid="01f4ff48" style:letter-kerning="false" style:font-name-asian="Arial Unicode MS" style:font-size-asian="12pt" style:language-asian="zh" style:country-asian="CN" style:font-name-complex="Arial Unicode MS" style:font-size-complex="12pt" style:language-complex="hi" style:country-complex="IN"/>
    </style:style>
    <style:style style:name="T111" style:family="text">
      <style:text-properties fo:color="#00000a" loext:opacity="100%" style:font-name="Linux Libertine S.O.Cist." fo:font-size="12pt" fo:language="cs" fo:country="CZ" officeooo:rsid="01f51eb0" style:letter-kerning="false" style:font-name-asian="Arial Unicode MS" style:font-size-asian="12pt" style:language-asian="zh" style:country-asian="CN" style:font-name-complex="Arial Unicode MS" style:font-size-complex="12pt" style:language-complex="hi" style:country-complex="IN"/>
    </style:style>
    <style:style style:name="T112" style:family="text">
      <style:text-properties fo:color="#00000a" loext:opacity="100%" style:font-name="Linux Libertine S.O.Cist." fo:font-size="12pt" fo:language="cs" fo:country="CZ" officeooo:rsid="01fcd328" style:letter-kerning="false" style:font-name-asian="Arial Unicode MS" style:font-size-asian="12pt" style:language-asian="zh" style:country-asian="CN" style:font-name-complex="Arial Unicode MS" style:font-size-complex="12pt" style:language-complex="hi" style:country-complex="IN"/>
    </style:style>
    <style:style style:name="T113" style:family="text">
      <style:text-properties fo:color="#00000a" loext:opacity="100%" style:font-name="Linux Libertine S.O.Cist." fo:font-size="12pt" fo:language="cs" fo:country="CZ" officeooo:rsid="01c3dd42" style:letter-kerning="false" style:font-name-asian="Arial Unicode MS" style:font-size-asian="12pt" style:language-asian="zh" style:country-asian="CN" style:font-name-complex="Times New Roman1" style:font-size-complex="12pt" style:language-complex="hi" style:country-complex="IN"/>
    </style:style>
    <style:style style:name="T114" style:family="text">
      <style:text-properties fo:color="#00000a" loext:opacity="100%" style:font-name="Linux Libertine S.O.Cist." fo:font-size="12pt" fo:language="cs" fo:country="CZ" officeooo:rsid="0194e8fb" style:letter-kerning="false" style:font-name-asian="Arial Unicode MS" style:font-size-asian="12pt" style:language-asian="zh" style:country-asian="CN" style:font-name-complex="Times New Roman1" style:font-size-complex="12pt" style:language-complex="hi" style:country-complex="IN"/>
    </style:style>
    <style:style style:name="T115" style:family="text">
      <style:text-properties fo:color="#00000a" loext:opacity="100%" style:font-name="Linux Libertine S.O.Cist." fo:font-size="12pt" fo:language="cs" fo:country="CZ" officeooo:rsid="01c4a69a" style:letter-kerning="false" style:font-name-asian="Arial Unicode MS" style:font-size-asian="12pt" style:language-asian="zh" style:country-asian="CN" style:font-name-complex="Times New Roman1" style:font-size-complex="12pt" style:language-complex="hi" style:country-complex="IN"/>
    </style:style>
    <style:style style:name="T116" style:family="text">
      <style:text-properties fo:color="#00000a" loext:opacity="100%" style:font-name="Linux Libertine S.O.Cist." fo:font-size="12pt" fo:language="cs" fo:country="CZ" officeooo:rsid="01ca2d7f" style:letter-kerning="false" style:font-name-asian="Arial Unicode MS" style:font-size-asian="12pt" style:language-asian="zh" style:country-asian="CN" style:font-name-complex="Times New Roman1" style:font-size-complex="12pt" style:language-complex="hi" style:country-complex="IN"/>
    </style:style>
    <style:style style:name="T117" style:family="text">
      <style:text-properties fo:color="#00000a" loext:opacity="100%" style:font-name="Linux Libertine S.O.Cist." fo:font-size="12pt" fo:language="cs" fo:country="CZ" officeooo:rsid="01ddafc4" style:letter-kerning="false" style:font-name-asian="Arial Unicode MS" style:font-size-asian="12pt" style:language-asian="zh" style:country-asian="CN" style:font-name-complex="Times New Roman1" style:font-size-complex="12pt" style:language-complex="hi" style:country-complex="IN"/>
    </style:style>
    <style:style style:name="T118" style:family="text">
      <style:text-properties fo:color="#00000a" loext:opacity="100%" style:font-name="Linux Libertine S.O.Cist." fo:font-size="12pt" fo:language="cs" fo:country="CZ" officeooo:rsid="01e1b3af" style:letter-kerning="false" style:font-name-asian="Arial Unicode MS" style:font-size-asian="12pt" style:language-asian="zh" style:country-asian="CN" style:font-name-complex="Times New Roman1" style:font-size-complex="12pt" style:language-complex="hi" style:country-complex="IN"/>
    </style:style>
    <style:style style:name="T119" style:family="text">
      <style:text-properties fo:color="#00000a" loext:opacity="100%" style:font-name="Linux Libertine S.O.Cist." fo:font-size="12pt" fo:language="cs" fo:country="CZ" officeooo:rsid="01fb2c1d" style:letter-kerning="false" style:font-name-asian="Arial Unicode MS" style:font-size-asian="12pt" style:language-asian="zh" style:country-asian="CN" style:font-name-complex="Times New Roman1" style:font-size-complex="12pt" style:language-complex="hi" style:country-complex="IN"/>
    </style:style>
    <style:style style:name="T120" style:family="text">
      <style:text-properties fo:color="#00000a" loext:opacity="100%" style:font-name="Linux Libertine S.O.Cist." fo:font-size="12pt" fo:language="cs" fo:country="CZ" fo:font-style="italic" officeooo:rsid="018e7b1a"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121" style:family="text">
      <style:text-properties fo:color="#00000a" loext:opacity="100%" style:font-name="Linux Libertine S.O.Cist." fo:font-size="12pt" fo:language="cs" fo:country="CZ" fo:font-style="italic" officeooo:rsid="01bccc1f"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122" style:family="text">
      <style:text-properties fo:color="#00000a" loext:opacity="100%" style:font-name="Linux Libertine S.O.Cist." fo:font-size="12pt" fo:language="cs" fo:country="CZ" fo:font-style="italic" officeooo:rsid="01e435a7"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123" style:family="text">
      <style:text-properties fo:color="#00000a" loext:opacity="100%" style:font-name="Linux Libertine S.O.Cist." fo:font-size="12pt" fo:language="cs" fo:country="CZ" fo:font-style="italic" officeooo:rsid="01ed245a"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124" style:family="text">
      <style:text-properties fo:color="#00000a" loext:opacity="100%" style:font-name="Linux Libertine S.O.Cist." fo:font-size="12pt" fo:language="cs" fo:country="CZ" fo:font-style="normal" officeooo:rsid="00b169b7"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5" style:family="text">
      <style:text-properties fo:color="#00000a" loext:opacity="100%" style:font-name="Linux Libertine S.O.Cist." fo:font-size="12pt" fo:language="cs" fo:country="CZ" fo:font-style="normal" officeooo:rsid="01c15b34"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6" style:family="text">
      <style:text-properties fo:color="#00000a" loext:opacity="100%" style:font-name="Linux Libertine S.O.Cist." fo:font-size="12pt" fo:language="cs" fo:country="CZ" fo:font-style="normal" officeooo:rsid="00b9af41"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7" style:family="text">
      <style:text-properties fo:color="#00000a" loext:opacity="100%" style:font-name="Linux Libertine S.O.Cist." fo:font-size="12pt" fo:language="cs" fo:country="CZ" fo:font-style="normal" officeooo:rsid="01c25331"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8" style:family="text">
      <style:text-properties fo:color="#00000a" loext:opacity="100%" style:font-name="Linux Libertine S.O.Cist." fo:font-size="12pt" fo:language="cs" fo:country="CZ" fo:font-style="normal" officeooo:rsid="01c3dd42"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9" style:family="text">
      <style:text-properties fo:color="#00000a" loext:opacity="100%" style:font-name="Linux Libertine S.O.Cist." fo:font-size="12pt" fo:language="cs" fo:country="CZ" fo:font-style="normal" officeooo:rsid="01ca0cdc"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30" style:family="text">
      <style:text-properties fo:color="#00000a" loext:opacity="100%" style:font-name="Linux Libertine S.O.Cist." fo:font-size="12pt" fo:language="cs" fo:country="CZ" fo:font-style="normal" officeooo:rsid="01d87011"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31" style:family="text">
      <style:text-properties fo:color="#00000a" loext:opacity="100%" style:font-name="Linux Libertine S.O.Cist." fo:font-size="12pt" fo:language="cs" fo:country="CZ" fo:font-style="normal" officeooo:rsid="01ed245a"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32" style:family="text">
      <style:text-properties fo:color="#00000a" loext:opacity="100%" style:font-name="Linux Libertine S.O.Cist." fo:font-size="12pt" fo:language="cs" fo:country="CZ" fo:font-style="normal" officeooo:rsid="01f51eb0"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33" style:family="text">
      <style:text-properties fo:color="#00000a" loext:opacity="100%" style:font-name="Linux Libertine S.O.Cist." fo:font-size="12pt" fo:language="la" fo:country="VA" officeooo:rsid="01c4a69a" style:letter-kerning="false" style:font-name-asian="Arial Unicode MS" style:font-size-asian="12pt" style:language-asian="zh" style:country-asian="CN" style:font-name-complex="Times New Roman1" style:font-size-complex="12pt" style:language-complex="hi" style:country-complex="IN"/>
    </style:style>
    <style:style style:name="T134" style:family="text">
      <style:text-properties fo:color="#00000a" loext:opacity="100%" style:font-name="Linux Libertine S.O.Cist." fo:font-size="12pt" fo:language="la" fo:country="VA" officeooo:rsid="01dd0460" style:letter-kerning="false" style:font-name-asian="Arial Unicode MS" style:font-size-asian="12pt" style:language-asian="zh" style:country-asian="CN" style:font-name-complex="Times New Roman1" style:font-size-complex="12pt" style:language-complex="hi" style:country-complex="IN"/>
    </style:style>
    <style:style style:name="T135" style:family="text">
      <style:text-properties fo:color="#00000a" loext:opacity="100%" style:font-name="Linux Libertine S.O.Cist." fo:font-size="12pt" fo:language="la" fo:country="VA" officeooo:rsid="01ddafc4" style:letter-kerning="false" style:font-name-asian="Arial Unicode MS" style:font-size-asian="12pt" style:language-asian="zh" style:country-asian="CN" style:font-name-complex="Times New Roman1" style:font-size-complex="12pt" style:language-complex="hi" style:country-complex="IN"/>
    </style:style>
    <style:style style:name="T136" style:family="text">
      <style:text-properties fo:color="#00000a" loext:opacity="100%" style:font-name="Linux Libertine S.O.Cist.1" fo:font-size="12pt" fo:language="cs" fo:country="CZ" officeooo:rsid="01cbbc9e" style:letter-kerning="false" style:font-name-asian="Arial Unicode MS" style:font-size-asian="12pt" style:language-asian="zh" style:country-asian="CN" style:font-name-complex="Arial Unicode MS" style:font-size-complex="12pt" style:language-complex="hi" style:country-complex="IN"/>
    </style:style>
    <style:style style:name="T137" style:family="text">
      <style:text-properties fo:color="#00000a" loext:opacity="100%" style:font-name="Linux Libertine S.O.Cist.1" fo:font-size="12pt" fo:language="cs" fo:country="CZ" officeooo:rsid="01cc5556" style:letter-kerning="false" style:font-name-asian="Arial Unicode MS" style:font-size-asian="12pt" style:language-asian="zh" style:country-asian="CN" style:font-name-complex="Arial Unicode MS" style:font-size-complex="12pt" style:language-complex="hi" style:country-complex="IN"/>
    </style:style>
    <style:style style:name="T138" style:family="text">
      <style:text-properties fo:color="#00000a" loext:opacity="100%" style:font-name="Linux Libertine S.O.Cist.1" fo:font-size="12pt" fo:language="cs" fo:country="CZ" officeooo:rsid="01cd8a2b" style:letter-kerning="false" style:font-name-asian="Arial Unicode MS" style:font-size-asian="12pt" style:language-asian="zh" style:country-asian="CN" style:font-name-complex="Arial Unicode MS" style:font-size-complex="12pt" style:language-complex="hi" style:country-complex="IN"/>
    </style:style>
    <style:style style:name="T139" style:family="text">
      <style:text-properties fo:color="#00000a" loext:opacity="100%" style:font-name="Linux Libertine S.O.Cist.1" fo:font-size="12pt" fo:language="cs" fo:country="CZ" officeooo:rsid="01df126e" style:letter-kerning="false" style:font-name-asian="Arial Unicode MS" style:font-size-asian="12pt" style:language-asian="zh" style:country-asian="CN" style:font-name-complex="Arial Unicode MS" style:font-size-complex="12pt" style:language-complex="hi" style:country-complex="IN"/>
    </style:style>
    <style:style style:name="T140" style:family="text">
      <style:text-properties fo:color="#00000a" loext:opacity="100%" style:font-name="Linux Libertine S.O.Cist.1" fo:font-size="12pt" fo:language="cs" fo:country="CZ" officeooo:rsid="01ebb168" style:letter-kerning="false" style:font-name-asian="Arial Unicode MS" style:font-size-asian="12pt" style:language-asian="zh" style:country-asian="CN" style:font-name-complex="Arial Unicode MS" style:font-size-complex="12pt" style:language-complex="hi" style:country-complex="IN"/>
    </style:style>
    <style:style style:name="T141" style:family="text">
      <style:text-properties fo:color="#00000a" loext:opacity="100%" style:font-name="Linux Libertine S.O.Cist.1" fo:font-size="12pt" fo:language="cs" fo:country="CZ" fo:font-style="normal" officeooo:rsid="01cf7c01"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42" style:family="text">
      <style:text-properties fo:color="#00000a" loext:opacity="100%" style:font-name="Linux Libertine S.O.Cist.1" fo:font-size="12pt" fo:language="cs" fo:country="CZ" fo:font-style="normal" officeooo:rsid="0200f519"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43" style:family="text">
      <style:text-properties fo:color="#00000a" loext:opacity="100%" officeooo:rsid="01f0eaa3" style:letter-kerning="false" style:font-name-asian="Arial Unicode MS"/>
    </style:style>
    <style:style style:name="T144" style:family="text">
      <style:text-properties fo:color="#00000a" loext:opacity="100%" officeooo:rsid="01fcd328" style:letter-kerning="false" style:font-name-asian="Arial Unicode MS" style:language-asian="zh" style:country-asian="CN" style:font-name-complex="Arial Unicode MS" style:language-complex="hi" style:country-complex="IN"/>
    </style:style>
    <style:style style:name="T145" style:family="text">
      <style:text-properties fo:color="#00000a" loext:opacity="100%" officeooo:rsid="01ff973a" style:letter-kerning="false" style:font-name-asian="Arial Unicode MS" style:language-asian="zh" style:country-asian="CN" style:font-name-complex="Arial Unicode MS" style:language-complex="hi" style:country-complex="IN"/>
    </style:style>
    <style:style style:name="T146" style:family="text">
      <style:text-properties fo:color="#00000a" loext:opacity="100%" officeooo:rsid="0200f519" style:letter-kerning="false" style:font-name-asian="Arial Unicode MS" style:language-asian="zh" style:country-asian="CN" style:font-name-complex="Arial Unicode MS" style:language-complex="hi" style:country-complex="IN"/>
    </style:style>
    <style:style style:name="T147" style:family="text">
      <style:text-properties fo:color="#000000" loext:opacity="100%"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48" style:family="text">
      <style:text-properties fo:color="#000000" loext:opacity="100%" fo:font-size="12pt" fo:letter-spacing="normal" fo:language="la" fo:country="VA" fo:font-style="normal" fo:font-weight="normal" officeooo:rsid="00acc7a1"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49" style:family="text">
      <style:text-properties fo:color="#000000" loext:opacity="100%" fo:font-size="12pt" fo:letter-spacing="normal" fo:language="la" fo:country="VA" fo:font-style="normal" fo:font-weight="normal" officeooo:rsid="015e079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50" style:family="text">
      <style:text-properties fo:color="#000000" loext:opacity="100%" fo:font-size="12pt" fo:letter-spacing="normal" fo:font-style="normal" fo:font-weight="normal" officeooo:rsid="01e61b5a" style:letter-kerning="false" style:font-name-asian="Andale Sans UI" style:font-size-asian="12pt" style:font-style-asian="normal" style:font-weight-asian="normal" style:font-name-complex="Tahoma" style:font-size-complex="12pt" style:font-style-complex="normal" style:font-weight-complex="normal"/>
    </style:style>
    <style:style style:name="T151" style:family="text">
      <style:text-properties fo:color="#000000" loext:opacity="100%" fo:font-size="12pt" fo:language="la" fo:country="VA" style:font-name-asian="Andale Sans UI" style:font-size-asian="12pt" style:language-asian="zh" style:country-asian="CN" style:font-name-complex="Tahoma" style:font-size-complex="12pt" style:language-complex="hi" style:country-complex="IN"/>
    </style:style>
    <style:style style:name="T152" style:family="text">
      <style:text-properties fo:color="#000000" loext:opacity="100%" fo:font-size="12pt" fo:language="la" fo:country="VA" officeooo:rsid="00acc7a1" style:font-name-asian="Andale Sans UI" style:font-size-asian="12pt" style:language-asian="zh" style:country-asian="CN" style:font-name-complex="Tahoma" style:font-size-complex="12pt" style:language-complex="hi" style:country-complex="IN"/>
    </style:style>
    <style:style style:name="T153" style:family="text">
      <style:text-properties fo:color="#000000" loext:opacity="100%" fo:font-size="12pt" fo:language="la" fo:country="VA" officeooo:rsid="01674302" style:font-name-asian="Andale Sans UI" style:font-size-asian="12pt" style:language-asian="zh" style:country-asian="CN" style:font-name-complex="Tahoma" style:font-size-complex="12pt" style:language-complex="hi" style:country-complex="IN"/>
    </style:style>
    <style:style style:name="T154" style:family="text">
      <style:text-properties fo:color="#000000" loext:opacity="100%" fo:font-size="12pt" fo:language="la" fo:country="VA" style:font-size-asian="12pt" style:language-asian="zh" style:country-asian="CN" style:font-size-complex="12pt" style:language-complex="hi" style:country-complex="IN"/>
    </style:style>
    <style:style style:name="T155" style:family="text">
      <style:text-properties fo:color="#000000" loext:opacity="100%" fo:font-size="12pt" fo:language="la" fo:country="VA" officeooo:rsid="0016d416" style:font-size-asian="12pt" style:language-asian="zh" style:country-asian="CN" style:font-size-complex="12pt" style:language-complex="hi" style:country-complex="IN"/>
    </style:style>
    <style:style style:name="T156" style:family="text">
      <style:text-properties fo:color="#000000" loext:opacity="100%" fo:font-size="12pt" fo:language="la" fo:country="VA" officeooo:rsid="0030a648" style:font-size-asian="12pt" style:language-asian="zh" style:country-asian="CN" style:font-size-complex="12pt" style:language-complex="hi" style:country-complex="IN"/>
    </style:style>
    <style:style style:name="T157" style:family="text">
      <style:text-properties fo:color="#000000" loext:opacity="100%" fo:font-size="12pt" fo:language="la" fo:country="VA" officeooo:rsid="0031de23" style:font-size-asian="12pt" style:language-asian="zh" style:country-asian="CN" style:font-size-complex="12pt" style:language-complex="hi" style:country-complex="IN"/>
    </style:style>
    <style:style style:name="T158" style:family="text">
      <style:text-properties fo:color="#000000" loext:opacity="100%" fo:font-size="12pt" fo:language="la" fo:country="VA" officeooo:rsid="00af29e7" style:font-size-asian="12pt" style:language-asian="zh" style:country-asian="CN" style:font-size-complex="12pt" style:language-complex="hi" style:country-complex="IN"/>
    </style:style>
    <style:style style:name="T159" style:family="text">
      <style:text-properties fo:color="#000000" loext:opacity="100%" fo:font-size="12pt" fo:language="la" fo:country="VA" officeooo:rsid="00afa60b" style:font-size-asian="12pt" style:language-asian="zh" style:country-asian="CN" style:font-size-complex="12pt" style:language-complex="hi" style:country-complex="IN"/>
    </style:style>
    <style:style style:name="T160" style:family="text">
      <style:text-properties fo:color="#000000" loext:opacity="100%" fo:font-size="12pt" fo:language="la" fo:country="VA" officeooo:rsid="00b9af41" style:font-size-asian="12pt" style:language-asian="zh" style:country-asian="CN" style:font-size-complex="12pt" style:language-complex="hi" style:country-complex="IN"/>
    </style:style>
    <style:style style:name="T161" style:family="text">
      <style:text-properties fo:color="#000000" loext:opacity="100%" fo:font-size="12pt" fo:language="la" fo:country="VA" officeooo:rsid="00fd470d" style:font-size-asian="12pt" style:language-asian="zh" style:country-asian="CN" style:font-size-complex="12pt" style:language-complex="hi" style:country-complex="IN"/>
    </style:style>
    <style:style style:name="T162" style:family="text">
      <style:text-properties fo:color="#000000" loext:opacity="100%" fo:font-size="12pt" fo:language="la" fo:country="VA" officeooo:rsid="003a0606" style:font-size-asian="12pt" style:language-asian="zh" style:country-asian="CN" style:font-size-complex="12pt" style:language-complex="hi" style:country-complex="IN"/>
    </style:style>
    <style:style style:name="T163" style:family="text">
      <style:text-properties fo:color="#000000" loext:opacity="100%" fo:font-size="12pt" fo:language="la" fo:country="VA" officeooo:rsid="00215246" style:font-size-asian="12pt" style:language-asian="zh" style:country-asian="CN" style:font-size-complex="12pt" style:language-complex="hi" style:country-complex="IN"/>
    </style:style>
    <style:style style:name="T164" style:family="text">
      <style:text-properties fo:color="#000000" loext:opacity="100%" fo:font-size="12pt" fo:language="la" fo:country="VA" officeooo:rsid="011ed757" style:font-size-asian="12pt" style:language-asian="zh" style:country-asian="CN" style:font-size-complex="12pt" style:language-complex="hi" style:country-complex="IN"/>
    </style:style>
    <style:style style:name="T165" style:family="text">
      <style:text-properties fo:color="#000000" loext:opacity="100%" style:font-name="Linux Libertine S.O.Cist." fo:font-size="12pt" fo:language="la" fo:country="VA" style:font-size-asian="12pt" style:language-asian="zh" style:country-asian="CN" style:font-size-complex="12pt" style:language-complex="hi" style:country-complex="IN"/>
    </style:style>
    <style:style style:name="T166" style:family="text">
      <style:text-properties fo:color="#000000" loext:opacity="100%" style:font-name="Linux Libertine S.O.Cist." fo:font-size="12pt" fo:language="la" fo:country="VA" officeooo:rsid="00afa60b" style:font-size-asian="12pt" style:language-asian="zh" style:country-asian="CN" style:font-size-complex="12pt" style:language-complex="hi" style:country-complex="IN"/>
    </style:style>
    <style:style style:name="T167" style:family="text">
      <style:text-properties fo:color="#000000" loext:opacity="100%" style:font-name="Linux Libertine S.O.Cist." fo:font-size="12pt" fo:language="la" fo:country="VA" officeooo:rsid="00336121" style:font-size-asian="12pt" style:language-asian="zh" style:country-asian="CN" style:font-size-complex="12pt" style:language-complex="hi" style:country-complex="IN"/>
    </style:style>
    <style:style style:name="T168" style:family="text">
      <style:text-properties fo:color="#000000" loext:opacity="100%" style:font-name="Linux Libertine S.O.Cist." fo:font-size="12pt" fo:language="la" fo:country="VA" officeooo:rsid="002004f7" style:font-size-asian="12pt" style:language-asian="zh" style:country-asian="CN" style:font-size-complex="12pt" style:language-complex="hi" style:country-complex="IN"/>
    </style:style>
    <style:style style:name="T169" style:family="text">
      <style:text-properties fo:color="#000000" loext:opacity="100%" style:font-name="Linux Libertine S.O.Cist." fo:font-size="12pt" fo:language="la" fo:country="VA" officeooo:rsid="01c25331" style:letter-kerning="false" style:font-name-asian="Arial Unicode MS" style:font-size-asian="12pt" style:language-asian="zh" style:country-asian="CN" style:font-name-complex="Arial Unicode MS" style:font-size-complex="12pt" style:language-complex="hi" style:country-complex="IN"/>
    </style:style>
    <style:style style:name="T170" style:family="text">
      <style:text-properties fo:color="#000000" loext:opacity="100%" style:font-name="Linux Libertine S.O.Cist." fo:font-size="12pt" fo:language="la" fo:country="VA" officeooo:rsid="00336121" style:letter-kerning="false" style:font-name-asian="Arial Unicode MS" style:font-size-asian="12pt" style:language-asian="zh" style:country-asian="CN" style:font-name-complex="Arial Unicode MS" style:font-size-complex="12pt" style:language-complex="hi" style:country-complex="IN"/>
    </style:style>
    <style:style style:name="T171" style:family="text">
      <style:text-properties fo:color="#000000" loext:opacity="100%" style:font-name="Linux Libertine S.O.Cist." fo:font-size="12pt" fo:language="la" fo:country="VA" officeooo:rsid="01d8950b" style:letter-kerning="false" style:font-name-asian="Arial Unicode MS" style:font-size-asian="12pt" style:language-asian="zh" style:country-asian="CN" style:font-name-complex="Arial Unicode MS" style:font-size-complex="12pt" style:language-complex="hi" style:country-complex="IN"/>
    </style:style>
    <style:style style:name="T172" style:family="text">
      <style:text-properties fo:color="#000000" loext:opacity="100%" style:font-name="Linux Libertine S.O.Cist." fo:font-size="12pt" fo:language="la" fo:country="VA" officeooo:rsid="01f51eb0" style:letter-kerning="false" style:font-name-asian="Arial Unicode MS" style:font-size-asian="12pt" style:language-asian="zh" style:country-asian="CN" style:font-name-complex="Arial Unicode MS" style:font-size-complex="12pt" style:language-complex="hi" style:country-complex="IN"/>
    </style:style>
    <style:style style:name="T173" style:family="text">
      <style:text-properties fo:color="#000000" loext:opacity="100%" style:font-name="Linux Libertine S.O.Cist.1" fo:font-size="12pt" fo:language="la" fo:country="VA" officeooo:rsid="01d94887" style:font-size-asian="12pt" style:language-asian="zh" style:country-asian="CN" style:font-size-complex="12pt" style:language-complex="hi" style:country-complex="IN"/>
    </style:style>
    <style:style style:name="T174" style:family="text">
      <style:text-properties fo:color="#000000" loext:opacity="100%" style:font-name="Linux Libertine S.O.Cist.1" fo:font-size="12pt" fo:language="la" fo:country="VA" officeooo:rsid="00336121" style:font-size-asian="12pt" style:language-asian="zh" style:country-asian="CN" style:font-size-complex="12pt" style:language-complex="hi" style:country-complex="IN"/>
    </style:style>
    <style:style style:name="T175" style:family="text">
      <style:text-properties fo:color="#000000" loext:opacity="100%" style:font-name="Linux Libertine S.O.Cist.1" fo:font-size="12pt" fo:language="la" fo:country="VA" officeooo:rsid="01ebb168" style:letter-kerning="false" style:font-name-asian="Arial Unicode MS" style:font-size-asian="12pt" style:language-asian="zh" style:country-asian="CN" style:font-name-complex="Arial Unicode MS" style:font-size-complex="12pt" style:language-complex="hi" style:country-complex="IN"/>
    </style:style>
    <style:style style:name="T176" style:family="text">
      <style:text-properties fo:font-size="12pt" fo:language="cs" fo:country="CZ" style:font-size-asian="12pt" style:font-size-complex="12pt"/>
    </style:style>
    <style:style style:name="T177" style:family="text">
      <style:text-properties fo:font-size="12pt" fo:language="cs" fo:country="CZ" officeooo:rsid="0016d416" style:font-size-asian="12pt" style:font-size-complex="12pt"/>
    </style:style>
    <style:style style:name="T178" style:family="text">
      <style:text-properties fo:font-size="12pt" fo:language="cs" fo:country="CZ" officeooo:rsid="00fd470d" style:font-size-asian="12pt" style:font-size-complex="12pt"/>
    </style:style>
    <style:style style:name="T179" style:family="text">
      <style:text-properties fo:font-size="12pt" fo:language="cs" fo:country="CZ" officeooo:rsid="00f23a2d" style:font-size-asian="12pt" style:font-size-complex="12pt"/>
    </style:style>
    <style:style style:name="T180" style:family="text">
      <style:text-properties fo:font-size="12pt" fo:language="cs" fo:country="CZ" officeooo:rsid="007bc0bb" style:font-size-asian="12pt" style:font-size-complex="12pt"/>
    </style:style>
    <style:style style:name="T181" style:family="text">
      <style:text-properties fo:font-size="12pt" fo:language="cs" fo:country="CZ" officeooo:rsid="007db483" style:font-size-asian="12pt" style:font-size-complex="12pt"/>
    </style:style>
    <style:style style:name="T182" style:family="text">
      <style:text-properties fo:font-size="12pt" fo:language="cs" fo:country="CZ" officeooo:rsid="018ec27a" style:font-size-asian="12pt" style:font-size-complex="12pt"/>
    </style:style>
    <style:style style:name="T183" style:family="text">
      <style:text-properties fo:font-size="12pt" fo:language="cs" fo:country="CZ" officeooo:rsid="01b91266" style:font-size-asian="12pt" style:font-size-complex="12pt"/>
    </style:style>
    <style:style style:name="T184" style:family="text">
      <style:text-properties fo:font-size="12pt" fo:language="cs" fo:country="CZ" fo:font-style="italic" officeooo:rsid="007bc0bb" style:font-size-asian="12pt" style:font-style-asian="italic" style:font-size-complex="12pt" style:font-style-complex="italic"/>
    </style:style>
    <style:style style:name="T185" style:family="text">
      <style:text-properties fo:font-size="12pt" fo:language="la" fo:country="VA" style:font-size-asian="12pt" style:language-asian="zh" style:country-asian="CN" style:font-size-complex="12pt" style:language-complex="hi" style:country-complex="IN"/>
    </style:style>
    <style:style style:name="T186" style:family="text">
      <style:text-properties fo:font-size="12pt" fo:language="la" fo:country="VA" officeooo:rsid="0031de23" style:font-size-asian="12pt" style:language-asian="zh" style:country-asian="CN" style:font-size-complex="12pt" style:language-complex="hi" style:country-complex="IN"/>
    </style:style>
    <style:style style:name="T187" style:family="text">
      <style:text-properties fo:font-size="12pt" fo:language="la" fo:country="VA" officeooo:rsid="00fd470d" style:font-size-asian="12pt" style:language-asian="zh" style:country-asian="CN" style:font-size-complex="12pt" style:language-complex="hi" style:country-complex="IN"/>
    </style:style>
    <style:style style:name="T188" style:family="text">
      <style:text-properties fo:font-size="12pt" fo:language="la" fo:country="VA" style:font-size-asian="12pt" style:font-name-complex="Times New Roman1" style:font-weight-complex="bold"/>
    </style:style>
    <style:style style:name="T189" style:family="text">
      <style:text-properties fo:font-size="12pt" style:font-size-asian="12pt" style:font-name-complex="Times New Roman1"/>
    </style:style>
    <style:style style:name="T190" style:family="text">
      <style:text-properties fo:font-size="12pt" style:font-size-asian="12pt" style:font-name-complex="Times New Roman1" style:font-size-complex="12pt"/>
    </style:style>
    <style:style style:name="T191" style:family="text">
      <style:text-properties fo:font-size="12pt" officeooo:rsid="001d584b" style:font-size-asian="12pt" style:font-name-complex="Times New Roman1" style:font-size-complex="12pt"/>
    </style:style>
    <style:style style:name="T192" style:family="text">
      <style:text-properties fo:font-size="12pt" officeooo:rsid="001fc989" style:font-size-asian="12pt" style:font-name-complex="Times New Roman1" style:font-size-complex="12pt"/>
    </style:style>
    <style:style style:name="T193" style:family="text">
      <style:text-properties fo:font-size="12pt" officeooo:rsid="01dd0460" style:font-size-asian="12pt" style:font-name-complex="Times New Roman1" style:font-size-complex="12pt"/>
    </style:style>
    <style:style style:name="T194" style:family="text">
      <style:text-properties fo:font-size="12pt" officeooo:rsid="001fc989" style:font-size-asian="12pt" style:font-name-complex="Times New Roman1"/>
    </style:style>
    <style:style style:name="T195" style:family="text">
      <style:text-properties fo:font-size="12pt" officeooo:rsid="00569a21" style:font-size-asian="12pt" style:font-name-complex="Times New Roman1"/>
    </style:style>
    <style:style style:name="T196" style:family="text">
      <style:text-properties fo:font-size="12pt" style:font-size-asian="12pt" style:font-name-complex="Times New Roman1" style:font-weight-complex="bold"/>
    </style:style>
    <style:style style:name="T197" style:family="text">
      <style:text-properties fo:font-size="12pt" officeooo:rsid="0195ad5b" style:font-size-asian="12pt" style:font-name-complex="Times New Roman1"/>
    </style:style>
    <style:style style:name="T198" style:family="text">
      <style:text-properties fo:font-size="12pt" officeooo:rsid="0198d164" style:font-size-asian="12pt" style:font-name-complex="Times New Roman1"/>
    </style:style>
    <style:style style:name="T199" style:family="text">
      <style:text-properties fo:font-size="12pt" officeooo:rsid="01c3dd42" style:font-size-asian="12pt" style:font-name-complex="Times New Roman1"/>
    </style:style>
    <style:style style:name="T200" style:family="text">
      <style:text-properties fo:font-size="12pt" fo:font-style="italic" officeooo:rsid="01e1b3af" style:font-size-asian="12pt" style:font-style-asian="italic" style:font-name-complex="Times New Roman1" style:font-style-complex="italic"/>
    </style:style>
    <style:style style:name="T201" style:family="text">
      <style:text-properties fo:font-style="italic" style:font-style-asian="italic" style:font-style-complex="italic"/>
    </style:style>
    <style:style style:name="T202" style:family="text">
      <style:text-properties fo:font-style="italic" officeooo:rsid="00b64fe9" style:font-style-asian="italic" style:font-style-complex="italic"/>
    </style:style>
    <style:style style:name="T203" style:family="text">
      <style:text-properties fo:font-style="italic" officeooo:rsid="011e9f00" style:font-style-asian="italic" style:font-style-complex="italic"/>
    </style:style>
    <style:style style:name="T204" style:family="text">
      <style:text-properties fo:font-style="italic" officeooo:rsid="0123813e" style:font-style-asian="italic" style:font-style-complex="italic"/>
    </style:style>
    <style:style style:name="T205" style:family="text">
      <style:text-properties fo:font-style="italic" officeooo:rsid="0123a1cb" style:font-style-asian="italic" style:font-style-complex="italic"/>
    </style:style>
    <style:style style:name="T206" style:family="text">
      <style:text-properties fo:font-style="italic" officeooo:rsid="0127c4d9" style:font-style-asian="italic" style:font-style-complex="italic"/>
    </style:style>
    <style:style style:name="T207" style:family="text">
      <style:text-properties fo:font-style="italic" officeooo:rsid="0116ec98" style:font-style-asian="italic" style:font-style-complex="italic"/>
    </style:style>
    <style:style style:name="T208" style:family="text">
      <style:text-properties fo:font-style="italic" officeooo:rsid="01135917" style:font-style-asian="italic" style:font-style-complex="italic"/>
    </style:style>
    <style:style style:name="T209" style:family="text">
      <style:text-properties fo:font-style="italic" officeooo:rsid="0034a97d" style:font-style-asian="italic" style:font-style-complex="italic"/>
    </style:style>
    <style:style style:name="T210" style:family="text">
      <style:text-properties fo:font-style="italic" officeooo:rsid="01600e1d" style:font-style-asian="italic" style:font-style-complex="italic"/>
    </style:style>
    <style:style style:name="T211" style:family="text">
      <style:text-properties fo:font-style="italic" officeooo:rsid="0177f69e" style:font-style-asian="italic" style:font-style-complex="italic"/>
    </style:style>
    <style:style style:name="T212" style:family="text">
      <style:text-properties fo:font-style="italic" officeooo:rsid="01780dc4" style:font-style-asian="italic" style:font-style-complex="italic"/>
    </style:style>
    <style:style style:name="T213" style:family="text">
      <style:text-properties fo:font-style="italic" officeooo:rsid="003ecf0a" style:font-style-asian="italic" style:font-style-complex="italic"/>
    </style:style>
    <style:style style:name="T214" style:family="text">
      <style:text-properties fo:font-style="italic" officeooo:rsid="01521924" style:font-style-asian="italic" style:font-style-complex="italic"/>
    </style:style>
    <style:style style:name="T215" style:family="text">
      <style:text-properties fo:font-style="italic" officeooo:rsid="0023c47c" style:font-style-asian="italic" style:font-style-complex="italic"/>
    </style:style>
    <style:style style:name="T216" style:family="text">
      <style:text-properties fo:font-style="italic" officeooo:rsid="007a8ff8" style:font-style-asian="italic" style:font-style-complex="italic"/>
    </style:style>
    <style:style style:name="T217" style:family="text">
      <style:text-properties fo:font-style="italic" officeooo:rsid="004f4a0c" style:font-style-asian="italic" style:font-style-complex="italic"/>
    </style:style>
    <style:style style:name="T218" style:family="text">
      <style:text-properties fo:font-style="italic" officeooo:rsid="0050b519" style:font-style-asian="italic" style:font-style-complex="italic"/>
    </style:style>
    <style:style style:name="T219" style:family="text">
      <style:text-properties fo:font-style="italic" officeooo:rsid="0150c414" style:font-style-asian="italic" style:font-style-complex="italic"/>
    </style:style>
    <style:style style:name="T220" style:family="text">
      <style:text-properties fo:font-style="italic" officeooo:rsid="0158a9b9" style:font-style-asian="italic" style:font-style-complex="italic"/>
    </style:style>
    <style:style style:name="T221" style:family="text">
      <style:text-properties fo:font-style="italic" officeooo:rsid="019a5bec" style:font-style-asian="italic" style:font-style-complex="italic"/>
    </style:style>
    <style:style style:name="T222" style:family="text">
      <style:text-properties fo:font-style="italic" officeooo:rsid="0064366a" style:font-style-asian="italic" style:font-style-complex="italic"/>
    </style:style>
    <style:style style:name="T223" style:family="text">
      <style:text-properties fo:font-style="italic" officeooo:rsid="0065ca5c" style:font-style-asian="italic" style:font-style-complex="italic"/>
    </style:style>
    <style:style style:name="T224" style:family="text">
      <style:text-properties fo:font-style="italic" officeooo:rsid="010c395c" style:font-style-asian="italic" style:font-style-complex="italic"/>
    </style:style>
    <style:style style:name="T225" style:family="text">
      <style:text-properties fo:font-style="italic" officeooo:rsid="012bc1b0" style:font-style-asian="italic" style:font-style-complex="italic"/>
    </style:style>
    <style:style style:name="T226" style:family="text">
      <style:text-properties fo:font-style="italic" officeooo:rsid="01ac7909" style:font-style-asian="italic" style:font-style-complex="italic"/>
    </style:style>
    <style:style style:name="T227" style:family="text">
      <style:text-properties fo:font-style="italic" officeooo:rsid="01be76ce" style:font-style-asian="italic" style:font-style-complex="italic"/>
    </style:style>
    <style:style style:name="T228" style:family="text">
      <style:text-properties fo:font-style="italic" officeooo:rsid="01c15b34" style:font-style-asian="italic" style:font-style-complex="italic"/>
    </style:style>
    <style:style style:name="T229" style:family="text">
      <style:text-properties fo:font-style="italic" officeooo:rsid="01c3dd42" style:font-style-asian="italic" style:font-style-complex="italic"/>
    </style:style>
    <style:style style:name="T230" style:family="text">
      <style:text-properties fo:font-style="italic" officeooo:rsid="01cf7c01" style:font-style-asian="italic" style:font-style-complex="italic"/>
    </style:style>
    <style:style style:name="T231" style:family="text">
      <style:text-properties fo:font-style="italic" officeooo:rsid="01afbe68" style:font-style-asian="italic" style:font-style-complex="italic"/>
    </style:style>
    <style:style style:name="T232" style:family="text">
      <style:text-properties fo:font-style="normal" style:font-style-asian="normal" style:font-style-complex="normal"/>
    </style:style>
    <style:style style:name="T233" style:family="text">
      <style:text-properties fo:font-style="normal" officeooo:rsid="00b64fe9" style:font-style-asian="normal" style:font-style-complex="normal"/>
    </style:style>
    <style:style style:name="T234" style:family="text">
      <style:text-properties fo:font-style="normal" officeooo:rsid="011e9f00" style:font-style-asian="normal" style:font-style-complex="normal"/>
    </style:style>
    <style:style style:name="T235" style:family="text">
      <style:text-properties fo:font-style="normal" officeooo:rsid="01205d6b" style:font-style-asian="normal" style:font-style-complex="normal"/>
    </style:style>
    <style:style style:name="T236" style:family="text">
      <style:text-properties fo:font-style="normal" officeooo:rsid="0121d37b" style:font-style-asian="normal" style:font-style-complex="normal"/>
    </style:style>
    <style:style style:name="T237" style:family="text">
      <style:text-properties fo:font-style="normal" officeooo:rsid="0123813e" style:font-style-asian="normal" style:font-style-complex="normal"/>
    </style:style>
    <style:style style:name="T238" style:family="text">
      <style:text-properties fo:font-style="normal" officeooo:rsid="0123a1cb" style:font-style-asian="normal" style:font-style-complex="normal"/>
    </style:style>
    <style:style style:name="T239" style:family="text">
      <style:text-properties fo:font-style="normal" officeooo:rsid="0124e12e" style:font-style-asian="normal" style:font-style-complex="normal"/>
    </style:style>
    <style:style style:name="T240" style:family="text">
      <style:text-properties fo:font-style="normal" officeooo:rsid="01263f09" style:font-style-asian="normal" style:font-style-complex="normal"/>
    </style:style>
    <style:style style:name="T241" style:family="text">
      <style:text-properties fo:font-style="normal" officeooo:rsid="0126bc5d" style:font-style-asian="normal" style:font-style-complex="normal"/>
    </style:style>
    <style:style style:name="T242" style:family="text">
      <style:text-properties fo:font-style="normal" officeooo:rsid="0127c4d9" style:font-style-asian="normal" style:font-style-complex="normal"/>
    </style:style>
    <style:style style:name="T243" style:family="text">
      <style:text-properties fo:font-style="normal" officeooo:rsid="01291fc7" style:font-style-asian="normal" style:font-style-complex="normal"/>
    </style:style>
    <style:style style:name="T244" style:family="text">
      <style:text-properties fo:font-style="normal" officeooo:rsid="012b3512" style:font-style-asian="normal" style:font-style-complex="normal"/>
    </style:style>
    <style:style style:name="T245" style:family="text">
      <style:text-properties fo:font-style="normal" officeooo:rsid="01135917" style:font-style-asian="normal" style:font-style-complex="normal"/>
    </style:style>
    <style:style style:name="T246" style:family="text">
      <style:text-properties fo:font-style="normal" officeooo:rsid="003ecf0a" style:font-style-asian="normal" style:font-style-complex="normal"/>
    </style:style>
    <style:style style:name="T247" style:family="text">
      <style:text-properties fo:font-style="normal" officeooo:rsid="0187bdf0" style:font-style-asian="normal" style:font-style-complex="normal"/>
    </style:style>
    <style:style style:name="T248" style:family="text">
      <style:text-properties fo:font-style="normal" officeooo:rsid="01521924" style:font-style-asian="normal" style:font-style-complex="normal"/>
    </style:style>
    <style:style style:name="T249" style:family="text">
      <style:text-properties fo:font-style="normal" officeooo:rsid="007a8ff8" style:font-style-asian="normal" style:font-style-complex="normal"/>
    </style:style>
    <style:style style:name="T250" style:family="text">
      <style:text-properties fo:font-style="normal" officeooo:rsid="007b3c0b" style:font-style-asian="normal" style:font-style-complex="normal"/>
    </style:style>
    <style:style style:name="T251" style:family="text">
      <style:text-properties fo:font-style="normal" officeooo:rsid="018ec27a" style:font-style-asian="normal" style:font-style-complex="normal"/>
    </style:style>
    <style:style style:name="T252" style:family="text">
      <style:text-properties fo:font-style="normal" officeooo:rsid="01b587f0" style:font-style-asian="normal" style:font-style-complex="normal"/>
    </style:style>
    <style:style style:name="T253" style:family="text">
      <style:text-properties style:use-window-font-color="true" loext:opacity="0%"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254" style:family="text">
      <style:text-properties style:use-window-font-color="true" loext:opacity="0%" fo:font-size="12pt" fo:letter-spacing="normal" fo:language="la" fo:country="VA" fo:font-weight="normal" officeooo:rsid="009212f9" style:font-size-asian="12pt" style:language-asian="zh" style:country-asian="CN" style:font-weight-asian="normal" style:font-size-complex="12pt" style:language-complex="hi" style:country-complex="IN" style:font-weight-complex="normal"/>
    </style:style>
    <style:style style:name="T255" style:family="text">
      <style:text-properties style:use-window-font-color="true" loext:opacity="0%" fo:font-size="12pt" fo:letter-spacing="normal" fo:language="la" fo:country="VA" fo:font-weight="normal" officeooo:rsid="00f64773" style:font-size-asian="12pt" style:language-asian="zh" style:country-asian="CN" style:font-weight-asian="normal" style:font-size-complex="12pt" style:language-complex="hi" style:country-complex="IN" style:font-weight-complex="normal"/>
    </style:style>
    <style:style style:name="T256" style:family="text">
      <style:text-properties style:use-window-font-color="true" loext:opacity="0%" fo:font-size="12pt" fo:letter-spacing="normal" fo:language="la" fo:country="VA" fo:font-weight="normal" officeooo:rsid="00fa7cb4" style:font-size-asian="12pt" style:language-asian="zh" style:country-asian="CN" style:font-weight-asian="normal" style:font-size-complex="12pt" style:language-complex="hi" style:country-complex="IN" style:font-weight-complex="normal"/>
    </style:style>
    <style:style style:name="T257" style:family="text">
      <style:text-properties style:use-window-font-color="true" loext:opacity="0%" style:font-name="Cloister1" fo:font-size="18pt" fo:language="la" fo:country="VA" fo:font-weight="normal" officeooo:rsid="00acc7a1" style:language-asian="zh" style:country-asian="CN" style:font-weight-asian="normal" style:language-complex="hi" style:country-complex="IN" style:font-weight-complex="normal"/>
    </style:style>
    <style:style style:name="T258" style:family="text">
      <style:text-properties style:use-window-font-color="true" loext:opacity="0%" style:font-name="Cloister1" fo:font-size="18pt" fo:language="la" fo:country="VA" fo:font-weight="normal" officeooo:rsid="00b75b39" style:language-asian="zh" style:country-asian="CN" style:font-weight-asian="normal" style:language-complex="hi" style:country-complex="IN" style:font-weight-complex="normal"/>
    </style:style>
    <style:style style:name="T259" style:family="text">
      <style:text-properties style:use-window-font-color="true" loext:opacity="0%" style:font-name="Cloister1" fo:font-size="18pt" fo:language="la" fo:country="VA" fo:font-weight="normal" officeooo:rsid="008a529c" style:language-asian="zh" style:country-asian="CN" style:font-weight-asian="normal" style:language-complex="hi" style:country-complex="IN" style:font-weight-complex="normal"/>
    </style:style>
    <style:style style:name="T260" style:family="text">
      <style:text-properties style:use-window-font-color="true" loext:opacity="0%" style:font-name="Cloister1" fo:font-size="18pt" fo:language="la" fo:country="VA" fo:font-weight="normal" officeooo:rsid="00f1e1ba" style:language-asian="zh" style:country-asian="CN" style:font-weight-asian="normal" style:language-complex="hi" style:country-complex="IN" style:font-weight-complex="normal"/>
    </style:style>
    <style:style style:name="T261" style:family="text">
      <style:text-properties style:use-window-font-color="true" loext:opacity="0%" style:font-name="Cloister1" fo:font-size="18pt" fo:language="la" fo:country="VA" fo:font-weight="normal" officeooo:rsid="0101b317" style:language-asian="zh" style:country-asian="CN" style:font-weight-asian="normal" style:language-complex="hi" style:country-complex="IN" style:font-weight-complex="normal"/>
    </style:style>
    <style:style style:name="T262" style:family="text">
      <style:text-properties style:use-window-font-color="true" loext:opacity="0%" style:font-name="Cloister1" fo:font-size="18pt" fo:language="la" fo:country="VA" fo:font-weight="normal" officeooo:rsid="00f51d83" style:language-asian="zh" style:country-asian="CN" style:font-weight-asian="normal" style:language-complex="hi" style:country-complex="IN" style:font-weight-complex="normal"/>
    </style:style>
    <style:style style:name="T263" style:family="text">
      <style:text-properties style:use-window-font-color="true" loext:opacity="0%" style:font-name="Cloister1" fo:font-size="18pt" fo:language="la" fo:country="VA" fo:font-weight="normal" officeooo:rsid="009212f9" style:language-asian="zh" style:country-asian="CN" style:font-weight-asian="normal" style:language-complex="hi" style:country-complex="IN" style:font-weight-complex="normal"/>
    </style:style>
    <style:style style:name="T264" style:family="text">
      <style:text-properties style:use-window-font-color="true" loext:opacity="0%" style:font-name="Cloister1" fo:font-size="18pt" fo:letter-spacing="normal" fo:language="la" fo:country="VA" fo:font-style="normal" fo:font-weight="normal" officeooo:rsid="00f1e1ba"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5" style:family="text">
      <style:text-properties style:use-window-font-color="true" loext:opacity="0%" style:font-name="Cloister1" fo:font-size="18pt" fo:letter-spacing="normal" fo:language="la" fo:country="VA" fo:font-style="normal" fo:font-weight="normal" officeooo:rsid="0101b317"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6" style:family="text">
      <style:text-properties style:use-window-font-color="true" loext:opacity="0%" style:font-name="Cloister1" fo:language="la" fo:country="VA" fo:font-weight="normal" officeooo:rsid="00b75b39" style:language-asian="zh" style:country-asian="CN" style:font-weight-asian="normal" style:language-complex="hi" style:country-complex="IN" style:font-weight-complex="normal"/>
    </style:style>
    <style:style style:name="T267" style:family="text">
      <style:text-properties style:use-window-font-color="true" loext:opacity="0%" style:font-name="Cloister1" fo:language="la" fo:country="VA" fo:font-weight="normal" officeooo:rsid="00f1e1ba" style:language-asian="zh" style:country-asian="CN" style:font-weight-asian="normal" style:language-complex="hi" style:country-complex="IN" style:font-weight-complex="normal"/>
    </style:style>
    <style:style style:name="T268" style:family="text">
      <style:text-properties style:use-window-font-color="true" loext:opacity="0%" style:font-name="Cloister1" fo:language="la" fo:country="VA" fo:font-weight="normal" officeooo:rsid="01074b52" style:language-asian="zh" style:country-asian="CN" style:font-weight-asian="normal" style:language-complex="hi" style:country-complex="IN" style:font-weight-complex="normal"/>
    </style:style>
    <style:style style:name="T269" style:family="text">
      <style:text-properties style:use-window-font-color="true" loext:opacity="0%" fo:language="la" fo:country="VA" fo:font-weight="normal" officeooo:rsid="0101b317" style:language-asian="zh" style:country-asian="CN" style:font-weight-asian="normal" style:language-complex="hi" style:country-complex="IN" style:font-weight-complex="normal"/>
    </style:style>
    <style:style style:name="T270" style:family="text">
      <style:text-properties style:use-window-font-color="true" loext:opacity="0%" fo:language="la" fo:country="VA" fo:font-weight="normal" officeooo:rsid="011ca0ff" style:language-asian="zh" style:country-asian="CN" style:font-weight-asian="normal" style:language-complex="hi" style:country-complex="IN" style:font-weight-complex="normal"/>
    </style:style>
    <style:style style:name="T271" style:family="text">
      <style:text-properties style:use-window-font-color="true" loext:opacity="0%" style:font-name="Linux Libertine S.O.Cist.1" fo:font-size="12pt" fo:language="la" fo:country="VA" officeooo:rsid="0183d9a1" style:font-size-asian="12pt" style:language-asian="zh" style:country-asian="CN" style:font-size-complex="12pt" style:language-complex="hi" style:country-complex="IN"/>
    </style:style>
    <style:style style:name="T272" style:family="text">
      <style:text-properties style:use-window-font-color="true" loext:opacity="0%" style:font-name="Linux Libertine S.O.Cist.1" fo:font-size="12pt" fo:language="la" fo:country="VA" officeooo:rsid="01beb962" style:font-size-asian="12pt" style:language-asian="zh" style:country-asian="CN" style:font-size-complex="12pt" style:language-complex="hi" style:country-complex="IN"/>
    </style:style>
    <style:style style:name="T273" style:family="text">
      <style:text-properties style:use-window-font-color="true" loext:opacity="0%" style:font-name="Linux Libertine S.O.Cist.1" fo:font-size="12pt" fo:language="la" fo:country="VA" style:font-size-asian="12pt" style:language-asian="zh" style:country-asian="CN" style:language-complex="hi" style:country-complex="IN"/>
    </style:style>
    <style:style style:name="T274" style:family="text">
      <style:text-properties style:use-window-font-color="true" loext:opacity="0%" style:font-name="Linux Libertine S.O.Cist.1" fo:font-size="12pt" fo:language="la" fo:country="VA" officeooo:rsid="01c0b840" style:font-size-asian="12pt" style:language-asian="zh" style:country-asian="CN" style:language-complex="hi" style:country-complex="IN"/>
    </style:style>
    <style:style style:name="T275" style:family="text">
      <style:text-properties style:use-window-font-color="true" loext:opacity="0%" style:font-name="Linux Libertine S.O.Cist.1" fo:font-size="12pt" fo:language="la" fo:country="VA" officeooo:rsid="01d8950b" style:letter-kerning="false" style:font-name-asian="Arial Unicode MS" style:font-size-asian="12pt" style:language-asian="zh" style:country-asian="CN" style:font-name-complex="Arial Unicode MS" style:font-size-complex="12pt" style:language-complex="hi" style:country-complex="IN"/>
    </style:style>
    <style:style style:name="T276" style:family="text">
      <style:text-properties style:use-window-font-color="true" loext:opacity="0%" style:font-name="Linux Libertine S.O.Cist.1" fo:font-size="12pt" fo:language="la" fo:country="VA" officeooo:rsid="01d94887" style:letter-kerning="false" style:font-name-asian="Arial Unicode MS" style:font-size-asian="12pt" style:language-asian="zh" style:country-asian="CN" style:font-name-complex="Arial Unicode MS" style:font-size-complex="12pt" style:language-complex="hi" style:country-complex="IN"/>
    </style:style>
    <style:style style:name="T277" style:family="text">
      <style:text-properties style:use-window-font-color="true" loext:opacity="0%" style:font-name="Linux Libertine S.O.Cist.1" fo:font-size="12pt" fo:language="cs" fo:country="CZ" officeooo:rsid="0183d9a1" style:font-size-asian="12pt" style:language-asian="zh" style:country-asian="CN" style:font-size-complex="12pt" style:language-complex="hi" style:country-complex="IN"/>
    </style:style>
    <style:style style:name="T278" style:family="text">
      <style:text-properties style:use-window-font-color="true" loext:opacity="0%" style:font-name="Linux Libertine S.O.Cist.1" fo:font-size="12pt" fo:language="cs" fo:country="CZ" officeooo:rsid="01858787" style:font-size-asian="12pt" style:language-asian="zh" style:country-asian="CN" style:font-size-complex="12pt" style:language-complex="hi" style:country-complex="IN"/>
    </style:style>
    <style:style style:name="T279" style:family="text">
      <style:text-properties style:use-window-font-color="true" loext:opacity="0%" style:font-name="Linux Libertine S.O.Cist.1" fo:font-size="12pt" fo:language="cs" fo:country="CZ" style:font-size-asian="12pt" style:language-asian="zh" style:country-asian="CN" style:language-complex="hi" style:country-complex="IN"/>
    </style:style>
    <style:style style:name="T280" style:family="text">
      <style:text-properties style:use-window-font-color="true" loext:opacity="0%" style:font-name="Linux Libertine S.O.Cist.1" fo:font-size="12pt" fo:language="cs" fo:country="CZ" officeooo:rsid="0183d9a1" style:font-size-asian="12pt" style:language-asian="zh" style:country-asian="CN" style:language-complex="hi" style:country-complex="IN"/>
    </style:style>
    <style:style style:name="T281" style:family="text">
      <style:text-properties style:use-window-font-color="true" loext:opacity="0%" style:font-name="Linux Libertine S.O.Cist.1" fo:font-size="12pt" fo:language="cs" fo:country="CZ" officeooo:rsid="01d95e0b" style:font-size-asian="12pt" style:language-asian="zh" style:country-asian="CN" style:language-complex="hi" style:country-complex="IN"/>
    </style:style>
    <style:style style:name="T282" style:family="text">
      <style:text-properties style:use-window-font-color="true" loext:opacity="0%" style:font-name="Linux Libertine S.O.Cist.1" fo:font-size="12pt" fo:language="cs" fo:country="CZ" officeooo:rsid="01d8950b" style:letter-kerning="false" style:font-name-asian="Arial Unicode MS" style:font-size-asian="12pt" style:language-asian="zh" style:country-asian="CN" style:font-name-complex="Arial Unicode MS" style:font-size-complex="12pt" style:language-complex="hi" style:country-complex="IN"/>
    </style:style>
    <style:style style:name="T283" style:family="text">
      <style:text-properties style:use-window-font-color="true" loext:opacity="0%" style:font-name="Linux Libertine S.O.Cist.1" fo:font-size="12pt" fo:language="cs" fo:country="CZ" officeooo:rsid="01d94887" style:letter-kerning="false" style:font-name-asian="Arial Unicode MS" style:font-size-asian="12pt" style:language-asian="zh" style:country-asian="CN" style:font-name-complex="Arial Unicode MS" style:font-size-complex="12pt" style:language-complex="hi" style:country-complex="IN"/>
    </style:style>
    <style:style style:name="T284" style:family="text">
      <style:text-properties style:use-window-font-color="true" loext:opacity="0%" style:font-name="Linux Libertine S.O.Cist." fo:font-size="12pt" fo:language="cs" fo:country="CZ" officeooo:rsid="0113781c" style:font-size-asian="12pt" style:font-size-complex="12pt"/>
    </style:style>
    <style:style style:name="T285" style:family="text">
      <style:text-properties style:use-window-font-color="true" loext:opacity="0%" style:font-name="Linux Libertine S.O.Cist." fo:font-size="12pt" fo:language="cs" fo:country="CZ" officeooo:rsid="01b456ed" style:font-size-asian="12pt" style:font-size-complex="12pt"/>
    </style:style>
    <style:style style:name="T286" style:family="text">
      <style:text-properties style:use-window-font-color="true" loext:opacity="0%" style:font-name="Linux Libertine S.O.Cist." fo:font-size="12pt" fo:language="cs" fo:country="CZ" officeooo:rsid="01d0e3a7" style:font-size-asian="12pt" style:font-size-complex="12pt"/>
    </style:style>
    <style:style style:name="T287" style:family="text">
      <style:text-properties style:use-window-font-color="true" loext:opacity="0%" style:font-name="Linux Libertine S.O.Cist." fo:font-size="12pt" fo:language="cs" fo:country="CZ" officeooo:rsid="011b2b06" style:font-size-asian="12pt" style:font-size-complex="12pt"/>
    </style:style>
    <style:style style:name="T288" style:family="text">
      <style:text-properties style:use-window-font-color="true" loext:opacity="0%" style:font-name="Linux Libertine S.O.Cist." fo:font-size="12pt" fo:language="cs" fo:country="CZ" officeooo:rsid="01ed245a" style:letter-kerning="false" style:font-name-asian="Arial Unicode MS" style:font-size-asian="12pt" style:language-asian="zh" style:country-asian="CN" style:font-name-complex="Arial Unicode MS" style:font-size-complex="12pt" style:language-complex="hi" style:country-complex="IN"/>
    </style:style>
    <style:style style:name="T289" style:family="text">
      <style:text-properties style:use-window-font-color="true" loext:opacity="0%" style:font-name="Linux Libertine S.O.Cist." fo:font-size="12pt" fo:language="cs" fo:country="CZ" officeooo:rsid="0202cda4" style:letter-kerning="false" style:font-name-asian="Arial Unicode MS" style:font-size-asian="12pt" style:language-asian="zh" style:country-asian="CN" style:font-name-complex="Arial Unicode MS" style:font-size-complex="12pt" style:language-complex="hi" style:country-complex="IN"/>
    </style:style>
    <style:style style:name="T290" style:family="text">
      <style:text-properties style:use-window-font-color="true" loext:opacity="0%" style:font-name="Linux Libertine S.O.Cist." fo:font-size="12pt" fo:language="cs" fo:country="CZ" fo:font-style="italic" officeooo:rsid="0202cda4"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291" style:family="text">
      <style:text-properties style:use-window-font-color="true" loext:opacity="0%" style:font-name="Linux Libertine S.O.Cist." fo:font-size="12pt" fo:language="cs" fo:country="CZ" fo:font-style="italic" officeooo:rsid="01b456ed" style:font-size-asian="12pt" style:font-style-asian="italic" style:font-size-complex="12pt" style:font-style-complex="italic"/>
    </style:style>
    <style:style style:name="T292" style:family="text">
      <style:text-properties officeooo:rsid="00acc7a1"/>
    </style:style>
    <style:style style:name="T293" style:family="text">
      <style:text-properties officeooo:rsid="00add3ab"/>
    </style:style>
    <style:style style:name="T294" style:family="text">
      <style:text-properties officeooo:rsid="00af29e7"/>
    </style:style>
    <style:style style:name="T295" style:family="text">
      <style:text-properties officeooo:rsid="00afa60b"/>
    </style:style>
    <style:style style:name="T296" style:family="text">
      <style:text-properties officeooo:rsid="00b4d80d"/>
    </style:style>
    <style:style style:name="T297" style:family="text">
      <style:text-properties officeooo:rsid="00bc1fa8"/>
    </style:style>
    <style:style style:name="T298" style:family="text">
      <style:text-properties officeooo:rsid="00bd4610"/>
    </style:style>
    <style:style style:name="T299" style:family="text">
      <style:text-properties officeooo:rsid="00de7a23"/>
    </style:style>
    <style:style style:name="T300" style:family="text">
      <style:text-properties officeooo:rsid="00df6527"/>
    </style:style>
    <style:style style:name="T301" style:family="text">
      <style:text-properties officeooo:rsid="00e0c321"/>
    </style:style>
    <style:style style:name="T302" style:family="text">
      <style:text-properties officeooo:rsid="00e955d2"/>
    </style:style>
    <style:style style:name="T303" style:family="text">
      <style:text-properties officeooo:rsid="00f64773"/>
    </style:style>
    <style:style style:name="T304" style:family="text">
      <style:text-properties officeooo:rsid="00f6db90"/>
    </style:style>
    <style:style style:name="T305" style:family="text">
      <style:text-properties officeooo:rsid="00f8497e"/>
    </style:style>
    <style:style style:name="T306" style:family="text">
      <style:text-properties officeooo:rsid="00fd470d"/>
    </style:style>
    <style:style style:name="T307" style:family="text">
      <style:text-properties officeooo:rsid="01005d9e"/>
    </style:style>
    <style:style style:name="T308" style:family="text">
      <style:text-properties officeooo:rsid="0101b317"/>
    </style:style>
    <style:style style:name="T309" style:family="text">
      <style:text-properties officeooo:rsid="0103646c"/>
    </style:style>
    <style:style style:name="T310" style:family="text">
      <style:text-properties officeooo:rsid="01163673"/>
    </style:style>
    <style:style style:name="T311" style:family="text">
      <style:text-properties officeooo:rsid="010c4d4e"/>
    </style:style>
    <style:style style:name="T312" style:family="text">
      <style:text-properties officeooo:rsid="01135917"/>
    </style:style>
    <style:style style:name="T313" style:family="text">
      <style:text-properties officeooo:rsid="00f1e1ba"/>
    </style:style>
    <style:style style:name="T314" style:family="text">
      <style:text-properties officeooo:rsid="00f8d6ca"/>
    </style:style>
    <style:style style:name="T315" style:family="text">
      <style:text-properties officeooo:rsid="00f23a2d"/>
    </style:style>
    <style:style style:name="T316" style:family="text">
      <style:text-properties officeooo:rsid="00fb2203"/>
    </style:style>
    <style:style style:name="T317" style:family="text">
      <style:text-properties officeooo:rsid="00fd40af"/>
    </style:style>
    <style:style style:name="T318" style:family="text">
      <style:text-properties officeooo:rsid="00fd3c49"/>
    </style:style>
    <style:style style:name="T319" style:family="text">
      <style:text-properties officeooo:rsid="014bd0e1"/>
    </style:style>
    <style:style style:name="T320" style:family="text">
      <style:text-properties officeooo:rsid="0151ef60"/>
    </style:style>
    <style:style style:name="T321" style:family="text">
      <style:text-properties officeooo:rsid="0158d222"/>
    </style:style>
    <style:style style:name="T322" style:family="text">
      <style:text-properties fo:background-color="transparent" loext:char-shading-value="0"/>
    </style:style>
    <style:style style:name="T323" style:family="text">
      <style:text-properties style:font-name="Linux Libertine S.O.Cist."/>
    </style:style>
    <style:style style:name="T324" style:family="text">
      <style:text-properties style:font-name="Linux Libertine S.O.Cist." officeooo:rsid="00c73286"/>
    </style:style>
    <style:style style:name="T325" style:family="text">
      <style:text-properties style:font-name="Linux Libertine S.O.Cist." officeooo:rsid="00c73286" style:font-name-asian="Arial Unicode MS" style:font-name-complex="Arial Unicode MS"/>
    </style:style>
    <style:style style:name="T326" style:family="text">
      <style:text-properties style:font-name="Linux Libertine S.O.Cist." fo:font-style="italic" officeooo:rsid="0061d1a8" style:font-style-asian="italic" style:font-style-complex="italic" style:font-weight-complex="normal"/>
    </style:style>
    <style:style style:name="T327" style:family="text">
      <style:text-properties style:font-name="Linux Libertine S.O.Cist." fo:font-style="italic" officeooo:rsid="01617534" style:font-style-asian="italic" style:font-style-complex="italic" style:font-weight-complex="normal"/>
    </style:style>
    <style:style style:name="T328" style:family="text">
      <style:text-properties style:font-name="Linux Libertine S.O.Cist." fo:font-style="italic" officeooo:rsid="01623c3e" style:font-style-asian="italic" style:font-style-complex="italic" style:font-weight-complex="normal"/>
    </style:style>
    <style:style style:name="T329" style:family="text">
      <style:text-properties style:font-name="Linux Libertine S.O.Cist." fo:font-style="italic" officeooo:rsid="01780dc4" style:font-style-asian="italic" style:font-style-complex="italic" style:font-weight-complex="normal"/>
    </style:style>
    <style:style style:name="T330" style:family="text">
      <style:text-properties style:font-name="Linux Libertine S.O.Cist." officeooo:rsid="0189e074"/>
    </style:style>
    <style:style style:name="T331" style:family="text">
      <style:text-properties style:font-name="Linux Libertine S.O.Cist." officeooo:rsid="018a4669"/>
    </style:style>
    <style:style style:name="T332" style:family="text">
      <style:text-properties style:font-name="Linux Libertine S.O.Cist." fo:font-size="12pt" fo:language="cs" fo:country="CZ" style:font-size-asian="12pt" style:font-size-complex="12pt"/>
    </style:style>
    <style:style style:name="T333" style:family="text">
      <style:text-properties style:font-name="Linux Libertine S.O.Cist." fo:font-size="12pt" fo:language="cs" fo:country="CZ" officeooo:rsid="0067414b" style:font-size-asian="12pt" style:font-size-complex="12pt"/>
    </style:style>
    <style:style style:name="T334" style:family="text">
      <style:text-properties style:font-name="Linux Libertine S.O.Cist." fo:font-size="12pt" fo:language="cs" fo:country="CZ" officeooo:rsid="01bccc1f" style:font-size-asian="12pt" style:font-size-complex="12pt"/>
    </style:style>
    <style:style style:name="T335" style:family="text">
      <style:text-properties style:font-name="Linux Libertine S.O.Cist." fo:font-size="12pt" fo:language="cs" fo:country="CZ" officeooo:rsid="018e7b1a" style:font-size-asian="12pt" style:font-size-complex="12pt"/>
    </style:style>
    <style:style style:name="T336" style:family="text">
      <style:text-properties style:font-name="Linux Libertine S.O.Cist." fo:font-size="12pt" fo:language="cs" fo:country="CZ" officeooo:rsid="019783c5" style:font-size-asian="12pt" style:font-size-complex="12pt"/>
    </style:style>
    <style:style style:name="T337" style:family="text">
      <style:text-properties style:font-name="Linux Libertine S.O.Cist." fo:font-size="12pt" fo:language="cs" fo:country="CZ" officeooo:rsid="00a45de9" style:font-size-asian="12pt" style:font-size-complex="12pt"/>
    </style:style>
    <style:style style:name="T338" style:family="text">
      <style:text-properties style:font-name="Linux Libertine S.O.Cist." fo:font-size="12pt" fo:language="cs" fo:country="CZ" officeooo:rsid="00217e3f" style:font-size-asian="12pt" style:font-size-complex="12pt"/>
    </style:style>
    <style:style style:name="T339" style:family="text">
      <style:text-properties style:font-name="Linux Libertine S.O.Cist." fo:font-size="12pt" fo:language="cs" fo:country="CZ" officeooo:rsid="0163969b" style:font-size-asian="12pt" style:font-size-complex="12pt"/>
    </style:style>
    <style:style style:name="T340" style:family="text">
      <style:text-properties style:font-name="Linux Libertine S.O.Cist." fo:font-size="12pt" fo:language="cs" fo:country="CZ" officeooo:rsid="002e52ee" style:font-size-asian="12pt" style:font-size-complex="12pt"/>
    </style:style>
    <style:style style:name="T341" style:family="text">
      <style:text-properties style:font-name="Linux Libertine S.O.Cist." fo:font-size="12pt" fo:language="cs" fo:country="CZ" officeooo:rsid="0181e394" style:font-size-asian="12pt" style:font-size-complex="12pt"/>
    </style:style>
    <style:style style:name="T342" style:family="text">
      <style:text-properties style:font-name="Linux Libertine S.O.Cist." fo:font-size="12pt" fo:language="cs" fo:country="CZ" officeooo:rsid="002efb8f" style:font-size-asian="12pt" style:font-size-complex="12pt"/>
    </style:style>
    <style:style style:name="T343" style:family="text">
      <style:text-properties style:font-name="Linux Libertine S.O.Cist." fo:font-size="12pt" fo:language="cs" fo:country="CZ" officeooo:rsid="0174787a" style:font-size-asian="12pt" style:font-size-complex="12pt"/>
    </style:style>
    <style:style style:name="T344" style:family="text">
      <style:text-properties style:font-name="Linux Libertine S.O.Cist." fo:font-size="12pt" fo:language="cs" fo:country="CZ" officeooo:rsid="01c15b34" style:font-size-asian="12pt" style:font-size-complex="12pt"/>
    </style:style>
    <style:style style:name="T345" style:family="text">
      <style:text-properties style:font-name="Linux Libertine S.O.Cist." fo:font-size="12pt" fo:language="cs" fo:country="CZ" officeooo:rsid="014e3d9b" style:font-size-asian="12pt" style:font-size-complex="12pt"/>
    </style:style>
    <style:style style:name="T346" style:family="text">
      <style:text-properties style:font-name="Linux Libertine S.O.Cist." fo:font-size="12pt" fo:language="cs" fo:country="CZ" officeooo:rsid="01858787" style:font-size-asian="12pt" style:font-size-complex="12pt"/>
    </style:style>
    <style:style style:name="T347" style:family="text">
      <style:text-properties style:font-name="Linux Libertine S.O.Cist." fo:font-size="12pt" fo:language="cs" fo:country="CZ" officeooo:rsid="003e2b79" style:font-size-asian="12pt" style:font-size-complex="12pt"/>
    </style:style>
    <style:style style:name="T348" style:family="text">
      <style:text-properties style:font-name="Linux Libertine S.O.Cist." fo:font-size="12pt" fo:language="cs" fo:country="CZ" officeooo:rsid="00b169b7" style:font-size-asian="12pt" style:font-size-complex="12pt"/>
    </style:style>
    <style:style style:name="T349" style:family="text">
      <style:text-properties style:font-name="Linux Libertine S.O.Cist." fo:font-size="12pt" fo:language="cs" fo:country="CZ" officeooo:rsid="00b8bb97" style:font-size-asian="12pt" style:font-size-complex="12pt"/>
    </style:style>
    <style:style style:name="T350" style:family="text">
      <style:text-properties style:font-name="Linux Libertine S.O.Cist." fo:font-size="12pt" fo:language="cs" fo:country="CZ" officeooo:rsid="00bc1fa8" style:font-size-asian="12pt" style:font-size-complex="12pt"/>
    </style:style>
    <style:style style:name="T351" style:family="text">
      <style:text-properties style:font-name="Linux Libertine S.O.Cist." fo:font-size="12pt" fo:language="cs" fo:country="CZ" officeooo:rsid="01c21a0b" style:font-size-asian="12pt" style:font-size-complex="12pt"/>
    </style:style>
    <style:style style:name="T352" style:family="text">
      <style:text-properties style:font-name="Linux Libertine S.O.Cist." fo:font-size="12pt" fo:language="cs" fo:country="CZ" officeooo:rsid="0187bdf0" style:font-size-asian="12pt" style:font-size-complex="12pt"/>
    </style:style>
    <style:style style:name="T353" style:family="text">
      <style:text-properties style:font-name="Linux Libertine S.O.Cist." fo:font-size="12pt" fo:language="cs" fo:country="CZ" officeooo:rsid="00b9af41" style:font-size-asian="12pt" style:font-size-complex="12pt"/>
    </style:style>
    <style:style style:name="T354" style:family="text">
      <style:text-properties style:font-name="Linux Libertine S.O.Cist." fo:font-size="12pt" fo:language="cs" fo:country="CZ" officeooo:rsid="003b225a" style:font-size-asian="12pt" style:font-size-complex="12pt"/>
    </style:style>
    <style:style style:name="T355" style:family="text">
      <style:text-properties style:font-name="Linux Libertine S.O.Cist." fo:font-size="12pt" fo:language="cs" fo:country="CZ" officeooo:rsid="01c257fe" style:font-size-asian="12pt" style:font-size-complex="12pt"/>
    </style:style>
    <style:style style:name="T356" style:family="text">
      <style:text-properties style:font-name="Linux Libertine S.O.Cist." fo:font-size="12pt" fo:language="cs" fo:country="CZ" officeooo:rsid="003b9cde" style:font-size-asian="12pt" style:font-size-complex="12pt"/>
    </style:style>
    <style:style style:name="T357" style:family="text">
      <style:text-properties style:font-name="Linux Libertine S.O.Cist." fo:font-size="12pt" fo:language="cs" fo:country="CZ" officeooo:rsid="00c38cfa" style:font-size-asian="12pt" style:font-size-complex="12pt"/>
    </style:style>
    <style:style style:name="T358" style:family="text">
      <style:text-properties style:font-name="Linux Libertine S.O.Cist." fo:font-size="12pt" fo:language="cs" fo:country="CZ" officeooo:rsid="00c3c94c" style:font-size-asian="12pt" style:font-size-complex="12pt"/>
    </style:style>
    <style:style style:name="T359" style:family="text">
      <style:text-properties style:font-name="Linux Libertine S.O.Cist." fo:font-size="12pt" fo:language="cs" fo:country="CZ" officeooo:rsid="0189e074" style:font-size-asian="12pt" style:font-size-complex="12pt"/>
    </style:style>
    <style:style style:name="T360" style:family="text">
      <style:text-properties style:font-name="Linux Libertine S.O.Cist." fo:font-size="12pt" fo:language="cs" fo:country="CZ" officeooo:rsid="00d5d371" style:font-size-asian="12pt" style:font-size-complex="12pt"/>
    </style:style>
    <style:style style:name="T361" style:family="text">
      <style:text-properties style:font-name="Linux Libertine S.O.Cist." fo:font-size="12pt" fo:language="cs" fo:country="CZ" officeooo:rsid="00d69ef5" style:font-size-asian="12pt" style:font-size-complex="12pt"/>
    </style:style>
    <style:style style:name="T362" style:family="text">
      <style:text-properties style:font-name="Linux Libertine S.O.Cist." fo:font-size="12pt" fo:language="cs" fo:country="CZ" officeooo:rsid="01bc0f60" style:font-size-asian="12pt" style:font-size-complex="12pt"/>
    </style:style>
    <style:style style:name="T363" style:family="text">
      <style:text-properties style:font-name="Linux Libertine S.O.Cist." fo:font-size="12pt" fo:language="cs" fo:country="CZ" officeooo:rsid="01c3dd42" style:font-size-asian="12pt" style:font-size-complex="12pt"/>
    </style:style>
    <style:style style:name="T364" style:family="text">
      <style:text-properties style:font-name="Linux Libertine S.O.Cist." fo:font-size="12pt" fo:language="cs" fo:country="CZ" officeooo:rsid="0040ede6" style:font-size-asian="12pt" style:font-size-complex="12pt"/>
    </style:style>
    <style:style style:name="T365" style:family="text">
      <style:text-properties style:font-name="Linux Libertine S.O.Cist." fo:font-size="12pt" fo:language="cs" fo:country="CZ" officeooo:rsid="01bd9cc5" style:font-size-asian="12pt" style:font-size-complex="12pt"/>
    </style:style>
    <style:style style:name="T366" style:family="text">
      <style:text-properties style:font-name="Linux Libertine S.O.Cist." fo:font-size="12pt" fo:language="cs" fo:country="CZ" officeooo:rsid="0150c414" style:font-size-asian="12pt" style:font-size-complex="12pt"/>
    </style:style>
    <style:style style:name="T367" style:family="text">
      <style:text-properties style:font-name="Linux Libertine S.O.Cist." fo:font-size="12pt" fo:language="cs" fo:country="CZ" officeooo:rsid="000e95db" style:font-size-asian="12pt" style:font-size-complex="12pt"/>
    </style:style>
    <style:style style:name="T368" style:family="text">
      <style:text-properties style:font-name="Linux Libertine S.O.Cist." fo:font-size="12pt" fo:language="cs" fo:country="CZ" officeooo:rsid="010427ea" style:font-size-asian="12pt" style:font-size-complex="12pt"/>
    </style:style>
    <style:style style:name="T369" style:family="text">
      <style:text-properties style:font-name="Linux Libertine S.O.Cist." fo:font-size="12pt" fo:language="cs" fo:country="CZ" officeooo:rsid="010c4d4e" style:font-size-asian="12pt" style:font-size-complex="12pt"/>
    </style:style>
    <style:style style:name="T370" style:family="text">
      <style:text-properties style:font-name="Linux Libertine S.O.Cist." fo:font-size="12pt" fo:language="cs" fo:country="CZ" officeooo:rsid="01c86824" style:font-size-asian="12pt" style:font-size-complex="12pt"/>
    </style:style>
    <style:style style:name="T371" style:family="text">
      <style:text-properties style:font-name="Linux Libertine S.O.Cist." fo:font-size="12pt" fo:language="cs" fo:country="CZ" officeooo:rsid="010d531f" style:font-size-asian="12pt" style:font-size-complex="12pt"/>
    </style:style>
    <style:style style:name="T372" style:family="text">
      <style:text-properties style:font-name="Linux Libertine S.O.Cist." fo:font-size="12pt" fo:language="cs" fo:country="CZ" officeooo:rsid="00f8d6ca" style:font-size-asian="12pt" style:font-size-complex="12pt"/>
    </style:style>
    <style:style style:name="T373" style:family="text">
      <style:text-properties style:font-name="Linux Libertine S.O.Cist." fo:font-size="12pt" fo:language="cs" fo:country="CZ" officeooo:rsid="01a27492" style:font-size-asian="12pt" style:font-size-complex="12pt"/>
    </style:style>
    <style:style style:name="T374" style:family="text">
      <style:text-properties style:font-name="Linux Libertine S.O.Cist." fo:font-size="12pt" fo:language="cs" fo:country="CZ" officeooo:rsid="0016d416" style:font-size-asian="12pt" style:font-size-complex="12pt"/>
    </style:style>
    <style:style style:name="T375" style:family="text">
      <style:text-properties style:font-name="Linux Libertine S.O.Cist." fo:font-size="12pt" fo:language="cs" fo:country="CZ" officeooo:rsid="01ca0cdc" style:font-size-asian="12pt" style:font-size-complex="12pt"/>
    </style:style>
    <style:style style:name="T376" style:family="text">
      <style:text-properties style:font-name="Linux Libertine S.O.Cist." fo:font-size="12pt" fo:language="cs" fo:country="CZ" officeooo:rsid="009df912" style:font-size-asian="12pt" style:font-size-complex="12pt"/>
    </style:style>
    <style:style style:name="T377" style:family="text">
      <style:text-properties style:font-name="Linux Libertine S.O.Cist." fo:font-size="12pt" fo:language="cs" fo:country="CZ" officeooo:rsid="01116020" style:font-size-asian="12pt" style:font-size-complex="12pt"/>
    </style:style>
    <style:style style:name="T378" style:family="text">
      <style:text-properties style:font-name="Linux Libertine S.O.Cist." fo:font-size="12pt" fo:language="cs" fo:country="CZ" officeooo:rsid="0107eafd" style:font-size-asian="12pt" style:font-size-complex="12pt"/>
    </style:style>
    <style:style style:name="T379" style:family="text">
      <style:text-properties style:font-name="Linux Libertine S.O.Cist." fo:font-size="12pt" fo:language="cs" fo:country="CZ" officeooo:rsid="011b3211" style:font-size-asian="12pt" style:font-size-complex="12pt"/>
    </style:style>
    <style:style style:name="T380" style:family="text">
      <style:text-properties style:font-name="Linux Libertine S.O.Cist." fo:font-size="12pt" fo:language="cs" fo:country="CZ" officeooo:rsid="01a28846" style:font-size-asian="12pt" style:font-size-complex="12pt"/>
    </style:style>
    <style:style style:name="T381" style:family="text">
      <style:text-properties style:font-name="Linux Libertine S.O.Cist." fo:font-size="12pt" fo:language="cs" fo:country="CZ" officeooo:rsid="011828e2" style:font-size-asian="12pt" style:font-size-complex="12pt"/>
    </style:style>
    <style:style style:name="T382" style:family="text">
      <style:text-properties style:font-name="Linux Libertine S.O.Cist." fo:font-size="12pt" fo:language="cs" fo:country="CZ" officeooo:rsid="011950c5" style:font-size-asian="12pt" style:font-size-complex="12pt"/>
    </style:style>
    <style:style style:name="T383" style:family="text">
      <style:text-properties style:font-name="Linux Libertine S.O.Cist." fo:font-size="12pt" fo:language="cs" fo:country="CZ" officeooo:rsid="01a8d3f5" style:font-size-asian="12pt" style:font-size-complex="12pt"/>
    </style:style>
    <style:style style:name="T384" style:family="text">
      <style:text-properties style:font-name="Linux Libertine S.O.Cist." fo:font-size="12pt" fo:language="cs" fo:country="CZ" officeooo:rsid="01a90092" style:font-size-asian="12pt" style:font-size-complex="12pt"/>
    </style:style>
    <style:style style:name="T385" style:family="text">
      <style:text-properties style:font-name="Linux Libertine S.O.Cist." fo:font-size="12pt" fo:language="cs" fo:country="CZ" officeooo:rsid="01aaff0d" style:font-size-asian="12pt" style:font-size-complex="12pt"/>
    </style:style>
    <style:style style:name="T386" style:family="text">
      <style:text-properties style:font-name="Linux Libertine S.O.Cist." fo:font-size="12pt" fo:language="cs" fo:country="CZ" officeooo:rsid="01cbbc9e" style:font-size-asian="12pt" style:font-size-complex="12pt"/>
    </style:style>
    <style:style style:name="T387" style:family="text">
      <style:text-properties style:font-name="Linux Libertine S.O.Cist." fo:font-size="12pt" fo:language="cs" fo:country="CZ" officeooo:rsid="004f4a0c" style:font-size-asian="12pt" style:font-size-complex="12pt"/>
    </style:style>
    <style:style style:name="T388" style:family="text">
      <style:text-properties style:font-name="Linux Libertine S.O.Cist." fo:font-size="12pt" fo:language="cs" fo:country="CZ" officeooo:rsid="01ac7909" style:font-size-asian="12pt" style:font-size-complex="12pt"/>
    </style:style>
    <style:style style:name="T389" style:family="text">
      <style:text-properties style:font-name="Linux Libertine S.O.Cist." fo:font-size="12pt" fo:language="cs" fo:country="CZ" officeooo:rsid="01b078a9" style:font-size-asian="12pt" style:font-size-complex="12pt"/>
    </style:style>
    <style:style style:name="T390" style:family="text">
      <style:text-properties style:font-name="Linux Libertine S.O.Cist." fo:font-size="12pt" fo:language="cs" fo:country="CZ" officeooo:rsid="01d0e3a7" style:font-size-asian="12pt" style:font-size-complex="12pt"/>
    </style:style>
    <style:style style:name="T391" style:family="text">
      <style:text-properties style:font-name="Linux Libertine S.O.Cist." fo:font-size="12pt" fo:language="cs" fo:country="CZ" officeooo:rsid="005a0240" style:font-size-asian="12pt" style:font-size-complex="12pt"/>
    </style:style>
    <style:style style:name="T392" style:family="text">
      <style:text-properties style:font-name="Linux Libertine S.O.Cist." fo:font-size="12pt" fo:language="cs" fo:country="CZ" officeooo:rsid="012c6aee" style:font-size-asian="12pt" style:font-size-complex="12pt"/>
    </style:style>
    <style:style style:name="T393" style:family="text">
      <style:text-properties style:font-name="Linux Libertine S.O.Cist." fo:font-size="12pt" fo:language="cs" fo:country="CZ" officeooo:rsid="012d835d" style:font-size-asian="12pt" style:font-size-complex="12pt"/>
    </style:style>
    <style:style style:name="T394" style:family="text">
      <style:text-properties style:font-name="Linux Libertine S.O.Cist." fo:font-size="12pt" fo:language="cs" fo:country="CZ" officeooo:rsid="01b722d9" style:font-size-asian="12pt" style:font-size-complex="12pt"/>
    </style:style>
    <style:style style:name="T395" style:family="text">
      <style:text-properties style:font-name="Linux Libertine S.O.Cist." fo:font-size="12pt" fo:language="cs" fo:country="CZ" officeooo:rsid="010193d2" style:font-size-asian="12pt" style:font-size-complex="12pt"/>
    </style:style>
    <style:style style:name="T396" style:family="text">
      <style:text-properties style:font-name="Linux Libertine S.O.Cist." fo:font-size="12pt" fo:language="cs" fo:country="CZ" officeooo:rsid="01039870" style:font-size-asian="12pt" style:font-size-complex="12pt"/>
    </style:style>
    <style:style style:name="T397" style:family="text">
      <style:text-properties style:font-name="Linux Libertine S.O.Cist." fo:font-size="12pt" fo:language="cs" fo:country="CZ" officeooo:rsid="01b72a7b" style:font-size-asian="12pt" style:font-size-complex="12pt"/>
    </style:style>
    <style:style style:name="T398" style:family="text">
      <style:text-properties style:font-name="Linux Libertine S.O.Cist." fo:font-size="12pt" fo:language="cs" fo:country="CZ" officeooo:rsid="01d27b14" style:font-size-asian="12pt" style:font-size-complex="12pt"/>
    </style:style>
    <style:style style:name="T399" style:family="text">
      <style:text-properties style:font-name="Linux Libertine S.O.Cist." fo:font-size="12pt" fo:language="cs" fo:country="CZ" officeooo:rsid="016911af" style:font-size-asian="12pt" style:font-size-complex="12pt"/>
    </style:style>
    <style:style style:name="T400" style:family="text">
      <style:text-properties style:font-name="Linux Libertine S.O.Cist." fo:font-size="12pt" fo:language="cs" fo:country="CZ" officeooo:rsid="0169db11" style:font-size-asian="12pt" style:font-size-complex="12pt"/>
    </style:style>
    <style:style style:name="T401" style:family="text">
      <style:text-properties style:font-name="Linux Libertine S.O.Cist." fo:font-size="12pt" fo:language="cs" fo:country="CZ" officeooo:rsid="016d1a0a" style:font-size-asian="12pt" style:font-size-complex="12pt"/>
    </style:style>
    <style:style style:name="T402" style:family="text">
      <style:text-properties style:font-name="Linux Libertine S.O.Cist." fo:font-size="12pt" fo:language="cs" fo:country="CZ" officeooo:rsid="01d7efca" style:font-size-asian="12pt" style:font-size-complex="12pt"/>
    </style:style>
    <style:style style:name="T403" style:family="text">
      <style:text-properties style:font-name="Linux Libertine S.O.Cist." fo:font-size="12pt" fo:language="cs" fo:country="CZ" officeooo:rsid="0176551a" style:font-size-asian="12pt" style:font-size-complex="12pt"/>
    </style:style>
    <style:style style:name="T404" style:family="text">
      <style:text-properties style:font-name="Linux Libertine S.O.Cist." fo:font-size="12pt" fo:language="cs" fo:country="CZ" officeooo:rsid="00afa60b" style:font-size-asian="12pt" style:font-size-complex="12pt"/>
    </style:style>
    <style:style style:name="T405" style:family="text">
      <style:text-properties style:font-name="Linux Libertine S.O.Cist." fo:font-size="12pt" fo:language="cs" fo:country="CZ" officeooo:rsid="001e92b2" style:font-size-asian="12pt" style:font-size-complex="12pt"/>
    </style:style>
    <style:style style:name="T406" style:family="text">
      <style:text-properties style:font-name="Linux Libertine S.O.Cist." fo:font-size="12pt" fo:language="cs" fo:country="CZ" officeooo:rsid="01804e3e" style:font-size-asian="12pt" style:font-size-complex="12pt"/>
    </style:style>
    <style:style style:name="T407" style:family="text">
      <style:text-properties style:font-name="Linux Libertine S.O.Cist." fo:font-size="12pt" fo:language="cs" fo:country="CZ" officeooo:rsid="01c25331" style:font-size-asian="12pt" style:font-size-complex="12pt"/>
    </style:style>
    <style:style style:name="T408" style:family="text">
      <style:text-properties style:font-name="Linux Libertine S.O.Cist." fo:font-size="12pt" fo:language="cs" fo:country="CZ" officeooo:rsid="01dc659e" style:font-size-asian="12pt" style:font-size-complex="12pt"/>
    </style:style>
    <style:style style:name="T409" style:family="text">
      <style:text-properties style:font-name="Linux Libertine S.O.Cist." fo:font-size="12pt" fo:language="cs" fo:country="CZ" officeooo:rsid="00be2385" style:font-size-asian="12pt" style:font-size-complex="12pt"/>
    </style:style>
    <style:style style:name="T410" style:family="text">
      <style:text-properties style:font-name="Linux Libertine S.O.Cist." fo:font-size="12pt" fo:language="cs" fo:country="CZ" officeooo:rsid="01dd0460" style:font-size-asian="12pt" style:font-size-complex="12pt"/>
    </style:style>
    <style:style style:name="T411" style:family="text">
      <style:text-properties style:font-name="Linux Libertine S.O.Cist." fo:font-size="12pt" fo:language="cs" fo:country="CZ" officeooo:rsid="00c59084" style:font-size-asian="12pt" style:font-size-complex="12pt"/>
    </style:style>
    <style:style style:name="T412" style:family="text">
      <style:text-properties style:font-name="Linux Libertine S.O.Cist." fo:font-size="12pt" fo:language="cs" fo:country="CZ" officeooo:rsid="01617534" style:font-size-asian="12pt" style:font-size-complex="12pt"/>
    </style:style>
    <style:style style:name="T413" style:family="text">
      <style:text-properties style:font-name="Linux Libertine S.O.Cist." fo:font-size="12pt" fo:language="cs" fo:country="CZ" officeooo:rsid="00d87dc9" style:font-size-asian="12pt" style:font-size-complex="12pt"/>
    </style:style>
    <style:style style:name="T414" style:family="text">
      <style:text-properties style:font-name="Linux Libertine S.O.Cist." fo:font-size="12pt" fo:language="cs" fo:country="CZ" officeooo:rsid="00da5a09" style:font-size-asian="12pt" style:font-size-complex="12pt"/>
    </style:style>
    <style:style style:name="T415" style:family="text">
      <style:text-properties style:font-name="Linux Libertine S.O.Cist." fo:font-size="12pt" fo:language="cs" fo:country="CZ" officeooo:rsid="00c60e80" style:font-size-asian="12pt" style:font-size-complex="12pt"/>
    </style:style>
    <style:style style:name="T416" style:family="text">
      <style:text-properties style:font-name="Linux Libertine S.O.Cist." fo:font-size="12pt" fo:language="cs" fo:country="CZ" officeooo:rsid="0050b519" style:font-size-asian="12pt" style:font-size-complex="12pt"/>
    </style:style>
    <style:style style:name="T417" style:family="text">
      <style:text-properties style:font-name="Linux Libertine S.O.Cist." fo:font-size="12pt" fo:language="cs" fo:country="CZ" officeooo:rsid="01df126e" style:font-size-asian="12pt" style:font-size-complex="12pt"/>
    </style:style>
    <style:style style:name="T418" style:family="text">
      <style:text-properties style:font-name="Linux Libertine S.O.Cist." fo:font-size="12pt" fo:language="cs" fo:country="CZ" officeooo:rsid="01521924" style:font-size-asian="12pt" style:font-size-complex="12pt"/>
    </style:style>
    <style:style style:name="T419" style:family="text">
      <style:text-properties style:font-name="Linux Libertine S.O.Cist." fo:font-size="12pt" fo:language="cs" fo:country="CZ" officeooo:rsid="00e3d0f1" style:font-size-asian="12pt" style:font-size-complex="12pt"/>
    </style:style>
    <style:style style:name="T420" style:family="text">
      <style:text-properties style:font-name="Linux Libertine S.O.Cist." fo:font-size="12pt" fo:language="cs" fo:country="CZ" officeooo:rsid="019814a9" style:font-size-asian="12pt" style:font-size-complex="12pt"/>
    </style:style>
    <style:style style:name="T421" style:family="text">
      <style:text-properties style:font-name="Linux Libertine S.O.Cist." fo:font-size="12pt" fo:language="cs" fo:country="CZ" officeooo:rsid="00e4790b" style:font-size-asian="12pt" style:font-size-complex="12pt"/>
    </style:style>
    <style:style style:name="T422" style:family="text">
      <style:text-properties style:font-name="Linux Libertine S.O.Cist." fo:font-size="12pt" fo:language="cs" fo:country="CZ" officeooo:rsid="00ecda3d" style:font-size-asian="12pt" style:font-size-complex="12pt"/>
    </style:style>
    <style:style style:name="T423" style:family="text">
      <style:text-properties style:font-name="Linux Libertine S.O.Cist." fo:font-size="12pt" fo:language="cs" fo:country="CZ" officeooo:rsid="00ed8fdf" style:font-size-asian="12pt" style:font-size-complex="12pt"/>
    </style:style>
    <style:style style:name="T424" style:family="text">
      <style:text-properties style:font-name="Linux Libertine S.O.Cist." fo:font-size="12pt" fo:language="cs" fo:country="CZ" officeooo:rsid="00f1e1ba" style:font-size-asian="12pt" style:font-size-complex="12pt"/>
    </style:style>
    <style:style style:name="T425" style:family="text">
      <style:text-properties style:font-name="Linux Libertine S.O.Cist." fo:font-size="12pt" fo:language="cs" fo:country="CZ" officeooo:rsid="019d5258" style:font-size-asian="12pt" style:font-size-complex="12pt"/>
    </style:style>
    <style:style style:name="T426" style:family="text">
      <style:text-properties style:font-name="Linux Libertine S.O.Cist." fo:font-size="12pt" fo:language="cs" fo:country="CZ" officeooo:rsid="00f65118" style:font-size-asian="12pt" style:font-size-complex="12pt"/>
    </style:style>
    <style:style style:name="T427" style:family="text">
      <style:text-properties style:font-name="Linux Libertine S.O.Cist." fo:font-size="12pt" fo:language="cs" fo:country="CZ" officeooo:rsid="01c606d2" style:font-size-asian="12pt" style:font-size-complex="12pt"/>
    </style:style>
    <style:style style:name="T428" style:family="text">
      <style:text-properties style:font-name="Linux Libertine S.O.Cist." fo:font-size="12pt" fo:language="cs" fo:country="CZ" officeooo:rsid="01e435a7" style:font-size-asian="12pt" style:font-size-complex="12pt"/>
    </style:style>
    <style:style style:name="T429" style:family="text">
      <style:text-properties style:font-name="Linux Libertine S.O.Cist." fo:font-size="12pt" fo:language="cs" fo:country="CZ" officeooo:rsid="00f9a981" style:font-size-asian="12pt" style:font-size-complex="12pt"/>
    </style:style>
    <style:style style:name="T430" style:family="text">
      <style:text-properties style:font-name="Linux Libertine S.O.Cist." fo:font-size="12pt" fo:language="cs" fo:country="CZ" officeooo:rsid="01e6173f" style:font-size-asian="12pt" style:font-size-complex="12pt"/>
    </style:style>
    <style:style style:name="T431" style:family="text">
      <style:text-properties style:font-name="Linux Libertine S.O.Cist." fo:font-size="12pt" fo:language="cs" fo:country="CZ" officeooo:rsid="00af38e3" style:font-size-asian="12pt" style:font-size-complex="12pt"/>
    </style:style>
    <style:style style:name="T432" style:family="text">
      <style:text-properties style:font-name="Linux Libertine S.O.Cist." fo:font-size="12pt" fo:language="cs" fo:country="CZ" officeooo:rsid="01e897af" style:font-size-asian="12pt" style:font-size-complex="12pt"/>
    </style:style>
    <style:style style:name="T433" style:family="text">
      <style:text-properties style:font-name="Linux Libertine S.O.Cist." fo:font-size="12pt" fo:language="cs" fo:country="CZ" officeooo:rsid="01e9c56a" style:font-size-asian="12pt" style:font-size-complex="12pt"/>
    </style:style>
    <style:style style:name="T434" style:family="text">
      <style:text-properties style:font-name="Linux Libertine S.O.Cist." fo:font-size="12pt" fo:language="cs" fo:country="CZ" officeooo:rsid="01ea9d0a" style:font-size-asian="12pt" style:font-size-complex="12pt"/>
    </style:style>
    <style:style style:name="T435" style:family="text">
      <style:text-properties style:font-name="Linux Libertine S.O.Cist." fo:font-size="12pt" fo:language="cs" fo:country="CZ" officeooo:rsid="01ed245a" style:font-size-asian="12pt" style:font-size-complex="12pt"/>
    </style:style>
    <style:style style:name="T436" style:family="text">
      <style:text-properties style:font-name="Linux Libertine S.O.Cist." fo:font-size="12pt" fo:language="cs" fo:country="CZ" officeooo:rsid="01469950" style:font-size-asian="12pt" style:font-size-complex="12pt"/>
    </style:style>
    <style:style style:name="T437" style:family="text">
      <style:text-properties style:font-name="Linux Libertine S.O.Cist." fo:font-size="12pt" fo:language="cs" fo:country="CZ" officeooo:rsid="01b6eebb" style:font-size-asian="12pt" style:font-size-complex="12pt"/>
    </style:style>
    <style:style style:name="T438" style:family="text">
      <style:text-properties style:font-name="Linux Libertine S.O.Cist." fo:font-size="12pt" fo:language="cs" fo:country="CZ" officeooo:rsid="01d1598d" style:font-size-asian="12pt" style:font-size-complex="12pt"/>
    </style:style>
    <style:style style:name="T439" style:family="text">
      <style:text-properties style:font-name="Linux Libertine S.O.Cist." fo:font-size="12pt" fo:language="cs" fo:country="CZ" officeooo:rsid="01f4ff48" style:font-size-asian="12pt" style:font-size-complex="12pt"/>
    </style:style>
    <style:style style:name="T440" style:family="text">
      <style:text-properties style:font-name="Linux Libertine S.O.Cist." fo:font-size="12pt" fo:language="cs" fo:country="CZ" officeooo:rsid="01fe0fca" style:font-size-asian="12pt" style:font-size-complex="12pt"/>
    </style:style>
    <style:style style:name="T441" style:family="text">
      <style:text-properties style:font-name="Linux Libertine S.O.Cist." fo:font-size="12pt" fo:language="cs" fo:country="CZ" officeooo:rsid="020467be" style:font-size-asian="12pt" style:font-size-complex="12pt"/>
    </style:style>
    <style:style style:name="T442" style:family="text">
      <style:text-properties style:font-name="Linux Libertine S.O.Cist." fo:font-size="12pt" fo:language="cs" fo:country="CZ" style:font-size-asian="12pt" style:language-asian="zh" style:country-asian="CN" style:font-name-complex="Times New Roman1" style:language-complex="hi" style:country-complex="IN"/>
    </style:style>
    <style:style style:name="T443" style:family="text">
      <style:text-properties style:font-name="Linux Libertine S.O.Cist." fo:font-size="12pt" fo:language="cs" fo:country="CZ" officeooo:rsid="00569a21" style:font-size-asian="12pt" style:language-asian="zh" style:country-asian="CN" style:font-name-complex="Times New Roman1" style:language-complex="hi" style:country-complex="IN"/>
    </style:style>
    <style:style style:name="T444" style:family="text">
      <style:text-properties style:font-name="Linux Libertine S.O.Cist." fo:font-size="12pt" fo:language="cs" fo:country="CZ" officeooo:rsid="01c3dd42" style:font-size-asian="12pt" style:language-asian="zh" style:country-asian="CN" style:font-name-complex="Times New Roman1" style:language-complex="hi" style:country-complex="IN"/>
    </style:style>
    <style:style style:name="T445" style:family="text">
      <style:text-properties style:font-name="Linux Libertine S.O.Cist." fo:font-size="12pt" fo:language="cs" fo:country="CZ" officeooo:rsid="001fc989" style:font-size-asian="12pt" style:language-asian="zh" style:country-asian="CN" style:font-name-complex="Times New Roman1" style:language-complex="hi" style:country-complex="IN"/>
    </style:style>
    <style:style style:name="T446" style:family="text">
      <style:text-properties style:font-name="Linux Libertine S.O.Cist." fo:font-size="12pt" fo:language="cs" fo:country="CZ" officeooo:rsid="0193e234" style:font-size-asian="12pt" style:language-asian="zh" style:country-asian="CN" style:font-name-complex="Times New Roman1" style:language-complex="hi" style:country-complex="IN"/>
    </style:style>
    <style:style style:name="T447" style:family="text">
      <style:text-properties style:font-name="Linux Libertine S.O.Cist." fo:font-size="12pt" fo:language="cs" fo:country="CZ" officeooo:rsid="01ddafc4" style:font-size-asian="12pt" style:language-asian="zh" style:country-asian="CN" style:font-name-complex="Times New Roman1" style:language-complex="hi" style:country-complex="IN"/>
    </style:style>
    <style:style style:name="T448" style:family="text">
      <style:text-properties style:font-name="Linux Libertine S.O.Cist." fo:font-size="12pt" fo:language="cs" fo:country="CZ" officeooo:rsid="0020b7d9" style:font-size-asian="12pt" style:language-asian="zh" style:country-asian="CN" style:font-name-complex="Times New Roman1" style:language-complex="hi" style:country-complex="IN"/>
    </style:style>
    <style:style style:name="T449" style:family="text">
      <style:text-properties style:font-name="Linux Libertine S.O.Cist." fo:font-size="12pt" fo:language="cs" fo:country="CZ" officeooo:rsid="0196640c" style:font-size-asian="12pt" style:language-asian="zh" style:country-asian="CN" style:font-name-complex="Times New Roman1" style:language-complex="hi" style:country-complex="IN"/>
    </style:style>
    <style:style style:name="T450" style:family="text">
      <style:text-properties style:font-name="Linux Libertine S.O.Cist." fo:font-size="12pt" fo:language="cs" fo:country="CZ" officeooo:rsid="01c4a69a" style:font-size-asian="12pt" style:language-asian="zh" style:country-asian="CN" style:font-name-complex="Times New Roman1" style:language-complex="hi" style:country-complex="IN"/>
    </style:style>
    <style:style style:name="T451" style:family="text">
      <style:text-properties style:font-name="Linux Libertine S.O.Cist." fo:font-size="12pt" fo:language="cs" fo:country="CZ" officeooo:rsid="0196ad8b" style:font-size-asian="12pt" style:language-asian="zh" style:country-asian="CN" style:font-name-complex="Times New Roman1" style:language-complex="hi" style:country-complex="IN"/>
    </style:style>
    <style:style style:name="T452" style:family="text">
      <style:text-properties style:font-name="Linux Libertine S.O.Cist." fo:font-size="12pt" fo:language="cs" fo:country="CZ" officeooo:rsid="0198d164" style:font-size-asian="12pt" style:language-asian="zh" style:country-asian="CN" style:font-name-complex="Times New Roman1" style:language-complex="hi" style:country-complex="IN"/>
    </style:style>
    <style:style style:name="T453" style:family="text">
      <style:text-properties style:font-name="Linux Libertine S.O.Cist." fo:font-size="12pt" fo:language="cs" fo:country="CZ" officeooo:rsid="0197fb38" style:font-size-asian="12pt" style:language-asian="zh" style:country-asian="CN" style:font-name-complex="Times New Roman1" style:language-complex="hi" style:country-complex="IN"/>
    </style:style>
    <style:style style:name="T454" style:family="text">
      <style:text-properties style:font-name="Linux Libertine S.O.Cist." fo:font-size="12pt" fo:language="cs" fo:country="CZ" style:font-size-asian="12pt" style:language-asian="zh" style:country-asian="CN" style:font-name-complex="Times New Roman1" style:font-size-complex="12pt" style:language-complex="hi" style:country-complex="IN"/>
    </style:style>
    <style:style style:name="T455" style:family="text">
      <style:text-properties style:font-name="Linux Libertine S.O.Cist." fo:font-size="12pt" fo:language="cs" fo:country="CZ" officeooo:rsid="01a38d15" style:font-size-asian="12pt" style:language-asian="zh" style:country-asian="CN" style:font-name-complex="Times New Roman1" style:font-size-complex="12pt" style:language-complex="hi" style:country-complex="IN"/>
    </style:style>
    <style:style style:name="T456" style:family="text">
      <style:text-properties style:font-name="Linux Libertine S.O.Cist." fo:font-size="12pt" fo:language="cs" fo:country="CZ" style:font-size-asian="12pt" style:font-name-complex="Times New Roman1" style:font-size-complex="12pt"/>
    </style:style>
    <style:style style:name="T457" style:family="text">
      <style:text-properties style:font-name="Linux Libertine S.O.Cist." fo:font-size="12pt" fo:language="cs" fo:country="CZ" officeooo:rsid="0194e8fb" style:font-size-asian="12pt" style:font-name-complex="Times New Roman1" style:font-size-complex="12pt"/>
    </style:style>
    <style:style style:name="T458" style:family="text">
      <style:text-properties style:font-name="Linux Libertine S.O.Cist." fo:font-size="12pt" fo:language="cs" fo:country="CZ" officeooo:rsid="01c4a69a" style:font-size-asian="12pt" style:font-name-complex="Times New Roman1" style:font-size-complex="12pt"/>
    </style:style>
    <style:style style:name="T459" style:family="text">
      <style:text-properties style:font-name="Linux Libertine S.O.Cist." fo:font-size="12pt" fo:language="cs" fo:country="CZ" officeooo:rsid="0198d164" style:font-size-asian="12pt" style:font-name-complex="Times New Roman1" style:font-size-complex="12pt"/>
    </style:style>
    <style:style style:name="T460" style:family="text">
      <style:text-properties style:font-name="Linux Libertine S.O.Cist." fo:font-size="12pt" fo:language="cs" fo:country="CZ" officeooo:rsid="01a38d15" style:font-size-asian="12pt" style:font-name-complex="Times New Roman1" style:font-size-complex="12pt"/>
    </style:style>
    <style:style style:name="T461" style:family="text">
      <style:text-properties style:font-name="Linux Libertine S.O.Cist." fo:font-size="12pt" fo:language="cs" fo:country="CZ" fo:font-style="italic" officeooo:rsid="01bccc1f" style:font-size-asian="12pt" style:font-style-asian="italic" style:font-size-complex="12pt" style:font-style-complex="italic"/>
    </style:style>
    <style:style style:name="T462" style:family="text">
      <style:text-properties style:font-name="Linux Libertine S.O.Cist." fo:font-size="12pt" fo:language="cs" fo:country="CZ" fo:font-style="italic" officeooo:rsid="018e7b1a" style:font-size-asian="12pt" style:font-style-asian="italic" style:font-size-complex="12pt" style:font-style-complex="italic"/>
    </style:style>
    <style:style style:name="T463" style:family="text">
      <style:text-properties style:font-name="Linux Libertine S.O.Cist." fo:font-size="12pt" fo:language="cs" fo:country="CZ" fo:font-style="italic" officeooo:rsid="00a45de9" style:font-size-asian="12pt" style:font-style-asian="italic" style:font-size-complex="12pt" style:font-style-complex="italic"/>
    </style:style>
    <style:style style:name="T464" style:family="text">
      <style:text-properties style:font-name="Linux Libertine S.O.Cist." fo:font-size="12pt" fo:language="cs" fo:country="CZ" fo:font-style="italic" officeooo:rsid="0165de6f" style:font-size-asian="12pt" style:font-style-asian="italic" style:font-size-complex="12pt" style:font-style-complex="italic"/>
    </style:style>
    <style:style style:name="T465" style:family="text">
      <style:text-properties style:font-name="Linux Libertine S.O.Cist." fo:font-size="12pt" fo:language="cs" fo:country="CZ" fo:font-style="italic" officeooo:rsid="017e2282" style:font-size-asian="12pt" style:font-style-asian="italic" style:font-size-complex="12pt" style:font-style-complex="italic"/>
    </style:style>
    <style:style style:name="T466" style:family="text">
      <style:text-properties style:font-name="Linux Libertine S.O.Cist." fo:font-size="12pt" fo:language="cs" fo:country="CZ" fo:font-style="italic" officeooo:rsid="01be76ce" style:font-size-asian="12pt" style:font-style-asian="italic" style:font-size-complex="12pt" style:font-style-complex="italic"/>
    </style:style>
    <style:style style:name="T467" style:family="text">
      <style:text-properties style:font-name="Linux Libertine S.O.Cist." fo:font-size="12pt" fo:language="cs" fo:country="CZ" fo:font-style="italic" officeooo:rsid="01c15b34" style:font-size-asian="12pt" style:font-style-asian="italic" style:font-size-complex="12pt" style:font-style-complex="italic"/>
    </style:style>
    <style:style style:name="T468" style:family="text">
      <style:text-properties style:font-name="Linux Libertine S.O.Cist." fo:font-size="12pt" fo:language="cs" fo:country="CZ" fo:font-style="italic" officeooo:rsid="00b169b7" style:font-size-asian="12pt" style:font-style-asian="italic" style:font-size-complex="12pt" style:font-style-complex="italic"/>
    </style:style>
    <style:style style:name="T469" style:family="text">
      <style:text-properties style:font-name="Linux Libertine S.O.Cist." fo:font-size="12pt" fo:language="cs" fo:country="CZ" fo:font-style="italic" officeooo:rsid="00b9af41" style:font-size-asian="12pt" style:font-style-asian="italic" style:font-size-complex="12pt" style:font-style-complex="italic"/>
    </style:style>
    <style:style style:name="T470" style:family="text">
      <style:text-properties style:font-name="Linux Libertine S.O.Cist." fo:font-size="12pt" fo:language="cs" fo:country="CZ" fo:font-style="italic" officeooo:rsid="00c3c94c" style:font-size-asian="12pt" style:font-style-asian="italic" style:font-size-complex="12pt" style:font-style-complex="italic"/>
    </style:style>
    <style:style style:name="T471" style:family="text">
      <style:text-properties style:font-name="Linux Libertine S.O.Cist." fo:font-size="12pt" fo:language="cs" fo:country="CZ" fo:font-style="italic" officeooo:rsid="0150c414" style:font-size-asian="12pt" style:font-style-asian="italic" style:font-size-complex="12pt" style:font-style-complex="italic"/>
    </style:style>
    <style:style style:name="T472" style:family="text">
      <style:text-properties style:font-name="Linux Libertine S.O.Cist." fo:font-size="12pt" fo:language="cs" fo:country="CZ" fo:font-style="italic" officeooo:rsid="0158a9b9" style:font-size-asian="12pt" style:font-style-asian="italic" style:font-size-complex="12pt" style:font-style-complex="italic"/>
    </style:style>
    <style:style style:name="T473" style:family="text">
      <style:text-properties style:font-name="Linux Libertine S.O.Cist." fo:font-size="12pt" fo:language="cs" fo:country="CZ" fo:font-style="italic" officeooo:rsid="011828e2" style:font-size-asian="12pt" style:font-style-asian="italic" style:font-size-complex="12pt" style:font-style-complex="italic"/>
    </style:style>
    <style:style style:name="T474" style:family="text">
      <style:text-properties style:font-name="Linux Libertine S.O.Cist." fo:font-size="12pt" fo:language="cs" fo:country="CZ" fo:font-style="italic" officeooo:rsid="004f4a0c" style:font-size-asian="12pt" style:font-style-asian="italic" style:font-size-complex="12pt" style:font-style-complex="italic"/>
    </style:style>
    <style:style style:name="T475" style:family="text">
      <style:text-properties style:font-name="Linux Libertine S.O.Cist." fo:font-size="12pt" fo:language="cs" fo:country="CZ" fo:font-style="italic" officeooo:rsid="01d27b14" style:font-size-asian="12pt" style:font-style-asian="italic" style:font-size-complex="12pt" style:font-style-complex="italic"/>
    </style:style>
    <style:style style:name="T476" style:family="text">
      <style:text-properties style:font-name="Linux Libertine S.O.Cist." fo:font-size="12pt" fo:language="cs" fo:country="CZ" fo:font-style="italic" officeooo:rsid="01706bf0" style:font-size-asian="12pt" style:font-style-asian="italic" style:font-size-complex="12pt" style:font-style-complex="italic"/>
    </style:style>
    <style:style style:name="T477" style:family="text">
      <style:text-properties style:font-name="Linux Libertine S.O.Cist." fo:font-size="12pt" fo:language="cs" fo:country="CZ" fo:font-style="italic" officeooo:rsid="0176551a" style:font-size-asian="12pt" style:font-style-asian="italic" style:font-size-complex="12pt" style:font-style-complex="italic"/>
    </style:style>
    <style:style style:name="T478" style:family="text">
      <style:text-properties style:font-name="Linux Libertine S.O.Cist." fo:font-size="12pt" fo:language="cs" fo:country="CZ" fo:font-style="italic" officeooo:rsid="0177f69e" style:font-size-asian="12pt" style:font-style-asian="italic" style:font-size-complex="12pt" style:font-style-complex="italic"/>
    </style:style>
    <style:style style:name="T479" style:family="text">
      <style:text-properties style:font-name="Linux Libertine S.O.Cist." fo:font-size="12pt" fo:language="cs" fo:country="CZ" fo:font-style="italic" officeooo:rsid="0189e074" style:font-size-asian="12pt" style:font-style-asian="italic" style:font-size-complex="12pt" style:font-style-complex="italic"/>
    </style:style>
    <style:style style:name="T480" style:family="text">
      <style:text-properties style:font-name="Linux Libertine S.O.Cist." fo:font-size="12pt" fo:language="cs" fo:country="CZ" fo:font-style="italic" officeooo:rsid="01521924" style:font-size-asian="12pt" style:font-style-asian="italic" style:font-size-complex="12pt" style:font-style-complex="italic"/>
    </style:style>
    <style:style style:name="T481" style:family="text">
      <style:text-properties style:font-name="Linux Libertine S.O.Cist." fo:font-size="12pt" fo:language="cs" fo:country="CZ" fo:font-style="italic" officeooo:rsid="0050b519" style:font-size-asian="12pt" style:font-style-asian="italic" style:font-size-complex="12pt" style:font-style-complex="italic"/>
    </style:style>
    <style:style style:name="T482" style:family="text">
      <style:text-properties style:font-name="Linux Libertine S.O.Cist." fo:font-size="12pt" fo:language="cs" fo:country="CZ" fo:font-style="italic" officeooo:rsid="0023c47c" style:font-size-asian="12pt" style:font-style-asian="italic" style:font-size-complex="12pt" style:font-style-complex="italic"/>
    </style:style>
    <style:style style:name="T483" style:family="text">
      <style:text-properties style:font-name="Linux Libertine S.O.Cist." fo:font-size="12pt" fo:language="cs" fo:country="CZ" fo:font-style="italic" officeooo:rsid="01e70a14" style:font-size-asian="12pt" style:font-style-asian="italic" style:font-size-complex="12pt" style:font-style-complex="italic"/>
    </style:style>
    <style:style style:name="T484" style:family="text">
      <style:text-properties style:font-name="Linux Libertine S.O.Cist." fo:font-size="12pt" fo:language="cs" fo:country="CZ" fo:font-style="italic" officeooo:rsid="01ed245a" style:font-size-asian="12pt" style:font-style-asian="italic" style:font-size-complex="12pt" style:font-style-complex="italic"/>
    </style:style>
    <style:style style:name="T485" style:family="text">
      <style:text-properties style:font-name="Linux Libertine S.O.Cist." fo:font-size="12pt" fo:language="cs" fo:country="CZ" fo:font-style="normal" style:font-size-asian="12pt" style:font-style-asian="normal" style:font-size-complex="12pt" style:font-style-complex="normal"/>
    </style:style>
    <style:style style:name="T486" style:family="text">
      <style:text-properties style:font-name="Linux Libertine S.O.Cist." fo:font-size="12pt" fo:language="cs" fo:country="CZ" fo:font-style="normal" officeooo:rsid="00a45de9" style:font-size-asian="12pt" style:font-style-asian="normal" style:font-size-complex="12pt" style:font-style-complex="normal"/>
    </style:style>
    <style:style style:name="T487" style:family="text">
      <style:text-properties style:font-name="Linux Libertine S.O.Cist." fo:font-size="12pt" fo:language="cs" fo:country="CZ" fo:font-style="normal" officeooo:rsid="0165de6f" style:font-size-asian="12pt" style:font-style-asian="normal" style:font-size-complex="12pt" style:font-style-complex="normal"/>
    </style:style>
    <style:style style:name="T488" style:family="text">
      <style:text-properties style:font-name="Linux Libertine S.O.Cist." fo:font-size="12pt" fo:language="cs" fo:country="CZ" fo:font-style="normal" officeooo:rsid="01be76ce" style:font-size-asian="12pt" style:font-style-asian="normal" style:font-size-complex="12pt" style:font-style-complex="normal"/>
    </style:style>
    <style:style style:name="T489" style:family="text">
      <style:text-properties style:font-name="Linux Libertine S.O.Cist." fo:font-size="12pt" fo:language="cs" fo:country="CZ" fo:font-style="normal" officeooo:rsid="00b169b7" style:font-size-asian="12pt" style:font-style-asian="normal" style:font-size-complex="12pt" style:font-style-complex="normal"/>
    </style:style>
    <style:style style:name="T490" style:family="text">
      <style:text-properties style:font-name="Linux Libertine S.O.Cist." fo:font-size="12pt" fo:language="cs" fo:country="CZ" fo:font-style="normal" officeooo:rsid="01c15b34" style:font-size-asian="12pt" style:font-style-asian="normal" style:font-size-complex="12pt" style:font-style-complex="normal"/>
    </style:style>
    <style:style style:name="T491" style:family="text">
      <style:text-properties style:font-name="Linux Libertine S.O.Cist." fo:font-size="12pt" fo:language="cs" fo:country="CZ" fo:font-style="normal" officeooo:rsid="00bc1fa8" style:font-size-asian="12pt" style:font-style-asian="normal" style:font-size-complex="12pt" style:font-style-complex="normal"/>
    </style:style>
    <style:style style:name="T492" style:family="text">
      <style:text-properties style:font-name="Linux Libertine S.O.Cist." fo:font-size="12pt" fo:language="cs" fo:country="CZ" fo:font-style="normal" officeooo:rsid="00b3175f" style:font-size-asian="12pt" style:font-style-asian="normal" style:font-size-complex="12pt" style:font-style-complex="normal"/>
    </style:style>
    <style:style style:name="T493" style:family="text">
      <style:text-properties style:font-name="Linux Libertine S.O.Cist." fo:font-size="12pt" fo:language="cs" fo:country="CZ" fo:font-style="normal" officeooo:rsid="0187bdf0" style:font-size-asian="12pt" style:font-style-asian="normal" style:font-size-complex="12pt" style:font-style-complex="normal"/>
    </style:style>
    <style:style style:name="T494" style:family="text">
      <style:text-properties style:font-name="Linux Libertine S.O.Cist." fo:font-size="12pt" fo:language="cs" fo:country="CZ" fo:font-style="normal" officeooo:rsid="00b9af41" style:font-size-asian="12pt" style:font-style-asian="normal" style:font-size-complex="12pt" style:font-style-complex="normal"/>
    </style:style>
    <style:style style:name="T495" style:family="text">
      <style:text-properties style:font-name="Linux Libertine S.O.Cist." fo:font-size="12pt" fo:language="cs" fo:country="CZ" fo:font-style="normal" officeooo:rsid="01c25331" style:font-size-asian="12pt" style:font-style-asian="normal" style:font-size-complex="12pt" style:font-style-complex="normal"/>
    </style:style>
    <style:style style:name="T496" style:family="text">
      <style:text-properties style:font-name="Linux Libertine S.O.Cist." fo:font-size="12pt" fo:language="cs" fo:country="CZ" fo:font-style="normal" officeooo:rsid="00bb0862" style:font-size-asian="12pt" style:font-style-asian="normal" style:font-size-complex="12pt" style:font-style-complex="normal"/>
    </style:style>
    <style:style style:name="T497" style:family="text">
      <style:text-properties style:font-name="Linux Libertine S.O.Cist." fo:font-size="12pt" fo:language="cs" fo:country="CZ" fo:font-style="normal" officeooo:rsid="010d531f" style:font-size-asian="12pt" style:font-style-asian="normal" style:font-size-complex="12pt" style:font-style-complex="normal"/>
    </style:style>
    <style:style style:name="T498" style:family="text">
      <style:text-properties style:font-name="Linux Libertine S.O.Cist." fo:font-size="12pt" fo:language="cs" fo:country="CZ" fo:font-style="normal" officeooo:rsid="010f9b89" style:font-size-asian="12pt" style:font-style-asian="normal" style:font-size-complex="12pt" style:font-style-complex="normal"/>
    </style:style>
    <style:style style:name="T499" style:family="text">
      <style:text-properties style:font-name="Linux Libertine S.O.Cist." fo:font-size="12pt" fo:language="cs" fo:country="CZ" fo:font-style="normal" officeooo:rsid="010ebfce" style:font-size-asian="12pt" style:font-style-asian="normal" style:font-size-complex="12pt" style:font-style-complex="normal"/>
    </style:style>
    <style:style style:name="T500" style:family="text">
      <style:text-properties style:font-name="Linux Libertine S.O.Cist." fo:font-size="12pt" fo:language="cs" fo:country="CZ" fo:font-style="normal" officeooo:rsid="01a27492" style:font-size-asian="12pt" style:font-style-asian="normal" style:font-size-complex="12pt" style:font-style-complex="normal"/>
    </style:style>
    <style:style style:name="T501" style:family="text">
      <style:text-properties style:font-name="Linux Libertine S.O.Cist." fo:font-size="12pt" fo:language="cs" fo:country="CZ" fo:font-style="normal" officeooo:rsid="01163673" style:font-size-asian="12pt" style:font-style-asian="normal" style:font-size-complex="12pt" style:font-style-complex="normal"/>
    </style:style>
    <style:style style:name="T502" style:family="text">
      <style:text-properties style:font-name="Linux Libertine S.O.Cist." fo:font-size="12pt" fo:language="cs" fo:country="CZ" fo:font-style="normal" officeooo:rsid="0116ec98" style:font-size-asian="12pt" style:font-style-asian="normal" style:font-size-complex="12pt" style:font-style-complex="normal"/>
    </style:style>
    <style:style style:name="T503" style:family="text">
      <style:text-properties style:font-name="Linux Libertine S.O.Cist." fo:font-size="12pt" fo:language="cs" fo:country="CZ" fo:font-style="normal" officeooo:rsid="01706bf0" style:font-size-asian="12pt" style:font-style-asian="normal" style:font-size-complex="12pt" style:font-style-complex="normal"/>
    </style:style>
    <style:style style:name="T504" style:family="text">
      <style:text-properties style:font-name="Linux Libertine S.O.Cist." fo:font-size="12pt" fo:language="cs" fo:country="CZ" fo:font-style="normal" officeooo:rsid="01720e85" style:font-size-asian="12pt" style:font-style-asian="normal" style:font-size-complex="12pt" style:font-style-complex="normal"/>
    </style:style>
    <style:style style:name="T505" style:family="text">
      <style:text-properties style:font-name="Linux Libertine S.O.Cist." fo:font-size="12pt" fo:language="cs" fo:country="CZ" fo:font-style="normal" officeooo:rsid="01802138" style:font-size-asian="12pt" style:font-style-asian="normal" style:font-size-complex="12pt" style:font-style-complex="normal"/>
    </style:style>
    <style:style style:name="T506" style:family="text">
      <style:text-properties style:font-name="Linux Libertine S.O.Cist." fo:font-size="12pt" fo:language="cs" fo:country="CZ" fo:font-style="normal" officeooo:rsid="017334c7" style:font-size-asian="12pt" style:font-style-asian="normal" style:font-size-complex="12pt" style:font-style-complex="normal"/>
    </style:style>
    <style:style style:name="T507" style:family="text">
      <style:text-properties style:font-name="Linux Libertine S.O.Cist." fo:font-size="12pt" fo:language="cs" fo:country="CZ" fo:font-style="normal" officeooo:rsid="01735bc8" style:font-size-asian="12pt" style:font-style-asian="normal" style:font-size-complex="12pt" style:font-style-complex="normal"/>
    </style:style>
    <style:style style:name="T508" style:family="text">
      <style:text-properties style:font-name="Linux Libertine S.O.Cist." fo:font-size="12pt" fo:language="cs" fo:country="CZ" fo:font-style="normal" officeooo:rsid="01751149" style:font-size-asian="12pt" style:font-style-asian="normal" style:font-size-complex="12pt" style:font-style-complex="normal"/>
    </style:style>
    <style:style style:name="T509" style:family="text">
      <style:text-properties style:font-name="Linux Libertine S.O.Cist." fo:font-size="12pt" fo:language="cs" fo:country="CZ" fo:font-style="normal" officeooo:rsid="0176551a" style:font-size-asian="12pt" style:font-style-asian="normal" style:font-size-complex="12pt" style:font-style-complex="normal"/>
    </style:style>
    <style:style style:name="T510" style:family="text">
      <style:text-properties style:font-name="Linux Libertine S.O.Cist." fo:font-size="12pt" fo:language="cs" fo:country="CZ" fo:font-style="normal" officeooo:rsid="002a5f8a" style:font-size-asian="12pt" style:font-style-asian="normal" style:font-size-complex="12pt" style:font-style-complex="normal"/>
    </style:style>
    <style:style style:name="T511" style:family="text">
      <style:text-properties style:font-name="Linux Libertine S.O.Cist." fo:font-size="12pt" fo:language="cs" fo:country="CZ" fo:font-style="normal" officeooo:rsid="002bf6aa" style:font-size-asian="12pt" style:font-style-asian="normal" style:font-size-complex="12pt" style:font-style-complex="normal"/>
    </style:style>
    <style:style style:name="T512" style:family="text">
      <style:text-properties style:font-name="Linux Libertine S.O.Cist." fo:font-size="12pt" fo:language="cs" fo:country="CZ" fo:font-style="normal" officeooo:rsid="01d8950b" style:font-size-asian="12pt" style:font-style-asian="normal" style:font-size-complex="12pt" style:font-style-complex="normal"/>
    </style:style>
    <style:style style:name="T513" style:family="text">
      <style:text-properties style:font-name="Linux Libertine S.O.Cist." fo:font-size="12pt" fo:language="cs" fo:country="CZ" fo:font-style="normal" officeooo:rsid="01521924" style:font-size-asian="12pt" style:font-style-asian="normal" style:font-size-complex="12pt" style:font-style-complex="normal"/>
    </style:style>
    <style:style style:name="T514" style:family="text">
      <style:text-properties style:font-name="Linux Libertine S.O.Cist." fo:font-size="12pt" fo:language="cs" fo:country="CZ" fo:font-style="normal" officeooo:rsid="01469950" style:font-size-asian="12pt" style:font-style-asian="normal" style:font-size-complex="12pt" style:font-style-complex="normal"/>
    </style:style>
    <style:style style:name="T515" style:family="text">
      <style:text-properties style:font-name="Linux Libertine S.O.Cist." fo:font-size="12pt" fo:language="cs" fo:country="CZ" fo:font-style="normal" officeooo:rsid="01f51eb0" style:font-size-asian="12pt" style:font-style-asian="normal" style:font-size-complex="12pt" style:font-style-complex="normal"/>
    </style:style>
    <style:style style:name="T516" style:family="text">
      <style:text-properties style:font-name="Linux Libertine S.O.Cist." fo:font-size="12pt" fo:language="la" fo:country="VA" style:font-size-asian="12pt" style:language-asian="zh" style:country-asian="CN" style:font-name-complex="Times New Roman1" style:font-size-complex="12pt" style:language-complex="hi" style:country-complex="IN"/>
    </style:style>
    <style:style style:name="T517" style:family="text">
      <style:text-properties style:font-name="Linux Libertine S.O.Cist." fo:font-size="12pt" fo:language="la" fo:country="VA" style:font-size-asian="12pt" style:font-name-complex="Times New Roman1"/>
    </style:style>
    <style:style style:name="T518" style:family="text">
      <style:text-properties style:font-name="Linux Libertine S.O.Cist." fo:font-size="12pt" fo:language="la" fo:country="VA" style:font-size-asian="12pt" style:font-name-complex="Times New Roman1" style:font-size-complex="12pt"/>
    </style:style>
    <style:style style:name="T519" style:family="text">
      <style:text-properties style:font-name="Linux Libertine S.O.Cist." fo:font-size="12pt" fo:language="la" fo:country="VA" officeooo:rsid="01c3dd42" style:font-size-asian="12pt" style:font-name-complex="Times New Roman1" style:font-size-complex="12pt"/>
    </style:style>
    <style:style style:name="T520" style:family="text">
      <style:text-properties style:font-name="Linux Libertine S.O.Cist." fo:font-size="12pt" fo:language="pl" fo:country="PL" style:font-size-asian="12pt" style:font-size-complex="12pt"/>
    </style:style>
    <style:style style:name="T521" style:family="text">
      <style:text-properties style:font-name="Linux Libertine S.O.Cist." fo:font-size="12pt" fo:language="pl" fo:country="PL" officeooo:rsid="00be2385" style:font-size-asian="12pt" style:language-asian="zh" style:country-asian="CN" style:font-size-complex="12pt" style:language-complex="hi" style:country-complex="IN"/>
    </style:style>
    <style:style style:name="T522" style:family="text">
      <style:text-properties style:font-name="Linux Libertine S.O.Cist." officeooo:rsid="01c257fe"/>
    </style:style>
    <style:style style:name="T523" style:family="text">
      <style:text-properties style:font-name="Linux Libertine S.O.Cist." fo:language="la" fo:country="VA"/>
    </style:style>
    <style:style style:name="T524" style:family="text">
      <style:text-properties style:font-name="Cloister1" fo:font-size="18pt" fo:language="la" fo:country="VA" fo:font-weight="normal" style:language-asian="zh" style:country-asian="CN" style:font-weight-asian="normal" style:language-complex="hi" style:country-complex="IN" style:font-weight-complex="normal"/>
    </style:style>
    <style:style style:name="T525" style:family="text">
      <style:text-properties style:font-name="Cloister1" fo:font-size="18pt" fo:language="la" fo:country="VA" fo:font-weight="normal" officeooo:rsid="00a97fa3" style:language-asian="zh" style:country-asian="CN" style:font-weight-asian="normal" style:language-complex="hi" style:country-complex="IN" style:font-weight-complex="normal"/>
    </style:style>
    <style:style style:name="T526" style:family="text">
      <style:text-properties style:font-name="Cloister1" fo:font-size="18pt" fo:language="la" fo:country="VA" fo:font-weight="normal" officeooo:rsid="014bd0e1" style:language-asian="zh" style:country-asian="CN" style:font-weight-asian="normal" style:language-complex="hi" style:country-complex="IN" style:font-weight-complex="normal"/>
    </style:style>
    <style:style style:name="T527" style:family="text">
      <style:text-properties style:font-name="Cloister1" fo:font-size="18pt" fo:language="la" fo:country="VA" fo:font-weight="normal" officeooo:rsid="00acc7a1" style:language-asian="zh" style:country-asian="CN" style:font-weight-asian="normal" style:language-complex="hi" style:country-complex="IN" style:font-weight-complex="normal"/>
    </style:style>
    <style:style style:name="T528" style:family="text">
      <style:text-properties style:font-name="Cloister1" fo:font-size="18pt" fo:language="la" fo:country="VA" fo:font-weight="normal" officeooo:rsid="015b60c8" style:language-asian="zh" style:country-asian="CN" style:font-weight-asian="normal" style:language-complex="hi" style:country-complex="IN" style:font-weight-complex="normal"/>
    </style:style>
    <style:style style:name="T529" style:family="text">
      <style:text-properties style:font-name="Cloister1"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530" style:family="text">
      <style:text-properties fo:font-variant="small-caps"/>
    </style:style>
    <style:style style:name="T531" style:family="text">
      <style:text-properties fo:font-variant="small-caps" fo:color="#000000" loext:opacity="100%" fo:font-size="12pt" fo:language="la" fo:country="VA" style:font-name-asian="Andale Sans UI" style:font-size-asian="12pt" style:language-asian="zh" style:country-asian="CN" style:font-name-complex="Tahoma" style:font-size-complex="12pt" style:language-complex="hi" style:country-complex="IN"/>
    </style:style>
    <style:style style:name="T532" style:family="text">
      <style:text-properties fo:font-variant="small-caps" fo:color="#000000" loext:opacity="100%" fo:font-size="12pt" fo:language="la" fo:country="VA" style:font-size-asian="12pt" style:language-asian="zh" style:country-asian="CN" style:font-size-complex="12pt" style:language-complex="hi" style:country-complex="IN"/>
    </style:style>
    <style:style style:name="T533" style:family="text">
      <style:text-properties fo:font-variant="small-caps" fo:color="#000000" loext:opacity="100%" fo:font-size="12pt" fo:language="la" fo:country="VA" officeooo:rsid="00af29e7" style:font-size-asian="12pt" style:language-asian="zh" style:country-asian="CN" style:font-size-complex="12pt" style:language-complex="hi" style:country-complex="IN"/>
    </style:style>
    <style:style style:name="T534" style:family="text">
      <style:text-properties fo:font-variant="small-caps" fo:color="#000000" loext:opacity="100%" fo:font-size="12pt" fo:language="la" fo:country="VA" officeooo:rsid="00afa60b" style:font-size-asian="12pt" style:language-asian="zh" style:country-asian="CN" style:font-size-complex="12pt" style:language-complex="hi" style:country-complex="IN"/>
    </style:style>
    <style:style style:name="T535" style:family="text">
      <style:text-properties fo:font-variant="small-caps" fo:color="#000000" loext:opacity="100%"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536" style:family="text">
      <style:text-properties fo:font-variant="small-caps" fo:color="#000000" loext:opacity="100%" style:font-name="Linux Libertine S.O.Cist." fo:font-size="12pt" fo:language="la" fo:country="VA" style:font-size-asian="12pt" style:language-asian="zh" style:country-asian="CN" style:font-size-complex="12pt" style:language-complex="hi" style:country-complex="IN"/>
    </style:style>
    <style:style style:name="T537" style:family="text">
      <style:text-properties fo:font-variant="small-caps" fo:color="#000000" loext:opacity="100%" style:font-name="Linux Libertine S.O.Cist." fo:font-size="12pt" fo:language="la" fo:country="VA" officeooo:rsid="00afa60b" style:font-size-asian="12pt" style:language-asian="zh" style:country-asian="CN" style:font-size-complex="12pt" style:language-complex="hi" style:country-complex="IN"/>
    </style:style>
    <style:style style:name="T538" style:family="text">
      <style:text-properties fo:font-variant="small-caps" fo:color="#000000" loext:opacity="100%" style:font-name="Linux Libertine S.O.Cist." fo:font-size="12pt" fo:language="la" fo:country="VA" officeooo:rsid="00336121" style:font-size-asian="12pt" style:language-asian="zh" style:country-asian="CN" style:font-size-complex="12pt" style:language-complex="hi" style:country-complex="IN"/>
    </style:style>
    <style:style style:name="T539" style:family="text">
      <style:text-properties fo:font-variant="small-caps" fo:color="#000000" loext:opacity="100%" style:font-name="Linux Libertine S.O.Cist.1" fo:font-size="12pt" fo:language="la" fo:country="VA" officeooo:rsid="00336121" style:font-size-asian="12pt" style:language-asian="zh" style:country-asian="CN" style:font-size-complex="12pt" style:language-complex="hi" style:country-complex="IN"/>
    </style:style>
    <style:style style:name="T540" style:family="text">
      <style:text-properties fo:font-variant="small-caps" officeooo:rsid="00add3ab"/>
    </style:style>
    <style:style style:name="T541" style:family="text">
      <style:text-properties fo:font-variant="small-caps" fo:font-size="12pt" fo:language="cs" fo:country="CZ" style:font-size-asian="12pt" style:font-size-complex="12pt"/>
    </style:style>
    <style:style style:name="T542" style:family="text">
      <style:text-properties fo:font-variant="small-caps" fo:font-size="12pt" fo:language="cs" fo:country="CZ" officeooo:rsid="00f23a2d" style:font-size-asian="12pt" style:font-size-complex="12pt"/>
    </style:style>
    <style:style style:name="T543" style:family="text">
      <style:text-properties fo:font-variant="small-caps" fo:font-size="12pt" fo:language="cs" fo:country="CZ" officeooo:rsid="00fd470d" style:font-size-asian="12pt" style:font-size-complex="12pt"/>
    </style:style>
    <style:style style:name="T544" style:family="text">
      <style:text-properties fo:font-variant="small-caps" fo:font-size="12pt" style:font-size-asian="12pt" style:font-name-complex="Times New Roman1"/>
    </style:style>
    <style:style style:name="T545" style:family="text">
      <style:text-properties fo:font-variant="small-caps" fo:font-size="12pt" officeooo:rsid="01a2af11" style:font-size-asian="12pt" style:font-name-complex="Times New Roman1"/>
    </style:style>
    <style:style style:name="T546" style:family="text">
      <style:text-properties fo:font-variant="small-caps" fo:font-size="12pt" officeooo:rsid="001d584b" style:font-size-asian="12pt" style:font-name-complex="Times New Roman1" style:font-weight-complex="bold"/>
    </style:style>
    <style:style style:name="T547" style:family="text">
      <style:text-properties fo:font-variant="small-caps" fo:font-size="12pt" style:font-size-asian="12pt" style:font-name-complex="Times New Roman1" style:font-size-complex="12pt"/>
    </style:style>
    <style:style style:name="T548" style:family="text">
      <style:text-properties fo:font-variant="small-caps" fo:font-size="12pt" officeooo:rsid="0195ad5b" style:font-size-asian="12pt" style:font-name-complex="Times New Roman1"/>
    </style:style>
    <style:style style:name="T549" style:family="text">
      <style:text-properties fo:font-variant="small-caps" fo:font-size="12pt" fo:language="la" fo:country="VA" officeooo:rsid="001d584b" style:font-size-asian="12pt" style:font-name-complex="Times New Roman1" style:font-weight-complex="bold"/>
    </style:style>
    <style:style style:name="T550" style:family="text">
      <style:text-properties fo:font-variant="small-caps" officeooo:rsid="00afa60b"/>
    </style:style>
    <style:style style:name="T551" style:family="text">
      <style:text-properties fo:font-variant="small-caps" style:font-name="Linux Libertine S.O.Cist."/>
    </style:style>
    <style:style style:name="T552" style:family="text">
      <style:text-properties fo:font-variant="small-caps" style:font-name="Linux Libertine S.O.Cist." fo:font-size="12pt" fo:language="cs" fo:country="CZ" style:font-size-asian="12pt" style:font-size-complex="12pt"/>
    </style:style>
    <style:style style:name="T553" style:family="text">
      <style:text-properties fo:font-variant="small-caps" style:font-name="Linux Libertine S.O.Cist." fo:font-size="12pt" fo:language="cs" fo:country="CZ" officeooo:rsid="018e7b1a" style:font-size-asian="12pt" style:font-size-complex="12pt"/>
    </style:style>
    <style:style style:name="T554" style:family="text">
      <style:text-properties fo:font-variant="small-caps" style:font-name="Linux Libertine S.O.Cist." fo:font-size="12pt" fo:language="cs" fo:country="CZ" officeooo:rsid="019783c5" style:font-size-asian="12pt" style:font-size-complex="12pt"/>
    </style:style>
    <style:style style:name="T555" style:family="text">
      <style:text-properties fo:font-variant="small-caps" style:font-name="Linux Libertine S.O.Cist." fo:font-size="12pt" fo:language="cs" fo:country="CZ" officeooo:rsid="0163969b" style:font-size-asian="12pt" style:font-size-complex="12pt"/>
    </style:style>
    <style:style style:name="T556" style:family="text">
      <style:text-properties fo:font-variant="small-caps" style:font-name="Linux Libertine S.O.Cist." fo:font-size="12pt" fo:language="cs" fo:country="CZ" officeooo:rsid="002e52ee" style:font-size-asian="12pt" style:font-size-complex="12pt"/>
    </style:style>
    <style:style style:name="T557" style:family="text">
      <style:text-properties fo:font-variant="small-caps" style:font-name="Linux Libertine S.O.Cist." fo:font-size="12pt" fo:language="cs" fo:country="CZ" officeooo:rsid="014e3d9b" style:font-size-asian="12pt" style:font-size-complex="12pt"/>
    </style:style>
    <style:style style:name="T558" style:family="text">
      <style:text-properties fo:font-variant="small-caps" style:font-name="Linux Libertine S.O.Cist." fo:font-size="12pt" fo:language="cs" fo:country="CZ" officeooo:rsid="00b169b7" style:font-size-asian="12pt" style:font-size-complex="12pt"/>
    </style:style>
    <style:style style:name="T559" style:family="text">
      <style:text-properties fo:font-variant="small-caps" style:font-name="Linux Libertine S.O.Cist." fo:font-size="12pt" fo:language="cs" fo:country="CZ" officeooo:rsid="00b8bb97" style:font-size-asian="12pt" style:font-size-complex="12pt"/>
    </style:style>
    <style:style style:name="T560" style:family="text">
      <style:text-properties fo:font-variant="small-caps" style:font-name="Linux Libertine S.O.Cist." fo:font-size="12pt" fo:language="cs" fo:country="CZ" officeooo:rsid="0067414b" style:font-size-asian="12pt" style:font-size-complex="12pt"/>
    </style:style>
    <style:style style:name="T561" style:family="text">
      <style:text-properties fo:font-variant="small-caps" style:font-name="Linux Libertine S.O.Cist." fo:font-size="12pt" fo:language="cs" fo:country="CZ" officeooo:rsid="003b9cde" style:font-size-asian="12pt" style:font-size-complex="12pt"/>
    </style:style>
    <style:style style:name="T562" style:family="text">
      <style:text-properties fo:font-variant="small-caps" style:font-name="Linux Libertine S.O.Cist." fo:font-size="12pt" fo:language="cs" fo:country="CZ" officeooo:rsid="00c38cfa" style:font-size-asian="12pt" style:font-size-complex="12pt"/>
    </style:style>
    <style:style style:name="T563" style:family="text">
      <style:text-properties fo:font-variant="small-caps" style:font-name="Linux Libertine S.O.Cist." fo:font-size="12pt" fo:language="cs" fo:country="CZ" officeooo:rsid="01bc0f60" style:font-size-asian="12pt" style:font-size-complex="12pt"/>
    </style:style>
    <style:style style:name="T564" style:family="text">
      <style:text-properties fo:font-variant="small-caps" style:font-name="Linux Libertine S.O.Cist." fo:font-size="12pt" fo:language="cs" fo:country="CZ" officeooo:rsid="0040ede6" style:font-size-asian="12pt" style:font-size-complex="12pt"/>
    </style:style>
    <style:style style:name="T565" style:family="text">
      <style:text-properties fo:font-variant="small-caps" style:font-name="Linux Libertine S.O.Cist." fo:font-size="12pt" fo:language="cs" fo:country="CZ" officeooo:rsid="000e95db" style:font-size-asian="12pt" style:font-size-complex="12pt"/>
    </style:style>
    <style:style style:name="T566" style:family="text">
      <style:text-properties fo:font-variant="small-caps" style:font-name="Linux Libertine S.O.Cist." fo:font-size="12pt" fo:language="cs" fo:country="CZ" officeooo:rsid="019d5258" style:font-size-asian="12pt" style:font-size-complex="12pt"/>
    </style:style>
    <style:style style:name="T567" style:family="text">
      <style:text-properties fo:font-variant="small-caps" style:font-name="Linux Libertine S.O.Cist." fo:font-size="12pt" fo:language="cs" fo:country="CZ" officeooo:rsid="010427ea" style:font-size-asian="12pt" style:font-size-complex="12pt"/>
    </style:style>
    <style:style style:name="T568" style:family="text">
      <style:text-properties fo:font-variant="small-caps" style:font-name="Linux Libertine S.O.Cist." fo:font-size="12pt" fo:language="cs" fo:country="CZ" officeooo:rsid="0016d416" style:font-size-asian="12pt" style:font-size-complex="12pt"/>
    </style:style>
    <style:style style:name="T569" style:family="text">
      <style:text-properties fo:font-variant="small-caps" style:font-name="Linux Libertine S.O.Cist." fo:font-size="12pt" fo:language="cs" fo:country="CZ" officeooo:rsid="01116020" style:font-size-asian="12pt" style:font-size-complex="12pt"/>
    </style:style>
    <style:style style:name="T570" style:family="text">
      <style:text-properties fo:font-variant="small-caps" style:font-name="Linux Libertine S.O.Cist." fo:font-size="12pt" fo:language="cs" fo:country="CZ" officeooo:rsid="01a8d3f5" style:font-size-asian="12pt" style:font-size-complex="12pt"/>
    </style:style>
    <style:style style:name="T571" style:family="text">
      <style:text-properties fo:font-variant="small-caps" style:font-name="Linux Libertine S.O.Cist." fo:font-size="12pt" fo:language="cs" fo:country="CZ" officeooo:rsid="004f4a0c" style:font-size-asian="12pt" style:font-size-complex="12pt"/>
    </style:style>
    <style:style style:name="T572" style:family="text">
      <style:text-properties fo:font-variant="small-caps" style:font-name="Linux Libertine S.O.Cist." fo:font-size="12pt" fo:language="cs" fo:country="CZ" officeooo:rsid="012c6aee" style:font-size-asian="12pt" style:font-size-complex="12pt"/>
    </style:style>
    <style:style style:name="T573" style:family="text">
      <style:text-properties fo:font-variant="small-caps" style:font-name="Linux Libertine S.O.Cist." fo:font-size="12pt" fo:language="cs" fo:country="CZ" officeooo:rsid="009df912" style:font-size-asian="12pt" style:font-size-complex="12pt"/>
    </style:style>
    <style:style style:name="T574" style:family="text">
      <style:text-properties fo:font-variant="small-caps" style:font-name="Linux Libertine S.O.Cist." fo:font-size="12pt" fo:language="cs" fo:country="CZ" officeooo:rsid="01b722d9" style:font-size-asian="12pt" style:font-size-complex="12pt"/>
    </style:style>
    <style:style style:name="T575" style:family="text">
      <style:text-properties fo:font-variant="small-caps" style:font-name="Linux Libertine S.O.Cist." fo:font-size="12pt" fo:language="cs" fo:country="CZ" officeooo:rsid="016911af" style:font-size-asian="12pt" style:font-size-complex="12pt"/>
    </style:style>
    <style:style style:name="T576" style:family="text">
      <style:text-properties fo:font-variant="small-caps" style:font-name="Linux Libertine S.O.Cist." fo:font-size="12pt" fo:language="cs" fo:country="CZ" officeooo:rsid="0176551a" style:font-size-asian="12pt" style:font-size-complex="12pt"/>
    </style:style>
    <style:style style:name="T577" style:family="text">
      <style:text-properties fo:font-variant="small-caps" style:font-name="Linux Libertine S.O.Cist." fo:font-size="12pt" fo:language="cs" fo:country="CZ" officeooo:rsid="00c59084" style:font-size-asian="12pt" style:font-size-complex="12pt"/>
    </style:style>
    <style:style style:name="T578" style:family="text">
      <style:text-properties fo:font-variant="small-caps" style:font-name="Linux Libertine S.O.Cist." fo:font-size="12pt" fo:language="cs" fo:country="CZ" officeooo:rsid="0050b519" style:font-size-asian="12pt" style:font-size-complex="12pt"/>
    </style:style>
    <style:style style:name="T579" style:family="text">
      <style:text-properties fo:font-variant="small-caps" style:font-name="Linux Libertine S.O.Cist." fo:font-size="12pt" fo:language="cs" fo:country="CZ" officeooo:rsid="00e3d0f1" style:font-size-asian="12pt" style:font-size-complex="12pt"/>
    </style:style>
    <style:style style:name="T580" style:family="text">
      <style:text-properties fo:font-variant="small-caps" style:font-name="Linux Libertine S.O.Cist." fo:font-size="12pt" fo:language="cs" fo:country="CZ" officeooo:rsid="00ecda3d" style:font-size-asian="12pt" style:font-size-complex="12pt"/>
    </style:style>
    <style:style style:name="T581" style:family="text">
      <style:text-properties fo:font-variant="small-caps" style:font-name="Linux Libertine S.O.Cist." fo:font-size="12pt" fo:language="cs" fo:country="CZ" officeooo:rsid="00f1e1ba" style:font-size-asian="12pt" style:font-size-complex="12pt"/>
    </style:style>
    <style:style style:name="T582" style:family="text">
      <style:text-properties fo:font-variant="small-caps" style:font-name="Linux Libertine S.O.Cist." fo:font-size="12pt" fo:language="cs" fo:country="CZ" officeooo:rsid="00f9a981" style:font-size-asian="12pt" style:font-size-complex="12pt"/>
    </style:style>
    <style:style style:name="T583" style:family="text">
      <style:text-properties fo:font-variant="small-caps" style:font-name="Linux Libertine S.O.Cist." fo:font-size="12pt" fo:language="cs" fo:country="CZ" officeooo:rsid="00af38e3" style:font-size-asian="12pt" style:font-size-complex="12pt"/>
    </style:style>
    <style:style style:name="T584" style:family="text">
      <style:text-properties fo:font-variant="small-caps" style:font-name="Linux Libertine S.O.Cist." fo:font-size="12pt" fo:language="cs" fo:country="CZ" officeooo:rsid="01b6eebb" style:font-size-asian="12pt" style:font-size-complex="12pt"/>
    </style:style>
    <style:style style:name="T585" style:family="text">
      <style:text-properties fo:font-variant="small-caps" style:font-name="Linux Libertine S.O.Cist." fo:font-size="12pt" fo:language="cs" fo:country="CZ" style:font-size-asian="12pt" style:language-asian="zh" style:country-asian="CN" style:font-name-complex="Times New Roman1" style:language-complex="hi" style:country-complex="IN"/>
    </style:style>
    <style:style style:name="T586" style:family="text">
      <style:text-properties fo:font-variant="small-caps" style:font-name="Linux Libertine S.O.Cist." fo:font-size="12pt" fo:language="cs" fo:country="CZ" officeooo:rsid="001d584b" style:font-size-asian="12pt" style:language-asian="zh" style:country-asian="CN" style:font-name-complex="Times New Roman1" style:language-complex="hi" style:country-complex="IN"/>
    </style:style>
    <style:style style:name="T587" style:family="text">
      <style:text-properties fo:font-variant="small-caps" style:font-name="Linux Libertine S.O.Cist." fo:font-size="12pt" fo:language="cs" fo:country="CZ" officeooo:rsid="0196640c" style:font-size-asian="12pt" style:language-asian="zh" style:country-asian="CN" style:font-name-complex="Times New Roman1" style:language-complex="hi" style:country-complex="IN"/>
    </style:style>
    <style:style style:name="T588" style:family="text">
      <style:text-properties fo:font-variant="small-caps" style:font-name="Linux Libertine S.O.Cist." fo:font-size="12pt" fo:language="cs" fo:country="CZ" officeooo:rsid="0196ad8b" style:font-size-asian="12pt" style:language-asian="zh" style:country-asian="CN" style:font-name-complex="Times New Roman1" style:language-complex="hi" style:country-complex="IN"/>
    </style:style>
    <style:style style:name="T589" style:family="text">
      <style:text-properties fo:font-variant="small-caps" style:font-name="Linux Libertine S.O.Cist." fo:font-size="12pt" fo:language="cs" fo:country="CZ" officeooo:rsid="0194e8fb" style:font-size-asian="12pt" style:font-name-complex="Times New Roman1" style:font-size-complex="12pt"/>
    </style:style>
    <style:style style:name="T590" style:family="text">
      <style:text-properties fo:font-variant="small-caps" style:font-name="Linux Libertine S.O.Cist." fo:font-size="12pt" fo:language="cs" fo:country="CZ" fo:font-style="normal" officeooo:rsid="00b9af41" style:font-size-asian="12pt" style:font-style-asian="normal" style:font-size-complex="12pt" style:font-style-complex="normal"/>
    </style:style>
    <style:style style:name="T591" style:family="text">
      <style:text-properties fo:font-variant="small-caps" style:font-name="Linux Libertine S.O.Cist." fo:font-size="12pt" fo:language="cs" fo:country="CZ" fo:font-style="normal" officeooo:rsid="0116ec98" style:font-size-asian="12pt" style:font-style-asian="normal" style:font-size-complex="12pt" style:font-style-complex="normal"/>
    </style:style>
    <style:style style:name="T592" style:family="text">
      <style:text-properties fo:font-variant="small-caps" style:font-name="Linux Libertine S.O.Cist." fo:font-size="12pt" fo:language="cs" fo:country="CZ" fo:font-style="normal" officeooo:rsid="002a5f8a" style:font-size-asian="12pt" style:font-style-asian="normal" style:font-size-complex="12pt" style:font-style-complex="normal"/>
    </style:style>
    <style:style style:name="T593" style:family="text">
      <style:text-properties fo:font-variant="small-caps" style:font-name="Linux Libertine S.O.Cist." fo:font-size="12pt" fo:language="la" fo:country="VA" style:font-size-asian="12pt" style:language-asian="zh" style:country-asian="CN" style:font-name-complex="Times New Roman1" style:font-size-complex="12pt" style:language-complex="hi" style:country-complex="IN"/>
    </style:style>
    <style:style style:name="T594" style:family="text">
      <style:text-properties fo:font-variant="small-caps" style:font-name="Linux Libertine S.O.Cist." fo:font-size="12pt" fo:language="la" fo:country="VA" style:font-size-asian="12pt" style:font-name-complex="Times New Roman1" style:font-size-complex="12pt"/>
    </style:style>
    <style:style style:name="T595" style:family="text">
      <style:text-properties fo:font-variant="small-caps" style:font-name="Linux Libertine S.O.Cist." fo:font-size="12pt" fo:language="pl" fo:country="PL" style:font-size-asian="12pt" style:font-size-complex="12pt"/>
    </style:style>
    <style:style style:name="T596" style:family="text">
      <style:text-properties fo:font-variant="small-caps" officeooo:rsid="0022e095" style:font-size-complex="12pt"/>
    </style:style>
    <style:style style:name="T597" style:family="text">
      <style:text-properties fo:font-variant="small-caps" officeooo:rsid="01600e1d"/>
    </style:style>
    <style:style style:name="T598" style:family="text">
      <style:text-properties fo:font-variant="small-caps" officeooo:rsid="003b9cde"/>
    </style:style>
    <style:style style:name="T599" style:family="text">
      <style:text-properties fo:font-variant="small-caps" officeooo:rsid="004e9f7a"/>
    </style:style>
    <style:style style:name="T600" style:family="text">
      <style:text-properties fo:font-variant="small-caps" officeooo:rsid="004f4a0c"/>
    </style:style>
    <style:style style:name="T601" style:family="text">
      <style:text-properties fo:font-variant="small-caps" officeooo:rsid="0050b519"/>
    </style:style>
    <style:style style:name="T602" style:family="text">
      <style:text-properties fo:font-variant="small-caps" officeooo:rsid="00e162f4"/>
    </style:style>
    <style:style style:name="T603" style:family="text">
      <style:text-properties fo:font-variant="small-caps" officeooo:rsid="00de7a23"/>
    </style:style>
    <style:style style:name="T604" style:family="text">
      <style:text-properties fo:font-variant="small-caps" officeooo:rsid="019a5bec"/>
    </style:style>
    <style:style style:name="T605" style:family="text">
      <style:text-properties fo:font-variant="small-caps" officeooo:rsid="00f8d6ca"/>
    </style:style>
    <style:style style:name="T606" style:family="text">
      <style:text-properties fo:font-variant="small-caps" officeooo:rsid="00fb2203"/>
    </style:style>
    <style:style style:name="T607" style:family="text">
      <style:text-properties fo:font-variant="small-caps" officeooo:rsid="00af38e3"/>
    </style:style>
    <style:style style:name="T608" style:family="text">
      <style:text-properties fo:font-variant="small-caps" officeooo:rsid="01135917"/>
    </style:style>
    <style:style style:name="T609" style:family="text">
      <style:text-properties fo:font-variant="small-caps" style:use-window-font-color="true" loext:opacity="0%"/>
    </style:style>
    <style:style style:name="T610" style:family="text">
      <style:text-properties fo:font-variant="small-caps" style:use-window-font-color="true" loext:opacity="0%" officeooo:rsid="01a22001"/>
    </style:style>
    <style:style style:name="T611" style:family="text">
      <style:text-properties fo:font-variant="small-caps" style:use-window-font-color="true" loext:opacity="0%" style:font-name="Linux Libertine S.O.Cist." fo:font-size="12pt" fo:language="cs" fo:country="CZ" officeooo:rsid="0107eafd" style:font-size-asian="12pt" style:font-size-complex="12pt"/>
    </style:style>
    <style:style style:name="T612" style:family="text">
      <style:text-properties fo:font-variant="small-caps" style:use-window-font-color="true" loext:opacity="0%" style:font-name="Linux Libertine S.O.Cist." fo:font-size="12pt" fo:language="cs" fo:country="CZ" officeooo:rsid="011950c5" style:font-size-asian="12pt" style:font-size-complex="12pt"/>
    </style:style>
    <style:style style:name="T613" style:family="text">
      <style:text-properties fo:font-variant="small-caps" style:use-window-font-color="true" loext:opacity="0%" style:font-name="Linux Libertine S.O.Cist." fo:font-size="12pt" fo:language="cs" fo:country="CZ" officeooo:rsid="0113781c" style:font-size-asian="12pt" style:font-size-complex="12pt"/>
    </style:style>
    <style:style style:name="T614" style:family="text">
      <style:text-properties fo:font-variant="small-caps" style:use-window-font-color="true" loext:opacity="0%" style:font-name="Linux Libertine S.O.Cist." fo:font-size="12pt" fo:language="cs" fo:country="CZ" style:font-size-asian="12pt" style:font-name-complex="Times New Roman1" style:font-size-complex="12pt"/>
    </style:style>
    <style:style style:name="T615" style:family="text">
      <style:text-properties fo:font-variant="small-caps" style:use-window-font-color="true" loext:opacity="0%" style:font-name="Linux Libertine S.O.Cist." fo:font-size="12pt" fo:language="cs" fo:country="CZ" officeooo:rsid="01a22001" style:font-size-asian="12pt" style:font-name-complex="Times New Roman1" style:font-size-complex="12pt"/>
    </style:style>
    <style:style style:name="T616" style:family="text">
      <style:text-properties fo:font-variant="small-caps" style:use-window-font-color="true" loext:opacity="0%" style:font-name="Linux Libertine S.O.Cist." fo:font-size="12pt" fo:language="cs" fo:country="CZ" style:font-size-asian="12pt" style:language-asian="zh" style:country-asian="CN" style:font-name-complex="Times New Roman1" style:font-size-complex="12pt" style:language-complex="hi" style:country-complex="IN"/>
    </style:style>
    <style:style style:name="T617" style:family="text">
      <style:text-properties fo:font-variant="small-caps" style:use-window-font-color="true" loext:opacity="0%" style:font-name="Linux Libertine S.O.Cist.1" fo:font-size="12pt" fo:language="la" fo:country="VA" officeooo:rsid="0183d9a1" style:font-size-asian="12pt" style:language-asian="zh" style:country-asian="CN" style:font-size-complex="12pt" style:language-complex="hi" style:country-complex="IN"/>
    </style:style>
    <style:style style:name="T618" style:family="text">
      <style:text-properties fo:font-variant="small-caps" style:use-window-font-color="true" loext:opacity="0%" style:font-name="Linux Libertine S.O.Cist.1" fo:font-size="12pt" fo:language="cs" fo:country="CZ" officeooo:rsid="0183d9a1" style:font-size-asian="12pt" style:language-asian="zh" style:country-asian="CN" style:font-size-complex="12pt" style:language-complex="hi" style:country-complex="IN"/>
    </style:style>
    <style:style style:name="T619" style:family="text">
      <style:text-properties fo:font-variant="small-caps" officeooo:rsid="01314112"/>
    </style:style>
    <style:style style:name="T620" style:family="text">
      <style:text-properties fo:font-variant="small-caps" officeooo:rsid="01b13d6c"/>
    </style:style>
    <style:style style:name="T621" style:family="text">
      <style:text-properties fo:font-variant="small-caps" officeooo:rsid="01b587f0"/>
    </style:style>
    <style:style style:name="T622" style:family="text">
      <style:text-properties fo:font-variant="small-caps" style:font-name="Linux Libertine S.O.Cist.1" fo:font-size="12pt" fo:language="cs" fo:country="CZ" style:font-size-asian="12pt" style:font-size-complex="12pt"/>
    </style:style>
    <style:style style:name="T623" style:family="text">
      <style:text-properties fo:font-variant="small-caps" style:font-name="Linux Libertine S.O.Cist.1" fo:font-size="12pt" fo:language="cs" fo:country="CZ" officeooo:rsid="012657a0" style:font-size-asian="12pt" style:font-size-complex="12pt"/>
    </style:style>
    <style:style style:name="T624" style:family="text">
      <style:text-properties fo:font-variant="small-caps" style:font-name="Linux Libertine S.O.Cist.1" fo:font-size="12pt" fo:language="cs" fo:country="CZ" officeooo:rsid="0120aa4d" style:font-size-asian="12pt" style:font-size-complex="12pt"/>
    </style:style>
    <style:style style:name="T625" style:family="text">
      <style:text-properties fo:font-variant="small-caps" style:font-name="Linux Libertine S.O.Cist.1" fo:font-size="12pt" fo:language="cs" fo:country="CZ" fo:font-style="normal" officeooo:rsid="0130ed90" style:font-size-asian="12pt" style:font-style-asian="normal" style:font-size-complex="12pt" style:font-style-complex="normal"/>
    </style:style>
    <style:style style:name="T626" style:family="text">
      <style:text-properties fo:font-variant="small-caps" fo:color="#00000a" loext:opacity="100%" style:font-name="Linux Libertine S.O.Cist." fo:font-size="12pt" fo:language="cs" fo:country="CZ" fo:font-style="normal" officeooo:rsid="01d8950b"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627" style:family="text">
      <style:text-properties fo:font-variant="small-caps" fo:color="#00000a" loext:opacity="100%" style:font-name="Linux Libertine S.O.Cist.1" fo:font-size="12pt" fo:language="cs" fo:country="CZ" officeooo:rsid="01ebb168" style:letter-kerning="false" style:font-name-asian="Arial Unicode MS" style:font-size-asian="12pt" style:language-asian="zh" style:country-asian="CN" style:font-name-complex="Arial Unicode MS" style:font-size-complex="12pt" style:language-complex="hi" style:country-complex="IN"/>
    </style:style>
    <style:style style:name="T628" style:family="text">
      <style:text-properties fo:font-variant="small-caps" fo:color="#00000a" loext:opacity="100%" officeooo:rsid="01f8c574" style:letter-kerning="false" style:font-name-asian="Arial Unicode MS" style:language-asian="zh" style:country-asian="CN" style:font-name-complex="Arial Unicode MS" style:language-complex="hi" style:country-complex="IN"/>
    </style:style>
    <style:style style:name="T629" style:family="text">
      <style:text-properties fo:font-variant="small-caps" officeooo:rsid="01df126e"/>
    </style:style>
    <style:style style:name="T630" style:family="text">
      <style:text-properties officeooo:rsid="015b60c8"/>
    </style:style>
    <style:style style:name="T631" style:family="text">
      <style:text-properties fo:font-weight="bold" style:font-weight-asian="bold" style:font-weight-complex="bold"/>
    </style:style>
    <style:style style:name="T632" style:family="text">
      <style:text-properties officeooo:rsid="0062114f"/>
    </style:style>
    <style:style style:name="T633" style:family="text">
      <style:text-properties officeooo:rsid="000f3e75"/>
    </style:style>
    <style:style style:name="T634" style:family="text">
      <style:text-properties officeooo:rsid="0022e095" style:font-size-complex="12pt"/>
    </style:style>
    <style:style style:name="T635" style:family="text">
      <style:text-properties officeooo:rsid="002397a9" style:font-size-complex="12pt"/>
    </style:style>
    <style:style style:name="T636" style:family="text">
      <style:text-properties officeooo:rsid="00290c78" style:font-size-complex="12pt"/>
    </style:style>
    <style:style style:name="T637" style:family="text">
      <style:text-properties officeooo:rsid="01804e3e" style:font-size-complex="12pt"/>
    </style:style>
    <style:style style:name="T638" style:family="text">
      <style:text-properties officeooo:rsid="01be76ce" style:font-size-complex="12pt"/>
    </style:style>
    <style:style style:name="T639" style:family="text">
      <style:text-properties officeooo:rsid="0032ba47"/>
    </style:style>
    <style:style style:name="T640" style:family="text">
      <style:text-properties officeooo:rsid="015d6cab"/>
    </style:style>
    <style:style style:name="T641" style:family="text">
      <style:text-properties officeooo:rsid="015e0799"/>
    </style:style>
    <style:style style:name="T642" style:family="text">
      <style:text-properties officeooo:rsid="0176551a"/>
    </style:style>
    <style:style style:name="T643" style:family="text">
      <style:text-properties officeooo:rsid="01858787"/>
    </style:style>
    <style:style style:name="T644" style:family="text">
      <style:text-properties officeooo:rsid="003e2b79"/>
    </style:style>
    <style:style style:name="T645" style:family="text">
      <style:text-properties officeooo:rsid="003ecf0a"/>
    </style:style>
    <style:style style:name="T646" style:family="text">
      <style:text-properties officeooo:rsid="0187bdf0"/>
    </style:style>
    <style:style style:name="T647" style:family="text">
      <style:text-properties officeooo:rsid="01880438"/>
    </style:style>
    <style:style style:name="T648" style:family="text">
      <style:text-properties officeooo:rsid="001bf496"/>
    </style:style>
    <style:style style:name="T649" style:family="text">
      <style:text-properties officeooo:rsid="002e9994"/>
    </style:style>
    <style:style style:name="T650" style:family="text">
      <style:text-properties officeooo:rsid="003b9cde"/>
    </style:style>
    <style:style style:name="T651" style:family="text">
      <style:text-properties officeooo:rsid="0037710d"/>
    </style:style>
    <style:style style:name="T652" style:family="text">
      <style:text-properties officeooo:rsid="01521924"/>
    </style:style>
    <style:style style:name="T653" style:family="text">
      <style:text-properties officeooo:rsid="004a0596"/>
    </style:style>
    <style:style style:name="T654" style:family="text">
      <style:text-properties fo:language="la" fo:country="VA" fo:font-weight="normal" style:language-asian="zh" style:country-asian="CN" style:font-weight-asian="normal" style:language-complex="hi" style:country-complex="IN" style:font-weight-complex="normal"/>
    </style:style>
    <style:style style:name="T655" style:family="text">
      <style:text-properties fo:language="la" fo:country="VA" style:language-asian="zh" style:country-asian="CN" style:language-complex="hi" style:country-complex="IN"/>
    </style:style>
    <style:style style:name="T656" style:family="text">
      <style:text-properties officeooo:rsid="007a2c10"/>
    </style:style>
    <style:style style:name="T657" style:family="text">
      <style:text-properties officeooo:rsid="007db483"/>
    </style:style>
    <style:style style:name="T658" style:family="text">
      <style:text-properties officeooo:rsid="00794280"/>
    </style:style>
    <style:style style:name="T659" style:family="text">
      <style:text-properties officeooo:rsid="007a8ff8"/>
    </style:style>
    <style:style style:name="T660" style:family="text">
      <style:text-properties fo:language="cs" fo:country="CZ" officeooo:rsid="01badf0b"/>
    </style:style>
    <style:style style:name="T661" style:family="text">
      <style:text-properties officeooo:rsid="004e9f7a"/>
    </style:style>
    <style:style style:name="T662" style:family="text">
      <style:text-properties officeooo:rsid="004f4a0c"/>
    </style:style>
    <style:style style:name="T663" style:family="text">
      <style:text-properties officeooo:rsid="0104b4f7"/>
    </style:style>
    <style:style style:name="T664" style:family="text">
      <style:text-properties officeooo:rsid="0150c414"/>
    </style:style>
    <style:style style:name="T665" style:family="text">
      <style:text-properties officeooo:rsid="01921938"/>
    </style:style>
    <style:style style:name="T666" style:family="text">
      <style:text-properties officeooo:rsid="019814a9"/>
    </style:style>
    <style:style style:name="T667" style:family="text">
      <style:text-properties officeooo:rsid="01998884"/>
    </style:style>
    <style:style style:name="T668" style:family="text">
      <style:text-properties officeooo:rsid="019a5bec"/>
    </style:style>
    <style:style style:name="T669" style:family="text">
      <style:text-properties officeooo:rsid="019bba55"/>
    </style:style>
    <style:style style:name="T670" style:family="text">
      <style:text-properties officeooo:rsid="019d5258"/>
    </style:style>
    <style:style style:name="T671" style:family="text">
      <style:text-properties fo:font-variant="normal" fo:text-transform="none"/>
    </style:style>
    <style:style style:name="T672" style:family="text">
      <style:text-properties fo:font-variant="normal" fo:text-transform="none" officeooo:rsid="0050b519"/>
    </style:style>
    <style:style style:name="T673" style:family="text">
      <style:text-properties fo:font-variant="normal" fo:text-transform="none" officeooo:rsid="01adc99d"/>
    </style:style>
    <style:style style:name="T674" style:family="text">
      <style:text-properties fo:font-variant="normal" fo:text-transform="none" fo:font-style="italic" officeooo:rsid="01adc99d" style:font-style-asian="italic" style:font-style-complex="italic"/>
    </style:style>
    <style:style style:name="T675" style:family="text">
      <style:text-properties fo:font-variant="normal" fo:text-transform="none" fo:font-style="italic" officeooo:rsid="0050b519" style:font-style-asian="italic" style:font-style-complex="italic"/>
    </style:style>
    <style:style style:name="T676" style:family="text">
      <style:text-properties fo:font-variant="normal" fo:text-transform="none" style:font-name="Linux Libertine S.O.Cist." fo:font-size="12pt" fo:language="cs" fo:country="CZ" officeooo:rsid="019d5258" style:font-size-asian="12pt" style:font-size-complex="12pt"/>
    </style:style>
    <style:style style:name="T677" style:family="text">
      <style:text-properties fo:font-variant="normal" fo:text-transform="none" style:font-name="Linux Libertine S.O.Cist." fo:font-size="12pt" fo:language="cs" fo:country="CZ" officeooo:rsid="000e95db" style:font-size-asian="12pt" style:font-size-complex="12pt"/>
    </style:style>
    <style:style style:name="T678" style:family="text">
      <style:text-properties fo:font-variant="normal" fo:text-transform="none" officeooo:rsid="01df126e"/>
    </style:style>
    <style:style style:name="T679" style:family="text">
      <style:text-properties officeooo:rsid="019eeeb4"/>
    </style:style>
    <style:style style:name="T680" style:family="text">
      <style:text-properties officeooo:rsid="002d0b2a"/>
    </style:style>
    <style:style style:name="T681" style:family="text">
      <style:text-properties officeooo:rsid="002e4738"/>
    </style:style>
    <style:style style:name="T682" style:family="text">
      <style:text-properties officeooo:rsid="003b111f"/>
    </style:style>
    <style:style style:name="T683" style:family="text">
      <style:text-properties officeooo:rsid="0064366a"/>
    </style:style>
    <style:style style:name="T684" style:family="text">
      <style:text-properties officeooo:rsid="010764bb"/>
    </style:style>
    <style:style style:name="T685" style:family="text">
      <style:text-properties officeooo:rsid="00af38e3"/>
    </style:style>
    <style:style style:name="T686" style:family="text">
      <style:text-properties officeooo:rsid="01a27492"/>
    </style:style>
    <style:style style:name="T687" style:family="text">
      <style:text-properties officeooo:rsid="01a28846"/>
    </style:style>
    <style:style style:name="T688" style:family="text">
      <style:text-properties officeooo:rsid="01a38d15"/>
    </style:style>
    <style:style style:name="T689" style:family="text">
      <style:text-properties officeooo:rsid="011ca0ff"/>
    </style:style>
    <style:style style:name="T690" style:family="text">
      <style:text-properties officeooo:rsid="012bc1b0"/>
    </style:style>
    <style:style style:name="T691" style:family="text">
      <style:text-properties officeooo:rsid="01339caa"/>
    </style:style>
    <style:style style:name="T692" style:family="text">
      <style:text-properties officeooo:rsid="0127e6b7"/>
    </style:style>
    <style:style style:name="T693" style:family="text">
      <style:text-properties officeooo:rsid="012b05ed"/>
    </style:style>
    <style:style style:name="T694" style:family="text">
      <style:text-properties officeooo:rsid="01314112"/>
    </style:style>
    <style:style style:name="T695" style:family="text">
      <style:text-properties officeooo:rsid="012c81b5"/>
    </style:style>
    <style:style style:name="T696" style:family="text">
      <style:text-properties officeooo:rsid="012f09a2"/>
    </style:style>
    <style:style style:name="T697" style:family="text">
      <style:text-properties officeooo:rsid="01a56650"/>
    </style:style>
    <style:style style:name="T698" style:family="text">
      <style:text-properties officeooo:rsid="01a7cbc6"/>
    </style:style>
    <style:style style:name="T699" style:family="text">
      <style:text-properties officeooo:rsid="01af6e17"/>
    </style:style>
    <style:style style:name="T700" style:family="text">
      <style:text-properties officeooo:rsid="01afbe68"/>
    </style:style>
    <style:style style:name="T701" style:family="text">
      <style:text-properties officeooo:rsid="01b13d6c"/>
    </style:style>
    <style:style style:name="T702" style:family="text">
      <style:text-properties officeooo:rsid="01b257f8"/>
    </style:style>
    <style:style style:name="T703" style:family="text">
      <style:text-properties officeooo:rsid="01b587f0"/>
    </style:style>
    <style:style style:name="T704" style:family="text">
      <style:text-properties officeooo:rsid="01b72a7b"/>
    </style:style>
    <style:style style:name="T705" style:family="text">
      <style:text-properties officeooo:rsid="01b74528"/>
    </style:style>
    <style:style style:name="T706" style:family="text">
      <style:text-properties officeooo:rsid="01b8f051"/>
    </style:style>
    <style:style style:name="T707" style:family="text">
      <style:text-properties officeooo:rsid="01b91266"/>
    </style:style>
    <style:style style:name="T708" style:family="text">
      <style:text-properties officeooo:rsid="01baef93"/>
    </style:style>
    <style:style style:name="T709" style:family="text">
      <style:text-properties officeooo:rsid="01be76ce"/>
    </style:style>
    <style:style style:name="T710" style:family="text">
      <style:text-properties officeooo:rsid="01c15b34"/>
    </style:style>
    <style:style style:name="T711" style:family="text">
      <style:text-properties officeooo:rsid="01c3dd42"/>
    </style:style>
    <style:style style:name="T712" style:family="text">
      <style:text-properties officeooo:rsid="01c606d2"/>
    </style:style>
    <style:style style:name="T713" style:family="text">
      <style:text-properties officeooo:rsid="01ca0cdc"/>
    </style:style>
    <style:style style:name="T714" style:family="text">
      <style:text-properties officeooo:rsid="01ca2d7f"/>
    </style:style>
    <style:style style:name="T715" style:family="text">
      <style:text-properties style:font-name="Linux Libertine S.O.Cist.1" fo:font-size="12pt" fo:language="cs" fo:country="CZ" style:font-size-asian="12pt" style:font-size-complex="12pt"/>
    </style:style>
    <style:style style:name="T716" style:family="text">
      <style:text-properties style:font-name="Linux Libertine S.O.Cist.1" fo:font-size="12pt" fo:language="cs" fo:country="CZ" officeooo:rsid="012657a0" style:font-size-asian="12pt" style:font-size-complex="12pt"/>
    </style:style>
    <style:style style:name="T717" style:family="text">
      <style:text-properties style:font-name="Linux Libertine S.O.Cist.1" fo:font-size="12pt" fo:language="cs" fo:country="CZ" officeooo:rsid="012bc1b0" style:font-size-asian="12pt" style:font-size-complex="12pt"/>
    </style:style>
    <style:style style:name="T718" style:family="text">
      <style:text-properties style:font-name="Linux Libertine S.O.Cist.1" fo:font-size="12pt" fo:language="cs" fo:country="CZ" officeooo:rsid="01b74528" style:font-size-asian="12pt" style:font-size-complex="12pt"/>
    </style:style>
    <style:style style:name="T719" style:family="text">
      <style:text-properties style:font-name="Linux Libertine S.O.Cist.1" fo:font-size="12pt" fo:language="cs" fo:country="CZ" officeooo:rsid="012746ba" style:font-size-asian="12pt" style:font-size-complex="12pt"/>
    </style:style>
    <style:style style:name="T720" style:family="text">
      <style:text-properties style:font-name="Linux Libertine S.O.Cist.1" fo:font-size="12pt" fo:language="cs" fo:country="CZ" officeooo:rsid="01cc5556" style:font-size-asian="12pt" style:font-size-complex="12pt"/>
    </style:style>
    <style:style style:name="T721" style:family="text">
      <style:text-properties style:font-name="Linux Libertine S.O.Cist.1" fo:font-size="12pt" fo:language="cs" fo:country="CZ" officeooo:rsid="01cd8a2b" style:font-size-asian="12pt" style:font-size-complex="12pt"/>
    </style:style>
    <style:style style:name="T722" style:family="text">
      <style:text-properties style:font-name="Linux Libertine S.O.Cist.1" fo:font-size="12pt" fo:language="cs" fo:country="CZ" officeooo:rsid="018ec27a" style:font-size-asian="12pt" style:font-size-complex="12pt"/>
    </style:style>
    <style:style style:name="T723" style:family="text">
      <style:text-properties style:font-name="Linux Libertine S.O.Cist.1" fo:font-size="12pt" fo:language="cs" fo:country="CZ" officeooo:rsid="007bc0bb" style:font-size-asian="12pt" style:font-size-complex="12pt"/>
    </style:style>
    <style:style style:name="T724" style:family="text">
      <style:text-properties style:font-name="Linux Libertine S.O.Cist.1" fo:font-size="12pt" fo:language="cs" fo:country="CZ" officeooo:rsid="01df126e" style:font-size-asian="12pt" style:font-size-complex="12pt"/>
    </style:style>
    <style:style style:name="T725" style:family="text">
      <style:text-properties style:font-name="Linux Libertine S.O.Cist.1" fo:font-size="12pt" fo:language="cs" fo:country="CZ" officeooo:rsid="0120aa4d" style:font-size-asian="12pt" style:font-size-complex="12pt"/>
    </style:style>
    <style:style style:name="T726" style:family="text">
      <style:text-properties style:font-name="Linux Libertine S.O.Cist.1" fo:font-size="12pt" fo:language="cs" fo:country="CZ" officeooo:rsid="012c81b5" style:font-size-asian="12pt" style:font-size-complex="12pt"/>
    </style:style>
    <style:style style:name="T727" style:family="text">
      <style:text-properties style:font-name="Linux Libertine S.O.Cist.1" fo:font-size="12pt" fo:language="cs" fo:country="CZ" officeooo:rsid="01b91266" style:font-size-asian="12pt" style:font-size-complex="12pt"/>
    </style:style>
    <style:style style:name="T728" style:family="text">
      <style:text-properties style:font-name="Linux Libertine S.O.Cist.1" fo:font-size="12pt" fo:language="cs" fo:country="CZ" officeooo:rsid="0016d416" style:font-size-asian="12pt" style:font-size-complex="12pt"/>
    </style:style>
    <style:style style:name="T729" style:family="text">
      <style:text-properties style:font-name="Linux Libertine S.O.Cist.1" fo:font-size="12pt" fo:language="cs" fo:country="CZ" officeooo:rsid="01f6e073" style:font-size-asian="12pt" style:font-size-complex="12pt"/>
    </style:style>
    <style:style style:name="T730" style:family="text">
      <style:text-properties style:font-name="Linux Libertine S.O.Cist.1" fo:font-size="12pt" fo:language="cs" fo:country="CZ" fo:font-style="normal" officeooo:rsid="0130ed90" style:font-size-asian="12pt" style:font-style-asian="normal" style:font-size-complex="12pt" style:font-style-complex="normal"/>
    </style:style>
    <style:style style:name="T731" style:family="text">
      <style:text-properties style:font-name="Linux Libertine S.O.Cist.1" fo:font-size="12pt" fo:language="cs" fo:country="CZ" fo:font-style="italic" officeooo:rsid="01327445" style:font-size-asian="12pt" style:font-style-asian="italic" style:font-size-complex="12pt" style:font-style-complex="italic"/>
    </style:style>
    <style:style style:name="T732" style:family="text">
      <style:text-properties officeooo:rsid="01cd8a2b"/>
    </style:style>
    <style:style style:name="T733" style:family="text">
      <style:text-properties officeooo:rsid="01cf377a"/>
    </style:style>
    <style:style style:name="T734" style:family="text">
      <style:text-properties officeooo:rsid="01d27b14"/>
    </style:style>
    <style:style style:name="T735" style:family="text">
      <style:text-properties officeooo:rsid="01d8950b"/>
    </style:style>
    <style:style style:name="T736" style:family="text">
      <style:text-properties officeooo:rsid="01df126e"/>
    </style:style>
    <style:style style:name="T737" style:family="text">
      <style:text-properties officeooo:rsid="01e3305b"/>
    </style:style>
    <style:style style:name="T738" style:family="text">
      <style:text-properties officeooo:rsid="01e6173f"/>
    </style:style>
    <style:style style:name="T739" style:family="text">
      <style:text-properties officeooo:rsid="01e61b5a"/>
    </style:style>
    <style:style style:name="T740" style:family="text">
      <style:text-properties officeooo:rsid="01ebb168"/>
    </style:style>
    <style:style style:name="T741" style:family="text">
      <style:text-properties officeooo:rsid="01edb3d3"/>
    </style:style>
    <style:style style:name="T742" style:family="text">
      <style:text-properties officeooo:rsid="01ef9dd7" style:letter-kerning="false"/>
    </style:style>
    <style:style style:name="T743" style:family="text">
      <style:text-properties officeooo:rsid="01f0eaa3"/>
    </style:style>
    <style:style style:name="T744" style:family="text">
      <style:text-properties style:font-name="Bookman BT S.O.Cist.:liga=0" fo:font-style="normal" style:font-weight-asian="bold" style:font-weight-complex="bold"/>
    </style:style>
    <style:style style:name="T745" style:family="text">
      <style:text-properties officeooo:rsid="01fcd328"/>
    </style:style>
    <style:style style:name="T746" style:family="text">
      <style:text-properties officeooo:rsid="01ff973a"/>
    </style:style>
    <style:style style:name="T747" style:family="text">
      <style:text-properties officeooo:rsid="0200f519"/>
    </style:style>
    <style:style style:name="T748" style:family="text">
      <style:text-properties officeooo:rsid="020467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64"><text:span text:style-name="T1">DIE </text:span><text:span text:style-name="T10">II</text:span><text:span text:style-name="T1">. </text:span><text:span text:style-name="T9">MARTII</text:span></text:p>
            <text:p text:style-name="P109"><text:span text:style-name="T29">I</text:span><text:span text:style-name="T61">n</text:span><text:span text:style-name="T29"> F</text:span><text:span text:style-name="T61">esto</text:span><text:span text:style-name="T29"> </text:span><text:span text:style-name="T30">S</text:span><text:span text:style-name="T29">. </text:span><text:span text:style-name="T36">A</text:span><text:span text:style-name="T528">gnetis</text:span><text:span text:style-name="T525"> </text:span><text:span text:style-name="T526">de</text:span><text:span text:style-name="T525"> </text:span><text:span text:style-name="T38">B</text:span><text:span text:style-name="T526">o</text:span><text:span text:style-name="T528">hemia</text:span><text:span text:style-name="T524">.</text:span></text:p>
            <text:p text:style-name="P115"><text:span text:style-name="T630">Virginis</text:span>.</text:p>
            <text:p text:style-name="P38"><text:span text:style-name="T68">in </text:span><text:span text:style-name="T631">B</text:span><text:span text:style-name="T68">ohemia:</text:span><text:span text:style-name="T58"> M</text:span><text:span text:style-name="T69">M</text:span><text:span text:style-name="T58">. </text:span><text:span text:style-name="T69">m</text:span><text:span text:style-name="T70">in</text:span><text:span text:style-name="T69">.</text:span></text:p>
          </table:table-cell>
          <table:covered-table-cell/>
        </table:table-row>
        <table:table-row table:style-name="Table1.1">
          <table:table-cell table:style-name="Table1.A1" office:value-type="string">
            <text:p text:style-name="P91">In I. Nocturno</text:p>
            <text:p text:style-name="P96">De Epístola prima beáti Pauli Apóstoli</text:p>
            <text:p text:style-name="P96">ad Corínthios.</text:p>
            <text:p text:style-name="P119">Lectio j. <text:span text:style-name="T632">Cap. 7.</text:span></text:p>
            <text:p text:style-name="P202">D<text:span text:style-name="T530">e</text:span> virgínibus præcéptum Dómini non hábeo: consílium autem do, tamquam misericórdiam consecútus a Dómino, ut sim fidélis. Exístimo ergo hoc bonum esse propter instántem necessitátem, quóniam bonum est hómini sic esse. Alligátus es uxóri? noli quærere solutiónem. Solútus es ab uxóre? noli quærere uxórem. Si autem accéperis uxórem: non peccásti. Et si núpserit virgo, non peccávit: tribulatiónem tamen carnis habébunt hujúsmodi. Ego autem vobis parco.</text:p>
            <text:p text:style-name="P203"/>
          </table:table-cell>
          <table:table-cell table:style-name="Table1.A1" office:value-type="string">
            <text:p text:style-name="P43"/>
            <text:p text:style-name="P43"/>
            <text:p text:style-name="P43"/>
            <text:p text:style-name="P43"/>
            <text:p text:style-name="P336"><text:span text:style-name="T333">O pannách však nemám příkaz od Pána, ale radu dávám jako člověk, jemuž se dostalo od Pána milosrdenství, abych byl spoleh</text:span><text:span text:style-name="T334">­</text:span><text:span text:style-name="T333">livý rádce. Podle mého mínění je tedy dobré pro nynější utrpení, ano dobré pro člověka, aby zůstal tak, </text:span><text:span text:style-name="T461">jak je</text:span><text:span text:style-name="T333">. Jsi vázán k manželce? Nehledej rozloučení! Jsi bez manželky? Nehledej manželku! Oženíš-li se však, nehřešíš; a vdá-li se panna, </text:span><text:span text:style-name="T334">také </text:span><text:span text:style-name="T333">nehřeší. Avšak takoví </text:span><text:span text:style-name="T334">lidé </text:span><text:span text:style-name="T333">budou míti tělesné útrapy. </text:span><text:span text:style-name="T72">A </text:span><text:span text:style-name="T73">t</text:span><text:span text:style-name="T333">ěch já vás šetřím. </text:span></text:p>
          </table:table-cell>
        </table:table-row>
        <table:table-row table:style-name="Table1.1">
          <table:table-cell table:style-name="Table1.A1" office:value-type="string">
            <text:p text:style-name="P119">Lectio ij.</text:p>
            <text:p text:style-name="P210">H<text:span text:style-name="T530">oc</text:span> ítaque dico, fratres: Tempus breve est: réliquum est, ut et qui habent uxóres, tamquam non habéntes sint: et qui flent, tamquam non flentes: et qui gaudent, tamquam non gaudéntes: et qui emunt, tamquam non possidéntes: et qui utúntur hoc mundo, tamquam non utántur: præterit enim figúra hujus mundi.</text:p>
            <text:p text:style-name="P144"/>
          </table:table-cell>
          <table:table-cell table:style-name="Table1.A1" office:value-type="string">
            <text:p text:style-name="P48"/>
            <text:p text:style-name="P249"><text:span text:style-name="T553">Pravím</text:span><text:span text:style-name="T335"> však toto: Bratří, čas je krátký! Proto </text:span><text:span text:style-name="T462">ať žijí</text:span><text:span text:style-name="T335"> také ti, </text:span><text:span text:style-name="T74">k</text:span><text:span text:style-name="T73">teří </text:span><text:span text:style-name="T335">mají manželky, jako by je neměli; a ti, </text:span><text:span text:style-name="T74">k</text:span><text:span text:style-name="T73">teří </text:span><text:span text:style-name="T335">pláč</text:span><text:span text:style-name="T334">ou</text:span><text:span text:style-name="T335">, jako by neplakali; a </text:span><text:span text:style-name="T74">t</text:span><text:span text:style-name="T73">i, kteří </text:span><text:span text:style-name="T335">se radují, jako by se neradovali; a </text:span><text:span text:style-name="T334">ti, kteří</text:span><text:span text:style-name="T335"> kupují, jako by nic neměli; a </text:span><text:span text:style-name="T334">ti, kteří</text:span><text:span text:style-name="T335"> užívají tohoto světa, jako by neužívali, neboť tvářnost tohoto světa pom</text:span><text:span text:style-name="T334">ine</text:span><text:span text:style-name="T335">. </text:span></text:p>
          </table:table-cell>
        </table:table-row>
        <table:table-row table:style-name="Table1.1">
          <table:table-cell table:style-name="Table1.A1" office:value-type="string">
            <text:p text:style-name="P119">Lectio iij.</text:p>
            <text:p text:style-name="P210">V<text:span text:style-name="T530">olo</text:span> autem vos sine sollicitúdine esse. Qui sine uxóre est, sollícitus est quæ Dómini sunt, quómodo pláceat Deo. Qui autem cum uxóre est, sollícitus est quæ sunt mundi, quómodo placeat uxóri, et divísus est. Et mulier innúpta, et virgo cógitat quæ Dómini sunt, ut sit sancta córpore, et spíritu. Quæ autem nupta est, cógitat quæ sunt mundi, quómodo placeat viro. Porro hoc ad utilitátem vestram dico: non ut láqueum vobis injíciam, sed ad id, quod honéstum est, et quod facultátem præbeat sine impediménto Dóminum obsecrándi. </text:p>
            <text:p text:style-name="P59"/>
          </table:table-cell>
          <table:table-cell table:style-name="Table1.A1" office:value-type="string">
            <text:p text:style-name="P48"/>
            <text:p text:style-name="P250"><text:span text:style-name="T553">Přeji</text:span><text:span text:style-name="T335"> si však, abyste byli bez starosti. Kdo není ženat, stará se o věci Páně, jak by se zalíbil Pánu. Kdo však se oženil, stará se o věci světské, jak by se zalíbil ženě, a je rozdělen. A neprovdaná žena </text:span><text:span text:style-name="T74">a</text:span><text:span text:style-name="T335"> panna myslí na věci Páně, aby byla svatá tělem i duchem; provdaná však myslí na věci světské, jak by se zalíbila muži. To pak pravím k vašemu pro</text:span><text:span text:style-name="T334">­</text:span><text:span text:style-name="T335">spěchu, ne abych na vás hodil osidlo, nýbrž </text:span><text:span text:style-name="T120">v</text:span><text:span text:style-name="T121">ás chci přivést</text:span><text:span text:style-name="T335"> k tomu, co je vznešené a co by </text:span><text:span text:style-name="T461">vám </text:span><text:span text:style-name="T335">dalo svobodu bez překážky sloužit Pánu. </text:span></text:p>
          </table:table-cell>
        </table:table-row>
        <table:table-row table:style-name="Table1.1">
          <table:table-cell table:style-name="Table1.A1" office:value-type="string">
            <text:p text:style-name="P119">Lectio i<text:span text:style-name="T633">v</text:span>.</text:p>
            <text:p text:style-name="P210">S<text:span text:style-name="T530">i</text:span> quis autem turpem se vidéri exístimat super vírgine sua, quod sit superadúlta, et ita opórtet fíeri: quod vult fáciat: non peccat, si nubat. Nam qui státuit in corde suo firmus, non habens necessitátem, potestátem autem habens suae voluntátis, et hoc judicávit in corde suo, serváre vírginem suam, bene facit. Igitur et qui matrimónio jungit vírginem suam, bene facit: et qui non jungit, mélius facit.</text:p>
            <text:p text:style-name="P59"><text:soft-page-break/></text:p>
          </table:table-cell>
          <table:table-cell table:style-name="Table1.A1" office:value-type="string">
            <text:p text:style-name="P48"/>
            <text:p text:style-name="P250"><text:span text:style-name="T336">D</text:span><text:span text:style-name="T554">omnívá-li</text:span><text:span text:style-name="T336"> se však někdo, že by měl hanbu kvůli své neprovdané dceři, </text:span><text:span text:style-name="T75">n</text:span><text:span text:style-name="T73">eboť je</text:span><text:span text:style-name="T336"> </text:span><text:span text:style-name="T75">p</text:span><text:span text:style-name="T73">říliš stará</text:span><text:span text:style-name="T336">, </text:span><text:span text:style-name="T75">i </text:span><text:span text:style-name="T336">tak </text:span><text:span text:style-name="T334">se může </text:span><text:span text:style-name="T336">stát; ať učiní podle své vůle; nehřeší, </text:span><text:span text:style-name="T334">pokud ji pro</text:span><text:span text:style-name="T336">vdá. Ale kdo stojí v</text:span><text:span text:style-name="T334">e</text:span><text:span text:style-name="T336"> svém srdci pevně, kdo není nucen, nýbrž může podle své vůle rozhodova</text:span><text:span text:style-name="T334">t</text:span><text:span text:style-name="T336"> a v</text:span><text:span text:style-name="T334">e</text:span><text:span text:style-name="T336"> svém srdci se rozhodl, že neprovdá svou pannu, dobře činí. A tak </text:span><text:span text:style-name="T334">tedy </text:span><text:span text:style-name="T336">dobře činí i ten, kdo provdává svou pannu, kdo však ji neprovdává, </text:span><text:soft-page-break/><text:span text:style-name="T336">činí lépe. </text:span><text:span text:style-name="T337">(</text:span><text:span text:style-name="T463">Hejčl</text:span><text:span text:style-name="T486">)</text:span></text:p>
          </table:table-cell>
        </table:table-row>
        <table:table-row table:style-name="Table1.1">
          <table:table-cell table:style-name="Table1.A1" office:value-type="string">
            <text:p text:style-name="P162">In II. Nocturno</text:p>
            <text:p text:style-name="P128"><text:bookmark text:name="__DdeLink__2400_1673144709113111111"/>Lectio v.</text:p>
            <text:p text:style-name="P284"><text:span text:style-name="T531">Agnes</text:span><text:span text:style-name="T151"> Přemyslái Ottokári primi regis Bohemórum fília, Pragae in pervigílio sanctae Vírginis et Mártyris Agnétis in lucem édita fuit. Bolesláo Silésiae ducis fílio deínde desponsáta a paréntibus, et in monastério Trebnicénsi vírginum Cisterciénsium prope Vratisláviam, curánte beáta Hedwíge ducíssa collocáta, ibi prima sanctitátis fundaménta jecit. Cum triénnium in eo exegísset, defúncto sponso, Dóxanam ad sanctimoniáles Praemonstraténses migrávit, inter quas omni virtútum génere pro ténerae aetátis módulo enítuit. Aliórum quoque núptias, non modo regum, sed et imperatóris, non semel póstea oblátas constánter declinávit, et ad Príncipem Austriae, áulicis erudiénda consuetudínibus missa, non terréni sed c</text:span><text:span text:style-name="T153">oe</text:span><text:span text:style-name="T151">léstis regni gustándis ánimum virésque omnes inténdit.</text:span></text:p>
            <text:p text:style-name="P57"/>
          </table:table-cell>
          <table:table-cell table:style-name="Table1.A1" office:value-type="string">
            <text:p text:style-name="P47"/>
            <text:p text:style-name="P47"/>
            <text:p text:style-name="P278"><text:span text:style-name="T555">Anežka</text:span><text:span text:style-name="T338"> </text:span><text:span text:style-name="T339">byla dcerou Přemysla Otakara I., krále českého. Světlo světa spatřila v Praze v předvečer svátku svaté Panny a Mučednice Anežky. Rodiče ji zasnoubili se synem Boleslava, vévody slezského a </text:span><text:span text:style-name="T464">budoucí </text:span><text:span text:style-name="T487">vévodkyni </text:span><text:span text:style-name="T339">svěřili do péče svaté Hedviky v klášteře Cisterciáckých panen v Třebnici poblíž </text:span><text:span text:style-name="T465">polské</text:span><text:span text:style-name="T339"> Vratislavi, kde získala první základy své svatosti. Pobyla tam tři roky, když však její snoubenec zemřel, přesídlila do Doksan k pre­monstrátským sestrám, v jejichž středu zazářila v každém druhu ctností, a to i přes svůj </text:span><text:span text:style-name="T76">ú</text:span><text:span text:style-name="T77">tlý</text:span><text:span text:style-name="T339"> věk. Další zásnuby, které jí později nejednou byly nabízeny, a to nejen s králi, ale i s císařem, vytrvale odmítala, a když byla poslána k </text:span><text:span text:style-name="T109">vévodovi</text:span><text:span text:style-name="T339"> rakouskému, aby byla vyučena v dvorských zvyklostech, svého ducha i všechny své síly napínala, aby dosáhla království nebeského a nikoliv světského.</text:span></text:p>
          </table:table-cell>
        </table:table-row>
        <table:table-row table:style-name="Table1.1">
          <table:table-cell table:style-name="Table1.A1" office:value-type="string">
            <text:p text:style-name="P118">Lectio vj.</text:p>
            <text:p text:style-name="P286"><text:span text:style-name="T535">Indeféssa</text:span><text:span text:style-name="T147"> pérmanens in oratióne, carnem suam jejúni</text:span><text:span text:style-name="T149">i</text:span><text:span text:style-name="T147">s atque áli</text:span><text:span text:style-name="T149">i</text:span><text:span text:style-name="T147">s asperitátibus edómuit; erga páuperes vero et oppréssos téneram commiseratiónem aeque ac profúsam liberalitátem exhíbuit. Eándem vitae ratiónem ferventióri stúdio servávit in patérna domo, cum quólibet sponsálium vínculo solúta esset; donec, Summo Pontífice Gregório nono adjuvánte, a régio fratre suo líbere sequéndi divínum sponsum Jesum Christum et coenóbium ingrediéndi facultátem impetrávit.</text:span></text:p>
            <text:p text:style-name="P143"/>
          </table:table-cell>
          <table:table-cell table:style-name="Table1.A1" office:value-type="string">
            <text:p text:style-name="P47"/>
            <text:p text:style-name="P251"><text:span text:style-name="T575">Neúnavně</text:span><text:span text:style-name="T399"> setrvávala na modlitbách, své tělo krotila posty i jinými </text:span><text:span text:style-name="T400">příkořími, vůči chudým a utlačovaným však projevovala něžný soucit spol</text:span><text:span text:style-name="T94">u</text:span><text:span text:style-name="T400"> s velikou štědrostí. Stejný způsob života ještě horlivěji zachovávala v otcovském domě, kdykoliv byla zbavena nějakého pouta zásnub, dokud za pomoci Svatého Otce Řehoře IX. neobdržela od svého královského bratra dovolení svobodně následovat božského ženicha Ježíše Krista a vstoupit do kláštera.</text:span></text:p>
          </table:table-cell>
        </table:table-row>
        <table:table-row table:style-name="Table1.1">
          <table:table-cell table:style-name="Table1.A1" office:value-type="string">
            <text:p text:style-name="P118">Lectio vij.</text:p>
            <text:p text:style-name="P217"><text:span text:style-name="T530">Attígerat</text:span> illis diébus Bohémiam fama novi reguláris institúti a beáta Clara Assisiénsi cónditi: qua permóta íllico Agnes mundánis omníno valedícere próperat. Amplum paupéribus excoléndis in urbe Pragéna hospítium éxstruit, recentíque Crucigenórum cum stella rúbea nuncup<text:span text:style-name="T709">a</text:span>tórum órdini regéndum commíttit. Primum dein eádem in urbe Clarissárum monastérium érigit, beátae ipsíus Agnétis nómine póstea insignítum; illúdque tradit sanctimoniálibus virgínibus, quas proptérea ab eádem institutríce Clara ad se mitti postuláverat. Hisce mox et ipsa sociáta hábitu et sacro velámine ibi assúmpto, álias nobilíssimas vírgines secum addúxit ad novum severióris vitae institútum amplecténdum. Ab ipso autem Gregório nono deínceps monastéri<text:span text:style-name="T641">i</text:span> Abbatíssa constitúta religiósam famíliam sanctíssime gubernávit. Quamvis enim esset ómnium prima, non áliter céteris praeésse visa est, nisi <text:soft-page-break/>praecláro devotiónis, oboediéntiae, castitátis, sui abnegatiónis ac demissiónis exémplo.</text:p>
            <text:p text:style-name="P58"/>
          </table:table-cell>
          <table:table-cell table:style-name="Table1.A1" office:value-type="string">
            <text:p text:style-name="P47"/>
            <text:p text:style-name="P252"><text:span text:style-name="T401">V oněch dnech dolehla až do Čech sláva nového řeholního institutu, který založila svatá Klára z Assisi. Pod jejím vlivem pospíchala Anežka dáti sbohem všem světským věcem. Vystavěla veliký špitál pro chudé na </text:span><text:span text:style-name="T402">Starém </text:span><text:span text:style-name="T95">M</text:span><text:span text:style-name="T401">ěstě pražském, který svěřila do péče nově založenému řádu zvanému Křížovníci s červenou hvězdou. Za nějaký čas pak v témž</text:span><text:span text:style-name="T402">e</text:span><text:span text:style-name="T401"> městě nejdříve vztyčila klášter Klarisek, který byl později zasvěcen jménu této Anežky. Pak jej předala pannám řeholnicím, které na její žádost poslala sama zakladatelka </text:span><text:span text:style-name="T476">svatá </text:span><text:span text:style-name="T503">Klára. </text:span><text:span text:style-name="T504">Zanedlouho se k nim přidala i sama Anežka, když tam přijala hábit a posvátn</text:span><text:span text:style-name="T505">ý závoj</text:span><text:span text:style-name="T504">, a přivedla s sebou i další převznešené panny, </text:span><text:span text:style-name="T506">aby přijaly nový, </text:span><text:span text:style-name="T507">přísnější</text:span><text:span text:style-name="T506"> způsob </text:span><text:span text:style-name="T507">řeholního života. Samotný Řehoř IX. ji však posléze ustanovil Abatyší </text:span><text:span text:style-name="T505">toho </text:span><text:span text:style-name="T507">kláštera, </text:span><text:span text:style-name="T130">a</text:span><text:span text:style-name="T508"> Anežka přesvatě vedla svou řeholní rodinu. Přestože tedy byla první nade všemi, zdálo se, že ostatním předsedá zejména </text:span><text:soft-page-break/><text:span text:style-name="T508">tím, že </text:span><text:span text:style-name="T505">je</text:span><text:span text:style-name="T508"> velikým vzorem oddanosti, poslušnosti, čistoty, </text:span><text:span text:style-name="T505">či </text:span><text:span text:style-name="T508">zapírání </text:span><text:span text:style-name="T509">a ponižování </text:span><text:span text:style-name="T508">sama sebe.</text:span></text:p>
          </table:table-cell>
        </table:table-row>
        <table:table-row table:style-name="Table1.1">
          <table:table-cell table:style-name="Table1.A1" office:value-type="string">
            <text:p text:style-name="P118">Lectio viij.</text:p>
            <text:p text:style-name="P208"><text:span text:style-name="T597">S</text:span><text:span text:style-name="T530">ed</text:span> vírginem humilitátis amantíssimam honórum véluti postrémae relíquiae perturbábant. Quare, brevi transácto témpore, Abbatíssae títulum recusávit, ac tantúmmodo soror major monastéri<text:span text:style-name="T642">i</text:span> deínceps vóluit appellári. Oblátas a régio fratre divítias accípere rénuit, nullúmque a soróribus retinéri permísit temporálium bonórum domínium. Supernárum visiónum dono et grátia curatiónum ditáta a Deo fuísse perhibétur. Jamque illi soli vivens, cum in ómnium virtútum cultúra constánter perseverásset, tandem, cumuláta méritis, in cœlum migrávit circa reparátae salútis annum ducentésimum octogésimum supra millésimum, aetáte fere octogenária. Cultum ab immemorábili témpore beátae Agnéti praéstitum Pius nonus Póntifex Máximus, ex Sacrórum Rítuum Congregatiónis consúlto, apostólica auctoritáte ratum hábuit et confirmávit <text:span text:style-name="T210">et Johánnes Paulus secúndus Póntifex Máximus eam </text:span><text:span text:style-name="T211">de</text:span><text:span text:style-name="T227">í</text:span><text:span text:style-name="T211">n</text:span><text:span text:style-name="T212">de</text:span><text:span text:style-name="T211"> </text:span><text:span text:style-name="T210">in </text:span><text:span text:style-name="T326">Sanctórum númer</text:span><text:span text:style-name="T329">um</text:span><text:span text:style-name="T326"> adscrípsit </text:span><text:span text:style-name="T328">a</text:span><text:span text:style-name="T327">nno Salutis nostræ millésimo nongentésimo octogésimo nono</text:span>.</text:p>
            <text:p text:style-name="P209"/>
          </table:table-cell>
          <table:table-cell table:style-name="Table1.A1" office:value-type="string">
            <text:p text:style-name="P47"/>
            <text:p text:style-name="P253"><text:span text:style-name="T576">Avšak </text:span><text:span text:style-name="T403">pannu, která převelice milovala pokoru, třeba jen drobné náznaky poct velmi trápily. Proto uplynul krátký čas a Anežka se vzdala titulu Abatyše, od té chvíle chtěla být nazývána pouze starší sestrou kláštera. Odmítla přijmout honosné dary od svého královského bratra a ani sestrám nedovolila, aby si ponechaly </text:span><text:span text:style-name="T96">správu</text:span><text:span text:style-name="T403"> nad pozemskými statky. Byla obdařena darem nadzemských vidění a milostí uzdravování, které vždy připisovala pouze Bohu. Již žila pouze pro něj, když neustále vytr</text:span><text:span text:style-name="T439">vá</text:span><text:span text:style-name="T403">val</text:span><text:span text:style-name="T439">a</text:span><text:span text:style-name="T403"> </text:span><text:span text:style-name="T439">ve </text:span><text:span text:style-name="T403">zdokonalov</text:span><text:span text:style-name="T110">ání</text:span><text:span text:style-name="T403"> </text:span><text:span text:style-name="T439">se </text:span><text:span text:style-name="T403">ve všech svých ctnostech, p</text:span><text:span text:style-name="T110">oté</text:span><text:span text:style-name="T403">, obtěžkána zásluhami, odešla do nebe kolem roku dovršené spásy 1280 (</text:span><text:span text:style-name="T477">přesněji dne 2. března 1282</text:span><text:span text:style-name="T403">), ve věku téměř osmdesáti let. Úctu od nepaměti vzdávanou blahoslavené Anežce pak Svatý Otec Pius IX. po poradě s Kongregací pro Posvátné Obřady svou apoštolskou mocí uznal a potvrdil, </text:span><text:span text:style-name="T477">Svatý Otec Jan Pavel II. ji </text:span><text:span text:style-name="T478">pak</text:span><text:span text:style-name="T477"> připočetl k zástupu Svatých roku naší Spásy 1989.</text:span></text:p>
          </table:table-cell>
        </table:table-row>
        <table:table-row table:style-name="Table1.1">
          <table:table-cell table:style-name="Table1.A1" office:value-type="string">
            <text:p text:style-name="P107">In III. Nocturno</text:p>
            <text:p text:style-name="P69"><text:span text:style-name="T154">Léctio sancti Evangélii</text:span><text:span text:style-name="T155"> </text:span><text:span text:style-name="T157">secúndum </text:span><text:span text:style-name="T158">Matthæum</text:span><text:span text:style-name="T154">.</text:span><text:span text:style-name="T13"> </text:span></text:p>
            <text:p text:style-name="P69"><text:span text:style-name="T13">Lectio ix. Cap. </text:span><text:span text:style-name="T15">5</text:span><text:span text:style-name="T13">.</text:span></text:p>
            <text:p text:style-name="P228"><text:span text:style-name="T530">In</text:span> illo témpore: Dixit Jesus discípulis suis parábolam hanc: S<text:span text:style-name="T735">í</text:span>mile erit regnum cœlórum decem virgínibus, quæ, accipiéntes lampades suas, exiérunt <text:span text:style-name="T640">ó</text:span>bviam sponso et sponsæ. Et réliqua.</text:p>
            <text:p text:style-name="P78"/>
            <text:p text:style-name="P69"><text:span text:style-name="T185">Homilía sancti Gregórii Papæ</text:span><text:span text:style-name="T154">.</text:span></text:p>
            <text:p text:style-name="P132">Homilía 12. in Evangelia.</text:p>
            <text:p text:style-name="P285"><text:span text:style-name="T154">S</text:span><text:span text:style-name="T532">æpe</text:span><text:span text:style-name="T154"> vos, fratres c</text:span><text:span text:style-name="T162">h</text:span><text:span text:style-name="T154">aríssimi, adm</text:span><text:span text:style-name="T163">ó</text:span><text:span text:style-name="T154">neo prava ópera f</text:span><text:span text:style-name="T163">ú</text:span><text:span text:style-name="T154">gere, mundi hujus inquinaménta devit</text:span><text:span text:style-name="T163">á</text:span><text:span text:style-name="T154">re, sed hodiérna sancti Evangélii lectióne comp</text:span><text:span text:style-name="T163">é</text:span><text:span text:style-name="T154">llor d</text:span><text:span text:style-name="T163">í</text:span><text:span text:style-name="T154">cere, ut, et bona, quæ </text:span><text:span text:style-name="T163">á</text:span><text:span text:style-name="T154">gitis, cum magna caut</text:span><text:span text:style-name="T163">é</text:span><text:span text:style-name="T154">la teneátis; ne per hoc, quod a vobis rectum geritur, favor aut grátia hum</text:span><text:span text:style-name="T163">á</text:span><text:span text:style-name="T154">na requirátur; ne appet</text:span><text:span text:style-name="T163">í</text:span><text:span text:style-name="T154">tus laudis subrépat, et, quod foris osténditur, intus a merc</text:span><text:span text:style-name="T163">é</text:span><text:span text:style-name="T154">de vacuétur.</text:span></text:p>
            <text:p text:style-name="P78"/>
          </table:table-cell>
          <table:table-cell table:style-name="Table1.A1" office:value-type="string">
            <text:p text:style-name="P108"><text:s/></text:p>
            <text:p text:style-name="P49"/>
            <text:p text:style-name="P49"/>
            <text:p text:style-name="P254"><text:span text:style-name="T552">Za</text:span><text:span text:style-name="T332"> onoho času </text:span><text:span text:style-name="T404">řekl Ježíš učedníkům svým </text:span><text:span text:style-name="T405">toto podobenství</text:span><text:span text:style-name="T404">: „</text:span><text:span text:style-name="T405">Podobné </text:span><text:span text:style-name="T97">bude</text:span><text:span text:style-name="T405"> království nebeské deseti pannám, jež </text:span><text:span text:style-name="T406">vzaly</text:span><text:span text:style-name="T405"> své lampy a vyšly naproti ženichovi a nevěstě</text:span><text:span text:style-name="T404">.“</text:span><text:span text:style-name="T374"> </text:span><text:span text:style-name="T332">A ostatní.</text:span></text:p>
            <text:p text:style-name="P49"/>
            <text:p text:style-name="P49"/>
            <text:p text:style-name="P49"/>
            <text:p text:style-name="P288"><text:span text:style-name="T596">Nejdražší</text:span><text:span text:style-name="T634"> bratři, často vám připomínám, abyste se vyhýbali zlým skutkům </text:span><text:span text:style-name="T635">a vyvarovali se nečistoty tohoto světa. </text:span><text:span text:style-name="T636">A</text:span><text:span text:style-name="T635">le k dneš</text:span><text:span text:style-name="T638">­</text:span><text:span text:style-name="T635">nímu čtení svatého </text:span><text:span text:style-name="T637">E</text:span><text:span text:style-name="T635">vangelia </text:span><text:span text:style-name="T636">musím</text:span><text:span text:style-name="T635"> říci, abyste i na dobré skutky, které konáte, patřili s velkou obezřetností, abyste za to, co děláte správně, nevyžadovali lidskou přízeň či odměnu, aby se k vám nevkradla dychtivost po chvále, a to, co se navenek ukazuje, vás uvnitř nezbavilo odměny.</text:span></text:p>
          </table:table-cell>
        </table:table-row>
        <table:table-row table:style-name="Table1.1">
          <table:table-cell table:style-name="Table1.A1" office:value-type="string">
            <text:p text:style-name="P129">Lectio x.</text:p>
            <text:p text:style-name="P254"><text:span text:style-name="T165">E</text:span><text:span text:style-name="T536">cce</text:span><text:span text:style-name="T165"> enim Redemptoris voce decem vírgines, et omnes dicúntur vírgines, et tamen intra beatitúdinis januam non omnes sunt receptæ; quia eárum quædam, dum de virginit</text:span><text:span text:style-name="T172">á</text:span><text:span text:style-name="T165">te sua glóriam foris éxpetunt, in vasis suis óleum habere noluérunt. Sed prius quæréndum nobis est quid sit regnum cœlórum, </text:span><text:soft-page-break/><text:span text:style-name="T165">aut cur decem virgínibus comparétur, quæ </text:span><text:span text:style-name="T172">é</text:span><text:span text:style-name="T165">tiam vírgines prudéntes et fatuæ dicántur. Dum enim cœlórum regnum constat quia reprobórum nullus ingréditur, </text:span><text:span text:style-name="T168">é</text:span><text:span text:style-name="T165">tiam fátuis virgínibus cur s</text:span><text:span text:style-name="T171">í</text:span><text:span text:style-name="T165">mile esse perhibétur? </text:span></text:p>
            <text:p text:style-name="P78"/>
          </table:table-cell>
          <table:table-cell table:style-name="Table1.A1" office:value-type="string">
            <text:p text:style-name="P49"/>
            <text:p text:style-name="P255"><text:span text:style-name="T592">Po</text:span><text:span text:style-name="T626">hleď</text:span><text:span text:style-name="T592">me</text:span><text:span text:style-name="T510">, Spasitel </text:span><text:span text:style-name="T512">tedy </text:span><text:span text:style-name="T510">mluví o deseti pannách. Říká, že všechny jsou panny, a přece nejsou všechny vpuštěny dovnitř branou blaženosti. Některé z nich totiž, </text:span><text:span text:style-name="T511">i když za své panenství očividně baží po slávě, však ve svých nádobách nechtěly mít olej. Nejdříve se tedy musíme zeptat, co je </text:span><text:span text:style-name="T512">vlastně to</text:span><text:span text:style-name="T511"> krá</text:span><text:soft-page-break/><text:span text:style-name="T511">lovství nebeské, neboli proč </text:span><text:span text:style-name="T132">je přirovnáváno k </text:span><text:span text:style-name="T511">deset</text:span><text:span text:style-name="T515">i</text:span><text:span text:style-name="T511"> pann</text:span><text:span text:style-name="T515">ám</text:span><text:span text:style-name="T511">, které jsou nazvány pannami moudrými i pošetilými. Pokud </text:span><text:span text:style-name="T515">totiž </text:span><text:span text:style-name="T511">o nebeském království platí, že do něj nevstoupí nic nesvatého, proč se o něm říká, že je podobné i pošetilým pannám? </text:span></text:p>
          </table:table-cell>
        </table:table-row>
        <table:table-row table:style-name="Table1.1">
          <table:table-cell table:style-name="Table1.A1" office:value-type="string">
            <text:p text:style-name="P129">Lectio xj.</text:p>
            <text:p text:style-name="P228">S<text:span text:style-name="T530">ed</text:span> sciéndum nobis est quod sæpe in sacro eloquio regnum cœlórum præsentis témporis Ecclésia dícitur. De quo alio in loco Dóminus dicit: Mittet Fílius hóminis Angelos suos, et cólligent de regno ejus ómnia scándala. Neque enim in illo regno beatitúdinis, in quo pax summa est, inveníri scándala póterunt, quæ colligántur.</text:p>
            <text:p text:style-name="P78"/>
          </table:table-cell>
          <table:table-cell table:style-name="Table1.A1" office:value-type="string">
            <text:p text:style-name="P49"/>
            <text:p text:style-name="P256"><text:span text:style-name="T341">M</text:span><text:span text:style-name="T556">ěli </text:span><text:span text:style-name="T340">bychom </text:span><text:span text:style-name="T341">však </text:span><text:span text:style-name="T340">vědět, </text:span><text:span text:style-name="T342">že v Písmu svatém se pod pojmem království nebeského často míní Církev dnešních dnů. O tom Pán mluví na jiném místě: „Syn člověka pošle své Anděly, a ti z jeho království </text:span><text:span text:style-name="T97">ode</text:span><text:span text:style-name="T342">berou každé pohoršení.“ V </text:span><text:span text:style-name="T488">onom </text:span><text:span text:style-name="T466">nebeském</text:span><text:span text:style-name="T342"> království blaženosti, v němž vládne nejvyšší </text:span><text:span text:style-name="T97">pokoj</text:span><text:span text:style-name="T342">, <text:s/>totiž ne</text:span><text:span text:style-name="T78">l</text:span><text:span text:style-name="T77">ze</text:span><text:span text:style-name="T342"> na</text:span><text:span text:style-name="T78">j</text:span><text:span text:style-name="T77">í</text:span><text:span text:style-name="T342">t žádná pohoršení, která by se dala </text:span><text:span text:style-name="T97">ode</text:span><text:span text:style-name="T342">brat.</text:span></text:p>
          </table:table-cell>
        </table:table-row>
        <table:table-row table:style-name="Table1.1">
          <table:table-cell table:style-name="Table1.A1" office:value-type="string">
            <text:p text:style-name="P129">Lectio xij.</text:p>
            <text:p text:style-name="P228">I<text:span text:style-name="T530">n</text:span> quinque autem corporis sensibus unusquísque subsistit; geminátus autem quinarius denárium pérficit. Et, quia ex utroque sexu fidelium multitúdo collígitur, sancta Ecclésia decem virgínibus símilis esse denuntiátur. In qua quia mali cum bonis et réprobi cum eléctis admixti sunt, recte símilis virgínibus prudéntibus et fátuis esse perhibétur. </text:p>
          </table:table-cell>
          <table:table-cell table:style-name="Table1.A1" office:value-type="string">
            <text:p text:style-name="P49"/>
            <text:p text:style-name="P316"><text:span text:style-name="T530">Každý</text:span> z nás má pět tělesných smyslů. Když se tento počet pět zdvojí, dostaneme číslo deset. <text:span text:style-name="T639">A protože zástupy věřících se skládají z obou pohlaví, Církev svatá je připodobněna k deseti pannám. V ní jsou totiž </text:span><text:span text:style-name="T209">zatím </text:span><text:span text:style-name="T639">promícháni špatní s dobrými, zavržení s vyvolenými, takže se správně říká, že Církev je podobna pannám moudrým i pošetilým.</text:span></text:p>
          </table:table-cell>
        </table:table-row>
        <table:table-row table:style-name="Table1.1">
          <table:table-cell table:style-name="Table1.A1" office:value-type="string">
            <text:p text:style-name="P137">Oratio.</text:p>
            <text:p text:style-name="P184"><text:span text:style-name="T617">Deus</text:span><text:span text:style-name="T271">, qui beátam Agnétem Vírginem per regálium deliciárum contémptum </text:span><text:span text:style-name="T273">et húmilem tuæ </text:span><text:span text:style-name="T275">C</text:span><text:span text:style-name="T273">rucis sequélam ad cœlum sublimásti: </text:span><text:span text:style-name="T56">§</text:span><text:span text:style-name="T273"> tríbue nobis, quæsumus, </text:span><text:span text:style-name="T53">*</text:span><text:span text:style-name="T274"> </text:span><text:span text:style-name="T273">ut ejus précibus et imitatióne, </text:span><text:span text:style-name="T56">§</text:span><text:span text:style-name="T273"> ætérnæ glóriae </text:span><text:span text:style-name="T271">mereámur esse partícipes. </text:span><text:span text:style-name="T56">P</text:span><text:span text:style-name="T276">er</text:span><text:span text:style-name="T271"> </text:span><text:span text:style-name="T276">Dóminum nostrum Jesum Christum, Fílium tuum</text:span><text:span text:style-name="T272">, </text:span><text:span text:style-name="T56">§</text:span><text:span text:style-name="T272"> </text:span><text:span text:style-name="T276">qui tecum vivit et regnat in unitáte Spíritus Sancti Deus, </text:span><text:span text:style-name="T56">* </text:span><text:span text:style-name="T276">per ómnia saecula saeculórum</text:span><text:span text:style-name="T271">. </text:span><text:span text:style-name="T54">§ <text:s text:c="2"/></text:span><text:span text:style-name="T55">R/. </text:span><text:span text:style-name="T173">Amen.</text:span></text:p>
            <text:p text:style-name="P24"/>
          </table:table-cell>
          <table:table-cell table:style-name="Table1.A1" office:value-type="string">
            <text:p text:style-name="P137"><text:s/></text:p>
            <text:p text:style-name="P185"><text:span text:style-name="T618">Bože</text:span><text:span text:style-name="T277">, jenž jsi svatou Pannu Anežku skrze pohrdání potěšení</text:span><text:span text:style-name="T278">mi</text:span><text:span text:style-name="T277"> královského života a pokorné následová</text:span><text:span text:style-name="T278">n</text:span><text:span text:style-name="T277">í tvého </text:span><text:span text:style-name="T282">K</text:span><text:span text:style-name="T277">říže </text:span><text:span text:style-name="T282">vynesl</text:span><text:span text:style-name="T277"> do nebe</text:span><text:span text:style-name="T279">: </text:span><text:span text:style-name="T280">dej nám, prosíme</text:span><text:span text:style-name="T279">, </text:span><text:span text:style-name="T280">abychom si jejími prosbami </text:span><text:span text:style-name="T282">i</text:span><text:span text:style-name="T280"> napodobováním zasloužili účastnit</text:span><text:span text:style-name="T281">i</text:span><text:span text:style-name="T280"> se věčné slávy</text:span><text:span text:style-name="T277">. </text:span><text:span text:style-name="T57">S</text:span><text:span text:style-name="T283">krze našeho Pána Ježíše Krista, tvého Syna, jenž s tebou žije a vládne v jednotě s Duchem Svatým Bůh, po všechny věky věkův. Amen.</text:span></text:p>
          </table:table-cell>
        </table:table-row>
        <table:table-row table:style-name="Table1.1">
          <table:table-cell table:style-name="Table1.A1" table:number-columns-spanned="2" office:value-type="string">
            <text:p text:style-name="P70"><text:span text:style-name="T1">DIE </text:span><text:span text:style-name="T9">V</text:span><text:span text:style-name="T1">. </text:span><text:span text:style-name="T9">MARTII</text:span></text:p>
            <text:p text:style-name="P112"><text:span text:style-name="T29">I</text:span><text:span text:style-name="T61">n</text:span><text:span text:style-name="T29"> F</text:span><text:span text:style-name="T61">esto</text:span><text:span text:style-name="T29"> </text:span><text:span text:style-name="T30">S</text:span><text:span text:style-name="T29">. </text:span><text:span text:style-name="T30">P</text:span><text:span text:style-name="T525">etri </text:span><text:span text:style-name="T526">de</text:span><text:span text:style-name="T525"> </text:span><text:span text:style-name="T37">C</text:span><text:span text:style-name="T525">a</text:span><text:span text:style-name="T526">stronovo</text:span><text:span text:style-name="T524">.</text:span></text:p>
            <text:p text:style-name="P116"><text:span text:style-name="T319">Martyris</text:span>.</text:p>
            <text:p text:style-name="P40">iij. Lect. et M.</text:p>
          </table:table-cell>
          <table:covered-table-cell/>
        </table:table-row>
        <table:table-row table:style-name="Table1.1">
          <table:table-cell table:style-name="Table1.A1" office:value-type="string">
            <text:p text:style-name="P1">In I. Nocturno</text:p>
            <text:p text:style-name="P97">De Epístola beáti Pauli Apóstoli ad Romános.</text:p>
            <text:p text:style-name="P135">Lectio j. <text:span text:style-name="T632">Cap. 8.</text:span></text:p>
            <text:p text:style-name="P211">Q<text:span text:style-name="T530">uis</text:span> nos separábit a charitáte Christi? tribulátio? an angústia? an fames? an núditas? an perículum? an persecútio? an gládius? (Sicut scriptum est: Quia propter te mortificámur tota die: æstimáti sumus sicut oves occisiónis.) Sed in his ómnibus superámus propter eum, qui diléxit nos. Certus sum enim quia neque mors, neque vita, neque Angeli, neque principátus, neque virtútes, neque instán<text:span text:style-name="T710">­</text:span><text:soft-page-break/>tia, neque futúra, neque fortitúdo, neque altitúdo, neque profúndum, neque creatúra ália póterit nos separáre a charitáte Dei, quæ est in Christo Jesu Dómino nostro.</text:p>
            <text:p text:style-name="P211"/>
          </table:table-cell>
          <table:table-cell table:style-name="Table1.A1" office:value-type="string">
            <text:p text:style-name="P50"/>
            <text:p text:style-name="P50"/>
            <text:p text:style-name="P50"/>
            <text:p text:style-name="P257"><text:span text:style-name="T554">Kdo</text:span><text:span text:style-name="T336"> nás odloučí od lásky Kristovy? Snad soužení nebo úzkost nebo hlad nebo nahota nebo nebezpečenství nebo pronásledování nebo meč? </text:span><text:span text:style-name="T343">(</text:span><text:span text:style-name="T336">Tak je psáno: „Neboť kvůli tobě jsme po celý den na smrt vydáváni; jsme pokládáni za ovce na zabití.“</text:span><text:span text:style-name="T343">)</text:span><text:span text:style-name="T336"> Ale v tom všem dokonale vítězíme skrze Toho, jenž si nás zamiloval. Neboť jsem přesvědčen, že ani smrt ani život, ani </text:span><text:span text:style-name="T75">A</text:span><text:span text:style-name="T336">ndělé ani knížata ani mocnosti, ani </text:span><text:soft-page-break/><text:span text:style-name="T336">věci přítomné ani budoucí, ani síla, ani výška ani hloubka, ani žádné jiné stvoření nebude nás moci odloučiti od lásky Boží, která je v Kristu Ježíši, Pánu našem. </text:span></text:p>
          </table:table-cell>
        </table:table-row>
        <table:table-row table:style-name="Table1.1">
          <table:table-cell table:style-name="Table1.A1" office:value-type="string">
            <text:p text:style-name="P118">Lectio ij.</text:p>
            <text:p text:style-name="P326">P<text:span text:style-name="T530">etrus</text:span> de Castronóvo pietáte ac doctrína conspícuus, ex Archidiácono Ecclésiæ Magalonénsis Mónachus Cisterciénsis in Monastério Fontis Frígidi, dioecésis Narbonénsis, una cum Arnáldo Abbáte Cisterciénsi, et Radúlpho Mónacho, contra hæréticos Albigénses ab Innocéntio tértio legátus Apostólicus et primus inquisítor fídei destinátus fuit, mandáto iis impósito, ut ad ovíle Christi oves redúcerent errántes; in contumácia vere persisténtes, si quæ forent, Ecclesiásticis censúris aliísque poenis reprímerent. Incredíbile vidétur quot incómmoda et perícula, præcípue beatus Petrus pro dilatatióne orthodóxæ fídei sustinúerit, in Epíscopis hærética labe pollútis a dignitáte deponéndis, ac plúrimis hæréticis per públicas disputatiónes ad doctrínam sanam reducéndis; a quibus proínde super álios ódio hábitus, martyrium suum non multo ante prædíxit, quod Innocéntius Papa in sua epístola descrípsit.</text:p>
            <text:p text:style-name="P326"/>
          </table:table-cell>
          <table:table-cell table:style-name="Table1.A1" office:value-type="string">
            <text:p text:style-name="P47"/>
            <text:p text:style-name="P258"><text:span text:style-name="T557">Petr</text:span><text:span text:style-name="T345"> z Castelnau byl známý svou zbožností a učeností. Z </text:span><text:span text:style-name="T346">A</text:span><text:span text:style-name="T345">rcijáhna katedrály v Maguelone <text:s/>se stal </text:span><text:span text:style-name="T346">C</text:span><text:span text:style-name="T345">isterciáckým </text:span><text:span text:style-name="T346">M</text:span><text:span text:style-name="T345">nichem v klášteře Fontfroide v diecézi Narbonne. Spolu s </text:span><text:span text:style-name="T346">C</text:span><text:span text:style-name="T345">isterciáckým </text:span><text:span text:style-name="T346">O</text:span><text:span text:style-name="T345">patem Arnaldem a mnichem Radulfem jej Innocens III. jmenoval </text:span><text:span text:style-name="T346">apoštolským </text:span><text:span text:style-name="T345">legátem a prvním inkvizi-torem víry proti albigenským </text:span><text:span text:style-name="T111">bludařům,</text:span><text:span text:style-name="T345"> a poslal je, aby bloudící ovce přivedli zpět do ovčince Kristova. Pokud by se však našly takové, které by tvrdošíjně setrvávaly ve svém omylu, měly být zkroceny cír</text:span><text:span text:style-name="T344">­</text:span><text:span text:style-name="T345">kevními i jinými tresty. Zdá se až neuvěřitelné, kolik nesnází a nebezpeč</text:span><text:span text:style-name="T346">enstv</text:span><text:span text:style-name="T345">í snášel zejména svatý Petr pro rozšiřování pravé víry, ať už od </text:span><text:span text:style-name="T346">B</text:span><text:span text:style-name="T345">iskupů, kteří poskvrněni úpadkem </text:span><text:span text:style-name="T111">bludařů</text:span><text:span text:style-name="T345"> měli býti zbaveni</text:span><text:span text:style-name="T344"> </text:span><text:span text:style-name="T79">své</text:span><text:span text:style-name="T345"> hodnosti, či od mnoha </text:span><text:span text:style-name="T111">bludařů</text:span><text:span text:style-name="T345">, kteří ve veřejných disputacích měli být přivedeni k čistotě pravé víry, a především ti jej nenáviděli. Svou mučednickou smrt předpověděl nedlouho předtím, </text:span><text:span text:style-name="T346">než k ní došlo, co</text:span><text:span text:style-name="T345">ž papež Innocens III. popsal ve svém dopisu.</text:span></text:p>
            <text:p text:style-name="P42"/>
          </table:table-cell>
        </table:table-row>
        <table:table-row table:style-name="Table1.1">
          <table:table-cell table:style-name="Table1.A1" office:value-type="string">
            <text:p text:style-name="P171">Ex lítteris Innocéntii Papæ Tértii.</text:p>
            <text:p text:style-name="P118">Lectio iij.</text:p>
            <text:p text:style-name="P219">C<text:span text:style-name="T530">um</text:span> sanctæ memóriæ Petrus de Castronóvo, Mónachus et Sacérdos, vir inter viros útique virtuósus, vita, sciéntia et fama præclárus, ad evangelizándam pacem, confirmandámque fidem in província Occitániæ cum áliis destinátus, in commísso sibi ministério laudabíliter profecísset, et profícere non cessásset, concitávit advérsus ipsum diábolus minístrum suum cómitem Tolosánum Raymúndum, cujus satélles, dum innócuus Christi miles, Missa celebráta, ad tránsitum Rhódani flúvii se præparáret, lánceam suam vibrans prænominátum Petrum supra Christum petram immóbili firmitáte fundátum, tantæ proditiónis incáutum inter costas inférius vulnerávit. Qui prius ipsum respíciens percussórem, et Christi magístri sui cum beáto Stéphano secútus exémplum, dixit ad ipsum: Deus tibi dimíttat, quia ego dimítto. Deínde Christi athléta sic transfíxus, ipsam acerbitátem illáti vúlneris spe cœléstium est oblítus, et instánte suæ pretiósæ mortis artículo, inculcávit ministérii sui sóciis, ut fidem promovérent, et pacem non desínerent ordináre, ac post justas oratiónes in Christo fidéliter obdormívit. Qui profécto ob fídem et pacem, quibus nulla est <text:soft-page-break/>prorsus causa laudabílior ad martyrium, sánguinem suum fudit.</text:p>
            <text:p text:style-name="P58"/>
          </table:table-cell>
          <table:table-cell table:style-name="Table1.A1" office:value-type="string">
            <text:p text:style-name="P47"/>
            <text:p text:style-name="P47"/>
            <text:p text:style-name="P289"><text:span text:style-name="T530">Petr</text:span> z Castelnau, svaté paměti, <text:span text:style-name="T643">M</text:span>nich a <text:span text:style-name="T643">K</text:span>něz, muž nad jiné <text:span text:style-name="T321">muže mimořádně</text:span> ctnostný, životem, učen<text:span text:style-name="T321">ostí</text:span> i pověstí přeslavný, <text:span text:style-name="T321">byl </text:span>vyslán <text:span text:style-name="T321">spolu </text:span>s dalšími, aby zvěstoval<text:span text:style-name="T643">i</text:span> mír a upevnil víru v provincii Okcitánské. <text:span text:style-name="T321">Když</text:span> chvályhodně <text:span text:style-name="T322">prospíval </text:span>v službě sobě svěřené a prospívati nepřestal, <text:span text:style-name="T320">poslal proti němu ďábel svého služebníka Raymonda VI., hraběte z Toulouse, a zatímco bezelstný voják Kristův odsloužil Mši svatou a připravoval se na překročení řeky Rýna, komplic hraběte hrozivě třásl svým kopím a Petra, který utvrzen na Kristu, pevné skále o podlé zradě nic netušil, kopím mezi žebry smrtelně zranil. Když pak </text:span><text:span text:style-name="T228">Petr </text:span><text:span text:style-name="T320">spatřil svého vraha, následoval příkladu Krista, svého učitele, i svatého Štěpána, a řekl mu: „Bůh ti odpusť, neboť i já ti odpouštím.“ Potom Kristův bojovník takto proboden, zapomněl na samotnou bolest utržené rány v naději na nebeské říše, a když nastával okamžik jeho drahocenné smrti, kladl svým bratrům ve službě na srdce, aby šířili víru a nepřestávali s sebou přinášet mír, a po náležitých modlitbách v Kristu věrně zesnul. A právě za víru a mír, neboť není více chvályhodných důvodů k mučednictví, on prolil svou krev. </text:span></text:p>
          </table:table-cell>
        </table:table-row>
        <table:table-row table:style-name="Table1.1">
          <table:table-cell table:style-name="Table1.A1" table:number-columns-spanned="2" office:value-type="string">
            <text:p text:style-name="P68"><text:span text:style-name="T1">DIE </text:span><text:span text:style-name="T4">VI</text:span><text:span text:style-name="T1">I. </text:span><text:span text:style-name="T4">MARTII</text:span></text:p>
            <text:p text:style-name="P113"><text:span text:style-name="T29">I</text:span><text:span text:style-name="T61">n</text:span><text:span text:style-name="T29"> F</text:span><text:span text:style-name="T61">esto</text:span><text:span text:style-name="T29"> S. </text:span><text:span text:style-name="T31">T</text:span><text:span text:style-name="T257">homæ</text:span><text:span text:style-name="T527"> de </text:span><text:span text:style-name="T31">A</text:span><text:span text:style-name="T527">quino</text:span><text:span text:style-name="T524">.</text:span></text:p>
            <text:p text:style-name="P68"><text:span text:style-name="T23">Confessoris et Ecclesiæ Doctoris</text:span><text:span text:style-name="T22">.</text:span></text:p>
            <text:p text:style-name="P32"><text:span text:style-name="T292">MM. min</text:span>.</text:p>
          </table:table-cell>
          <table:covered-table-cell/>
        </table:table-row>
        <table:table-row table:style-name="Table1.1">
          <table:table-cell table:style-name="Table1.A1" office:value-type="string">
            <text:p text:style-name="P103">In I. Nocturno</text:p>
            <text:p text:style-name="P98">De libro Sapiéntiæ.</text:p>
            <text:p text:style-name="P120">Lectio j. <text:span text:style-name="T632">Cap. 4.</text:span></text:p>
            <text:p text:style-name="P204">J<text:span text:style-name="T530">ustus</text:span> si morte præoccupátus fúerit, in refrigério erit. Senéctus enim venerábilis est non diutúrna, neque annórum número computáta: cani autem sunt sensus hóminis, et ætas senectútis vita immaculáta. Placens Deo factus est diléctus, et vivens inter peccatóres translátus est. Raptus est ne malítia mutáret intelléctum ejus, aut ne fíctio decíperet ánimam illíus.</text:p>
            <text:p text:style-name="P204"/>
          </table:table-cell>
          <table:table-cell table:style-name="Table1.A1" office:value-type="string">
            <text:p text:style-name="P44"/>
            <text:p text:style-name="P44"/>
            <text:p text:style-name="P44"/>
            <text:p text:style-name="P341">U<text:span text:style-name="T530">mře-li</text:span> spravedlivý třeba předčasně, dojde odpočinutí. Ctihodné stáří totiž nespočívá v dlouhém věku ani se neměří počtem let. Ty pravé šediny pro člověka je rozumnost a život bez poskvrny je ten pravý dlouhý věk. Protože se líbil Bohu, Bůh jej miloval, a protože žil mezi hříšníky, byl přenesen. Byl vzat, aby špatnost nezměnila jeho smýšlení a lest nesvedla jeho duši. </text:p>
          </table:table-cell>
        </table:table-row>
        <table:table-row table:style-name="Table1.1">
          <table:table-cell table:style-name="Table1.A1" office:value-type="string">
            <text:p text:style-name="P120">Lectio ij.</text:p>
            <text:p text:style-name="P212">F<text:span text:style-name="T530">ascinátio</text:span> enim nugacitátis obscúrat bona, et inconstántia concupiscéntiæ transvértit sensum sine malítia. Consummátus in brevi explévit témpora multa: placita enim erat Deo ánima illius: propter hoc properávit edúcere illum de médio iniquitátum: pópuli autem vidéntes, et non intelligéntes, nec ponéntes in præcórdiis tália: quóniam grátia Dei, et misericórdia est in sanctos ejus, et respéctus in eléctos illíus.</text:p>
            <text:p text:style-name="P145"/>
          </table:table-cell>
          <table:table-cell table:style-name="Table1.A1" office:value-type="string">
            <text:p text:style-name="P51"/>
            <text:p text:style-name="P259"><text:span text:style-name="T553">Neboť</text:span><text:span text:style-name="T335"> kouzlo neřesti zastírá dobro a </text:span><text:span text:style-name="T347">nestálost</text:span><text:span text:style-name="T335"> vášně </text:span><text:span text:style-name="T74">o</text:span><text:span text:style-name="T79">brací</text:span><text:span text:style-name="T335"> mysl, </text:span><text:span text:style-name="T347">která </text:span><text:span text:style-name="T467">ještě </text:span><text:span text:style-name="T347">nezná zlobu</text:span><text:span text:style-name="T335">. Kdo se ukázal dokonalým v krátkosti, dosáhl plnosti dlouhého věku. Jeho duše byla milá Hospodinu, a proto pospíšil vyvést ji z prostředí nepravosti. Lidé tomu přihlíželi, ale nepochopili to, ani si nevzali k srdci, že milost a milosrdenství patří jeho vyvoleným a že ochraňuje své svaté. </text:span></text:p>
          </table:table-cell>
        </table:table-row>
        <table:table-row table:style-name="Table1.1">
          <table:table-cell table:style-name="Table1.A1" office:value-type="string">
            <text:p text:style-name="P120">Lectio iij.</text:p>
            <text:p text:style-name="P212">C<text:span text:style-name="T530">ondémnat</text:span> autem justus mórtuus vivos ímpios, et juvéntus celérius consummáta, longam vitam injústi. Vidébunt enim finem sapiéntis, et non intélligent quid cogitáverit de illo Deus, et quare muníeret illum Dóminus, vidébunt et contémnent eum: illos autem Dóminus irridébit.</text:p>
            <text:p text:style-name="P60"/>
          </table:table-cell>
          <table:table-cell table:style-name="Table1.A1" office:value-type="string">
            <text:p text:style-name="P51"/>
            <text:p text:style-name="P259"><text:span text:style-name="T553">Spravedlivý</text:span><text:span text:style-name="T335"> svou smrtí odsuzuje žijící svévolníky, mládí pak, jež došlo rychlého konce, letité stáří nespravedlivého. </text:span><text:span text:style-name="T347">Uvidí</text:span><text:span text:style-name="T335"> </text:span><text:span text:style-name="T98">sice</text:span><text:span text:style-name="T335"> skonání moudrého, ale nepochopí, jak o něm Hospodin rozhodl a k čemu ho zachoval. Uvidí to a pohrdnou jím, ale Hospodin se jim vysměje. </text:span></text:p>
          </table:table-cell>
        </table:table-row>
        <table:table-row table:style-name="Table1.1">
          <table:table-cell table:style-name="Table1.A1" office:value-type="string">
            <text:p text:style-name="P120">Lectio i<text:span text:style-name="T633">v</text:span>.</text:p>
            <text:p text:style-name="P212">E<text:span text:style-name="T530">t</text:span> erunt post hæc decidéntes sine honóre, et in contumélia inter mórtuos in perpétuum: quó<text:span text:style-name="T710">­</text:span>niam disrúmpet illos inflátos sine voce, et commovébit illos a fundaméntis et usque ad suprémum desolabúntur: et erunt geméntes, et memória illórum períbit. Vénient in cogitatióne peccatórum suórum tímidi, et tradúcent illos ex advérso iniquitátes ipsórum.</text:p>
            <text:p text:style-name="P60"/>
          </table:table-cell>
          <table:table-cell table:style-name="Table1.A1" office:value-type="string">
            <text:p text:style-name="P51"/>
            <text:p text:style-name="P290">A budou zneuctěnou mrtvolou, navěky pohrdáni i mezi mrtvými. Neboť on je srazí, <text:span text:style-name="T644">nafoukance</text:span>, že ani nehlesnou, vyvrátí je do základů a až do konce <text:span text:style-name="T644">budou zničeni</text:span>, ocitnou se v mukách a jejich památka zanikne. Při zúčtování svých hříchů přijdou zlomeni strachem a jejich nepravosti je usvědčí tváří v tvář. <text:s/><text:span text:style-name="T645">(</text:span><text:span text:style-name="T213">ČEP, upraveno</text:span><text:span text:style-name="T246">)</text:span></text:p>
          </table:table-cell>
        </table:table-row>
        <table:table-row table:style-name="Table1.1">
          <table:table-cell table:style-name="Table1.A1" office:value-type="string">
            <text:p text:style-name="P162">In II. Nocturno</text:p>
            <text:p text:style-name="P128"><text:bookmark text:name="__DdeLink__2400_167314470911311111"/>Lectio v.</text:p>
            <text:p text:style-name="P284"><text:soft-page-break/><text:span text:style-name="T531">Thomas</text:span><text:span text:style-name="T151">, Land</text:span><text:span text:style-name="T152">ú</text:span><text:span text:style-name="T151">lpho c</text:span><text:span text:style-name="T152">ó</text:span><text:span text:style-name="T151">mite Aquin</text:span><text:span text:style-name="T152">á</text:span><text:span text:style-name="T151">te, et Theod</text:span><text:span text:style-name="T152">ó</text:span><text:span text:style-name="T151">ra Neapolit</text:span><text:span text:style-name="T152">á</text:span><text:span text:style-name="T151">na, nobílibus parénti-bus natus, </text:span><text:span text:style-name="T152">q</text:span><text:span text:style-name="T151">uintum annum agens, </text:span><text:span text:style-name="T152">Mó</text:span><text:span text:style-name="T151">nachis sancti Bened</text:span><text:span text:style-name="T152">í</text:span><text:span text:style-name="T151">cti Cassinátibus custodi</text:span><text:span text:style-name="T152">é</text:span><text:span text:style-name="T151">ndus tr</text:span><text:span text:style-name="T152">á</text:span><text:span text:style-name="T151">ditur. Inde Ne</text:span><text:span text:style-name="T152">á</text:span><text:span text:style-name="T151">polim studiórum causa missus, jam adoléscens </text:span><text:span text:style-name="T152">F</text:span><text:span text:style-name="T151">ratrum Prædicatórum </text:span><text:span text:style-name="T152">O</text:span><text:span text:style-name="T151">rdinem suscépit. Sed matre ac frátribus id ind</text:span><text:span text:style-name="T152">í</text:span><text:span text:style-name="T151">gne feréntibus, Lut</text:span><text:span text:style-name="T152">é</text:span><text:span text:style-name="T151">tiam Parisiórum m</text:span><text:span text:style-name="T152">í</text:span><text:span text:style-name="T151">ttitur. </text:span></text:p>
            <text:p text:style-name="P57"/>
          </table:table-cell>
          <table:table-cell table:style-name="Table1.A1" office:value-type="string">
            <text:p text:style-name="P47"/>
            <text:p text:style-name="P47"/>
            <text:p text:style-name="P294"><text:soft-page-break/><text:span text:style-name="T530">Tomáš</text:span> se narodil vznešeným rodičům, Landulfovi, hraběti Akvinskému, a Theodoře Neapolské. Když mu bylo pět let, dali jej na výchovu montecassinským <text:span text:style-name="T646">M</text:span>nichům svatého Benedikta. Odtud byl poslán na studia do Neapole, kde jako mladík vstoupil do Řádu Bratří Kazatelů. Ovšem matka i bratři to nelibě nesli, byl tedy poslán do Francie, do Paříže. </text:p>
          </table:table-cell>
        </table:table-row>
        <table:table-row table:style-name="Table1.1">
          <table:table-cell table:style-name="Table1.A1" office:value-type="string">
            <text:p text:style-name="P118">Lectio vj.</text:p>
            <text:p text:style-name="P286"><text:span text:style-name="T535">Quem</text:span><text:span text:style-name="T147"> fratres in it</text:span><text:span text:style-name="T148">í</text:span><text:span text:style-name="T147">nere per vim raptum, in arcem castri sancti Joánnis perd</text:span><text:span text:style-name="T148">ú</text:span><text:span text:style-name="T147">cunt: ubi v</text:span><text:span text:style-name="T148">á</text:span><text:span text:style-name="T147">rie exagit</text:span><text:span text:style-name="T148">á</text:span><text:span text:style-name="T147">tus, ut sanctum prop</text:span><text:span text:style-name="T148">ó</text:span><text:span text:style-name="T147">situm mut</text:span><text:span text:style-name="T148">á</text:span><text:span text:style-name="T147">ret, muli</text:span><text:span text:style-name="T148">é</text:span><text:span text:style-name="T147">rem </text:span><text:span text:style-name="T148">é</text:span><text:span text:style-name="T147">tiam, quæ ad labefáctandam ejus const</text:span><text:span text:style-name="T148">á</text:span><text:span text:style-name="T147">ntiam introd</text:span><text:span text:style-name="T148">ú</text:span><text:span text:style-name="T147">cta f</text:span><text:span text:style-name="T148">ú</text:span><text:span text:style-name="T147">erat, titióne fugávit. Mox beátus j</text:span><text:span text:style-name="T148">ú</text:span><text:span text:style-name="T147">venis, fléxis g</text:span><text:span text:style-name="T148">é</text:span><text:span text:style-name="T147">nibus ante signum </text:span><text:span text:style-name="T148">C</text:span><text:span text:style-name="T147">rucis orans, ib</text:span><text:span text:style-name="T148">í</text:span><text:span text:style-name="T147">que somno corr</text:span><text:span text:style-name="T148">é</text:span><text:span text:style-name="T147">ptus, per qui</text:span><text:span text:style-name="T148">é</text:span><text:span text:style-name="T147">tem sent</text:span><text:span text:style-name="T148">í</text:span><text:span text:style-name="T147">re visus est, sibi ab Angelis constr</text:span><text:span text:style-name="T148">í</text:span><text:span text:style-name="T147">ngi lumbos; quo ex témpore omni póstea lib</text:span><text:span text:style-name="T148">í</text:span><text:span text:style-name="T147">dinis sensu cáruit.</text:span></text:p>
            <text:p text:style-name="P143"/>
          </table:table-cell>
          <table:table-cell table:style-name="Table1.A1" office:value-type="string">
            <text:p text:style-name="P47"/>
            <text:p text:style-name="P260"><text:span text:style-name="T558">Na</text:span><text:span text:style-name="T348"> cestě jej bratři násilím zajali a odvedli do pevnosti hradu svatého Jana </text:span><text:span text:style-name="T468">Monte San Giovanni Campano</text:span><text:span text:style-name="T489">, kde jej různými způsoby trýznili, aby svůj svatý úmysl změnil. Když mu přivedli ženu, která měla oslabit jeho stálost, zahnal ji hořící</text:span><text:span text:style-name="T490">m</text:span><text:span text:style-name="T489"> </text:span><text:span text:style-name="T124">p</text:span><text:span text:style-name="T125">olenem</text:span><text:span text:style-name="T489">. Brzo pak svatý jinoch, když klečel před křížem a modlil se, usnul, a ve snu </text:span><text:span text:style-name="T491">obdržel</text:span><text:span text:style-name="T489"> </text:span><text:span text:style-name="T492">zjevení</text:span><text:span text:style-name="T489">, kterak mu </text:span><text:span text:style-name="T493">A</text:span><text:span text:style-name="T489">ndělé svazují bedra. Od toho času </text:span><text:span text:style-name="T492">se mu již vyhýbal pocit žádostivosti.</text:span></text:p>
          </table:table-cell>
        </table:table-row>
        <table:table-row table:style-name="Table1.1">
          <table:table-cell table:style-name="Table1.A1" office:value-type="string">
            <text:p text:style-name="P118">Lectio vij.</text:p>
            <text:p text:style-name="P217"><text:span text:style-name="T530">Em</text:span><text:span text:style-name="T540">í</text:span><text:span text:style-name="T530">ssus</text:span> e castro per fen<text:span text:style-name="T293">é</text:span>stram, Ne<text:span text:style-name="T293">á</text:span>polim redúcitur; unde Romam, póstea Par<text:span text:style-name="T293">í</text:span>sium ductus, <text:span text:style-name="T293">P</text:span>hilosophíæ ac <text:span text:style-name="T293">T</text:span>heologíæ <text:span text:style-name="T293">ó</text:span>peram dedit. Numquam se lectióni aut scriptióni dedit, nisi post oratiónem. In difficultátibus locórum sacræ Script<text:span text:style-name="T293">ú</text:span>ræ, ad oratiónem jej<text:span text:style-name="T293">ú</text:span>nium adhib<text:span text:style-name="T293">é</text:span>bat. Ne<text:span text:style-name="T293">á</text:span>poli cum ad imáginem Crucifixi vehem<text:span text:style-name="T293">é</text:span>ntius or<text:span text:style-name="T293">á</text:span>ret, hanc vocem audívit: Bene scripsísti de me, Thoma; quam ergo merc<text:span text:style-name="T293">é</text:span>dem accípies? Cui ille: Non <text:span text:style-name="T293">á</text:span>liam, Dómine, nisi teípsum.</text:p>
            <text:p text:style-name="P58"/>
          </table:table-cell>
          <table:table-cell table:style-name="Table1.A1" office:value-type="string">
            <text:p text:style-name="P47"/>
            <text:p text:style-name="P295"><text:span text:style-name="T530">Když</text:span> byl vypuštěn z hradu oknem, vrátil se do Neapole, odtud odešel do Říma a později do Paříže. Věnoval se <text:span text:style-name="T646">F</text:span>ilosofii a <text:span text:style-name="T646">T</text:span>heologii. <text:span text:style-name="T646">Nikdy se nevěnoval</text:span> četbě či psaní, <text:span text:style-name="T646">aniž by se předtím </text:span>pomodlil. Pokud <text:span text:style-name="T646">měl </text:span>vysvětlova<text:span text:style-name="T646">t</text:span> obtížná místa v Písmu, k modlitbě přidal i půst. Když se v Neapoli usilovně modlil u obrazu Ukřižovaného, uslyšel tento hlas: „Dobře jsi o mně psal, Tomáši. Jakou odměnu za to přijmeš?“ Na to <text:span text:style-name="T296">mu Tomáš </text:span>odpověděl: „<text:span text:style-name="T297">Nic</text:span> jin<text:span text:style-name="T297">ého</text:span>, Pane, než tebe <text:span text:style-name="T646">samého</text:span>.“ </text:p>
          </table:table-cell>
        </table:table-row>
        <table:table-row table:style-name="Table1.1">
          <table:table-cell table:style-name="Table1.A1" office:value-type="string">
            <text:p text:style-name="P118">Lectio viij.</text:p>
            <text:p text:style-name="P218"><text:span text:style-name="T530">A</text:span><text:span text:style-name="T540">b</text:span> U<text:span text:style-name="T293">r</text:span>b<text:span text:style-name="T293">á</text:span>no quarto Romam voc<text:span text:style-name="T293">á</text:span>tus, <text:span text:style-name="T293">addúci non pótuit, ut honóres accíperet.</text:span> <text:span text:style-name="T293">A</text:span>rchiepiscopátu<text:span text:style-name="T293">m Neapolitanum</text:span> <text:span text:style-name="T293">é</text:span>tiam deferénte Cleménte quarto <text:span text:style-name="T293">Pontífice</text:span> recusávit. Missus a Gregório décimo ad <text:span text:style-name="T293">C</text:span>oncílium Lugdun<text:span text:style-name="T293">é</text:span>nse, in monast<text:span text:style-name="T293">é</text:span>rio Fossæ Novæ <text:span text:style-name="T293">Cisterciénsis Ordinis </text:span>in morbum íncidit, ubi ægr<text:span text:style-name="T293">ó­</text:span>tus C<text:span text:style-name="T293">á</text:span>ntica <text:span text:style-name="T293">C</text:span>anticórum explanávit. Ib<text:span text:style-name="T293">í</text:span>dem <text:span text:style-name="T293">ó</text:span>biit quinquagen<text:span text:style-name="T293">á</text:span>rius, anno salútis mill<text:span text:style-name="T293">é</text:span>simo ducentésimo septuag<text:span text:style-name="T293">é</text:span>simo quarto.</text:p>
            <text:p text:style-name="P143"/>
          </table:table-cell>
          <table:table-cell table:style-name="Table1.A1" office:value-type="string">
            <text:p text:style-name="P47"/>
            <text:p text:style-name="P296"><text:span text:style-name="T530">Urban</text:span> IV. jej povolal do Říma, avšak nemohl se dostavit, aby přijal pocty. Arcibiskupský stolec v Neapoli, který mu nabízel papež Klement IV, také odmítl. Když jej Řehoř X. <text:span text:style-name="T297">vy</text:span>slal na Lyonský koncil, <text:span text:style-name="T202">po cestě </text:span><text:span text:style-name="T233">onemocněl </text:span><text:span text:style-name="T202">a našel útočiště </text:span><text:span text:style-name="T233">v klášteře </text:span><text:span text:style-name="T247">C</text:span><text:span text:style-name="T233">isterciáckého řádu Fossa Nova. Ještě nemocen zde vykládal Píseň písní. Zde také zemřel ve věku padesáti let, v roce spásy 1274.</text:span></text:p>
          </table:table-cell>
        </table:table-row>
        <table:table-row table:style-name="Table1.1">
          <table:table-cell table:style-name="Table1.A1" office:value-type="string">
            <text:p text:style-name="P162">In III. Nocturno</text:p>
            <text:p text:style-name="P68"><text:span text:style-name="T154">Léctio sancti Evangélii</text:span><text:span text:style-name="T155"> </text:span><text:span text:style-name="T157">secúndum </text:span><text:span text:style-name="T158">Matthæum</text:span><text:span text:style-name="T154">.</text:span><text:span text:style-name="T13"> </text:span></text:p>
            <text:p text:style-name="P68"><text:span text:style-name="T13">Lectio ix. Cap. </text:span><text:span text:style-name="T15">5</text:span><text:span text:style-name="T13">.</text:span></text:p>
            <text:p text:style-name="P227"><text:span text:style-name="T530">In</text:span> illo témpore: Dixit Jesus disc<text:span text:style-name="T294">í</text:span>pulis suis: Vos estis sal terrae. Quod si sal evanúerit, in quo saliétur? Et réliqua. </text:p>
            <text:p text:style-name="P77"/>
            <text:p text:style-name="P71"><text:span text:style-name="T185">Homilía sancti </text:span><text:span text:style-name="T155">A</text:span><text:span text:style-name="T158">ugustíni</text:span><text:span text:style-name="T185"> Epíscopi</text:span><text:span text:style-name="T154">.</text:span></text:p>
            <text:p text:style-name="P68"><text:span text:style-name="T19">Lib. 2. Comment. in Luc. </text:span><text:span text:style-name="T20">C</text:span><text:span text:style-name="T19">ap. 2.</text:span></text:p>
            <text:p text:style-name="P284"><text:soft-page-break/><text:span text:style-name="T533">Osténdit</text:span><text:span text:style-name="T158"> </text:span><text:span text:style-name="T154">Dóminus fátuos esse judicándos, qui temporálium bonórum, ve</text:span><text:span text:style-name="T158">l </text:span><text:span text:style-name="T154">cópiam </text:span><text:span text:style-name="T158">s</text:span><text:span text:style-name="T154">ectántes, vel inópiam metuéntes, am</text:span><text:span text:style-name="T158">í</text:span><text:span text:style-name="T154">ttunt ætérna, quae nec dari possunt ab hom</text:span><text:span text:style-name="T158">í</text:span><text:span text:style-name="T154">nibus nec </text:span><text:span text:style-name="T158">a</text:span><text:span text:style-name="T154">uférri. Itaque si sal infatu</text:span><text:span text:style-name="T158">á</text:span><text:span text:style-name="T154">tum fúerit, in quo saliétur? </text:span><text:span text:style-name="T158">i</text:span><text:span text:style-name="T154">d est, si vos, per quos condiéndi sunt quodámmodo pópuli, metu persecutiónum temporálium </text:span><text:span text:style-name="T160">a</text:span><text:span text:style-name="T154">miséritis regna cœlórum; qui erunt hómines, per quos </text:span><text:span text:style-name="T158">a</text:span><text:span text:style-name="T154"> vobis error auferátur, c</text:span><text:span text:style-name="T158">u</text:span><text:span text:style-name="T154">m vos elégerit Deus, per quos errórem áuferat ceterórúm?</text:span></text:p>
            <text:p text:style-name="P77"/>
          </table:table-cell>
          <table:table-cell table:style-name="Table1.A1" office:value-type="string">
            <text:p text:style-name="P169"><text:s/></text:p>
            <text:p text:style-name="P47"/>
            <text:p text:style-name="P47"/>
            <text:p text:style-name="P248"><text:span text:style-name="T552">Za</text:span><text:span text:style-name="T332"> onoho času </text:span><text:span text:style-name="T404">řekl Ježíš svým učedníkům: „Vy jste sůl země. Co když sůl ztratí chuť, čím </text:span><text:span text:style-name="T407">se</text:span><text:span text:style-name="T404"> </text:span><text:span text:style-name="T98">znovu osolí</text:span><text:span text:style-name="T404">?“</text:span><text:span text:style-name="T374"> </text:span><text:span text:style-name="T332">A ostatní.</text:span></text:p>
            <text:p text:style-name="P47"/>
            <text:p text:style-name="P47"/>
            <text:p text:style-name="P47"/>
            <text:p text:style-name="P279"><text:soft-page-break/><text:span text:style-name="T559">Pán</text:span><text:span text:style-name="T349"> ukázal, že bláhoví jsou </text:span><text:span text:style-name="T350">a soudu se dočkají </text:span><text:span text:style-name="T349">ti, kteří </text:span><text:span text:style-name="T351">pro </text:span><text:span text:style-name="T349">dobr</text:span><text:span text:style-name="T351">a</text:span><text:span text:style-name="T349"> časn</text:span><text:span text:style-name="T351">á</text:span><text:span text:style-name="T349">, ať už </text:span><text:span text:style-name="T350">honbou za bohatstvím</text:span><text:span text:style-name="T349">, nebo strachem z chudoby, ztrácejí dobra věčná, která </text:span><text:span text:style-name="T350">jim lidé</text:span><text:span text:style-name="T349"> nem</text:span><text:span text:style-name="T352">ohou</text:span><text:span text:style-name="T349"> dát ani vzít. Pokud tedy sůl ztratí </text:span><text:span text:style-name="T80">c</text:span><text:span text:style-name="T81">huť</text:span><text:span text:style-name="T349">, čím </text:span><text:span text:style-name="T351">se </text:span><text:span text:style-name="T98">znovu osolí</text:span><text:span text:style-name="T349">? To </text:span><text:span text:style-name="T350">znamená</text:span><text:span text:style-name="T349">, pokud vy, </text:span><text:span text:style-name="T353">kteří máte svým způsobem uchovávat lidi </text:span><text:span text:style-name="T469">před zkažením</text:span><text:span text:style-name="T353">, kvůli strachu z potíží časných ztratíte království nebeské, kde se najdou lidé, kteří vás zbaví vašeho omylu, když právě vás si vybral Bůh, abyste pomáhali od omylů ostatním?</text:span></text:p>
          </table:table-cell>
        </table:table-row>
        <table:table-row table:style-name="Table1.1">
          <table:table-cell table:style-name="Table1.A1" office:value-type="string">
            <text:p text:style-name="P128">Lectio x.</text:p>
            <text:p text:style-name="P248"><text:span text:style-name="T536">E</text:span><text:span text:style-name="T537">rgo</text:span><text:span text:style-name="T165"> ad níhilum valet sal infatu</text:span><text:span text:style-name="T166">á</text:span><text:span text:style-name="T165">tum, nisi ut mittátur foras, et </text:span><text:span text:style-name="T166">con</text:span><text:span text:style-name="T165">c</text:span><text:span text:style-name="T166">u</text:span><text:span text:style-name="T165">lcétur ab hom</text:span><text:span text:style-name="T166">í</text:span><text:span text:style-name="T165">nibus. Non it</text:span><text:span text:style-name="T166">á</text:span><text:span text:style-name="T165">que calcátur ab hom</text:span><text:span text:style-name="T169">í</text:span><text:span text:style-name="T165">nibus, qui pátitur persecutiónem: sed qui persecutiónem timénd</text:span><text:span text:style-name="T166">o</text:span><text:span text:style-name="T165"> infatu</text:span><text:span text:style-name="T166">á</text:span><text:span text:style-name="T165">tur. Calcári enim non potest, </text:span><text:span text:style-name="T166">n</text:span><text:span text:style-name="T165">isi inférior: sed inférior non est, qui quamvis córpore multa in terra sust</text:span><text:span text:style-name="T166">í</text:span><text:span text:style-name="T165">neat, corde tamen fixus in cœlo est.</text:span></text:p>
            <text:p text:style-name="P77"/>
          </table:table-cell>
          <table:table-cell table:style-name="Table1.A1" office:value-type="string">
            <text:p text:style-name="P47"/>
            <text:p text:style-name="P261"><text:span text:style-name="T590">Takže</text:span><text:span text:style-name="T494"> zkažená sůl se nehodí k ničemu jinému, než aby se vyhodila ven, a lidé po ní šlapali. Lidé nebudou šlapat po tom, kdo trpí </text:span><text:span text:style-name="T126">p</text:span><text:span text:style-name="T127">ronásledování</text:span><text:span text:style-name="T494">, ale po tom, kdo se </text:span><text:span text:style-name="T126">v</text:span><text:span text:style-name="T494">e strachu </text:span><text:span text:style-name="T495">z něj </text:span><text:span text:style-name="T494">zkazil. Šlapat se dá jen po tom, co je níže. Nicméně </text:span><text:span text:style-name="T496">níže není ten, kdo přesto, že tělo jeho trpí na zemi mnohé, pohled jeho srdce je vždy upřen k nebesům. </text:span></text:p>
          </table:table-cell>
        </table:table-row>
        <table:table-row table:style-name="Table1.1">
          <table:table-cell table:style-name="Table1.A1" office:value-type="string">
            <text:p text:style-name="P128">Lectio xj.</text:p>
            <text:p text:style-name="P286"><text:span text:style-name="T534">Vo</text:span><text:span text:style-name="T532">s</text:span><text:span text:style-name="T154"> estis lumen mundi. Quómodo dixit supéri</text:span><text:span text:style-name="T159">u</text:span><text:span text:style-name="T154">s sal terræ, sic nunc dicit lumen mundi. Nam neque supéri</text:span><text:span text:style-name="T159">u</text:span><text:span text:style-name="T154">s ista terra accipiénda est, quam pédib</text:span><text:span text:style-name="T159">u</text:span><text:span text:style-name="T154">s corpóreis calcámus: sed hómines</text:span><text:span text:style-name="T159">,</text:span><text:span text:style-name="T154"> qui in terra hábitant, vel étiam peccatóres, quorum condiéndis et extinguéndis putóribus Apostólicum salem Dóminus misit.</text:span></text:p>
            <text:p text:style-name="P77"/>
          </table:table-cell>
          <table:table-cell table:style-name="Table1.A1" office:value-type="string">
            <text:p text:style-name="P47"/>
            <text:p text:style-name="P297"><text:span text:style-name="T530">Vy</text:span> jste světlo světa. Tak jako Pán před chvilkou řekl, že jsme sůl země, tak nyní říká, že jsme světlo světa. Avšak ani předtím Pán neříkal, že máme přijmout tuto zemi, po které tělesnýma nohama šlapeme, ale lidi, kteří na této zemi přebývají, <text:span text:style-name="T297">zejména</text:span> hříšníky, k jejichž uchování a zamezení <text:span text:style-name="T232">hnilobnému</text:span> zápachu Pán poslal sůl <text:span text:style-name="T646">A</text:span>poštolů.</text:p>
          </table:table-cell>
        </table:table-row>
        <table:table-row table:style-name="Table1.1">
          <table:table-cell table:style-name="Table1.A1" office:value-type="string">
            <text:p text:style-name="P128">Lectio xij.</text:p>
            <text:p text:style-name="P227"><text:span text:style-name="T550">Et</text:span><text:span text:style-name="T295"> </text:span>h<text:span text:style-name="T295">i</text:span>c mundum, non cœlum et terram, sed hómines, qui sunt in mundo, vel <text:span text:style-name="T295">díligunt </text:span>mundum, opórtet <text:span text:style-name="T295">intélligi, </text:span>quibus illuminándis <text:span text:style-name="T295">Apóstoli </text:span>missi sunt. Non potest <text:span text:style-name="T298">cívitas </text:span>abscóndi super montem pósita; id est, fundáta super insignem magnámque just<text:span text:style-name="T295">í</text:span>tiam, quam sign<text:span text:style-name="T295">í</text:span>ficat étiam ipse mons, in quo d<text:span text:style-name="T295">í</text:span>sputat Dóminus.</text:p>
            <text:p text:style-name="P239"/>
          </table:table-cell>
          <table:table-cell table:style-name="Table1.A1" office:value-type="string">
            <text:p text:style-name="P47"/>
            <text:p text:style-name="P317">A měli bychom pochopit, že <text:span text:style-name="T646">kvůli </text:span>t<text:span text:style-name="T646">omu</text:span>to svět<text:span text:style-name="T646">u</text:span>, <text:span text:style-name="T298">a to</text:span> ne<text:span text:style-name="T298">jsou</text:span> nebe<text:span text:style-name="T298">sa</text:span> a země, ale lidé, kteří jsou ve světě či milují svět, právě kvůli nim <text:span text:style-name="T647">byli</text:span> posláni <text:span text:style-name="T646">A</text:span>poštolové, aby je osvítili. Nemůže zůstat skryto město ležící na hoře. To proto, že má sv<text:span text:style-name="T298">é</text:span> základ<text:span text:style-name="T298">y</text:span> ve slavné a veliké spravedlnosti, a tou je míněna také ona hora, o které mluví Pán. </text:p>
          </table:table-cell>
        </table:table-row>
        <table:table-row table:style-name="Table1.1">
          <table:table-cell table:style-name="Table1.A1" table:number-columns-spanned="2" office:value-type="string">
            <text:p text:style-name="P136">DIE VIII. MARTII</text:p>
            <text:p text:style-name="P172"><text:span text:style-name="T39">I</text:span><text:span text:style-name="T62">n</text:span><text:span text:style-name="T39"> F</text:span><text:span text:style-name="T62">esto</text:span><text:span text:style-name="T39"> S. V</text:span><text:span text:style-name="T529">incentii.</text:span></text:p>
            <text:p text:style-name="P117">Episcopi et Confessoris.</text:p>
            <text:p text:style-name="P30"><text:span text:style-name="T60">in </text:span><text:span text:style-name="T25">B</text:span><text:span text:style-name="T60">ohemia et </text:span><text:span text:style-name="T25">L</text:span><text:span text:style-name="T60">usatia:</text:span><text:span text:style-name="T59"> xij. Lect. et M.</text:span></text:p>
          </table:table-cell>
          <table:covered-table-cell/>
        </table:table-row>
        <table:table-row table:style-name="Table1.1">
          <table:table-cell table:style-name="Table1.A1" office:value-type="string">
            <text:p text:style-name="P91">In I. Nocturno</text:p>
            <text:p text:style-name="P99">De Epístola prima beáti Pauli Apóstoli</text:p>
            <text:p text:style-name="P99">ad Timótheum.</text:p>
            <text:p text:style-name="P119">Lectio j. <text:span text:style-name="T648">Cap. 3.</text:span></text:p>
            <text:p text:style-name="P203">F<text:span text:style-name="T530">idélis</text:span> sermo: Si quis Episcopátum desíderat, bonum opus desiderat. Opórtet ergo Epíscopum irreprehensíbilem esse, uníus uxóris virum, sóbrium, prudéntem, ornátum, pudí<text:soft-page-break/>cum, hospitálem, doctórem, non vinoléntum, non percussórem, sed modéstum: non litigiósum, non cúpidum, sed suæ dómui bene præpósitum: fílios habéntem súbditos cum omni castitáte.</text:p>
            <text:p text:style-name="P203"/>
          </table:table-cell>
          <table:table-cell table:style-name="Table1.A1" office:value-type="string">
            <text:p text:style-name="P95"><text:s/></text:p>
            <text:p text:style-name="P43"/>
            <text:p text:style-name="P43"/>
            <text:p text:style-name="P43"/>
            <text:p text:style-name="P337"><text:span text:style-name="T560">Věrohodné</text:span><text:span text:style-name="T333"> je to</text:span><text:span text:style-name="T354">to</text:span><text:span text:style-name="T333"> slovo: Kdo chce být</text:span><text:span text:style-name="T354">i</text:span><text:span text:style-name="T333"> </text:span><text:span text:style-name="T354">B</text:span><text:span text:style-name="T333">iskupem, touží po krásném úkolu. Nuže, </text:span><text:span text:style-name="T354">B</text:span><text:span text:style-name="T333">iskup má být bezúhonný, </text:span><text:span text:style-name="T354">ženatý </text:span><text:span text:style-name="T72">p</text:span><text:span text:style-name="T82">ouze</text:span><text:span text:style-name="T333"> </text:span><text:span text:style-name="T354">s </text:span><text:span text:style-name="T333">jednou </text:span><text:span text:style-name="T354">manželkou</text:span><text:span text:style-name="T333">, střídmý, rozvážný, řádný, po</text:span><text:soft-page-break/><text:span text:style-name="T333">hostinný, schopný učit, ne pijan, </text:span><text:span text:style-name="T99">ani</text:span><text:span text:style-name="T333"> rváč, nýbrž vlídný, smířlivý, nezištný, ne svárlivý ani lakomý. Má dobře vést </text:span><text:span text:style-name="T354">svůj dům i</text:span><text:span text:style-name="T333"> rodinu a mít děti poslušné a počestné.</text:span></text:p>
          </table:table-cell>
        </table:table-row>
        <table:table-row table:style-name="Table1.1">
          <table:table-cell table:style-name="Table1.A1" office:value-type="string">
            <text:p text:style-name="P119">Lectio ij.</text:p>
            <text:p text:style-name="P210">S<text:span text:style-name="T530">i</text:span> quis autem dómui suæ præésse nescit, quómodo Ecclésiæ Dei diligéntiam habébit? Non neóphytum: ne in supérbiam elátus, in judícium íncidat diáboli. Opórtet autem illum et testimónium habére bonum ab iis, qui foris sunt, ut non in oppróbrium íncidant et in láqueum diáboli.</text:p>
            <text:p text:style-name="P144"/>
          </table:table-cell>
          <table:table-cell table:style-name="Table1.A1" office:value-type="string">
            <text:p text:style-name="P48"/>
            <text:p text:style-name="P262"><text:span text:style-name="T354">N</text:span><text:span text:style-name="T553">edovede-li</text:span><text:span text:style-name="T335"> někdo vést svou rodinu, jak se </text:span><text:span text:style-name="T355">pak </text:span><text:span text:style-name="T74">p</text:span><text:span text:style-name="T82">o</text:span><text:span text:style-name="T335">star</text:span><text:span text:style-name="T74">á</text:span><text:span text:style-name="T335"> o Boží církev? Nemá být nově pokřtěný, aby nezpyšněl a nepropadl odsouzení ďáblovu. Musí mít také dobrou pověst u těch, kdo jsou mimo církev, aby neupadl do pomluv a ďáblových nástrah. </text:span></text:p>
          </table:table-cell>
        </table:table-row>
        <table:table-row table:style-name="Table1.1">
          <table:table-cell table:style-name="Table1.A1" office:value-type="string">
            <text:p text:style-name="P119">Lectio iij. <text:span text:style-name="T649">Cap. 4.</text:span></text:p>
            <text:p text:style-name="P210">E<text:span text:style-name="T530">xémplum</text:span> esto fidélium in verbo, in conversatióne, in charitáte, in fide, in castitáte. Dum vénio, atténde lectióni, exhortatióni, et doctrínæ. Noli neglígere grátiam, quæ in te est, quæ data est tibi per prophetíam, cum impositióne mánuum presbytérii. Hæc meditáre, in his esto: ut proféctus tuus maniféstus sit ómnibus. Atténde tibi, et doctrínæ: insta in illis. Hoc enim fáciens, et teípsum salvum fácies, et eos, qui te áudiunt.</text:p>
            <text:p text:style-name="P59"/>
          </table:table-cell>
          <table:table-cell table:style-name="Table1.A1" office:value-type="string">
            <text:p text:style-name="P48"/>
            <text:p text:style-name="P263"><text:span text:style-name="T561">V</text:span><text:span text:style-name="T553">ěří</text:span><text:span text:style-name="T561">cím</text:span><text:span text:style-name="T356"> však</text:span><text:span text:style-name="T335"> bu</text:span><text:span text:style-name="T82">ď dobrým</text:span><text:span text:style-name="T335"> vzorem v řeči, v cho</text:span><text:span text:style-name="T355">­</text:span><text:span text:style-name="T335">vání, v lásce, ve víře, v čistotě. Než přijdu, ujmi se předčítání, kázání </text:span><text:span text:style-name="T408">a</text:span><text:span text:style-name="T335"> vyučování. Nezanedbávej </text:span><text:span text:style-name="T356">milost, která je v tobě</text:span><text:span text:style-name="T335">, </text:span><text:span text:style-name="T356">dar, </text:span><text:span text:style-name="T335">který ti byl dán dle prorockého pokynu, když na tebe </text:span><text:span text:style-name="T99">byly </text:span><text:span text:style-name="T335">vlož</text:span><text:span text:style-name="T408">eny kněžské</text:span><text:span text:style-name="T335"> ruce. Na to mysli, v tom žij, aby tvůj pokrok byl všem patrný. Dávej pozor na své jednání i na své učení. Buď v tom vytrvalý. Tak posloužíš ke spasení nejen sobě, ale i svým posluchačům. </text:span></text:p>
          </table:table-cell>
        </table:table-row>
        <table:table-row table:style-name="Table1.1">
          <table:table-cell table:style-name="Table1.A1" office:value-type="string">
            <text:p text:style-name="P119">Lectio i<text:span text:style-name="T633">v</text:span>. <text:span text:style-name="T651">Cap. 6.</text:span></text:p>
            <text:p text:style-name="P210"><text:span text:style-name="T530">Præcípio</text:span> tibi coram Deo, qui vivíficat omnia, et Christo Jesu, qui testimónium réddidit sub Póntio Piláto, bonam confessiónem: ut serves mandátum sine mácula, irreprehensíbile usque ad advéntum Domini nostri Jesu Christi, quem suis tempóribus osténdet beátus et solus potens, Rex regum, et Dóminus dominántium: qui solus habet immortalitátem, et lucem inhábitat inaccessíbilem: quem nullus hóminum vidit, sed nec vidére potest: cui honor, et impérium sempitérnum: Amen.</text:p>
            <text:p text:style-name="P59"/>
          </table:table-cell>
          <table:table-cell table:style-name="Table1.A1" office:value-type="string">
            <text:p text:style-name="P48"/>
            <text:p text:style-name="P291"><text:span text:style-name="T598">Přikazuji</text:span><text:span text:style-name="T650"> ti </text:span>před Bohem, který dává všemu život, a Kristem Ježíšem, který vydal svědectví svým dobrým vyznáním před Pontiem Pilátem, abys bez poskvrny a výtky <text:span text:style-name="T650">sloužil </text:span>své<text:span text:style-name="T650">mu</text:span> poslání až do příchodu našeho Pána Ježíše Krista. Jeho příchod zjeví v určený čas požehnaný a jediný Vládce, Král králů a Pán <text:span text:style-name="T650">panovníků.</text:span> On jediný je nesmrtelný a přebývá v nepřístupném světle; jeho nikdo z lidí neviděl, <text:span text:style-name="T650">avšak</text:span> a<text:span text:style-name="T650">ni</text:span> vidět nemůže. Jemu patří čest a <text:span text:style-name="T650">vláda na</text:span>vě<text:span text:style-name="T650">ky</text:span>. Amen. <text:s/><text:span text:style-name="T652">(</text:span><text:span text:style-name="T214">ČEP, </text:span><text:span text:style-name="T215">upraveno</text:span><text:span text:style-name="T248">)</text:span></text:p>
          </table:table-cell>
        </table:table-row>
        <table:table-row table:style-name="Table1.1">
          <table:table-cell table:style-name="Table1.A1" office:value-type="string">
            <text:p text:style-name="P104">In II. Nocturno</text:p>
            <text:p text:style-name="P118">Lectio v.</text:p>
            <text:p text:style-name="P348"><text:span text:style-name="T530">Vincéntius</text:span> Kádlubek Polónus natus est, ut antíqua acta ferunt, in Villa Karvau Diœcésis Cracoviénsis Palatinátus Sandomirénsis, ex vetustíssima Rosárum família. Patre Bogumíto, matre Benígna, sánguinis claritáte et pietáte illústribus, a quibus in fide Cathólica et in timóre Dómini sancte educátus, plura édidit in ipsis téneris annis sanctitátis specímina, innocéntia morum, jugi orándi stúdio, humilitáte, modéstia ac prompta erga suos paréntes obediéntia. Adoléscens factus, Philosóphicis ac Theológicis stúdiis imbútus, in Académia Cracoviénsi láuream Doctorálem adéptus est, cum litterárum stúdio singulárem pietá<text:soft-page-break/>tem semper cópulans, ótium et pravórum consórtia abhorrens, oratióni addíctus, Sacraménta frequéntans, aliósque Christiánæ pietátis actus forti ánimo exércens.</text:p>
            <text:p text:style-name="P143"/>
          </table:table-cell>
          <table:table-cell table:style-name="Table1.A1" office:value-type="string">
            <text:p text:style-name="P47"/>
            <text:p text:style-name="P47"/>
            <text:p text:style-name="P335"><text:span text:style-name="T595">Wincenty</text:span><text:span text:style-name="T520"> Kadłubek</text:span><text:span text:style-name="T332"> </text:span><text:span text:style-name="T409">se narodil jako Polák, jak vypráví prastaré spisy, ve vesnici </text:span><text:span text:style-name="T521">Karwów</text:span><text:span text:style-name="T409"> v krakovské diecézi a sandoměřském voj­vodství, do prastaré rodiny z Růže (</text:span><text:span text:style-name="T408">de </text:span><text:span text:style-name="T409">Ros</text:span><text:span text:style-name="T408">is</text:span><text:span text:style-name="T409">). Jeho otec Bogumít a matka Benigna, proslaveni vznešeností původu i zbožností, jej přesvatě vzdělali v Katolické víře i bázni k Hospodinu, dále se pak v tomto raném věku vzdělával příklady svatých, nevinností mravů, usilovnou a pravidelnou modlitbou, pokorou, skromností, a vždy byl hotov poslechnout své rodiče. Když vyrostl, ponořil se do studia Filosofie a Theologie, na krakovské Akademii dosáhl Doktorského vyznamenání, když studium knih vždy </text:span><text:soft-page-break/><text:span text:style-name="T409">spojoval se zbožností. </text:span><text:span text:style-name="T99">V</text:span><text:span text:style-name="T409">ždy měl v ošklivosti zahálku a špatnou společnost, oddával se modlitbě, žil svátostmi a v síle ducha vykonával i další skutky Křesťanské zbožnosti.</text:span></text:p>
          </table:table-cell>
        </table:table-row>
        <table:table-row table:style-name="Table1.1">
          <table:table-cell table:style-name="Table1.A1" office:value-type="string">
            <text:p text:style-name="P118">Lectio vj.</text:p>
            <text:p text:style-name="P349"><text:span text:style-name="T530">Tantæ</text:span> sanctimónia vitæ captus Fulco Epíscopus Cracoviénsis Vincéntium inter suos cooptávit, ejúsque ópera usus est in regímine suæ Diœcésis. Cum præter exímiam vitæ integritátem, acri étiam polléret ingénio, singulárique prudéntia, Sacerdótio initiátus, evéctus fuit ab eódem Epíscopo ad Præpositúram insígnis Collegiátæ Sandomirénsis, in qua dignitáte omnes sui múneris partes ádeo sancte explévit, ut exémplar factus modéstiæ, castimóniæ, aliarúmque virtútum promerúerit designári a Lefco Albo Polóniæ rege in Oratórem, ut própriam fíliam beátam Saloméam in sponsam dedúceret ad regem Halíciæ. Defúncto intérea Fulcóne Epíscopo Cracoviénsi assúmptus ille fuit ad eándem sedem; Ejúsdem electiónem confirmánte Innocéntio III. Pontífice Máximo.</text:p>
            <text:p text:style-name="P58"/>
          </table:table-cell>
          <table:table-cell table:style-name="Table1.A1" office:value-type="string">
            <text:p text:style-name="P47"/>
            <text:p text:style-name="P340"><text:span text:style-name="T562">Taková</text:span><text:span text:style-name="T357"> svatost života zaujala Ful</text:span><text:span text:style-name="T358">k</text:span><text:span text:style-name="T357">a, </text:span><text:span text:style-name="T83">B</text:span><text:span text:style-name="T357">iskupa krakovského, který si Vincence vyžádal k sobě, a jeho </text:span><text:span text:style-name="T359">skutky</text:span><text:span text:style-name="T357"> využil ve správě své </text:span><text:span text:style-name="T83">D</text:span><text:span text:style-name="T357">iecéze. Když byl Vincenc, který kromě výjimečné čistoty života vládl bystrým rozumem a jedinečnou moudrostí, vysvě</text:span><text:span text:style-name="T355">­</text:span><text:span text:style-name="T357">cen na </text:span><text:span text:style-name="T359">K</text:span><text:span text:style-name="T357">něze, tent</text:span><text:span text:style-name="T360">o</text:span><text:span text:style-name="T357"> </text:span><text:span text:style-name="T359">B</text:span><text:span text:style-name="T357">iskup jej povýšil na </text:span><text:span text:style-name="T359">P</text:span><text:span text:style-name="T357">robošta slavné </text:span><text:span text:style-name="T359">S</text:span><text:span text:style-name="T357">andoměřské </text:span><text:span text:style-name="T359">K</text:span><text:span text:style-name="T357">apituly, a v </text:span><text:span text:style-name="T99">této</text:span><text:span text:style-name="T361"> důstojnosti</text:span><text:span text:style-name="T357"> </text:span><text:span text:style-name="T361">vykonával </text:span><text:span text:style-name="T357">všechny povinnost svého úřadu tak svatě, že </text:span><text:span text:style-name="T358">jako</text:span><text:span text:style-name="T357"> příklad skromnosti, čistoty i jiných ctností </text:span><text:span text:style-name="T358">byl shledán hodným, aby si jej polský král Lešek </text:span><text:span text:style-name="T470">I. </text:span><text:span text:style-name="T358">Bílý zvolil jako kazatele při svatebním obřadu, při kterém byla jeho dcera Salomena dána za manželku králi Haliče. Když mezitím zemřel krakovský Arcibiskup Fulko, byl </text:span><text:span text:style-name="T100">W</text:span><text:span text:style-name="T358">incen</text:span><text:span text:style-name="T410">ty</text:span><text:span text:style-name="T358"> </text:span><text:span text:style-name="T100">povýšen</text:span><text:span text:style-name="T358"> na jeho stolec. Tuto volbu potvrdil papež Innocenc III.</text:span></text:p>
          </table:table-cell>
        </table:table-row>
        <table:table-row table:style-name="Table1.1">
          <table:table-cell table:style-name="Table1.A1" office:value-type="string">
            <text:p text:style-name="P118">Lectio vij.</text:p>
            <text:p text:style-name="P347"><text:span text:style-name="T535">In</text:span><text:span text:style-name="T147"> Episcopátu exémplum se præbuit bonórum óperum, et commíssum sibi gregem pascens mónitis, consíliis, sciéntia, verbo et exémplo ita insectátus est, ut pravos populórum mores, et collápsam pietátem in pristínum restitúerit. Cathólicae fídei insígnis Propagátor, et Ecclesiásticae jurisdictiónis vindex acérrimus. Exímia incláruit prudéntia, charitáte, mansuetúdine, et misericórdia in páuperes; zelus Domus Dei ita illum coméderat, ut reparatióni, et opportúnis Ecclesiárum provéntibus impénse cónsulens, nedum ex mensæ Episcopális reddítibus, sed et de hæreditário património illas dotáverit. Exímium vero ejus religiónis arguméntum fuit, dum insígne erogávit pecúlium; ut in Temolo CathedráIis Cracoviénsis lampas accénsa coram Altáris Sacraménto perpétuo asservarétur. </text:span></text:p>
            <text:p text:style-name="P76"/>
          </table:table-cell>
          <table:table-cell table:style-name="Table1.A1" office:value-type="string">
            <text:p text:style-name="P74"/>
            <text:p text:style-name="P340"><text:span text:style-name="T577">Jako</text:span><text:span text:style-name="T411"> </text:span><text:span text:style-name="T412">B</text:span><text:span text:style-name="T411">iskup ukázal se býti </text:span><text:span text:style-name="T413">příkladem</text:span><text:span text:style-name="T411"> dobrých skutků a stádce sobě svěřené pásl poučením, radou, vědomostmi, slovem i příkladem, a lid jej následoval natolik, že </text:span><text:span text:style-name="T359">jeho </text:span><text:span text:style-name="T411">špatné zvyky a upadlou zbožnost </text:span><text:span text:style-name="T479">Wincenty </text:span><text:span text:style-name="T411">k dávné </text:span><text:span text:style-name="T413">slávě</text:span><text:span text:style-name="T411"> navrátil. Stal se významným Šiřitelem </text:span><text:span text:style-name="T359">K</text:span><text:span text:style-name="T411">atolické víry a vášnivý</text:span><text:span text:style-name="T414">m</text:span><text:span text:style-name="T411"> </text:span><text:span text:style-name="T414">vykonavatelem</text:span><text:span text:style-name="T411"> spravedlnosti </text:span><text:span text:style-name="T414">v</text:span><text:span text:style-name="T411"> </text:span><text:span text:style-name="T359">C</text:span><text:span text:style-name="T411">írkv</text:span><text:span text:style-name="T414">i</text:span><text:span text:style-name="T411">. Proslavil se výjimečnou moudrostí, láskou, mírností </text:span><text:span text:style-name="T414">a </text:span><text:span text:style-name="T411">slitováním s chudými. Horlivost pro Dům Boží jej natolik stravovala, že se rozhodl, že opravy kostelů a </text:span><text:span text:style-name="T414">další</text:span><text:span text:style-name="T411"> podobné výdaje nebudou hrazeny jen z</text:span><text:span text:style-name="T410">e</text:span><text:span text:style-name="T411"> </text:span><text:span text:style-name="T100">zisků </text:span><text:span text:style-name="T359">B</text:span><text:span text:style-name="T411">iskupského stol</text:span><text:span text:style-name="T414">ce</text:span><text:span text:style-name="T411">, ale že je </text:span><text:span text:style-name="T415">bude podporovat </text:span><text:span text:style-name="T410">také</text:span><text:span text:style-name="T415"> ze svých dědičných statků. Výjimečným důkazem zbožnosti jeho bylo, když část svého majetku vydal na to, aby před oltářem Krakovské Katedrály vždy hořely svíčky před Nejsvětější Svátostí Oltářní. <text:s/></text:span></text:p>
          </table:table-cell>
        </table:table-row>
        <table:table-row table:style-name="Table1.1">
          <table:table-cell table:style-name="Table1.A1" office:value-type="string">
            <text:p text:style-name="P118">Lectio viij.</text:p>
            <text:p text:style-name="P349"><text:span text:style-name="T530">Decurrénte</text:span> vero décimo ejus Episcopátus anno, Evangélicæ <text:s/>perfectiónis cúpidus, in religiósa castra secédere decrévit, ut cœléstium rerum contemplátioni et rigidióris vitæ Institúto vacáre posset. Hinc forti ánimo, précibus et lácrymis devícta Capítuli, et pópuli Cracoviénsis contradictióne, prævio beneplácito Pontíficis Honórii tértii, ómnia sua dispérsit et dedit paupéribus, et Insígniis Episcopálibus depósitis coram collégio Canonicó<text:soft-page-break/>rum Cracoviénsium nudis pédibus proficíscens per decem leucas se cóntulit ad Cœnóbium Andreoviénse, in quo Monásticam vitam Ordinis Cisterciénsis proféssus est: ibíque regulári observántia, jejúniis et cœléstium rerum contemplátione quinque júgiter annis praelúxit, plúribus étiam supernaturálibus donis a Deo locupletátus. Plenus tandem diérum et óperum, pretiósam in conspéctu Dómini mortem óbiit octáva Mártii anno millésimo ducentésimo vigésimo tértio. Fama sanctitátis et miraculórum clarus. Ecclesiásticum ejus cultum rite probátum, confirmávit Clemens XIII. Póntifex Máximus. Qui et has lectiónes próprias ejus in honórem recitándas concéssit.</text:p>
            <text:p text:style-name="P76"/>
          </table:table-cell>
          <table:table-cell table:style-name="Table1.A1" office:value-type="string">
            <text:p text:style-name="P74"/>
            <text:p text:style-name="P354"><text:span text:style-name="T551">Když</text:span><text:span text:style-name="T323"> uběhl desátý rok jeho biskupské služby, v touze po </text:span><text:span text:style-name="T522">e</text:span><text:span text:style-name="T323">vangelní dokonalosti se rozhodl, že se uchýlí do ř</text:span><text:span text:style-name="T330">eholního</text:span><text:span text:style-name="T323"> tábora, aby se mohl věnovati kontemplaci věcí nebeských a přísnějšímu způsobu života. </text:span><text:span text:style-name="T324">Proto pevný ve svém rozhodnutí, prosbami a slzami přesvědčil kapitulu i nesouhlasící lid krakovský, když obdržel souhlas papeže Honoria III., všechen svůj majetek prodal a rozdal chudým, </text:span><text:span text:style-name="T330">B</text:span><text:span text:style-name="T324">iskupské </text:span><text:span text:style-name="T330">I</text:span><text:span text:style-name="T324">nsignie odložil před kolegiem </text:span><text:soft-page-break/><text:span text:style-name="T330">K</text:span><text:span text:style-name="T324">rakovských </text:span><text:span text:style-name="T330">K</text:span><text:span text:style-name="T324">anovníků a vyrazil jen s bosýma nohama, aby se odebral do deset mil vzdáleného </text:span><text:span text:style-name="T330">K</text:span><text:span text:style-name="T324">láštera v J</text:span><text:span text:style-name="T325">ę</text:span><text:span text:style-name="T324">drzejowie, </text:span><text:span text:style-name="T330">kde</text:span><text:span text:style-name="T324"> složil řeholní sliby </text:span><text:span text:style-name="T330">v </text:span><text:span text:style-name="T324">Cisterciácké</text:span><text:span text:style-name="T330">m</text:span><text:span text:style-name="T324"> Řádu. Zde v poslušnosti řeholi, postech a kontemplaci věcí nebeských prožil pět let, během nichž jej Bůh zahrnul mnoha nadpřirozenými dary. Pln dnů i skutků, smrtí drahou v Hospodinových očích sešel dne 8. března roku 1223. Zemřel v pověsti svatosti, proslaven mnohými zázraky. Úctu jeho v Církvi, náležitě prověřenou, potvrdil </text:span><text:span text:style-name="T331">Svatý Otec</text:span><text:span text:style-name="T324"> Klement XIII., který také schválil tato vlastní čtení, aby byla předčítána k jeho chvále. </text:span></text:p>
          </table:table-cell>
        </table:table-row>
        <table:table-row table:style-name="Table1.1">
          <table:table-cell table:style-name="Table1.A1" office:value-type="string">
            <text:p text:style-name="P17">In III. Nocturno</text:p>
            <text:p text:style-name="P9">Léctio sancti Evangélii secúndum Matthǽum.</text:p>
            <text:p text:style-name="P4"><text:span text:style-name="T17">Lectio ix. </text:span><text:span text:style-name="T18">Cap. 24</text:span></text:p>
            <text:p text:style-name="P189"><text:span text:style-name="T188">I</text:span><text:span text:style-name="T549">n</text:span><text:span text:style-name="T188"> illo témpore: Dixit Jesus discípulis suis: Vigiláte, quia nescítis qua hora Dóminus vester ventúrus sit. Et réliqua.</text:span></text:p>
            <text:p text:style-name="P12"/>
            <text:p text:style-name="P10">Homilía sancti Hilárii Epíscopi.</text:p>
            <text:p text:style-name="P21">Commentar. In Matth. <text:span text:style-name="T653">c</text:span>. 26. in fine.</text:p>
            <text:p text:style-name="P197"><text:span text:style-name="T518">U</text:span><text:span text:style-name="T594">t</text:span><text:span text:style-name="T518"> ignorántiam illam diéi ómnibus táciti, non sine útilis siléntii ratióne esse scirémus vigiláre nos Dóminus propter adv</text:span><text:span text:style-name="T134">é</text:span><text:span text:style-name="T518">ntum furis admónuit, et oratiónum assiduitáte deténtos, ómnibus præceptórum suórum opéribus inhærére. Furem enim esse osténdit zábulum, ad detrahénda ex nobis spólia pervígilem, et córporum nostrórum dómibus insidiantem; ut ea incuriósis nobis, et somno déditis, consiliórum suórum atque illecebrárum jáculis perfódiat. Parátos igitur esse nos cónvenit: quia diéi ignorátio inténtam sollicitúdinem suspénsæ expectatiónis exágitat.</text:span></text:p>
            <text:p text:style-name="P22"/>
          </table:table-cell>
          <table:table-cell table:style-name="Table1.A1" office:value-type="string">
            <text:p text:style-name="P23"><text:s/></text:p>
            <text:p text:style-name="P13"/>
            <text:p text:style-name="P5"/>
            <text:p text:style-name="P190"><text:span text:style-name="T530">Za</text:span> onoho času řekl Ježíš svým učedníkům: „Bděte, neboť nevíte, kdy přijde váš Pán.“ A další.</text:p>
            <text:p text:style-name="P5"/>
            <text:p text:style-name="P6"/>
            <text:p text:style-name="P6"/>
            <text:p text:style-name="P194"><text:span text:style-name="T191">I</text:span><text:span text:style-name="T190"> když nikdo neví, kdy má přijít onen den, abychom si nemysleli, že ona nevědomost není z dobrého důvodu, vybízí nás Pán, abychom bděli, protože může přijít zloděj; a ponořeni v usilovné modlitby </text:span><text:span text:style-name="T193">abychom </text:span><text:span text:style-name="T190">se ve veškerém našem díle drželi všech jeho přikázání. Tím zlodějem je totiž ďábel, který je vždy dost bdělý na to, aby nám odebral naše zásluhy a vkradl se do příbytku našeho těla. A zatímco my spíme a o nic se nestaráme, on jej kopím svých rad a lákadel probodne. Je tedy třeba, abychom byli připraveni. </text:span><text:span text:style-name="T192">Skutečnost</text:span><text:span text:style-name="T190">, že nevíme, kdy </text:span><text:span text:style-name="T192">má </text:span><text:span text:style-name="T190">přij</text:span><text:span text:style-name="T192">ít</text:span><text:span text:style-name="T190"> onen den, nás tedy donutí, abychom </text:span><text:span text:style-name="T192">tuto</text:span><text:span text:style-name="T190"> starost měli neustále na mysli.</text:span></text:p>
          </table:table-cell>
        </table:table-row>
        <table:table-row table:style-name="Table1.1">
          <table:table-cell table:style-name="Table1.A1" office:value-type="string">
            <text:p text:style-name="P21">Lectio x. Cap. 27.</text:p>
            <text:p text:style-name="P191">Q<text:span text:style-name="T530">uisnam</text:span> est fidélis servus et prudens quem constítuit Dóminus super famíliam suam? Quamquam in commúne nos ad indeféssam vigilántiæ curam adhortétur: speciálem tamen pópuli princípibus, id est Epíscopis, in expectatióne adventúque suo sollicitúdinem mandat. Hunc enim servum fidélem atque prudéntem, præpositum famíliæ signíficat, cómmoda atque utilitátes commíssi sibi pópuli curántem.</text:p>
            <text:p text:style-name="P18"/>
          </table:table-cell>
          <table:table-cell table:style-name="Table1.A1" office:value-type="string">
            <text:p text:style-name="P5"/>
            <text:p text:style-name="P195"><text:span text:style-name="T544">Kdo</text:span><text:span text:style-name="T545">pak</text:span><text:span text:style-name="T189"> je tedy </text:span><text:span text:style-name="T199">tento </text:span><text:span text:style-name="T189">služebník věrný a </text:span><text:span text:style-name="T194">moudrý</text:span><text:span text:style-name="T189">, kterého Pán ustanovil nad svou rodinou? I když nás společně vybízí k neustálé bdělosti, posílá lidem na pomoc knížata, </text:span><text:span text:style-name="T194">totiž </text:span><text:span text:style-name="T195">B</text:span><text:span text:style-name="T189">iskupy, aby o ně pečovali, a společně očekávali příchodu Páně. To je tedy ten služebník věrný a </text:span><text:span text:style-name="T194">moudrý</text:span><text:span text:style-name="T189">, hlava rodiny, </text:span><text:span text:style-name="T194">kterého</text:span><text:span text:style-name="T189"> má Pán na mysli, </text:span><text:span text:style-name="T194">a </text:span><text:span text:style-name="T189">který se v míře přiměřené stará o všechno, co jemu svěřený lid potřebuje. </text:span></text:p>
          </table:table-cell>
        </table:table-row>
        <table:table-row table:style-name="Table1.1">
          <table:table-cell table:style-name="Table1.A1" office:value-type="string">
            <text:p text:style-name="P21">Lectio xj.</text:p>
            <text:p text:style-name="P192">Q<text:span text:style-name="T530">ui</text:span> si dicto áudiens, et præcéptis obédiens erit, id est, si doctrínæ opportunitáte et veritáte infír<text:soft-page-break/>ma confírmet, disrúpta consólidet, depraváta convértat, et verbum vitæ in æternitátis cibum aléndæ famíliæ dispéndat, atque hæc agens, hisque ímmorans deprehendátur, glóriam a Dómino tamquam dispensátor fidélis, et víllicus útilis consequétur, et super ómnia bona constituétur; id est, in Dei glória collocábitur, quia nihil sit ultra, quod mélius sit.</text:p>
            <text:p text:style-name="P22"/>
          </table:table-cell>
          <table:table-cell table:style-name="Table1.A1" office:value-type="string">
            <text:p text:style-name="P5"/>
            <text:p text:style-name="P198"><text:span text:style-name="T442">A pokud uslyší, co bylo řečeno, a </text:span><text:span text:style-name="T443">u</text:span><text:span text:style-name="T442">poslechne, co bylo přikázáno, t</text:span><text:span text:style-name="T113">edy</text:span><text:span text:style-name="T442"> pokud příhodností a prav</text:span><text:span text:style-name="T444">­</text:span><text:soft-page-break/><text:span text:style-name="T442">dou Kristova učení nepevné posílí, rozpadlé spraví, pokřivené narovná a bude rozdávat slovo života jako věčný pokrm rodině, kterou má živit, a bude </text:span><text:span text:style-name="T445">shle</text:span><text:span text:style-name="T444">­</text:span><text:span text:style-name="T445">dán</text:span><text:span text:style-name="T442">, </text:span><text:span text:style-name="T445">že </text:span><text:span text:style-name="T442">tyto věci činí bez chvilky oddechu, obdrží jako věrný správce slávu od Pána,</text:span><text:bookmark text:name="_GoBack1"/><text:span text:style-name="T442"> a jako užitečný správce bude ustanoven nad</text:span><text:span text:style-name="T444">e</text:span><text:span text:style-name="T442"> vš</text:span><text:span text:style-name="T113">ím</text:span><text:span text:style-name="T442"> </text:span><text:span text:style-name="T113">majetkem</text:span><text:span text:style-name="T442">, t</text:span><text:span text:style-name="T113">edy</text:span><text:span text:style-name="T442"> bude uveden do slávy Boží, </text:span><text:span text:style-name="T445">neboť</text:span><text:span text:style-name="T442"> není nic lepšího.</text:span></text:p>
          </table:table-cell>
        </table:table-row>
        <table:table-row table:style-name="Table1.1">
          <table:table-cell table:style-name="Table1.A1" office:value-type="string">
            <text:p text:style-name="P21">Lectio xij.</text:p>
            <text:p text:style-name="P198"><text:span text:style-name="T518">Q</text:span><text:span text:style-name="T594">uod</text:span><text:span text:style-name="T518"> si cóntuens longam</text:span><text:span text:style-name="T523"> </text:span><text:span text:style-name="T518">Dei patiéntiam, quæ in proféctum humánæ salútis exténditur, advérsum consérvos insoléscet, et sæculi malis vitiísque se tradet, præséntium tantum curam in cultu ventris ex</text:span><text:span text:style-name="T135">é</text:span><text:span text:style-name="T518">rcens: desperáta die Dóminus advéniet, eumque a bonis, quæ spopónderat, dívidet, portion</text:span><text:span text:style-name="T519">é</text:span><text:span text:style-name="T518">mque ejus cum hypócritis in p</text:span><text:span text:style-name="T517">œ</text:span><text:span text:style-name="T518">næ æternitáte constítuet: quia adventum desperáverit, quia mandátis non obtemperáverit, quia præséntibus studúerit.</text:span></text:p>
            <text:p text:style-name="P22"/>
          </table:table-cell>
          <table:table-cell table:style-name="Table1.A1" office:value-type="string">
            <text:p text:style-name="P5"/>
            <text:p text:style-name="P198"><text:span text:style-name="T586">O</text:span><text:span text:style-name="T585">všem</text:span><text:span text:style-name="T442"> pokud se člověk spoléhá na </text:span><text:span text:style-name="T445">vytrvalou </text:span><text:span text:style-name="T442">trpělivost Boží, která </text:span><text:span text:style-name="T117">j</text:span><text:span text:style-name="T447">e </text:span><text:span text:style-name="T442">k </text:span><text:span text:style-name="T448">u</text:span><text:span text:style-name="T447">žitku lidské</text:span><text:span text:style-name="T442"> spás</text:span><text:span text:style-name="T447">y</text:span><text:span text:style-name="T442"> ještě </text:span><text:span text:style-name="T117">prodloužena</text:span><text:span text:style-name="T442">, povyšuje se nad své bližní, oddá</text:span><text:span text:style-name="T447">vá</text:span><text:span text:style-name="T442"> se špatnostem a neřestem tohoto světa, </text:span><text:span text:style-name="T448">a </text:span><text:span text:style-name="T442">z věcí přítomných se stará jen o svůj žaludek, v den nečekaný pak přijde Pán a oddělí ho od věcí, kterým se zaslíbil, a dostane podíl s pokrytci, </text:span><text:span text:style-name="T448">odsouzen</text:span><text:span text:style-name="T442"> k věčnému trestu. Neboť o příchod Páně se nestaral, jeho přikázání neposlouchal, </text:span><text:span text:style-name="T448">protože</text:span><text:span text:style-name="T442"> se věnoval věcem přítomným.</text:span></text:p>
          </table:table-cell>
        </table:table-row>
        <table:table-row table:style-name="Table1.1">
          <table:table-cell table:style-name="Table1.A1" table:number-columns-spanned="2" office:value-type="string">
            <text:p text:style-name="P88"><text:span text:style-name="T21">DIE</text:span><text:span text:style-name="T1"> </text:span><text:span text:style-name="T11">IX</text:span><text:span text:style-name="T1">. </text:span><text:span text:style-name="T11">MART</text:span><text:span text:style-name="T21">II</text:span></text:p>
            <text:p text:style-name="P180"><text:span text:style-name="T50">I</text:span><text:span text:style-name="T71">n</text:span><text:span text:style-name="T50"> F</text:span><text:span text:style-name="T71">esto</text:span><text:span text:style-name="T50"> SS. C</text:span><text:span text:style-name="T654">yrilli et </text:span><text:span text:style-name="T50">M</text:span><text:span text:style-name="T654">ethudii.</text:span></text:p>
            <text:p text:style-name="P142">Confessorum et Pont.</text:p>
            <text:p text:style-name="P41"><text:span text:style-name="T60">in </text:span><text:span text:style-name="T25">B</text:span><text:span text:style-name="T60">ohemia:</text:span><text:span text:style-name="T59"> MM. maj.</text:span></text:p>
          </table:table-cell>
          <table:covered-table-cell/>
        </table:table-row>
        <table:table-row table:style-name="Table1.1">
          <table:table-cell table:style-name="Table1.A1" office:value-type="string">
            <text:p text:style-name="P92">In I. Nocturno</text:p>
            <text:p text:style-name="P100">De libro Ecclesiástici.</text:p>
            <text:p text:style-name="P121">Lectio j. <text:span text:style-name="T648">Cap. 44.</text:span></text:p>
            <text:p text:style-name="P205"><text:span text:style-name="T661">L</text:span><text:span text:style-name="T530">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205"/>
          </table:table-cell>
          <table:table-cell table:style-name="Table1.A1" office:value-type="string">
            <text:p text:style-name="P93"><text:s/></text:p>
            <text:p text:style-name="P45"/>
            <text:p text:style-name="P45"/>
            <text:p text:style-name="P342"><text:span text:style-name="T599">C</text:span><text:span text:style-name="T530">hvalme</text:span> slavné muže, <text:span text:style-name="T662">své </text:span>otce<text:span text:style-name="T662"> </text:span>všech pokolení. Mnohou slávu vyjevil Hospodin <text:span text:style-name="T662">ve své vznešenosti od věků</text:span>. Panovali ve svých královstvích, <text:span text:style-name="T217">byli to </text:span>muži proslulí svou mocí; <text:span text:style-name="T662">věhlasní svou moudrostí, Proroctvími dokazovali důstojnost Proroků</text:span>. <text:span text:style-name="T662">A vládli lidu svému ctností své moudrosti i přesvatými slovy</text:span>. </text:p>
          </table:table-cell>
        </table:table-row>
        <table:table-row table:style-name="Table1.1">
          <table:table-cell table:style-name="Table1.A1" office:value-type="string">
            <text:p text:style-name="P121">Lectio ij.</text:p>
            <text:p text:style-name="P213">I<text:span text:style-name="T530">n</text:span> perítia sua requiréntes modos músicos, et narrántes cármina scripturárum. Hómines dívites in virtúte, pulchritúdinis stúdium habéntes: pacificántes in dómibus suis. Omnes isti in generatiónibus gentis suæ glóriam adépti sunt, et in diébus suis habéntur in láudibus.</text:p>
            <text:p text:style-name="P146"/>
          </table:table-cell>
          <table:table-cell table:style-name="Table1.A1" office:value-type="string">
            <text:p text:style-name="P52"/>
            <text:p text:style-name="P298"><text:span text:style-name="T600">Byli</text:span><text:span text:style-name="T662"> natolik zkušení, že v</text:span>ymýšleli nápěvy písní a psali výpravné básně. Byli to muži bohatí <text:span text:style-name="T662">ctnostmi</text:span>, <text:span text:style-name="T662">milovali krásu </text:span><text:span text:style-name="T217">a umění</text:span>, <text:span text:style-name="T662">a</text:span> pokojně žili ve svých příbytcích. Ti všichni <text:span text:style-name="T662">dosáhli slávy </text:span>u svých současníků a za svého života byli předmětem <text:span text:style-name="T662">mnohé chvály</text:span>. <text:s/></text:p>
          </table:table-cell>
        </table:table-row>
        <table:table-row table:style-name="Table1.1">
          <table:table-cell table:style-name="Table1.A1" office:value-type="string">
            <text:p text:style-name="P121">Lectio iij.</text:p>
            <text:p text:style-name="P213">Q<text:span text:style-name="T599">ui</text:span> de illis nati sunt, reliquérunt nomen narrándi laudes eórum: et sunt quorum non est memória: periérunt quasi qui non fúerint: et nati sunt, quasi non nati, et fílii ipsórum cum ipsis. Sed illi viri mi<text:soft-page-break/>sericórdiæ sunt, quorum pietátes non defuérunt: cum sémine eórum pérmanent bona.</text:p>
            <text:p text:style-name="P61"/>
          </table:table-cell>
          <table:table-cell table:style-name="Table1.A1" office:value-type="string">
            <text:p text:style-name="P52"/>
            <text:p text:style-name="P299"><text:span text:style-name="T530">Někteří</text:span> z nich se narodili a zanechali po sobě jméno, které hlásá jejich chválu. Po jiných není ani památky; zemřeli a jako by nikdy nebyli, žili a jako by nikdy nežili, stejně tak jejich děti. Avšak <text:soft-page-break/>jsou to muži milosrdenství, kteří <text:span text:style-name="T736">vždy </text:span>konali zbožné <text:span text:style-name="T736">skutky</text:span>. S jejich potomstvem navždy zůstane i jejich dobro. </text:p>
          </table:table-cell>
        </table:table-row>
        <table:table-row table:style-name="Table1.1">
          <table:table-cell table:style-name="Table1.A1" office:value-type="string">
            <text:p text:style-name="P121">Lectio i<text:span text:style-name="T633">v</text:span>. </text:p>
            <text:p text:style-name="P213">H<text:span text:style-name="T530">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61"/>
          </table:table-cell>
          <table:table-cell table:style-name="Table1.A1" office:value-type="string">
            <text:p text:style-name="P52"/>
            <text:p text:style-name="P264"><text:span text:style-name="T578">Svaté</text:span><text:span text:style-name="T416"> dědictví je jejich příbuzenstvo a podle smlouvy bude žít jejich potomstvo. </text:span><text:span text:style-name="T101">J</text:span><text:span text:style-name="T416">ejich </text:span><text:span text:style-name="T101">s</text:span><text:span text:style-name="T416">ynové díky nim zůstanou až na věky, jejich potomstvo ani sláva nebudou vyhlazeny. Jejich těla byla v pokoji pohřbena, ale jejich jméno žije v dalších pokoleních. Lidé si budou vypravovat o jejich moudrosti a jejich chválu bude opěvovat Církev. </text:span><text:span text:style-name="T336"><text:s/></text:span></text:p>
            <text:p text:style-name="P183"><text:span text:style-name="T418">(</text:span><text:span text:style-name="T480">ČEP, </text:span><text:span text:style-name="T481">hodně </text:span><text:span text:style-name="T482">upraveno</text:span><text:span text:style-name="T513">)</text:span></text:p>
          </table:table-cell>
        </table:table-row>
        <table:table-row table:style-name="Table1.1">
          <table:table-cell table:style-name="Table1.A1" office:value-type="string">
            <text:p text:style-name="P173">In II. Nocturno</text:p>
            <text:p text:style-name="P82">Ex Breviário Pragénsi et Próprio Moráviæ.</text:p>
            <text:p text:style-name="P138"><text:bookmark text:name="__DdeLink__2400_16731447091131111112"/>Lectio v.</text:p>
            <text:p text:style-name="P351"><text:span text:style-name="T530">Cyríllus</text:span> vitæ sanctitáte, rerúmque gestárum glória máxime illústris fuit. Nicoláo primo Summo Pontífice sancti Cleméntis Papae corpus Romam ab illo advéctum, atque in templo quod in ejúsdem beatíssimi Mártyris honórem ántea extrúctum fúerat, recónditum est. Methúdium hábuit fratrem vitæ génere, ac móribus plane germánum, quem ab Hadriáno secúndo ad fidem propagándam missum Joánnes octávus testátur.</text:p>
            <text:p text:style-name="P85"/>
          </table:table-cell>
          <table:table-cell table:style-name="Table1.A1" office:value-type="string">
            <text:p text:style-name="P174"><text:s/><text:span text:style-name="T744"><text:s/></text:span></text:p>
            <text:p text:style-name="P83"/>
            <text:p text:style-name="P83"/>
            <text:p text:style-name="P335"><text:span text:style-name="T622">Cyril</text:span><text:span text:style-name="T715"> se </text:span><text:span text:style-name="T722">převelice</text:span><text:span text:style-name="T715"> proslavil svatostí života </text:span><text:span text:style-name="T723">i slávou</text:span><text:span text:style-name="T715"> svý</text:span><text:span text:style-name="T723">ch</text:span><text:span text:style-name="T715"> skutků. Za </text:span><text:span text:style-name="T722">Svatého Otce</text:span><text:span text:style-name="T715"> Mikuláše I. přinesl do Říma tělo svatého </text:span><text:span text:style-name="T722">P</text:span><text:span text:style-name="T715">apeže Klementa a v</text:span><text:span text:style-name="T724"> </text:span><text:span text:style-name="T715">chrámu, který byl již </text:span><text:span text:style-name="T723">dříve</text:span><text:span text:style-name="T715"> vystavěn ke cti tohoto přesvatého Mučedníka, je uložil. Metoděj byl jeho </text:span><text:span text:style-name="T723">rodný </text:span><text:span text:style-name="T715">bratr </text:span><text:span text:style-name="T723">a také</text:span><text:span text:style-name="T715"> mravy s ním byl </text:span><text:span text:style-name="T724">jasně</text:span><text:span text:style-name="T715"> spřízněn. Jan VIII. </text:span><text:span text:style-name="T723">svolil, aby </text:span><text:span text:style-name="T715">jej Hadrián II. </text:span><text:span text:style-name="T729">také </text:span><text:span text:style-name="T139">vy</text:span><text:span text:style-name="T715">slal šířit víru. </text:span></text:p>
          </table:table-cell>
        </table:table-row>
        <table:table-row table:style-name="Table1.1">
          <table:table-cell table:style-name="Table1.A1" office:value-type="string">
            <text:p text:style-name="P140">Lectio vj.</text:p>
            <text:p text:style-name="P352"><text:span text:style-name="T530">Multárum</text:span> regiónum gentes una cum eórum régibus ad Christi fidem perduxére; ac imprímis Swatóplucum, qui apud Morávos late imperábat. Hujus exémplo Borzivógius Bohemórum Dux, tum ejus uxor Ludmílla <text:span text:style-name="T656">M</text:span>artyrio, quam principátu clárior, liberíque Baptísmum suscepérunt. Ita Christi fides in Bohémiam, finitimásque provinciás fuit indúcta, consequéntibus deínde tempóribus per eósdem est mirífice propagáta.</text:p>
            <text:p text:style-name="P149"/>
          </table:table-cell>
          <table:table-cell table:style-name="Table1.A1" office:value-type="string">
            <text:p text:style-name="P83"/>
            <text:p text:style-name="P355"><text:span text:style-name="T530">Lidi</text:span> z mnoha <text:span text:style-name="T656">krajů</text:span> přivedli k víře v Krista spol<text:span text:style-name="T657">u</text:span> s jejich vládci, zejména pak Svatopluka, který vládl nad velkou říši Moravanů. <text:span text:style-name="T658">Jeho příkladu následovali jak Bořivoj, kníže Čechů, tak jeho manželka Ludmila, až k Mučednické smrti, která byla slavnější než její knížecí hodnost, a také jejich děti přijaly Křest. Tak byla uvedena víra v Krista do Čech i okolních krajin, jejichž obyvatelé ji pak v budoucích časech podivuhodným způsobem šířili.</text:span></text:p>
          </table:table-cell>
        </table:table-row>
        <table:table-row table:style-name="Table1.1">
          <table:table-cell table:style-name="Table1.A1" office:value-type="string">
            <text:p text:style-name="P140">Lectio vij.</text:p>
            <text:p text:style-name="P352"><text:span text:style-name="T530">Delátus</text:span> ad Joánnem octávum Methúdius, quod ab Apostólicæ Sedis dogmátibus deflécteret Romam est accítus, coácta Synodo, cum fidem suam ómnibus probavísset, ab eódem Pontífice magno cum honóre dimíssus, ac Moráviæ Príncipi diligénter commendátus fuit, univérsis eídem parére jussis. </text:p>
            <text:p text:style-name="P86"/>
          </table:table-cell>
          <table:table-cell table:style-name="Table1.A1" office:value-type="string">
            <text:p text:style-name="P83"/>
            <text:p text:style-name="P355"><text:span text:style-name="T659">K </text:span><text:span text:style-name="T216">papežovi </text:span><text:span text:style-name="T249">Janu VIII. se doneslo, že Metoděj se odchýlil od dogmatického učení Apoštolského stolce, takže byl povolán do Říma. </text:span><text:span text:style-name="T250">Když na příkaz Synodu osvědčil svou věrnost, tentýž </text:span><text:span text:style-name="T251">P</text:span><text:span text:style-name="T250">apež jej s poctami propustil, svěřil jej pod ochranu </text:span><text:span text:style-name="T251">M</text:span><text:span text:style-name="T250">oravského </text:span><text:span text:style-name="T251">K</text:span><text:span text:style-name="T250">nížete, a všem přikázal, aby jej svědomitě poslouchali. </text:span></text:p>
          </table:table-cell>
        </table:table-row>
        <table:table-row table:style-name="Table1.1">
          <table:table-cell table:style-name="Table1.A1" office:value-type="string">
            <text:p text:style-name="P140">Lectio viij.</text:p>
            <text:p text:style-name="P353"><text:span text:style-name="T530">Multa</text:span> deinde passus, cum máximas, quibus premebátur angústias eídem Pontífici indicásset, consolatórias ab illo lítteras méruit accípere, <text:soft-page-break/>quibus ad fórtiter agéndum fuit summópere animátus. Cyrílli corpus illo ipso in templo sancti Cleméntis, quod ejúsdem beatíssimi Papæ sacris relíquiis ditáverat, una cum Methúdii cinéribus religiosíssime asservátur.</text:p>
            <text:p text:style-name="P149"/>
          </table:table-cell>
          <table:table-cell table:style-name="Table1.A1" office:value-type="string">
            <text:p text:style-name="P83"/>
            <text:p text:style-name="P356"><text:span text:style-name="T541">Mnohé</text:span><text:span text:style-name="T176"> pak ještě vytrpěl a když se tomuto </text:span><text:span text:style-name="T182">P</text:span><text:span text:style-name="T176">apeži svěřil s nesmírnými úzkostmi, které jej </text:span><text:span text:style-name="T181">tížily</text:span><text:span text:style-name="T176">, </text:span><text:span text:style-name="T180">dostalo se mu cti obdržet dopisy, ve kterých </text:span><text:soft-page-break/><text:span text:style-name="T180">jej </text:span><text:span text:style-name="T184">Svatý Otec</text:span><text:span text:style-name="T180"> povzbuzoval, aby si neohroženě stál za svým. Cyrilovo tělo zbožně spočívá v tomtéž chrámu svatého Klementa, které sám </text:span><text:span text:style-name="T181">kdysi </text:span><text:span text:style-name="T180">posvátnými ostatky tohoto přesvatého Papeže obohatil, spolu s prachem svatého Metoděje. </text:span></text:p>
          </table:table-cell>
        </table:table-row>
        <table:table-row table:style-name="Table1.1">
          <table:table-cell table:style-name="Table1.A1" office:value-type="string">
            <text:p text:style-name="P17">In III. Nocturno</text:p>
            <text:p text:style-name="P9">Léctio sancti Evangélii secúndum Matthǽum.</text:p>
            <text:p text:style-name="P4"><text:span text:style-name="T17">Lectio ix. </text:span><text:span text:style-name="T18">Cap. 24</text:span></text:p>
            <text:p text:style-name="P189"><text:span text:style-name="T188">I</text:span><text:span text:style-name="T549">n</text:span><text:span text:style-name="T188"> illo témpore: Dixit Jesus discípulis suis: Vigiláte, quia nescítis qua hora Dóminus vester ventúrus sit. Et réliqua.</text:span></text:p>
            <text:p text:style-name="P12"/>
            <text:p text:style-name="P10">Homilía sancti Hilárii Epíscopi.</text:p>
            <text:p text:style-name="P21">Commentar. In Matth. <text:span text:style-name="T653">c</text:span>. 26. in fine.</text:p>
            <text:p text:style-name="P200"><text:span text:style-name="T518">U</text:span><text:span text:style-name="T594">t</text:span><text:span text:style-name="T518"> ignorántiam illam diéi ómnibus táciti, non sine útilis siléntii ratióne esse scirémus vigiláre nos Dóminus propter adv</text:span><text:span text:style-name="T134">é</text:span><text:span text:style-name="T518">ntum furis admónuit, et oratiónum assiduitáte deténtos, ómnibus præceptórum suórum opéribus inhærére. Furem enim esse osténdit zábulum, ad detrahénda ex nobis spólia pervígilem, et córporum nostrórum dómibus insidiantem; ut ea incuriósis nobis, et somno déditis, consiliórum suórum atque illecebrárum jáculis perfódiat. Parátos igitur esse nos cónvenit: quia diéi ignorátio inténtam sollicitúdinem suspénsæ expectatiónis exágitat.</text:span></text:p>
            <text:p text:style-name="P22"/>
          </table:table-cell>
          <table:table-cell table:style-name="Table1.A1" office:value-type="string">
            <text:p text:style-name="P23"><text:s/></text:p>
            <text:p text:style-name="P13"/>
            <text:p text:style-name="P5"/>
            <text:p text:style-name="P190"><text:span text:style-name="T530">Za</text:span> onoho času řekl Ježíš svým učedníkům: „Bděte, neboť nevíte, kdy přijde váš Pán.“ A další.</text:p>
            <text:p text:style-name="P5"/>
            <text:p text:style-name="P6"/>
            <text:p text:style-name="P6"/>
            <text:p text:style-name="P194"><text:span text:style-name="T191">I</text:span><text:span text:style-name="T190"> když nikdo neví, kdy má přijít onen den, abychom si nemysleli, že ona nevědomost není z dobrého důvodu, vybízí nás Pán, abychom bděli, protože může přijít zloděj; a ponořeni v usilovné modlitby </text:span><text:span text:style-name="T193">abychom </text:span><text:span text:style-name="T190">se ve veškerém našem díle drželi všech jeho přikázání. Tím zlodějem je totiž ďábel, který je vždy dost bdělý na to, aby nám odebral naše zásluhy a vkradl se do příbytku našeho těla. A zatímco my spíme a o nic se nestaráme, on jej kopím svých rad a lákadel probodne. Je tedy třeba, abychom byli připraveni. </text:span><text:span text:style-name="T192">Skutečnost</text:span><text:span text:style-name="T190">, že nevíme, kdy </text:span><text:span text:style-name="T192">má </text:span><text:span text:style-name="T190">přij</text:span><text:span text:style-name="T192">ít</text:span><text:span text:style-name="T190"> onen den, nás tedy donutí, abychom </text:span><text:span text:style-name="T192">tuto</text:span><text:span text:style-name="T190"> starost měli neustále na mysli.</text:span></text:p>
          </table:table-cell>
        </table:table-row>
        <table:table-row table:style-name="Table1.1">
          <table:table-cell table:style-name="Table1.A1" office:value-type="string">
            <text:p text:style-name="P21">Lectio x. Cap. 27.</text:p>
            <text:p text:style-name="P191">Q<text:span text:style-name="T530">uisnam</text:span> est fidélis servus et prudens quem constítuit Dóminus super famíliam suam? Quamquam in commúne nos ad indeféssam vigilántiæ curam adhortétur: speciálem tamen pópuli princípibus, id est Epíscopis, in expectatióne adventúque suo sollicitúdinem mandat. Hunc enim servum fidélem atque prudéntem, præpositum famíliæ signíficat, cómmoda atque utilitátes commíssi sibi pópuli curántem.</text:p>
            <text:p text:style-name="P18"/>
          </table:table-cell>
          <table:table-cell table:style-name="Table1.A1" office:value-type="string">
            <text:p text:style-name="P5"/>
            <text:p text:style-name="P195"><text:span text:style-name="T544">Kdo</text:span><text:span text:style-name="T545">pak</text:span><text:span text:style-name="T189"> je tedy </text:span><text:span text:style-name="T199">tento </text:span><text:span text:style-name="T189">služebník věrný a </text:span><text:span text:style-name="T194">moudrý</text:span><text:span text:style-name="T189">, kterého Pán ustanovil nad svou rodinou? I když nás společně vybízí k neustálé bdělosti, posílá lidem na pomoc knížata, </text:span><text:span text:style-name="T194">totiž </text:span><text:span text:style-name="T195">B</text:span><text:span text:style-name="T189">iskupy, aby o ně pečovali, a společně očekávali příchodu Páně. To je tedy ten služebník věrný a </text:span><text:span text:style-name="T194">moudrý</text:span><text:span text:style-name="T189">, hlava rodiny, </text:span><text:span text:style-name="T194">kterého</text:span><text:span text:style-name="T189"> má Pán na mysli, </text:span><text:span text:style-name="T194">a </text:span><text:span text:style-name="T189">který se v míře přiměřené stará o všechno, co jemu svěřený lid potřebuje. </text:span></text:p>
          </table:table-cell>
        </table:table-row>
        <table:table-row table:style-name="Table1.1">
          <table:table-cell table:style-name="Table1.A1" office:value-type="string">
            <text:p text:style-name="P21">Lectio xj.</text:p>
            <text:p text:style-name="P192">Q<text:span text:style-name="T530">ui</text:span> si dicto áudiens, et præcéptis obédiens erit, id est, si doctrínæ opportunitáte et veritáte infírma confírmet, disrúpta consólidet, depraváta convértat, et verbum vitæ in æternitátis cibum aléndæ famíliæ dispéndat, atque hæc agens, hisque ímmorans deprehendátur, glóriam a Dómino tamquam dispensátor fidélis, et víllicus útilis consequétur, et super ómnia bona constituétur; id est, in Dei glória collocábitur, quia nihil sit ultra, quod mélius sit.</text:p>
            <text:p text:style-name="P22"/>
          </table:table-cell>
          <table:table-cell table:style-name="Table1.A1" office:value-type="string">
            <text:p text:style-name="P5"/>
            <text:p text:style-name="P198"><text:span text:style-name="T442">A pokud uslyší, co bylo řečeno, a </text:span><text:span text:style-name="T443">u</text:span><text:span text:style-name="T442">poslechne, co bylo přikázáno, t</text:span><text:span text:style-name="T113">edy</text:span><text:span text:style-name="T442"> pokud příhodností a prav</text:span><text:span text:style-name="T444">­</text:span><text:span text:style-name="T442">dou Kristova učení nepevné posílí, rozpadlé spraví, pokřivené narovná a bude rozdávat slovo života jako věčný pokrm rodině, kterou má živit, a bude </text:span><text:span text:style-name="T445">shle</text:span><text:span text:style-name="T444">­</text:span><text:span text:style-name="T445">dán</text:span><text:span text:style-name="T442">, </text:span><text:span text:style-name="T445">že </text:span><text:span text:style-name="T442">tyto věci činí bez chvilky oddechu, obdrží jako věrný správce slávu od Pána,</text:span><text:bookmark text:name="_GoBack12"/><text:span text:style-name="T442"> a jako užitečný správce bude ustanoven nad</text:span><text:span text:style-name="T444">e</text:span><text:span text:style-name="T442"> vš</text:span><text:span text:style-name="T113">ím</text:span><text:span text:style-name="T442"> </text:span><text:span text:style-name="T113">majetkem</text:span><text:span text:style-name="T442">, t</text:span><text:span text:style-name="T113">edy</text:span><text:span text:style-name="T442"> bude uveden do slávy Boží, </text:span><text:span text:style-name="T445">neboť</text:span><text:span text:style-name="T442"> není nic lepšího.</text:span></text:p>
          </table:table-cell>
        </table:table-row>
        <table:table-row table:style-name="Table1.1">
          <table:table-cell table:style-name="Table1.A1" office:value-type="string">
            <text:p text:style-name="P21">Lectio xij.</text:p>
            <text:p text:style-name="P198"><text:soft-page-break/><text:span text:style-name="T518">Q</text:span><text:span text:style-name="T594">uod</text:span><text:span text:style-name="T518"> si cóntuens longam</text:span><text:span text:style-name="T523"> </text:span><text:span text:style-name="T518">Dei patiéntiam, quæ in proféctum humánæ salútis exténditur, advérsum consérvos insoléscet, et sæculi malis vitiísque se tradet, præséntium tantum curam in cultu ventris ex</text:span><text:span text:style-name="T135">é</text:span><text:span text:style-name="T518">rcens: desperáta die Dóminus advéniet, eumque a bonis, quæ spopónderat, dívidet, portion</text:span><text:span text:style-name="T519">é</text:span><text:span text:style-name="T518">mque ejus cum hypócritis in p</text:span><text:span text:style-name="T517">œ</text:span><text:span text:style-name="T518">næ æternitáte constítuet: quia adventum desperáverit, quia mandátis non obtemperáverit, quia præséntibus studúerit.</text:span></text:p>
            <text:p text:style-name="P22"/>
          </table:table-cell>
          <table:table-cell table:style-name="Table1.A1" office:value-type="string">
            <text:p text:style-name="P5"/>
            <text:p text:style-name="P198"><text:soft-page-break/><text:span text:style-name="T586">O</text:span><text:span text:style-name="T585">všem</text:span><text:span text:style-name="T442"> pokud se člověk spoléhá na </text:span><text:span text:style-name="T445">vytrvalou </text:span><text:span text:style-name="T442">trpělivost Boží, která </text:span><text:span text:style-name="T117">j</text:span><text:span text:style-name="T447">e </text:span><text:span text:style-name="T442">k </text:span><text:span text:style-name="T448">u</text:span><text:span text:style-name="T447">žitku lidské</text:span><text:span text:style-name="T442"> spás</text:span><text:span text:style-name="T447">y</text:span><text:span text:style-name="T442"> ještě </text:span><text:span text:style-name="T117">prodloužena</text:span><text:span text:style-name="T442">, povyšuje se nad své bližní, oddá</text:span><text:span text:style-name="T447">vá</text:span><text:span text:style-name="T442"> se špatnostem a neřestem tohoto světa, </text:span><text:span text:style-name="T448">a </text:span><text:span text:style-name="T442">z věcí přítomných se stará jen o svůj žaludek, v den nečekaný pak přijde Pán a oddělí ho od věcí, kterým se zaslíbil, a dostane podíl s pokrytci, </text:span><text:span text:style-name="T448">odsouzen</text:span><text:span text:style-name="T442"> k věčnému trestu. Neboť o příchod Páně se nestaral, jeho přikázání neposlouchal, </text:span><text:span text:style-name="T448">protože</text:span><text:span text:style-name="T442"> se věnoval věcem přítomným.</text:span></text:p>
          </table:table-cell>
        </table:table-row>
        <table:table-row table:style-name="Table1.1">
          <table:table-cell table:style-name="Table1.A1" table:number-columns-spanned="2" office:value-type="string">
            <text:p text:style-name="P65"><text:span text:style-name="T1">DIE </text:span><text:span text:style-name="T2">XII</text:span><text:span text:style-name="T1">. </text:span><text:span text:style-name="T5">MARTII.</text:span></text:p>
            <text:p text:style-name="P110"><text:span text:style-name="T29">I</text:span><text:span text:style-name="T61">n</text:span><text:span text:style-name="T29"> F</text:span><text:span text:style-name="T61">esto</text:span><text:span text:style-name="T29"> S. </text:span><text:span text:style-name="T32">G</text:span><text:span text:style-name="T258">regori</text:span><text:span text:style-name="T259">i</text:span><text:span text:style-name="T524">.</text:span></text:p>
            <text:p text:style-name="P65"><text:span text:style-name="T24">Papæ, Confessoris et Ecclesiæ Doctoris</text:span><text:span text:style-name="T22">.</text:span></text:p>
            <text:p text:style-name="P33">MM. min.</text:p>
          </table:table-cell>
          <table:covered-table-cell/>
        </table:table-row>
        <table:table-row table:style-name="Table1.1">
          <table:table-cell table:style-name="Table1.A1" office:value-type="string">
            <text:p text:style-name="P105">In I. Nocturno</text:p>
            <text:p text:style-name="P101">De libro Ecclesiástici.</text:p>
            <text:p text:style-name="P122">Lectio j. Cap. <text:span text:style-name="T660">39</text:span>.</text:p>
            <text:p text:style-name="P206">S<text:span text:style-name="T530">apiéntiam</text:span> ómnium antiquórum exquíret sápiens, et in Prophétis vacábit. Narratiónem virórum nominatórum conservábit, et in versútias parabolárum simul introíbit. Occúlta proverbiórum exquíret, et in abscónditis parabolárum conversábitur. In médio magnatórum ministrábit, et in conspéctu præsidis apparébit.</text:p>
            <text:p text:style-name="P206"/>
          </table:table-cell>
          <table:table-cell table:style-name="Table1.A1" office:value-type="string">
            <text:p text:style-name="P163"><text:s/></text:p>
            <text:p text:style-name="P46"/>
            <text:p text:style-name="P46"/>
            <text:p text:style-name="P338"><text:span text:style-name="T563">Moudrý</text:span><text:span text:style-name="T362"> člověk</text:span><text:span text:style-name="T332"> hledá moudrost všech </text:span><text:span text:style-name="T84">dávných </text:span><text:span text:style-name="T128">mužů</text:span><text:span text:style-name="T485"> </text:span><text:span text:style-name="T332">a proroctvími se </text:span><text:span text:style-name="T362">za</text:span><text:span text:style-name="T332">obírá. Vypravování mužů slovutných si pamatuje a v důvtip přísloví proniká. Tajnosti podobenství zkoumá, a záhadami přísloví se zabývá. Mezi velmoži koná službu, a před obličejem vladařovým se ukazuje. </text:span></text:p>
            <text:p text:style-name="P344"/>
          </table:table-cell>
        </table:table-row>
        <table:table-row table:style-name="Table1.1">
          <table:table-cell table:style-name="Table1.A1" office:value-type="string">
            <text:p text:style-name="P122">Lectio ij.</text:p>
            <text:p text:style-name="P214">I<text:span text:style-name="T530">n</text:span> terram alienigenárum géntium pertránsiet: bona enim et mala in homínibus tentábit. Cor suum tradet ad vigilándum dilúculo ad Dóminum, qui fecit illum, et in conspéctu Altíssimi deprecábitur. Apériet os suum in oratióne, et pro delíctis suis deprecábitur.</text:p>
            <text:p text:style-name="P214"/>
          </table:table-cell>
          <table:table-cell table:style-name="Table1.A1" office:value-type="string">
            <text:p text:style-name="P53"/>
            <text:p text:style-name="P300"><text:span text:style-name="T629">C</text:span><text:span text:style-name="T530">hodí </text:span><text:span text:style-name="T678">d</text:span><text:span text:style-name="T671">o </text:span>zemí cizích národů, neboť zkouší dobro i zlo mezi lidmi. Srdcem svým za úsvitu s oddaností hledá Pána, který ho stvořil, modlí se před zrakem Nejvyššího. Otvírá svá ústa na modlitbě a za své hříchy vyprošuje si odpuštění. </text:p>
          </table:table-cell>
        </table:table-row>
        <table:table-row table:style-name="Table1.1">
          <table:table-cell table:style-name="Table1.A1" office:value-type="string">
            <text:p text:style-name="P122">Lectio iij.</text:p>
            <text:p text:style-name="P214">S<text:span text:style-name="T530">i</text:span> enim Dóminus magnus volúerit, spíritu intelligéntiæ replébit illum: et ipse tamquam imbres mittet elóquia sapiéntiæ suæ, et in oratióne confitébitur Dómino: et ipse díriget consílium ejus, et disciplínam, et in abscónditis suis consiliábitur.</text:p>
            <text:p text:style-name="P214"/>
          </table:table-cell>
          <table:table-cell table:style-name="Table1.A1" office:value-type="string">
            <text:p text:style-name="P53"/>
            <text:p text:style-name="P265"><text:span text:style-name="T564">Chce-li</text:span><text:span text:style-name="T364"> Hospodin veliký, n</text:span><text:span text:style-name="T365">apl</text:span><text:span text:style-name="T364">ňuje </text:span><text:span text:style-name="T365">h</text:span><text:span text:style-name="T364">o duchem </text:span><text:span text:style-name="T365">po</text:span><text:span text:style-name="T364">rozum</text:span><text:span text:style-name="T365">ění</text:span><text:span text:style-name="T364">. On pak </text:span><text:span text:style-name="T365">jako déšť </text:span><text:span text:style-name="T364">chrlí řeči své moudrosti a na modlitbě chválí Pána. </text:span><text:span text:style-name="T101">On pak u</text:span><text:span text:style-name="T364">mí </text:span><text:span text:style-name="T365">směřovat své </text:span><text:span text:style-name="T364">snahy i myšlenky, o záhadách svých pak uvažovat. </text:span></text:p>
          </table:table-cell>
        </table:table-row>
        <table:table-row table:style-name="Table1.1">
          <table:table-cell table:style-name="Table1.A1" office:value-type="string">
            <text:p text:style-name="P122">Lectio i<text:span text:style-name="T663">v</text:span>.</text:p>
            <text:p text:style-name="P214">I<text:span text:style-name="T530">pse</text:span> palam fáciet disciplínam doctrínæ suæ, et in lege testaménti Dómini gloriábitur. Collaudábunt multi sapiéntiam ejus, et usque in sæculum non delébitur. Non recédet memória ejus, et nomen ejus requirétur a generatióne in generatiónem. Sapiéntiam ejus enarrábunt Gentes, et laudem ejus enuntiábit ecclésia.</text:p>
            <text:p text:style-name="P214"/>
          </table:table-cell>
          <table:table-cell table:style-name="Table1.A1" office:value-type="string">
            <text:p text:style-name="P53"/>
            <text:p text:style-name="P265"><text:span text:style-name="T564">On</text:span><text:span text:style-name="T364"> oznamuje kázeň své nauky, zákonem pak smlouvy Páně se honosí. </text:span><text:span text:style-name="T101">M</text:span><text:span text:style-name="T364">nozí </text:span><text:span text:style-name="T417">v</text:span><text:span text:style-name="T364">ychvalují jeho moudrost, a na věky nebude vyhlazena. N</text:span><text:span text:style-name="T365">ikdy n</text:span><text:span text:style-name="T364">ezhyne jeho památka, jeho jméno bude </text:span><text:span text:style-name="T85">ž</text:span><text:span text:style-name="T84">ádáno od pokolení do</text:span><text:span text:style-name="T364"> </text:span><text:span text:style-name="T365">po</text:span><text:span text:style-name="T364">kolen</text:span><text:span text:style-name="T365">í</text:span><text:span text:style-name="T364">. </text:span><text:span text:style-name="T101">J</text:span><text:span text:style-name="T364">eho </text:span><text:span text:style-name="T101">m</text:span><text:span text:style-name="T364">oudrost bud</text:span><text:span text:style-name="T365">o</text:span><text:span text:style-name="T364">u hlásat pohan</text:span><text:span text:style-name="T363">sk</text:span><text:span text:style-name="T364">é </text:span><text:span text:style-name="T363">Národy</text:span><text:span text:style-name="T364">, a jeho chválu zvěstovat bude </text:span><text:span text:style-name="T363">celá </text:span><text:span text:style-name="T364">obec. <text:s/></text:span><text:span text:style-name="T366">(</text:span><text:span text:style-name="T471">Hejčl, </text:span><text:span text:style-name="T472">lehce upraveno</text:span><text:span text:style-name="T471">)</text:span></text:p>
          </table:table-cell>
        </table:table-row>
        <text:soft-page-break/>
        <table:table-row table:style-name="Table1.1">
          <table:table-cell table:style-name="Table1.A1" office:value-type="string">
            <text:p text:style-name="P162">In II. Nocturno</text:p>
            <text:p text:style-name="P128">Lectio v.</text:p>
            <text:p text:style-name="P323"><text:span text:style-name="T530">Gregórius</text:span> Magnus, Románus, Gordiáni <text:span text:style-name="T299">S</text:span>enatóris fílius, adoléscens philosóphiæ ópe<text:span text:style-name="T711">­</text:span>ram dedit, et prætório offício functus, patre mórtuo, sex monastéria in Sicília ædificávit, Romæ séptimum sancti Andreæ nómine in suis ædibus, <text:span text:style-name="T299">ubi</text:span> <text:span text:style-name="T299">Mó</text:span>nachi vitam proféssus, postéa <text:span text:style-name="T299">A</text:span>bbas fuit. Mox <text:span text:style-name="T299">D</text:span>iáconus <text:span text:style-name="T299">C</text:span>ardinális creátus, Constantinópolim a Pelágio Pontífice ad Tibérium Constantínum imperatórem legátus míttitur. </text:p>
            <text:p text:style-name="P323"/>
          </table:table-cell>
          <table:table-cell table:style-name="Table1.A1" office:value-type="string">
            <text:p text:style-name="P47"/>
            <text:p text:style-name="P346"><text:s/></text:p>
            <text:p text:style-name="P302"><text:span text:style-name="T628">Ř</text:span><text:span text:style-name="T602">e</text:span><text:span text:style-name="T530">hoř</text:span> Veliký byl Říman, syn <text:span text:style-name="T301">senátora Gordiána. Jako mladík se věnoval filosofii a zastával úřad prétora. Po smrti svého otce založil šest klášterů na Sicílii a sedmý v Římě, zasvěcený svatému Ondřejovi, a to ve svém vlastním domě, kde se stal Mnichem a posléze Opatem. Brzo nato byl kreován Kardinálem-Jáhnem a Svatý Otec Pelagius jej poslal jako legáta k císaři Tiberiu Konstantinovi. </text:span></text:p>
          </table:table-cell>
        </table:table-row>
        <table:table-row table:style-name="Table1.1">
          <table:table-cell table:style-name="Table1.A1" office:value-type="string">
            <text:p text:style-name="P118">Lectio vj.</text:p>
            <text:p text:style-name="P220"><text:span text:style-name="T603">Ibi</text:span><text:span text:style-name="T299"> Eutychium Patriárcham, qui scrípserat contra veram ac tractábilem córporum resurrectiónem, ita convícit, ut ejus librum Imperátor in ignem injíceret. Quare Eutychius, instánte morte, pellem manus suæ tenébat, dicens: Confíteor quia omnes in hac carne resurgémus. Pelágio pestiléntia subláto, Póntifex elígitur: quem honórem ne accíperet, aliéno vestítu in spelúnca delítuit: ubi deprehénsus indício igneæ colúmnæ, consecrátur.</text:span> </text:p>
            <text:p text:style-name="P143"/>
          </table:table-cell>
          <table:table-cell table:style-name="Table1.A1" office:value-type="string">
            <text:p text:style-name="P47"/>
            <text:p text:style-name="P266"><text:span text:style-name="T579">Proti</text:span><text:span text:style-name="T419"> </text:span><text:span text:style-name="T420">P</text:span><text:span text:style-name="T419">atriarchovi Eutychiovi, který psal proti pravé</text:span><text:span text:style-name="T421">mu</text:span><text:span text:style-name="T419"> a </text:span><text:span text:style-name="T421">skutečnému vzkříšení těla, vedl tak úspěšné disputace, že Císař Eutychiovu knihu vhodil do ohně. Proto Eutychius na prahu smrti uchopil kůži své ruky, a pravil: „Vyznávám, že všichni v tomto těle opět vstaneme.“ Poté, co Pelagius podlehl moru, byl Řehoř zvolen Papežem. Aby nemusel přijmout tuto poctu, uchýlil se v cizím převleku do jeskyně. Prozradil jej však ohnivý sloup, takže byl nalezen a </text:span><text:span text:style-name="T102">uveden do úřadu</text:span><text:span text:style-name="T421">.</text:span></text:p>
          </table:table-cell>
        </table:table-row>
        <table:table-row table:style-name="Table1.1">
          <table:table-cell table:style-name="Table1.A1" office:value-type="string">
            <text:p text:style-name="P118">Lectio vij.</text:p>
            <text:p text:style-name="P224"><text:span text:style-name="T530">Peregrínos</text:span> quotídie ad mensam adhibébat: in quibus et Angelum, et Dóminum Angelórum peregríni fácie accépit. Páuperes et urbános et extérnos, quorum númerum descríptum habébat, benígne sustentábat. Cathólicam fidem multis locis labefactátam restítuit. Missis in Británniam doctis et sanctis viris Augustíno et áliis mónachis, ínsulam ad Jesu Christi fidem convértit. Joánnis <text:span text:style-name="T300">P</text:span>atriárchæ Constantinopolitáni audáciam fregit, qui sibi universális Ecclésiæ <text:span text:style-name="T300">E</text:span>píscopi nomen arrogábat. </text:p>
            <text:p text:style-name="P58"/>
          </table:table-cell>
          <table:table-cell table:style-name="Table1.A1" office:value-type="string">
            <text:p text:style-name="P47"/>
            <text:p text:style-name="P303"><text:span text:style-name="T530">Každý</text:span> den zval ke svému stolu poutníky, mezi nimi i <text:span text:style-name="T666">A</text:span>nděl<text:span text:style-name="T302">a, v podobě poutníka přijal dokon­ce i Pána všech Andělů. Šlechetně podporoval chudé z města i přespolní, jejichž seznam si pečlivě vedl. Katolickou víru, která na mnoha místech upadala, zase obnovil. Do Británie poslal muže učené a svaté, Augustina </text:span><text:span text:style-name="T229">z Canterbury </text:span><text:span text:style-name="T302">a jiné mnichy, a tím obrátil ostrov na víru v Ježíše Krista. Zkrotil drzost Jana, Patriarchy Konstantinopolského, který si přisvojil titul Biskupa veškeré Církve. </text:span></text:p>
          </table:table-cell>
        </table:table-row>
        <table:table-row table:style-name="Table1.1">
          <table:table-cell table:style-name="Table1.A1" office:value-type="string">
            <text:p text:style-name="P118">Lectio viij.</text:p>
            <text:p text:style-name="P224"><text:span text:style-name="T530">Maurítium</text:span> imperatórem, eos qui mílites fuíssent, mónachos fiéri prohibéntem, a senténtia detérruit. Ecclésiam ornávit sanctíssimis institútis et légibus. Multos libros confécit: quos cum dictáret, testátus est Petrus Diáconus, se Spíritum sanctum colúmbæ spécie in ejus cápite sæpe vidísse. Deníque multis éditis miráculis, ad cœléstem beatitúdinem evocátus est.</text:p>
            <text:p text:style-name="P143"/>
          </table:table-cell>
          <table:table-cell table:style-name="Table1.A1" office:value-type="string">
            <text:p text:style-name="P47"/>
            <text:p text:style-name="P267"><text:span text:style-name="T580">Císaře</text:span><text:span text:style-name="T422"> Mauritia, který zakazoval svým vojákům státi se mnichy, od tohoto </text:span><text:span text:style-name="T102">rozhodnutí</text:span><text:span text:style-name="T422"> od</text:span><text:span text:style-name="T423">ra</text:span><text:span text:style-name="T422">d</text:span><text:span text:style-name="T423">i</text:span><text:span text:style-name="T422">l. </text:span><text:span text:style-name="T423">Církev ozdobil přesvatými ustanoveními a zákony. Nechal sepsat mnoho knih. Když je diktoval, jak svědčí Jáhen Petr, často se kolem jeho hlavy vznášel Duch svatý v podobě holubice. Poté, co učinil mnoho zázraků, byl povolán vzhůru do nebeské blaženosti.</text:span></text:p>
          </table:table-cell>
        </table:table-row>
        <table:table-row table:style-name="Table1.1">
          <table:table-cell table:style-name="Table1.A1" office:value-type="string">
            <text:p text:style-name="P15">In III. Nocturno</text:p>
            <text:p text:style-name="P7">Léctio sancti Evangélii secúndum Matthǽum.</text:p>
            <text:p text:style-name="P14"><text:span text:style-name="T26">Lectio ix. </text:span><text:span text:style-name="T27">Cap. </text:span><text:span text:style-name="T28">5</text:span></text:p>
            <text:p text:style-name="P196"><text:span text:style-name="T196">I</text:span><text:span text:style-name="T546">n</text:span><text:span text:style-name="T196"> illo témpore: Dixit Jesus discípulis suis: Vos estis sal terræ. Quod si sal evanúerit, in quo sa</text:span><text:soft-page-break/><text:span text:style-name="T196">liétur? Et réliqua.</text:span></text:p>
            <text:p text:style-name="P11"/>
            <text:p text:style-name="P8">Homilía sancti Gregórii Papæ.</text:p>
            <text:p text:style-name="P19">Ex Homil. 17. in Luc. 10. ante medium.</text:p>
            <text:p text:style-name="P197"><text:span text:style-name="T593">Considerándum</text:span><text:span text:style-name="T516"> nobis est, fratres charíssimi, ut, qui una eadémque exhortatiónis voce non súfficit simul cunctos admonére, stúdeat s</text:span><text:span text:style-name="T133">í</text:span><text:span text:style-name="T516">ngulos, in quantum valet, instrúere, privátis locutiónibus ædificáre. Debémus namque pensáre contínuo, quod sanctis Apóstolis dícitur, et per Apóstolos nobis: Vos estis sal terræ. Si igitur sal sumus, condíre mentes fidélium debémus. </text:span></text:p>
            <text:p text:style-name="P20"/>
          </table:table-cell>
          <table:table-cell table:style-name="Table1.A1" office:value-type="string">
            <text:p text:style-name="P16"><text:s/></text:p>
            <text:p text:style-name="P13"/>
            <text:p text:style-name="P5"/>
            <text:p text:style-name="P198"><text:span text:style-name="T585">Za</text:span><text:span text:style-name="T442"> onoho času řekl Ježíš učedníkům svým: „</text:span><text:span text:style-name="T446">Vy jste sůl země. Pokud sůl ztratí chuť, čím se </text:span><text:span text:style-name="T118">opět </text:span><text:soft-page-break/><text:span text:style-name="T118">o</text:span><text:span text:style-name="T446">sol</text:span><text:span text:style-name="T118">í?</text:span><text:span text:style-name="T442">“ A další.</text:span></text:p>
            <text:p text:style-name="P5"/>
            <text:p text:style-name="P6"/>
            <text:p text:style-name="P197"><text:span text:style-name="T589">Nejdražší</text:span><text:span text:style-name="T457"> bratři, je třeba, abychom uvážili, že ten, kdo jed</text:span><text:span text:style-name="T458">i</text:span><text:span text:style-name="T457">nou povzbu</text:span><text:span text:style-name="T114">d</text:span><text:span text:style-name="T115">ivou</text:span><text:span text:style-name="T457"> řečí </text:span><text:span text:style-name="T459">nezvládne</text:span><text:span text:style-name="T457"> napomenout všechny najednou, měl by se snažit poučit každého, jak jen dokáže, a vzdělávat je v soukromých rozhovorech. Musíme totiž neustále myslet na to, co bylo řečeno svatým Apoštolům a skrze Apoštoly i nám: „Vy jste sůl země.“ Pokud jsme tedy sůl, musíme ochucovat mysli věřících. </text:span></text:p>
          </table:table-cell>
        </table:table-row>
        <table:table-row table:style-name="Table1.1">
          <table:table-cell table:style-name="Table1.A1" office:value-type="string">
            <text:p text:style-name="P19">Lectio x.</text:p>
            <text:p text:style-name="P193">V<text:span text:style-name="T530">os</text:span> ígitur, qui pastóres estis, pensáte, quia Dei animália páscitis: de quibus profécto animálibus Deo per Psalmístam dícitur: Animália tua habitábunt in ea. Et sæpe vidémus, quod petra salis brutis animálibus antepónitur, ut ex eádem salis petra lámbere débeant, et meliorári. Quasi ergo inter bruta animália petra salis, debet esse sacérdos in pópulis. </text:p>
            <text:p text:style-name="P20"/>
          </table:table-cell>
          <table:table-cell table:style-name="Table1.A1" office:value-type="string">
            <text:p text:style-name="P5"/>
            <text:p text:style-name="P195"><text:span text:style-name="T548">Vy</text:span><text:span text:style-name="T197"> tedy, kteří jste pastýři, mějte na mysli, že pasete Boží stádce. O tomto stádci Bůh skrze Žalmistu říká: „Tvoje stádce v bude přebývat </text:span><text:span text:style-name="T200">v zemi tvého dědictví</text:span><text:span text:style-name="T197">.“ Často </text:span><text:span text:style-name="T198">také </text:span><text:span text:style-name="T197">vídáme, že velké kusy soli se dávají tažným zvířatům, aby tento kus soli mohli olizovat, a aby tím prospívala. Tedy stejně jako tento kus soli mezi tažnými zvířaty musí být </text:span><text:span text:style-name="T198">i</text:span><text:span text:style-name="T197"> kněz mezi lidmi. </text:span></text:p>
          </table:table-cell>
        </table:table-row>
        <table:table-row table:style-name="Table1.1">
          <table:table-cell table:style-name="Table1.A1" office:value-type="string">
            <text:p text:style-name="P19">Lectio xj.</text:p>
            <text:p text:style-name="P193">C<text:span text:style-name="T530">uráre</text:span> namque sacerdótem necésse est, quæ síngulis dicat, unumquémque quáliter admóneat: ut, quisquis sacerdóti júngitur, quasi e salis tactu ætérnæ vitæ sapóre condiátur. Sal étenim terræ non sumus, si corda audiéntium non condímus: quod profécto condiméntum ille veráciter próximo impéndit, qui prædicatiónis verbum non súbtrahit. Sed tunc vere áliis recta prædicámus, si dicta rebus et exémplis osténdimus. </text:p>
            <text:p text:style-name="P20"/>
          </table:table-cell>
          <table:table-cell table:style-name="Table1.A1" office:value-type="string">
            <text:p text:style-name="P5"/>
            <text:p text:style-name="P199"><text:span text:style-name="T587">Je</text:span><text:span text:style-name="T449"> totiž nutné, aby kněz, pokud lidem jednotlivě něco říká, </text:span><text:span text:style-name="T119">dbal na</text:span><text:span text:style-name="T449"> to, </text:span><text:span text:style-name="T450">aby </text:span><text:span text:style-name="T449">všem říkal totéž: aby totiž každý, kdo přijde ke knězi, jako špetkou soli byl ochucen příchutí života věčného. </text:span><text:span text:style-name="T451">Nejsme totiž solí země, pokud se nedotkneme srdcí těch, </text:span><text:span text:style-name="T452">kteří</text:span><text:span text:style-name="T451"> nás poslouchají: svému bližnímu totiž </text:span><text:span text:style-name="T452">o</text:span><text:span text:style-name="T451">pravd</text:span><text:span text:style-name="T452">u</text:span><text:span text:style-name="T451"> dá pokrm života věčného pouze ten, kdo ze slov kázání neodebere vůbec nic. Avšak pouze tehdy můžeme ostatním kázat pravdu, pokud svá slova ukazujeme </text:span><text:span text:style-name="T118">také</text:span><text:span text:style-name="T452"> </text:span><text:span text:style-name="T451">svým životem a příklady.</text:span></text:p>
          </table:table-cell>
        </table:table-row>
        <table:table-row table:style-name="Table1.1">
          <table:table-cell table:style-name="Table1.A1" office:value-type="string">
            <text:p text:style-name="P19">Lectio xij.</text:p>
            <text:p text:style-name="P196"><text:span text:style-name="T190">N</text:span><text:span text:style-name="T547">ullum</text:span><text:span text:style-name="T190"> puto, fratres charíssimi, ab áliis majus præjudícium, quam a sacerdótibus tolerat Deus: quando eos, quos ad aliórum correctiónem pósuit, dare de se exémpla pravitátis cernit: quando ipsi peccámus, qui compéscere peccáta debúimus: nulla animárum lucra quærimus, ad nostra quotídie stúdia vacámus, terréna concupíscimus, humánam glóriam inténta mente captámus. </text:span></text:p>
            <text:p text:style-name="P20"/>
          </table:table-cell>
          <table:table-cell table:style-name="Table1.A1" office:value-type="string">
            <text:p text:style-name="P5"/>
            <text:p text:style-name="P198"><text:span text:style-name="T588">Nemyslím</text:span><text:span text:style-name="T451"> si, nejdražší bratři, že existuje větší před</text:span><text:span text:style-name="T452">zvěst budoucího odsouzení</text:span><text:span text:style-name="T451">, než to, co od kněží snáší Bůh: totiž když </text:span><text:span text:style-name="T453">vidí, že </text:span><text:span text:style-name="T451">t</text:span><text:span text:style-name="T453">i</text:span><text:span text:style-name="T451">, které usta</text:span><text:span text:style-name="T450">­</text:span><text:span text:style-name="T451">novil, aby napravovali ostatní, </text:span><text:span text:style-name="T453">sami </text:span><text:span text:style-name="T118">od</text:span><text:span text:style-name="T453"> sebe dávají příklady špatnosti; když hřešíme my, kteří máme hříchy potlačovat; </text:span><text:span text:style-name="T452">když </text:span><text:span text:style-name="T453">nehledáme žádné dobro pro duše, </text:span><text:span text:style-name="T452">ale </text:span><text:span text:style-name="T453">každý den se věnujeme svým vlastním činnostem, toužíme po věcech pozemských, a celou svou myslí usilujeme o lidskou slávu.</text:span></text:p>
          </table:table-cell>
        </table:table-row>
        <table:table-row table:style-name="Table1.1">
          <table:table-cell table:style-name="Table1.A1" table:number-columns-spanned="2" office:value-type="string">
            <text:p text:style-name="P75"><text:span text:style-name="T1">DIE </text:span><text:span text:style-name="T2">XI</text:span><text:span text:style-name="T7">X</text:span><text:span text:style-name="T1">. </text:span><text:span text:style-name="T5">MARTII.</text:span></text:p>
            <text:p text:style-name="P175"><text:span text:style-name="T45">I</text:span><text:span text:style-name="T66">n</text:span><text:span text:style-name="T45"> F</text:span><text:span text:style-name="T66">esto</text:span><text:span text:style-name="T45"> S. </text:span><text:span text:style-name="T48">J</text:span><text:span text:style-name="T266">o</text:span><text:span text:style-name="T267">seph,</text:span></text:p>
            <text:p text:style-name="P114"><text:span text:style-name="T41">S</text:span><text:span text:style-name="T64">ponsi</text:span><text:span text:style-name="T40"> </text:span><text:span text:style-name="T41">B. M. V. </text:span><text:span text:style-name="T63">et</text:span><text:span text:style-name="T40"> </text:span><text:span text:style-name="T41">U</text:span><text:span text:style-name="T264">niversalis </text:span><text:span text:style-name="T43">E</text:span><text:span text:style-name="T264">cclesiæ </text:span><text:span text:style-name="T43">P</text:span><text:span text:style-name="T264">atroni.</text:span></text:p>
            <text:p text:style-name="P35"><text:span text:style-name="T313">Serm</text:span>. <text:span text:style-name="T665">maj</text:span>.</text:p>
            <text:p text:style-name="P39"><draw:frame draw:style-name="fr1" draw:name="Obrázek3" text:anchor-type="char" svg:x="6.943cm" svg:y="-0.021cm" svg:width="4.657cm" svg:height="0.326cm" draw:z-index="3"><draw:image xlink:href="Pictures/100010E400001231000001465E86E14C9D26477C.wmf" xlink:type="simple" xlink:show="embed" xlink:actuate="onLoad" draw:mime-type="image/x-wmf"/><draw:image xlink:href="Pictures/10000201000000B00000000C909E382A8B658431.png" xlink:type="simple" xlink:show="embed" xlink:actuate="onLoad" draw:mime-type="image/png"/></draw:frame><draw:frame draw:style-name="fr1" draw:name="Image1" text:anchor-type="char" svg:x="6.943cm" svg:y="-0.021cm" svg:width="4.657cm" svg:height="0.326cm" draw:z-index="1"><draw:image xlink:href="Pictures/100010E400001231000001465E86E14C9D26477C.wmf" xlink:type="simple" xlink:show="embed" xlink:actuate="onLoad" draw:mime-type="image/x-wmf"/><draw:image xlink:href="Pictures/10000201000000B00000000C909E382A8B658431.png" xlink:type="simple" xlink:show="embed" xlink:actuate="onLoad" draw:mime-type="image/png"/></draw:frame><text:soft-page-break/></text:p>
          </table:table-cell>
          <table:covered-table-cell/>
        </table:table-row>
        <table:table-row table:style-name="Table1.1">
          <table:table-cell table:style-name="Table1.A1" office:value-type="string">
            <text:p text:style-name="P105">In I. Nocturno</text:p>
            <text:p text:style-name="P101">De libro Génesis.</text:p>
            <text:p text:style-name="P122">Lectio j. Cap. <text:span text:style-name="T660">39</text:span>.</text:p>
            <text:p text:style-name="P206"><text:span text:style-name="T530">Joseph</text:span> <text:span text:style-name="T742">í</text:span>gitur ductus est in Ægyptum, emítque eum Pútiphar eunúchus Pharaónis, princeps exércitus, vir Ægyptius, de manu Ismaëlitárum, a quibus perdúctus erat. Fuítque Dóminus cum eo, et erat vir in cunctis próspere agens: habitavítque in domo dómini sui, qui óptime noverat Dóminum esse cum eo, et ómnia, quæ géreret, ab eo dírigi in manu illíus. </text:p>
            <text:p text:style-name="P206"/>
          </table:table-cell>
          <table:table-cell table:style-name="Table1.A1" office:value-type="string">
            <text:p text:style-name="P163"><text:s/></text:p>
            <text:p text:style-name="P46"/>
            <text:p text:style-name="P46"/>
            <text:p text:style-name="P344"><text:span text:style-name="T530">Josef</text:span> byl tedy odveden do Egypta; tam ho od Ismaelských, kteří ho přivedli, koupil Putifar, dvořenín <text:span text:style-name="T668">F</text:span>araónův, velitel osobní stráže, Egypťan. Hospodin byl s ním, takže všecko konal se zdarem. Pán, v jehož domě bydl<text:span text:style-name="T737">e</text:span>l, věděl velmi dobře, že Hospodin je s ním, že všecko, cokoliv <text:span text:style-name="T221">Josef </text:span>činí, <text:span text:style-name="T668">řídí Hospodinova</text:span> ruka<text:span text:style-name="T668">.</text:span></text:p>
            <text:p text:style-name="P344"/>
          </table:table-cell>
        </table:table-row>
        <table:table-row table:style-name="Table1.1">
          <table:table-cell table:style-name="Table1.A1" office:value-type="string">
            <text:p text:style-name="P122">Lectio ij.</text:p>
            <text:p text:style-name="P214"><text:span text:style-name="T530">Invenítque</text:span> Joseph grátiam coram dómino suo, et ministrábat ei: a quo præpósitus ómnibus gubernábat créditam sibi domum, et univérsa quæ ei trádita fúerant: benedixítque Dóminus dómui Ægyptii propter Joseph. </text:p>
            <text:p text:style-name="P214"/>
          </table:table-cell>
          <table:table-cell table:style-name="Table1.A1" office:value-type="string">
            <text:p text:style-name="P53"/>
            <text:p text:style-name="P301"><text:span text:style-name="T530">Nalezl</text:span> tedy Josef milost před svým pánem, jenž ho učinil svým služebníkem, ustanovil ho nade vším, takže spravoval nejen svěřený dům, nýbrž všecko, co mu bylo dáno na starost: <text:span text:style-name="T668">a </text:span>Hospodin žehnal domu Egypťanovu <text:span text:style-name="T668">díky</text:span> Josef<text:span text:style-name="T668">ovi</text:span>. </text:p>
          </table:table-cell>
        </table:table-row>
        <table:table-row table:style-name="Table1.1">
          <table:table-cell table:style-name="Table1.A1" office:value-type="string">
            <text:p text:style-name="P122">Lectio iij. <text:span text:style-name="T667">Cap. 41.</text:span></text:p>
            <text:p text:style-name="P214"><text:span text:style-name="T530">Plácuit</text:span> Pharaóni consílium Joseph, et cunctis minístris ejus: locutúsque est ad eos: Num inveníre potérimus talem virum, qui spíritu Dei plenus sit? Dixit ergo ad Joseph: Quia osténdit tibi Deus ómnia quæ locútus es, numquid sapientiórem et consímilem tui inveníre pótero? Tu eris super domum meam, et ad tui oris impérium cunctus populus obédiet: uno tantum regni sólio te præcédam. </text:p>
            <text:p text:style-name="P214"/>
          </table:table-cell>
          <table:table-cell table:style-name="Table1.A1" office:value-type="string">
            <text:p text:style-name="P53"/>
            <text:p text:style-name="P304"><text:span text:style-name="T604">Z</text:span><text:span text:style-name="T530">alíbila</text:span> se <text:span text:style-name="T668">F</text:span>araonovi <text:span text:style-name="T668">rada Josefova, také i</text:span> všem jeho služebníkům. I pravil jim: „Bude nám možno nalézti <text:span text:style-name="T668">takového </text:span>muže plného ducha Božího, jako je tento?“ Řekl pak Josefovi: „Poněvadž ti Bůh ukázal všec<text:span text:style-name="T668">hn</text:span>o, co jsi mluvil, bud<text:span text:style-name="T668">u</text:span> mo<text:span text:style-name="T668">ct</text:span> nalézt někoho, kdo jest moudřejší než ty, nebo kdo by se tobě aspoň vyrovnal? Ty budeš nad mým domem, a rozkazů tvých úst bude poslušen všec<text:span text:style-name="T668">hen</text:span> <text:span text:style-name="T668">lid</text:span>; pouze královským trůnem tě budu převyšovati.“ </text:p>
          </table:table-cell>
        </table:table-row>
        <table:table-row table:style-name="Table1.1">
          <table:table-cell table:style-name="Table1.A1" office:value-type="string">
            <text:p text:style-name="P122">Lectio i<text:span text:style-name="T663">v</text:span>.</text:p>
            <text:p text:style-name="P214"><text:span text:style-name="T530">Dixítque</text:span> rursus Phárao ad Joseph: Ecce, constítui te super univérsam terram Ægypti. Tulítque ánnulum de manu sua, et dedit eum in manu ejus: vestivítque eum stola byssina, et collo torquem áuream circumpósuit. Fecítque eum ascéndere super currum suum secúndum, clamánte præcóne, ut omnes coram eo genu flécterent, et præpósitum esse scirent univérsæ terræ Ægypti. Dixit quoque rex ad Joseph: Ego sum Phárao: absque tuo império non movébit quisquam manum aut pedem in omni terra Ægypti. </text:p>
            <text:p text:style-name="P214"/>
          </table:table-cell>
          <table:table-cell table:style-name="Table1.A1" office:value-type="string">
            <text:p text:style-name="P53"/>
            <text:p text:style-name="P304">A opět pravil <text:span text:style-name="T668">F</text:span>arao Josefovi: Hle, ustanovuji tě nad celým Egyptem. <text:span text:style-name="T668">I</text:span> vza<text:span text:style-name="T668">l</text:span> prsten <text:span text:style-name="T668">ze</text:span> své ruky, <text:span text:style-name="T669">a </text:span>dal mu jej na ruku; oblékl ho v kmentové roucho a kolem hrdla mu zavěsil zlatý řetěz. Pak mu <text:span text:style-name="T669">při</text:span>kázal<text:span text:style-name="T669"> </text:span>vystoupiti na svůj druhý vůz a dal hlasateli provolávati, aby všichni před ním skláněli kolena a věděli, že jest ustanoven nad celým Egyptem. Opět pak pravil král Josefovi: Já jsem <text:span text:style-name="T668">F</text:span>arao; bez tvé<text:span text:style-name="T669">ho</text:span> <text:span text:style-name="T669">rozkazu</text:span> nesmí nikdo <text:span text:style-name="T669">ani </text:span>hnouti rukou ani nohou po <text:span text:style-name="T669">celé zemi</text:span> Egypt<text:span text:style-name="T669">ské</text:span>. <text:s text:c="2"/><text:span text:style-name="T664">(</text:span><text:span text:style-name="T219">Hejčl, </text:span><text:span text:style-name="T220">lehce upraveno</text:span><text:span text:style-name="T219">)</text:span></text:p>
          </table:table-cell>
        </table:table-row>
        <table:table-row table:style-name="Table1.1">
          <table:table-cell table:style-name="Table1.A1" office:value-type="string">
            <text:p text:style-name="P164">In II. Nocturno</text:p>
            <text:p text:style-name="P151">Sermo sancti Bernárdi Abbátis.</text:p>
            <text:p text:style-name="P154">Homil. 2. super: Missus est.</text:p>
            <text:p text:style-name="P130">Lectio v.</text:p>
            <text:p text:style-name="P324"><text:span text:style-name="T530">Quis</text:span> et qualis homo fúerit beátus Joseph, cónjice ex appellatióne, qua, licet dispensatória, méruit honorári ádeo, ut pater Dei <text:soft-page-break/>et dictus et créditus sit; cónjice et ex próprio vocábulo, quod augméntum non dúbitas interpretári. Simul et meménto magni illíus quondam Patriárchæ vénditi in Ægýpto; et scito ipsíus istum non solum vocábulum fuísse sortítum, sed et castimóniam adeptum, innocéntiam assecútum et grátiam.</text:p>
            <text:p text:style-name="P324"/>
          </table:table-cell>
          <table:table-cell table:style-name="Table1.A1" office:value-type="string">
            <text:p text:style-name="P54"/>
            <text:p text:style-name="P54"/>
            <text:p text:style-name="P54"/>
            <text:p text:style-name="P54"/>
            <text:p text:style-name="P280"><text:span text:style-name="T581">Kdo</text:span><text:span text:style-name="T424"> a jaký člověk </text:span><text:span text:style-name="T425">mohl být</text:span><text:span text:style-name="T424"> svatý Josef, si můžeš domyslet z </text:span><text:span text:style-name="T426">pojmenování</text:span><text:span text:style-name="T424">, </text:span><text:span text:style-name="T426">i když získaného, kterým si zasloužil býti uctěn do té </text:span><text:soft-page-break/><text:span text:style-name="T426">míry, že byl nazván otcem Boží</text:span><text:span text:style-name="T427">m,</text:span><text:span text:style-name="T426"> a věříme, že jím i byl. Můžeš si to domyslet i z jeho vlastního jména, které se neboj vyložit jako „</text:span><text:span text:style-name="T122">Bůh </text:span><text:span text:style-name="T103">přidá</text:span><text:span text:style-name="T426">.“ Zároveň si vzpomeň i na velkého Patriarchu dávných časů, který byl prodán do Egypta. A věz, že svatému Josefovi nebylo uděleno pouze Patriarchovo jméno, ale obdržel i jeho čistotu, a dosáhl jeho nevinnosti i milosti.</text:span></text:p>
          </table:table-cell>
        </table:table-row>
        <table:table-row table:style-name="Table1.1">
          <table:table-cell table:style-name="Table1.A1" office:value-type="string">
            <text:p text:style-name="P123">Lectio vj.</text:p>
            <text:p text:style-name="P221"><text:span text:style-name="T530">Síquidem</text:span> ille Joseph, fratérna ex invídia vénditus et ductus in Ægýptum, Christi venditiónem præfigurávit: iste Joseph, Herodiánam invídiam fúgiens, Christum in Ægýptum portávit. Ille dómino suo fidem servans, dóminæ nóluit commiscéri: iste Dóminam suam, Dómini sui matrem, vírginem agnóscens et ipse cóntinens, fidéliter custodívit.</text:p>
            <text:p text:style-name="P147"/>
          </table:table-cell>
          <table:table-cell table:style-name="Table1.A1" office:value-type="string">
            <text:p text:style-name="P54"/>
            <text:p text:style-name="P268"><text:span text:style-name="T565">tedy </text:span><text:span text:style-name="T676">stejně</text:span><text:span text:style-name="T566"> </text:span><text:span text:style-name="T676">ja</text:span><text:span text:style-name="T677">ko</text:span><text:span text:style-name="T367"> starozákonní Josef, z bratrské závisti prodaný a odvedený do Egypta, byl před</text:span><text:span text:style-name="T428">­</text:span><text:span text:style-name="T367">obrazem zaprodání Kristova, pěstoun Josef uprchnul před nenávistí Herodovou a Krista odnesl do Egypta. Starozákonní Josef zachoval věrnost svému pánu, když nechtěl nic mít s </text:span><text:span text:style-name="T86">jeho</text:span><text:span text:style-name="T367"> paní, pěstoun Josef poznal, že jeho Paní, matka jeho Pána, je panna, a sám žil ve zdrženlivosti, aby ji tak věrně zachoval.</text:span></text:p>
          </table:table-cell>
        </table:table-row>
        <table:table-row table:style-name="Table1.1">
          <table:table-cell table:style-name="Table1.A1" office:value-type="string">
            <text:p text:style-name="P123">Lectio vij.</text:p>
            <text:p text:style-name="P225"><text:span text:style-name="T530">Illi</text:span> data est intelligéntia in mystériis somniórum: isti datum est cónscium fíeri atque partícipem cœléstium sacramentórum. Ille fruménta servávit non sibi, sed omni pópulo: iste Panem vivum e cœlo servándum accépit tam sibi quam toti mundo.</text:p>
            <text:p text:style-name="P62"/>
          </table:table-cell>
          <table:table-cell table:style-name="Table1.A1" office:value-type="string">
            <text:p text:style-name="P47"/>
            <text:p text:style-name="P306"><text:span text:style-name="T530">Starozákonnímu</text:span> Josefovi byl<text:span text:style-name="T745">o</text:span> dán<text:span text:style-name="T745">o</text:span> <text:span text:style-name="T745">po</text:span>zn<text:span text:style-name="T144">ání</text:span> tajemství snů, pěstounu Josefovi je dán<text:span text:style-name="T745">o</text:span> nejen <text:span text:style-name="T745">po</text:span>zn<text:span text:style-name="T144">ání</text:span>, ale dokonce účast na tajemstvích nebes<text:span text:style-name="T712">­</text:span>kých. Starozákonní Josef uchoval obilí, ne pro sebe, ale pro všech<text:span text:style-name="T670">e</text:span>n lid, pěstoun Josef zas<text:span text:style-name="T670">e</text:span> přijal živý Chléb z nebe, aby jej uchoval <text:span text:style-name="T670">nejen </text:span>pro sebe, <text:span text:style-name="T670">ale</text:span> i <text:span text:style-name="T670">pro </text:span>celý svět. </text:p>
          </table:table-cell>
        </table:table-row>
        <table:table-row table:style-name="Table1.1">
          <table:table-cell table:style-name="Table1.A1" office:value-type="string">
            <text:p text:style-name="P123">Lectio viij.</text:p>
            <text:p text:style-name="P225"><text:span text:style-name="T530">Non</text:span> est dúbium, quin bonus et fidélis homo fúerit iste Joseph, cui Mater desponsáta est Salvatóris. Fidélis, inquam, servus, et prudens, quem constítuit Dóminus suæ Matris solátium, suæ carnis nutrítium, solum dénique in terris magni consílii coadjutórem fidelíssimum.</text:p>
            <text:p text:style-name="P147"/>
          </table:table-cell>
          <table:table-cell table:style-name="Table1.A1" office:value-type="string">
            <text:p text:style-name="P54"/>
            <text:p text:style-name="P307"><text:span text:style-name="T605">Není</text:span><text:span text:style-name="T314"> pochyb, že dobrý a věrný člověk byl tento Josef, jemuž byla zasnoubena Matka Spasitelova. Vpravdě to byl služebník věrný</text:span> <text:span text:style-name="T314">a moudrý, jejž ustanovil Pán k utěšení své Matky, obživu jejího těla, na zemi jediného a nejvěrnějšího spolupomoc</text:span><text:span text:style-name="T712">­</text:span><text:span text:style-name="T314">níka dobré rady.</text:span></text:p>
          </table:table-cell>
        </table:table-row>
        <table:table-row table:style-name="Table1.1">
          <table:table-cell table:style-name="Table1.A1" office:value-type="string">
            <text:p text:style-name="P164">In III. Nocturno</text:p>
            <text:p text:style-name="P72"><text:span text:style-name="T154">Léctio sancti Evangélii </text:span><text:span text:style-name="T156">secúndum Matthæum</text:span><text:span text:style-name="T154">.</text:span><text:span text:style-name="T13"> </text:span></text:p>
            <text:p text:style-name="P72"><text:span text:style-name="T13">Lectio ix. Cap. </text:span><text:span text:style-name="T16">1</text:span><text:span text:style-name="T13">.</text:span></text:p>
            <text:p text:style-name="P229"><text:span text:style-name="T530">Cum</text:span> esset desponsáta Mater Jesu Maria Joseph, ántequam convenírent, invénta est in útero habens de Spíritu Sancto. Et réliqua.</text:p>
            <text:p text:style-name="P79"/>
            <text:p text:style-name="P151"><text:span text:style-name="T315">Homilía</text:span> sancti Bernárdi Abbátis.</text:p>
            <text:p text:style-name="P156">Homil. 2. super: Missus est.</text:p>
            <text:p text:style-name="P280"><text:span text:style-name="T538">Illa</text:span><text:span text:style-name="T167"> útique fuit rátio desponsatiónis Mar</text:span><text:span text:style-name="T170">í</text:span><text:span text:style-name="T167">æ,quæ et dubitatiónis Thomæ. Mos siquidem Judæórum erat, ut a die desponsatiónis suæ, usque ad tempus nuptiárum, sponsis sponsæ traderéntur custodiéndæ: quátenus eárum ipsi eo sibi pudicítiam curiósius servárent, quo sibi ipsi fidelióres exísterent.</text:span></text:p>
            <text:p text:style-name="P79"/>
          </table:table-cell>
          <table:table-cell table:style-name="Table1.A1" office:value-type="string">
            <text:p text:style-name="P54"/>
            <text:p text:style-name="P54"/>
            <text:p text:style-name="P54"/>
            <text:p text:style-name="P287"><text:span text:style-name="T542">Když</text:span><text:span text:style-name="T179"> byla zasnoubena Maria, Matka Ježíšova, Josefovi, ještě než spolu začali žít, zjistilo se, že počala z Ducha svatého</text:span><text:span text:style-name="T177">. </text:span><text:span text:style-name="T176">A ostatní.</text:span></text:p>
            <text:p text:style-name="P54"/>
            <text:p text:style-name="P54"/>
            <text:p text:style-name="P54"/>
            <text:p text:style-name="P280"><text:span text:style-name="T582">Důvod</text:span><text:span text:style-name="T429"> zasnoubení Mariina byl stejný jako důvod pochybování Tomášova. Byl totiž u Židů obyčej, že ode dne zasnoubení až do svatby byly nevěsty svěřovány ženichům, aby se o ně starali. Čím pečlivěji totiž zachovávali čistotu svých snoubenek, tím věrnější </text:span><text:span text:style-name="T430">se ukázali </text:span><text:span text:style-name="T429">b</text:span><text:span text:style-name="T104">ýti</text:span><text:span text:style-name="T429"> také oni sami. <text:s/></text:span><text:span text:style-name="T376"><text:s/></text:span></text:p>
          </table:table-cell>
        </table:table-row>
        <table:table-row table:style-name="Table1.1">
          <table:table-cell table:style-name="Table1.A1" office:value-type="string">
            <text:p text:style-name="P130">Lectio x.</text:p>
            <text:p text:style-name="P233"><text:soft-page-break/><text:span text:style-name="T530">Sicut</text:span> ergo Thomas dubitándo, et palpándo, constantíssimus factus est Dominicæ conféssor resurrectiónis: ita et Joseph Maríam sibi desponsándo, ejúsque conversatiónem in témpore custodiæ studiósius comprobándo, factus est pudicítiæ fidelíssimus testis.</text:p>
            <text:p text:style-name="P79"/>
          </table:table-cell>
          <table:table-cell table:style-name="Table1.A1" office:value-type="string">
            <text:p text:style-name="P54"/>
            <text:p text:style-name="P318"><text:soft-page-break/><text:span text:style-name="T530">Tak</text:span> jako Tomáš se přes svoje pochyby a následně dotyk Pánových ran stal tím nejstálejším vyznavačem zmrtvýchvstání Páně, tak i Josef, když byl zasnouben s Marií, mohl potvrdit čistotu jejího chování v době, kdy mu byla svěřena, a tím se stal nejvěrnějším svědkem její čistoty. <text:s/></text:p>
          </table:table-cell>
        </table:table-row>
        <table:table-row table:style-name="Table1.1">
          <table:table-cell table:style-name="Table1.A1" office:value-type="string">
            <text:p text:style-name="P130">Lectio xj.</text:p>
            <text:p text:style-name="P229"><text:span text:style-name="T530">Pulchra</text:span> utriúsque rei conveniéntia: et dubitátio Thomæ et desponsátio Mariæ. Póterant quidem símilis erróris láqueum nobis injícere, fidei vidélicet in illo, castitátis in illa, veritátem in suspiciónem addúcere: sed valde prudenter et pie factum est per contrárium, ut unde metuebátur suspício, firma sit certitúdo.</text:p>
            <text:p text:style-name="P79"/>
          </table:table-cell>
          <table:table-cell table:style-name="Table1.A1" office:value-type="string">
            <text:p text:style-name="P54"/>
            <text:p text:style-name="P308"><text:span text:style-name="T606">Jak</text:span><text:span text:style-name="T316"> krásná to shoda obou událostí, pochybování Tomášova a zasnoubení Mariina! Mohly by nás totiž uvrhnout do podobného osidla omylu, víry v případě prvním, čistoty v případě druhém, a z pravdy učinit podezření. Avšak přemoudře a zbožně se stal pravý opak, aby tam, kde byla obava z podezření, pevná se usídlila jistota. <text:s/></text:span><text:s/></text:p>
          </table:table-cell>
        </table:table-row>
        <table:table-row table:style-name="Table1.1">
          <table:table-cell table:style-name="Table1.A1" office:value-type="string">
            <text:p text:style-name="P130">Lectio xij.</text:p>
            <text:p text:style-name="P237"><text:span text:style-name="T530">Nam</text:span> et de Fílii resurrectióne cítius quidem ego (qui infírmus sum) credíderim Thomæ dubitánti et palpánti, quam Cephæ audiénti et credénti: et de Matris continéntia facílius sponso ejus custodiénti, et experiénti, quam ipsi quoque Vírgini de sola sua consciéntia se defendénti.</text:p>
            <text:p text:style-name="P79"/>
          </table:table-cell>
          <table:table-cell table:style-name="Table1.A1" office:value-type="string">
            <text:p text:style-name="P54"/>
            <text:p text:style-name="P319"><text:span text:style-name="T530">Neboť</text:span> <text:span text:style-name="T317">ohledně </text:span>zmrtvýchvstání Syna jsem i já (<text:span text:style-name="T679">neboť</text:span> jsem nepevný) uvěřil <text:span text:style-name="T317">snáze</text:span> Tomáš<text:span text:style-name="T318">ovi, který</text:span> pochyb<text:span text:style-name="T318">oval</text:span> a posléze <text:span text:style-name="T318">se musel </text:span>dotk<text:span text:style-name="T318">nout</text:span>, než <text:span text:style-name="T318">Petrovi, který zprávu uslyšel a hned uvěřil. A ohled</text:span><text:span text:style-name="T738">­</text:span><text:span text:style-name="T318">ně zdrženlivosti matky snáze uvěřím jejímu snoubenci, který ji měl na starosti a viděl ji každý den, než</text:span><text:span text:style-name="T738">li</text:span><text:span text:style-name="T318"> samotné Panně, která se brání pouze </text:span><text:span text:style-name="T144">dle</text:span><text:span text:style-name="T318"> svého svědomí.</text:span></text:p>
          </table:table-cell>
        </table:table-row>
        <table:table-row table:style-name="Table1.1">
          <table:table-cell table:style-name="Table1.A1" table:number-columns-spanned="2" office:value-type="string">
            <text:p text:style-name="P66"><text:span text:style-name="T1">DIE </text:span><text:span text:style-name="T2">X</text:span><text:span text:style-name="T7">X</text:span><text:span text:style-name="T1">. </text:span><text:span text:style-name="T5">MARTII.</text:span></text:p>
            <text:p text:style-name="P111"><text:span text:style-name="T29">I</text:span><text:span text:style-name="T61">n</text:span><text:span text:style-name="T29"> F</text:span><text:span text:style-name="T61">esto</text:span><text:span text:style-name="T29"> S. </text:span><text:span text:style-name="T33">J</text:span><text:span text:style-name="T258">o</text:span><text:span text:style-name="T261">achim</text:span><text:span text:style-name="T260">,</text:span></text:p>
            <text:p text:style-name="P111"><text:span text:style-name="T42">P</text:span><text:span text:style-name="T65">atris</text:span><text:span text:style-name="T40"> </text:span><text:span text:style-name="T41">B. V</text:span><text:span text:style-name="T264">ir</text:span><text:span text:style-name="T265">ginis </text:span><text:span text:style-name="T44">M</text:span><text:span text:style-name="T265">ar</text:span><text:span text:style-name="T264">iæ.</text:span></text:p>
            <text:p text:style-name="P34"><text:span text:style-name="T308">MM</text:span>. <text:span text:style-name="T308">maj</text:span>.</text:p>
          </table:table-cell>
          <table:covered-table-cell/>
        </table:table-row>
        <table:table-row table:style-name="Table1.1">
          <table:table-cell table:style-name="Table1.A1" office:value-type="string">
            <text:p text:style-name="P2">In I. Nocturno</text:p>
            <text:p text:style-name="P102">De libro Ecclesiástici.</text:p>
            <text:p text:style-name="P124">Lectio j. <text:span text:style-name="T632">Cap. 31.</text:span></text:p>
            <text:p text:style-name="P207">B<text:span text:style-name="T530">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207"/>
          </table:table-cell>
          <table:table-cell table:style-name="Table1.A1" office:value-type="string">
            <text:p text:style-name="P2"><text:s/></text:p>
            <text:p text:style-name="P42"/>
            <text:p text:style-name="P42"/>
            <text:p text:style-name="P345"><text:span text:style-name="T530">Blaze</text:span> <text:span text:style-name="T680">muži</text:span>, který <text:span text:style-name="T680">shledán byl </text:span>bez <text:span text:style-name="T680">poskvrny </text:span>a za zlatem se nepachtí. Kdo je takový? Abychom ho chválili! Neboť <text:span text:style-name="T681">podivuhodné věci </text:span>činil v<text:span text:style-name="T681">e</text:span> svém životě. Kdo obstál v pokušení a zůstal neporušený? Bude to jeho <text:span text:style-name="T681">slávou na věky</text:span>. Kdo se mohl dopouštět přestupků, ale nedopustil se jich, kdo mohl činit zlé, ale neučinil to? Jeho štěstí je zajištěno <text:span text:style-name="T682">v Pánu</text:span> a o jeho milosrdných činech bude vypravovat <text:span text:style-name="T682">celé </text:span>shromáždění <text:span text:style-name="T682">svatých</text:span>. </text:p>
          </table:table-cell>
        </table:table-row>
        <table:table-row table:style-name="Table1.1">
          <table:table-cell table:style-name="Table1.A1" office:value-type="string">
            <text:p text:style-name="P125">Lectio ij. <text:span text:style-name="T684">Cap. 32.</text:span></text:p>
            <text:p text:style-name="P215">Q<text:span text:style-name="T530">ui</text:span> timet Dóminum, excípiet doctrínam ejus: et qui vigiláverint ad illum, invénient benedictiónem. Qui quærit legem, replébitur ab ea: et qui insidióse agit, scandalizábitur in ea. Qui timent Dóminum, invénient judícium justum, et justítias quasi lumen accéndent.</text:p>
            <text:p text:style-name="P215"/>
          </table:table-cell>
          <table:table-cell table:style-name="Table1.A1" office:value-type="string">
            <text:p text:style-name="P55"/>
            <text:p text:style-name="P269"><text:span text:style-name="T583">Kdo</text:span><text:span text:style-name="T431"> se bojí Pána, přijme jeho učení, a kdo ho pil</text:span><text:span text:style-name="T430">­</text:span><text:span text:style-name="T431">ně hledají, najdou požehnání. Kdo dbá zákona, bude jím naplněn, ale pokrytci bude kamenem úrazu. Bohabojní najdou, co je zajisté podle práva, a spravedlivé výroky </text:span><text:span text:style-name="T104">zazáří</text:span><text:span text:style-name="T431"> jako světlo. </text:span></text:p>
          </table:table-cell>
        </table:table-row>
        <text:soft-page-break/>
        <table:table-row table:style-name="Table1.1">
          <table:table-cell table:style-name="Table1.A1" office:value-type="string">
            <text:p text:style-name="P125">Lectio iij. Cap. 32. et 33.</text:p>
            <text:p text:style-name="P215">Q<text:span text:style-name="T530">ui</text:span> credit Deo, atténdit mandátis: et qui confídit in illo, non minorábitur. Timénti Dóminum non occúrrent mala, sed in tentatióne Deus illum conservábít, et liberábit a malis. Sápiens non odit mandáta et justítias, et non illidétur quasi in procélla navis. Homo sensátus credit legi Dei, et lex illi fidélis.</text:p>
            <text:p text:style-name="P215"/>
          </table:table-cell>
          <table:table-cell table:style-name="Table1.A1" office:value-type="string">
            <text:p text:style-name="P55"/>
            <text:p text:style-name="P305"><text:span text:style-name="T607">Kdo</text:span><text:span text:style-name="T685"> věří Bohu, zachovává </text:span><text:span text:style-name="T224">jeho</text:span><text:span text:style-name="T685"> přikázání, a kdo v něho doufá, nebude zahanben. Toho, kdo se bojí Pána, nepotká neštěstí, a v pokušení ho Bůh zachová a zbaví zlého. Moudrý nemá v nenávisti zákon a nebude ztroskotán jako loď v bouři. Člověk rozumný je věrný zákonu Božímu, a zákon je věrný jemu. </text:span></text:p>
          </table:table-cell>
        </table:table-row>
        <table:table-row table:style-name="Table1.1">
          <table:table-cell table:style-name="Table1.A1" office:value-type="string">
            <text:p text:style-name="P126">Lectio i<text:span text:style-name="T663">v</text:span>. <text:span text:style-name="T684">Cap. 34.</text:span></text:p>
            <text:p text:style-name="P216">S<text:span text:style-name="T530">píritus</text:span> timéntium Deum quæritur, et, in respectu illíus benedicétur. Spes enim illorum in salvántem illos, et óculi Dei in diligéntes se. Qui timet Dóminum nihil trepidábit, et non pavébit: quóniam ipse est spes ejus. Timéntis Dóminum beáta est ánima ejus. Ad quem réspicit, et quis est fortitúdo ejus? Oculi Dómini super timéntes eum.</text:p>
            <text:p text:style-name="P216"/>
          </table:table-cell>
          <table:table-cell table:style-name="Table1.A1" office:value-type="string">
            <text:p text:style-name="P55"/>
            <text:p text:style-name="P270"><text:span text:style-name="T583">Duch</text:span><text:span text:style-name="T431"> těch, kdo se bojí Boha, bude chráněn, a pod pohledem jeho bude požehnán. Neboť jejich naděje se opírá o toho, který je vysvobozuje, a oči Boží hledí na ty, </text:span><text:span text:style-name="T105">kteří</text:span><text:span text:style-name="T431"> jej milují. Kdo se bojí Pána, tomu netřeba se strachovat, ani děsit se, neboť on je jeho naděje. Duše toho, kdo se bojí Pána, je blahoslavená. Na koho upírá oči a kdo je jeho opora? Oči Páně hledí na ty, kteří se ho bojí. </text:span></text:p>
            <text:p text:style-name="P181"><text:span text:style-name="T685">(</text:span><text:span text:style-name="T222">Hejčl, </text:span><text:span text:style-name="T223">upraveno</text:span><text:span text:style-name="T683">) </text:span></text:p>
          </table:table-cell>
        </table:table-row>
        <table:table-row table:style-name="Table1.1">
          <table:table-cell table:style-name="Table1.A1" office:value-type="string">
            <text:p text:style-name="P165">In II. Nocturno</text:p>
            <text:p text:style-name="P152">Sermo sancti <text:span text:style-name="T308">Epiphánii</text:span> <text:span text:style-name="T308">Epíscopi</text:span>.</text:p>
            <text:p text:style-name="P155">Orat. de Laud. Virg. sub init.</text:p>
            <text:p text:style-name="P131">Lectio v.</text:p>
            <text:p text:style-name="P325"><text:span text:style-name="T530">De</text:span> radice Jesse ortus est rex David, et de tribu regis David sancta Virgo: sancta, inquam, et sanctórum virórum fília: cujus paréntes fuérunt Jóachim et Anna: qui quidem in vita sua Deo placuérunt, atque étiam fructum ejúsmodi germinavérunt, sanctam V<text:span text:style-name="T739">í</text:span>rginem Mar<text:span text:style-name="T739">í</text:span>am, templum simul, et Matrem Dei. Jóachim porro, Anna, et María, hi tres, Trinitáti palam sacrifícium laudis offerébant.</text:p>
            <text:p text:style-name="P325"/>
          </table:table-cell>
          <table:table-cell table:style-name="Table1.A1" office:value-type="string">
            <text:p text:style-name="P56"/>
            <text:p text:style-name="P56"/>
            <text:p text:style-name="P56"/>
            <text:p text:style-name="P56"/>
            <text:p text:style-name="P311">Z kořene Jesse vzešel král David a z kmene krále Davida svatá Panna. Svatá, pravím, a dcera svatých lidí. Jejími rodiči byli Jáchym a Anna, kteří se již za svého života zalíbili Bohu, jehož plod také zrodili, svatou Pannu Marii, chrám a zároveň i Matku Boží. Totiž Jáchym, Anna a Maria, tito tři, zjevně nabídli nejsvětější Trojici oběť chvály. </text:p>
          </table:table-cell>
        </table:table-row>
        <table:table-row table:style-name="Table1.1">
          <table:table-cell table:style-name="Table1.A1" office:value-type="string">
            <text:p text:style-name="P127">Lectio vj.</text:p>
            <text:p text:style-name="P222"><text:span text:style-name="T530">Jóachim</text:span> enim interpretátur præparátio Dómini, eo quod ex illo præparátum sit templum Dómini, nempe Virgo: Anna rursus simíliter grátia interpretátur, proptérea quod Jóachim et Anna grátiam accepérunt, ut accedéntibus précibus, talem fructum germinárent, sanctam Vírginem adepti: Jóachim síquidem precabátur in monte, et Anna in horto <text:span text:style-name="T309">s</text:span>uo.</text:p>
            <text:p text:style-name="P148"/>
          </table:table-cell>
          <table:table-cell table:style-name="Table1.A1" office:value-type="string">
            <text:p text:style-name="P56"/>
            <text:p text:style-name="P312"><text:span text:style-name="T530">Jméno</text:span> Jáchym se <text:span text:style-name="T310">totiž </text:span>překládá jako „příprava Páně,“ neboť z něj byl připraven chrám Páně, totiž Panna. Jméno Anna se zase překládá jako „milost,“ <text:span text:style-name="T686">proto tedy</text:span> Jáchym a Anna přijali milost, aby zapálení <text:span text:style-name="T201">svými </text:span>prosbami zrodili tak <text:span text:style-name="T311">vznešen</text:span>ý plod, <text:span text:style-name="T686">vyprosili si</text:span> svat<text:span text:style-name="T686">ou</text:span> Pann<text:span text:style-name="T686">u</text:span>. Jáchym se totiž modlil na <text:span text:style-name="T201">chrámové </text:span>hoře, Anna ve své zahradě. </text:p>
          </table:table-cell>
        </table:table-row>
        <table:table-row table:style-name="Table1.1">
          <table:table-cell table:style-name="Table1.A1" office:value-type="string">
            <text:p text:style-name="P152">Sermo sancti Joánnis Damascéni.</text:p>
            <text:p text:style-name="P155">Orat. 1. de Virginis Mariæ Nativitate circa princip.</text:p>
            <text:p text:style-name="P127">Lectio vij.</text:p>
            <text:p text:style-name="P327"><text:span text:style-name="T530">Exúlta</text:span> Jóachim, quóniam ex fília tua fílius natus est nobis: et vocátur nomen e<text:span text:style-name="T150">j</text:span>us magni consílii, hoc est, salútis totíus mundi Angelus. Pudóre afficiátur Nestórius, ac manum ori impónat, Puer hic Deus est. Quonam ígitur modo ea Dei Génitrix non sit quæ péperit? Si quis sanctam Dei Genitrícem <text:soft-page-break/>non confitétur, a Deitáte remótus est. Mea non est hæc orátio, quamquam alióqui mea: hanc enim diviníssimam hæreditátem a Theólogo Patre Gregório accépi.</text:p>
            <text:p text:style-name="P63"/>
          </table:table-cell>
          <table:table-cell table:style-name="Table1.A1" office:value-type="string">
            <text:p text:style-name="P56"/>
            <text:p text:style-name="P56"/>
            <text:p text:style-name="P56"/>
            <text:p text:style-name="P271"><text:span text:style-name="T567">Jásej</text:span><text:span text:style-name="T368"> Jáchyme, neboť z tvé dcery Syn se nám narodil, a nazváno </text:span><text:span text:style-name="T112">bylo</text:span><text:span text:style-name="T368"> jméno jeho </text:span><text:span text:style-name="T369">Posel </text:span><text:span text:style-name="T368">dobré rady, t</text:span><text:span text:style-name="T87">edy</text:span><text:span text:style-name="T368"> </text:span><text:span text:style-name="T369">Posel </text:span><text:span text:style-name="T368">spásy celého světa. </text:span><text:span text:style-name="T371">Nechť se Nestorius </text:span><text:span text:style-name="T370">za</text:span><text:span text:style-name="T371">stydí</text:span><text:span text:style-name="T497"> a </text:span><text:span text:style-name="T498">zakryje</text:span><text:span text:style-name="T497"> si ústa ruk</text:span><text:span text:style-name="T498">o</text:span><text:span text:style-name="T497">u, </text:span><text:span text:style-name="T499">neboť </text:span><text:span text:style-name="T497">tento Chlapec je Bůh. Jakým způsobem by tedy Maria mohla nebýt Bohorodičkou, </text:span><text:span text:style-name="T498">když</text:span><text:span text:style-name="T497"> </text:span><text:span text:style-name="T500">právě ona </text:span><text:span text:style-name="T497">jej</text:span><text:span text:style-name="T500"> </text:span><text:span text:style-name="T497">při</text:span><text:span text:style-name="T500">v</text:span><text:span text:style-name="T497">e</text:span><text:span text:style-name="T500">d</text:span><text:span text:style-name="T497">la na svět? </text:span><text:soft-page-break/><text:span text:style-name="T497">Pokud někdo nevyznává svatou Bohorodičku, je </text:span><text:span text:style-name="T500">daleko </text:span><text:span text:style-name="T497">od Božství. </text:span><text:span text:style-name="T499">Tato ř</text:span><text:span text:style-name="T501">eč</text:span><text:span text:style-name="T499"> není má, i když </text:span><text:span text:style-name="T501">s ní</text:span><text:span text:style-name="T499"> také </text:span><text:span text:style-name="T501">souhlasím</text:span><text:span text:style-name="T499">: přijal jsem ji jako nejposvátnější dědictví od otce Řehoře </text:span><text:span text:style-name="T501">Naziánského</text:span><text:span text:style-name="T499">.</text:span></text:p>
          </table:table-cell>
        </table:table-row>
        <table:table-row table:style-name="Table1.1">
          <table:table-cell table:style-name="Table1.A1" office:value-type="string">
            <text:p text:style-name="P127">Lectio viij.</text:p>
            <text:p text:style-name="P226">O beátum par Jóachim et Anna! Ac profécto ex ventris vestri fructu immaculáti agnoscímini, quemádmodum Christus quodam loco dixit: Ex frúctibus eórum cognoscétis eos. Ut Deo gratum erat, ac dignum ea, quæ a vobis orta est, vitæ vestræ ratiónes instituístis. Caste enim ac sancte múnere vestro functi, virginitátis thesáurum produxístis.</text:p>
            <text:p text:style-name="P226"/>
          </table:table-cell>
          <table:table-cell table:style-name="Table1.A1" office:value-type="string">
            <text:p text:style-name="P56"/>
            <text:p text:style-name="P271"><text:span text:style-name="T372">Ó přesvatá dvojice, Jáchyme a Anno! Zajisté také </text:span><text:span text:style-name="T87">podle </text:span><text:span text:style-name="T372">plodu vašeho lůna shledáni jste nepo</text:span><text:span text:style-name="T440">­</text:span><text:span text:style-name="T372">skvrnění, jak Kristus na </text:span><text:span text:style-name="T373">jednom</text:span><text:span text:style-name="T372"> místě pravil: „</text:span><text:span text:style-name="T87">Podle</text:span><text:span text:style-name="T372"> plodů jejich poznáte je.“ Tím, jak byla Bohu milá a jej hodna ta, jež z vás vzešla, jste i vy složili účty svým životům. V čistotě a svatosti zacházeli jste se svým darem a dali tím vzniknout panenskému pokladu. </text:span></text:p>
          </table:table-cell>
        </table:table-row>
        <table:table-row table:style-name="Table1.1">
          <table:table-cell table:style-name="Table1.A1" office:value-type="string">
            <text:p text:style-name="P165">In III. Nocturno</text:p>
            <text:p text:style-name="P73"><text:span text:style-name="T154">Léctio sancti Evangélii </text:span><text:span text:style-name="T156">secúndum Matthæum</text:span><text:span text:style-name="T154">.</text:span><text:span text:style-name="T13"> </text:span></text:p>
            <text:p text:style-name="P73"><text:span text:style-name="T13">Lectio ix. Cap. </text:span><text:span text:style-name="T16">1</text:span><text:span text:style-name="T13">.</text:span></text:p>
            <text:p text:style-name="P230"><text:span text:style-name="T530">Liber</text:span> generatiónis Jesu Christi fílii David, fílii Abraham. Abraham génuit Isaac. Isaac autem génuit Jacob. Et réliqua.</text:p>
            <text:p text:style-name="P80"/>
            <text:p text:style-name="P152">Homilía sancti Joánnis Damascéni.</text:p>
            <text:p text:style-name="P157">Ex lib. 4. de fide Orthod. c. 15. de Domini </text:p>
            <text:p text:style-name="P157">Genealogia, et S. Dei Genitricis.</text:p>
            <text:p text:style-name="P235"><text:span text:style-name="T530">Quod</text:span> Joseph ex Davídica tribu oríginem dúxerit, sa<text:span text:style-name="T713">n</text:span>ctíssimi Evangelístæ Matthæus et Lucas líquido demonstrárunt. Verum hoc inter eos discríminis est, quod Matthæus ex Davide per Salomónem Josephum dedúcit: Lucas autem per Nathan. At vero sanctæ Vírginis ortum utérque siléntio prætériit. Quocírca scire operæ prétium est, nec apud Hebræos, nec apud Scriptúram sacram hoc in more pósitum fuísse, ut mulíerum genus recenserétur.</text:p>
            <text:p text:style-name="P80"/>
          </table:table-cell>
          <table:table-cell table:style-name="Table1.A1" office:value-type="string">
            <text:p text:style-name="P56"/>
            <text:p text:style-name="P56"/>
            <text:p text:style-name="P56"/>
            <text:p text:style-name="P271"><text:span text:style-name="T568">Rodokmen</text:span><text:span text:style-name="T374"> Ježíše Krista, syna Davidova, syna Abrahamova. Abraham zplodil I</text:span><text:span text:style-name="T88">s</text:span><text:span text:style-name="T374">áka, I</text:span><text:span text:style-name="T88">s</text:span><text:span text:style-name="T374">ák zplodil Jakuba. </text:span><text:span text:style-name="T332">A ostatní.</text:span></text:p>
            <text:p text:style-name="P56"/>
            <text:p text:style-name="P56"/>
            <text:p text:style-name="P56"/>
            <text:p text:style-name="P56"/>
            <text:p text:style-name="P281"><text:span text:style-name="T569">Původ</text:span><text:span text:style-name="T376"> </text:span><text:span text:style-name="T377">Josefův, </text:span><text:span text:style-name="T375">totiž skutečnost, </text:span><text:span text:style-name="T377">ž</text:span><text:span text:style-name="T375">e pochází</text:span><text:span text:style-name="T377"> z kmene Davidova, jasně ukazují přesvatí Evangelisté Matouš a Lukáš. Je však mezi nimi tento rozdíl: Matouš odvozuje Josefův původ </text:span><text:span text:style-name="T105">z </text:span><text:span text:style-name="T377">Davida přes Šalamouna, zatímco Lukáš přes Náthana. Avšak původ svaté Panny oba přecházejí mlčením. Zde je však dobré vědět, že ani u Židů, ani v Písmu svatém neb</text:span><text:span text:style-name="T88">ylo</text:span><text:span text:style-name="T377"> zvykem, aby byl uváděn </text:span><text:span text:style-name="T88">také</text:span><text:span text:style-name="T377"> rodokmen ženy. </text:span></text:p>
          </table:table-cell>
        </table:table-row>
        <table:table-row table:style-name="Table1.1">
          <table:table-cell table:style-name="Table1.A1" office:value-type="string">
            <text:p text:style-name="P131">Lectio x.</text:p>
            <text:p text:style-name="P234"><text:span text:style-name="T530">Verum</text:span> hoc demum lege cautum erat; ne tribus ulla uxóres ex áltera tribu accérseret. Ac proínde Joseph, qui ex tribu Davídica ortum trahébat, justitiámque colébat, sanctam Vírginem haudquáquam præter legis praescríptum despondísset, nisi ex eódem sceptro genus duxísset. Ob idque satis hábuit Evangelísta demonstrásse, unde Joseph ortum tráxerit. Igitur ex stirpe Nathan fílii David, Levi génuit Melchi, et Panthérem. Panther autem génuit Barpanthérem. Barpánther rursus génuit Jóachim. Jóachim dénique génuit sanctam Dei Genitrícem.</text:p>
            <text:p text:style-name="P80"/>
          </table:table-cell>
          <table:table-cell table:style-name="Table1.A1" office:value-type="string">
            <text:p text:style-name="P56"/>
            <text:p text:style-name="P320"><text:span text:style-name="T530">Ve</text:span> skutečnosti však bylo zajištěno zákonem, aby muži z jednoho kmene nezískávali manželky z kmene jiného. A proto<text:span text:style-name="T746">že</text:span> Josef, který svůj původ odvozoval z kmene Davidova, <text:span text:style-name="T687">jednal</text:span> spravedl<text:span text:style-name="T687">ivě</text:span>, rozhodně by si svatou Pannu nevzal v rozporu s přikázáním zákona, <text:span text:style-name="T687">tedy</text:span> pokud by <text:span text:style-name="T687">nepocházela </text:span>z téhož kmene. A proto považoval <text:span text:style-name="T687">E</text:span>vangelista za dostatečné prokázat původ Josefův. Z potomstva Náthana, syna Davidova tedy <text:span text:style-name="T687">víme, že</text:span> Levi zplodil Melchia a Pan<text:span text:style-name="T713">­</text:span>thera. Panther z<text:span text:style-name="T145">pl</text:span>odil Barpanthera. Barpanther zase zrodil Jáchyma. Jáchym pak z<text:span text:style-name="T145">pl</text:span>odil svatou Boží <text:span text:style-name="T687">R</text:span>odičku. </text:p>
          </table:table-cell>
        </table:table-row>
        <table:table-row table:style-name="Table1.1">
          <table:table-cell table:style-name="Table1.A1" office:value-type="string">
            <text:p text:style-name="P131">Lectio xj.</text:p>
            <text:p text:style-name="P230"><text:soft-page-break/><text:span text:style-name="T530">Rursus</text:span> ex stirpe Salomónis fílii David, Mathan ex uxóre sua génuit Jacob: mórtuo autem Mathan, Melchi ex tribu Nathan, fílius Levi, ac frater Panthéris, uxórem ipsíus Mathan, quæ étiam Jacóbi mater erat, matrimónio sibi copulávit, atque ex ea génuit Heli: ita uteríni fratres erant Jacob et Heli: ille nimírum ex tribu Salomónis, hic ex tribu Nathan oriúndus.</text:p>
            <text:p text:style-name="P80"/>
          </table:table-cell>
          <table:table-cell table:style-name="Table1.A1" office:value-type="string">
            <text:p text:style-name="P56"/>
            <text:p text:style-name="P309"><text:soft-page-break/><text:span text:style-name="T608">Opět</text:span><text:span text:style-name="T312"> z rodu Šalamouna, syna Davidova, Mathan z manželky své zrodil Jakuba. Když však zemřel Mathan, Melchi z kmene Náthanova, syn Léviho a bratr Pantherův, vzal sobě za manželku vdovu po tomto Mathanovi, která byla též Jakubovou matkou, a z ní se mu narodil Heli. Takže Jakub a Heli byli bratři z jedné matky, </text:span><text:span text:style-name="T207">po otci </text:span><text:span text:style-name="T245">však</text:span><text:span text:style-name="T208"> </text:span><text:span text:style-name="T312">jeden z kmene Šalamounova, druhý z kmene Náthanova. </text:span></text:p>
          </table:table-cell>
        </table:table-row>
        <table:table-row table:style-name="Table1.1">
          <table:table-cell table:style-name="Table1.A1" office:value-type="string">
            <text:p text:style-name="P131">Lectio xij.</text:p>
            <text:p text:style-name="P240"><text:span text:style-name="T530">Porro</text:span> Heli, qui ex tribu Nathan erat, nullis líberis suscéptis, e vita migrávit: eáque de causa Jacob ipsíus frater, qui de tribu Salomónis flúxerat, ipsíus uxórem accépit, fratríque suo semen excitávit, ac Joséphum progénuit. Joseph ítaque natúra quidem fílius Jacob erat a Salomóne oriúndus: legis autem ratióne patrem habébat Heli ex Nathan oriúndum. Quæ cum ita sint, Jóachim lectíssimam illam, ac summis láudibus dignam muliérem Annam matrimónio sibi copulávit.</text:p>
            <text:p text:style-name="P240"/>
          </table:table-cell>
          <table:table-cell table:style-name="Table1.A1" office:value-type="string">
            <text:p text:style-name="P56"/>
            <text:p text:style-name="P271"><text:span text:style-name="T591">Později</text:span><text:span text:style-name="T502"> Heli, jenž byl z kmene Náthanova, zemřel bez potomků. Proto Jakub, jeho bratr, který pocházel z kmene Šalamounova, přijal jeho manželku, aby bratrovi získal potomstvo, a z</text:span><text:span text:style-name="T129">pl</text:span><text:span text:style-name="T502">odil Josefa. Josef byl tedy podle přirozenosti synem Jakubovým a pocházel z kmene Šalamounova, z hlediska zákona však byl jeho otcem Heli z kmene Náthanova. Když se tedy věci mají takto, </text:span><text:span text:style-name="T483">a vše je vysvětleno, </text:span><text:span text:style-name="T502">Jáchym si vzal za manželku tu nejvybranější a vší chvály hodnou ženu, Annu. </text:span></text:p>
          </table:table-cell>
        </table:table-row>
        <table:table-row table:style-name="Table1.1">
          <table:table-cell table:style-name="Table1.A1" table:number-columns-spanned="2" office:value-type="string">
            <text:p text:style-name="P67"><text:span text:style-name="T1">DIE </text:span><text:span text:style-name="T2">X</text:span><text:span text:style-name="T7">X</text:span><text:span text:style-name="T8">I</text:span><text:span text:style-name="T1">. </text:span><text:span text:style-name="T5">MARTII.</text:span></text:p>
            <text:p text:style-name="P177"><text:span text:style-name="T45">I</text:span><text:span text:style-name="T66">n</text:span><text:span text:style-name="T45"> F</text:span><text:span text:style-name="T66">esto</text:span></text:p>
            <text:p text:style-name="P176"><text:span text:style-name="T45">S. </text:span><text:span text:style-name="T49">P. N. B</text:span><text:span text:style-name="T267">e</text:span><text:span text:style-name="T268">nedicti, </text:span><text:span text:style-name="T49">A</text:span><text:span text:style-name="T268">bbatis</text:span></text:p>
            <text:p text:style-name="P27">Serm<text:span text:style-name="T655">. </text:span>min<text:span text:style-name="T655">.</text:span></text:p>
            <text:p text:style-name="P39"><draw:frame draw:style-name="fr1" draw:name="Obrázek2" text:anchor-type="char" svg:x="7.244cm" svg:y="0.051cm" svg:width="3.852cm" svg:height="0.483cm" draw:z-index="2"><draw:image xlink:href="Pictures/100008AC000012660000024FA8F8F7892E021BAD.wmf" xlink:type="simple" xlink:show="embed" xlink:actuate="onLoad" draw:mime-type="image/x-wmf"/><draw:image xlink:href="Pictures/10000201000000B2000000165991C540C9C99C8B.png" xlink:type="simple" xlink:show="embed" xlink:actuate="onLoad" draw:mime-type="image/png"/></draw:frame></text:p>
          </table:table-cell>
          <table:covered-table-cell/>
        </table:table-row>
        <table:table-row table:style-name="Table1.1">
          <table:table-cell table:style-name="Table1.A1" office:value-type="string">
            <text:p text:style-name="P92">In I. Nocturno</text:p>
            <text:p text:style-name="P100">De libro Ecclesiástici.</text:p>
            <text:p text:style-name="P121">Lectio j. <text:span text:style-name="T648">Cap. 44.</text:span></text:p>
            <text:p text:style-name="P205"><text:span text:style-name="T661">L</text:span><text:span text:style-name="T530">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205"/>
          </table:table-cell>
          <table:table-cell table:style-name="Table1.A1" office:value-type="string">
            <text:p text:style-name="P94"><text:s/></text:p>
            <text:p text:style-name="P45"/>
            <text:p text:style-name="P45"/>
            <text:p text:style-name="P342"><text:span text:style-name="T599">C</text:span><text:span text:style-name="T530">hvalme</text:span> slavné muže, <text:span text:style-name="T662">své </text:span>otce<text:span text:style-name="T662"> </text:span>všech pokolení. Mnohou slávu vyjevil Hospodin <text:span text:style-name="T662">ve své vznešenosti od věků</text:span>. Panovali ve svých královstvích, <text:span text:style-name="T217">byli to </text:span>muži proslulí svou mocí; <text:span text:style-name="T662">věhlasní svou moudrostí, Proroctvími dokazovali důstojnost Proroků</text:span>. <text:span text:style-name="T662">A vládli lidu svému ctností své moudrosti i přesvatými slovy</text:span>. </text:p>
          </table:table-cell>
        </table:table-row>
        <table:table-row table:style-name="Table1.1">
          <table:table-cell table:style-name="Table1.A1" office:value-type="string">
            <text:p text:style-name="P121">Lectio ij.</text:p>
            <text:p text:style-name="P213">I<text:span text:style-name="T530">n</text:span> perítia sua requiréntes modos músicos, et narrántes cármina scripturárum. Hómines dívites in virtúte, pulchritúdinis stúdium habéntes: pacificántes in dómibus suis. Omnes isti in generatiónibus gentis suæ glóriam adépti sunt, et in diébus suis habéntur in láudibus.</text:p>
            <text:p text:style-name="P146"/>
          </table:table-cell>
          <table:table-cell table:style-name="Table1.A1" office:value-type="string">
            <text:p text:style-name="P52"/>
            <text:p text:style-name="P298"><text:span text:style-name="T600">Byli</text:span><text:span text:style-name="T662"> natolik zkušení, že v</text:span>ymýšleli nápěvy písní a psali výpravné básně. Byli to muži bohatí <text:span text:style-name="T662">ctnostmi</text:span>, <text:span text:style-name="T662">milovali krásu </text:span><text:span text:style-name="T217">a umění</text:span>, <text:span text:style-name="T662">a</text:span> pokojně žili ve svých příbytcích. Ti všichni <text:span text:style-name="T662">dosáhli slávy </text:span>u svých současníků a za svého života byli předmětem <text:span text:style-name="T662">mnohé chvály</text:span>. <text:s/></text:p>
          </table:table-cell>
        </table:table-row>
        <table:table-row table:style-name="Table1.1">
          <table:table-cell table:style-name="Table1.A1" office:value-type="string">
            <text:p text:style-name="P121">Lectio iij.</text:p>
            <text:p text:style-name="P213">Q<text:span text:style-name="T599">ui</text:span> de illis nati sunt, reliquérunt nomen narrándi laudes eórum: et sunt quorum non est memória: <text:soft-page-break/>periérunt quasi qui non fúerint: et nati sunt, quasi non nati, et fílii ipsórum cum ipsis. Sed illi viri misericórdiæ sunt, quorum pietátes non defuérunt: cum sémine eórum pérmanent bona.</text:p>
            <text:p text:style-name="P61"/>
          </table:table-cell>
          <table:table-cell table:style-name="Table1.A1" office:value-type="string">
            <text:p text:style-name="P52"/>
            <text:p text:style-name="P299"><text:span text:style-name="T530">Někteří</text:span> z nich se narodili a zanechali po sobě jméno, které hlásá jejich chválu. Po jiných není <text:soft-page-break/>ani památky; zemřeli a jako by nikdy nebyli, žili a jako by nikdy nežili, stejně tak jejich děti. Avšak jsou to muži milosrdenství, kteří zbožné konali. S jejich potomstvem navždy zůstane i jejich dobro. </text:p>
          </table:table-cell>
        </table:table-row>
        <table:table-row table:style-name="Table1.1">
          <table:table-cell table:style-name="Table1.A1" office:value-type="string">
            <text:p text:style-name="P121">Lectio i<text:span text:style-name="T633">v</text:span>. </text:p>
            <text:p text:style-name="P213">H<text:span text:style-name="T530">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61"/>
          </table:table-cell>
          <table:table-cell table:style-name="Table1.A1" office:value-type="string">
            <text:p text:style-name="P52"/>
            <text:p text:style-name="P272"><text:span text:style-name="T578">Svaté</text:span><text:span text:style-name="T416"> dědictví je jejich příbuzenstvo a podle smlouvy bude žít jejich potomstvo. </text:span><text:span text:style-name="T106">J</text:span><text:span text:style-name="T416">ejich </text:span><text:span text:style-name="T432">s</text:span><text:span text:style-name="T416">ynové díky nim zůstanou až na věky, jejich potomstvo ani sláva nebudou vyhlazeny. Jejich těla byla v pokoji pohřbena, ale jejich jméno žije v dalších pokoleních. Lidé si budou vypravovat o jejich moudrosti a jejich chválu bude opěvovat Církev. </text:span><text:span text:style-name="T336"><text:s/></text:span></text:p>
            <text:p text:style-name="P182"><text:span text:style-name="T652">(</text:span><text:span text:style-name="T214">ČEP, </text:span><text:span text:style-name="T218">hodně </text:span><text:span text:style-name="T215">upraveno</text:span><text:span text:style-name="T248">)</text:span></text:p>
          </table:table-cell>
        </table:table-row>
        <table:table-row table:style-name="Table1.1">
          <table:table-cell table:style-name="Table1.A1" office:value-type="string">
            <text:p text:style-name="P165">In II. Nocturno</text:p>
            <text:p text:style-name="P131">Lectio v.</text:p>
            <text:p text:style-name="P325"><text:span text:style-name="T609">Benedíctus</text:span>, Núrsiæ nóbili génere ortus, Romæ liberálibus disciplínis erudítus, ut totum se Jesu Christo daret, ad eum locum, qui Sublácus dícitur, in altíssimam spelúncam penetrávit; in qua sic per triénnium delítuit, ut unus id sciret Románus mónachus, quo ad vitæ necessitátem minístro utebátur. Dum ígitur ei quodam die ardéntes ad libídinem faces a diábolo subjiceréntur, se in vépribus támdiu volutávit, dum, laceráto córpore, voluptátis sensus dolóre opprimerétur.</text:p>
            <text:p text:style-name="P325"/>
          </table:table-cell>
          <table:table-cell table:style-name="Table1.A1" office:value-type="string">
            <text:p text:style-name="P56"/>
            <text:p text:style-name="P56"/>
            <text:p text:style-name="P281"><text:span text:style-name="T611">Benedikt</text:span><text:span text:style-name="T378"> </text:span><text:span text:style-name="T379">se </text:span><text:span text:style-name="T378">naro</text:span><text:span text:style-name="T379">dil</text:span><text:span text:style-name="T378"> v Nursii</text:span><text:span text:style-name="T379"> </text:span><text:span text:style-name="T378">vznešené</text:span><text:span text:style-name="T380">mu</text:span><text:span text:style-name="T378"> rodu </text:span><text:span text:style-name="T432">a</text:span><text:span text:style-name="T378"> </text:span><text:span text:style-name="T432">vy</text:span><text:span text:style-name="T380">studoval</text:span><text:span text:style-name="T378"> svobodná umění v Římě. Aby se mohl </text:span><text:span text:style-name="T380">zcela</text:span><text:span text:style-name="T378"> oddat Ježíši Kristu, usídlil se </text:span><text:span text:style-name="T89">převysoko v </text:span><text:span text:style-name="T381">jeskyni </text:span><text:span text:style-name="T378">na místě, které se </text:span><text:span text:style-name="T473">dnes </text:span><text:span text:style-name="T378">nazývá Sub</text:span><text:span text:style-name="T381">i</text:span><text:span text:style-name="T378">ac</text:span><text:span text:style-name="T381">o</text:span><text:span text:style-name="T378">. </text:span><text:span text:style-name="T381">Zde žil v ústraní po tři roky a jediný, kdo o něm věděl, byl mnich Romanus, který se staral o jeho životní </text:span><text:span text:style-name="T89">potřeby</text:span><text:span text:style-name="T381">. Jednoho dne, když si jej chtěl ďábel podmanit žhavými plameny vášní, vrhnul se Benedikt do trní a tak dlouho se v něm obracel, dokud bolestí ve svém zraněném těle tyto pocity vášně nezahnal. </text:span></text:p>
          </table:table-cell>
        </table:table-row>
        <table:table-row table:style-name="Table1.1">
          <table:table-cell table:style-name="Table1.A1" office:value-type="string">
            <text:p text:style-name="P127">Lectio vj.</text:p>
            <text:p text:style-name="P222"><text:span text:style-name="T609">Sed</text:span> jam erumpénte ex illis látebris fama ejus sanctitátis, quidam mónachi se illi instituéndos tradidérunt: quorum vivéndi licéntia cum ejus objurgatiónes ferre non posset, venénum in potióne ei dare constítuunt. Verum, póculum ei præbéntibus, crucis signo vas confrégit, ac relícto monastério in solitúdinem se recépit.</text:p>
            <text:p text:style-name="P148"/>
          </table:table-cell>
          <table:table-cell table:style-name="Table1.A1" office:value-type="string">
            <text:p text:style-name="P56"/>
            <text:p text:style-name="P271"><text:span text:style-name="T612">Avšak</text:span><text:span text:style-name="T382"> jakmile se pověst jeho svatosti </text:span><text:span text:style-name="T89">roznesla</text:span><text:span text:style-name="T382"> </text:span><text:span text:style-name="T379">mezi lidi</text:span><text:span text:style-name="T382">, přiš</text:span><text:span text:style-name="T380">li</text:span><text:span text:style-name="T382"> k němu </text:span><text:span text:style-name="T433">nějací </text:span><text:span text:style-name="T382">mniši, aby </text:span><text:span text:style-name="T107">se mu svěřili v zasvěceném životě</text:span><text:span text:style-name="T382">. Když však </text:span><text:span text:style-name="T433">u</text:span><text:span text:style-name="T382">ž nedokázali snášet jeho poznámky kvůli přílišné volnosti </text:span><text:span text:style-name="T380">svého </text:span><text:span text:style-name="T382">života, rozhodli se, že mu dají do nápoje jed. Podali mu tedy </text:span><text:span text:style-name="T433">opravdu </text:span><text:span text:style-name="T382">pohár, Benedikt jej požehnal, a pohár se rozbil. Opustil tedy klášter a opět se odebral do ústraní.</text:span></text:p>
          </table:table-cell>
        </table:table-row>
        <table:table-row table:style-name="Table1.1">
          <table:table-cell table:style-name="Table1.A1" office:value-type="string">
            <text:p text:style-name="P127">Lectio vij.</text:p>
            <text:p text:style-name="P226"><text:span text:style-name="T609">Sed</text:span> cum multi ad eum quotídie discípuli convenírent, duódecim monastéria ædificávit, éaque sanctíssimis légibus communívit. Póstea Cassínum migrávit, ubi simulácrum Apóllinis, qui adhuc ibi colebátur, commínuit, aram evértit et lucos succéndit; ibíque sancti Martíni sacéllum et sancti Joánnis ædículam exstrúxit, oppidános autem et íncolas christiánis præcéptis ímbuit. </text:p>
            <text:p text:style-name="P63"/>
          </table:table-cell>
          <table:table-cell table:style-name="Table1.A1" office:value-type="string">
            <text:p text:style-name="P56"/>
            <text:p text:style-name="P313"><text:span text:style-name="T609">Když</text:span> však k němu každý den přicházelo mnoho učedníků, založil dvanáct klášterů a vybavil je přesvatými zákony. Poté odešel na Monte Cassino, kde zničil modlu Apollonovu, kterou tam lidé ještě uctívali, zpřevracel jeho oltář a spálil posvátný háj. Postavil tam pak kostelík svatého Martina a kapli svatého Jana, obyvatelům města i okolí předal křesťanská přikázání. </text:p>
          </table:table-cell>
        </table:table-row>
        <table:table-row table:style-name="Table1.1">
          <table:table-cell table:style-name="Table1.A1" office:value-type="string">
            <text:p text:style-name="P127">Lectio viij.</text:p>
            <text:p text:style-name="P226"><text:span text:style-name="T609">Quare</text:span> augebátur in dies magis divína grátia Benedíctus, ut étiam prophético spíritu ventúra prædíceret. Qui áliquot ménsibus ántequam e vita <text:soft-page-break/>migráret, præmónuit discípulos, quo die esset moritúrus: ac sepúlcrum, in quo suum corpus condi vellet, sex diébus ántequam eo inferrétur, aperíri jussit: sextóque die deférri vóluit in ecclésiam: ubi, sumpta Eucharístia, sublátis in cœlum óculis orans, inter manus discipulórum efflávit ánimam.</text:p>
            <text:p text:style-name="P148"/>
          </table:table-cell>
          <table:table-cell table:style-name="Table1.A1" office:value-type="string">
            <text:p text:style-name="P56"/>
            <text:p text:style-name="P314"><text:span text:style-name="T609">Den</text:span> za dnem Bůh Benedikta obdařoval větší milostí natolik, že dokonce v prorockém duchu předpovídal budoucí události. Několik měsíců před <text:soft-page-break/>odchodem z tohoto světa předpověděl učedníkům den, <text:span text:style-name="T747">v </text:span>který zemře, a šest dnů před svou smrtí přikázal otevřít hrob, kam chtěl uložit své tělo. Šestého dne se pak nechal odnést do kostela, kde přijal Eucharistii, zvedl v modlitbě své oči k nebi a v objetí svých učedníků vypustil duši. </text:p>
          </table:table-cell>
        </table:table-row>
        <table:table-row table:style-name="Table1.1">
          <table:table-cell table:style-name="Table1.A1" office:value-type="string">
            <text:p text:style-name="P165">In III. Nocturno</text:p>
            <text:p text:style-name="P73"><text:span text:style-name="T154">Léctio sancti Evangélii secúndum Matthǽum.</text:span><text:span text:style-name="T13"> </text:span></text:p>
            <text:p text:style-name="P131">Lectio ix. Cap. 19.</text:p>
            <text:p text:style-name="P357"><text:span text:style-name="T609">In</text:span> illo témpore: Dixit Petrus ad Jesum: Ecce nos relíquimus ómnia, et secúti sumus te: quid ergo erit nobis? Et réliqua.</text:p>
            <text:p text:style-name="P80"/>
            <text:p text:style-name="P73"><text:span text:style-name="T185">Homilía venerábilis Bedæ Presbýteri</text:span><text:span text:style-name="T154">.</text:span></text:p>
            <text:p text:style-name="P133">Homil. in Natali S. Ben.</text:p>
            <text:p text:style-name="P350"><text:span text:style-name="T609">Perféctus</text:span> ille est, qui ábiens véndit ómnia quæ habet, et dat paupéribus, ac véniens séquitur Christum; habébit enim thesáurum non deficiéntem in cœlis. Unde bene, interrogánte Petro, dixit tálibus Jesus: Amen dico vobis, quod vos qui secúti estis me, in regeneratióne, cum séderit Fílius hóminis in sede majestátis suæ, sedébitis et vos super sedes duódecim, judicántes duódecim tribus Israël.</text:p>
            <text:p text:style-name="P80"/>
          </table:table-cell>
          <table:table-cell table:style-name="Table1.A1" office:value-type="string">
            <text:p text:style-name="P56"/>
            <text:p text:style-name="P56"/>
            <text:p text:style-name="P56"/>
            <text:p text:style-name="P187"><text:span text:style-name="T609">Za</text:span> onoho času řekl Petr Ježíšovi: Hle, opustili jsme vše a následujeme tebe. Co tedy bude s námi? A ostatní.</text:p>
            <text:p text:style-name="P28"/>
            <text:p text:style-name="P28"/>
            <text:p text:style-name="P28"/>
            <text:p text:style-name="P201"><text:span text:style-name="T615">D</text:span><text:span text:style-name="T614">okonalý</text:span><text:span text:style-name="T456"> je ten, kdo na odchodu prodá vše, co má, a rozdá chudým, pak </text:span><text:span text:style-name="T460">přijde</text:span><text:span text:style-name="T456"> a následuje Krista. Bude totiž mít nepomíjející poklad v nebi. Proto zcela správně říká Ježíš toto, když se ptá Petra: „Amen pravím vám, že vy, kteří mě následujete, na oplátku, až bude Syn člověka sedět na </text:span><text:span text:style-name="T116">trůnu</text:span><text:span text:style-name="T456"> své vznešenosti, budete i vy sedět na dvanácti </text:span><text:span text:style-name="T116">trůnech</text:span><text:span text:style-name="T456"> a soudit dvanáct kmenů Israele.“ </text:span></text:p>
          </table:table-cell>
        </table:table-row>
        <table:table-row table:style-name="Table1.1">
          <table:table-cell table:style-name="Table1.A1" office:value-type="string">
            <text:p text:style-name="P25">Lectio x.</text:p>
            <text:p text:style-name="P188"><text:span text:style-name="T609">In</text:span> hac quippe vita pro ejus nómine laborántes, in ália præmium speráre dócuit, id est, in regeneratióne; cum vidélicet in vitam immortálem fuérimus resurgéndo regeneráti, qui in vitam cadúcam mortáliter erámus géniti. Et justa prorsus retribútio, ut, qui hic pro Christo humánæ glóriam celsitúdinis neglexérunt, illic a Christo júdices glorificáti singuláriter cum eo assídeant qui a sequéndis ejus vestígiis nulla ratióne póterant avélli.</text:p>
            <text:p text:style-name="P26"/>
          </table:table-cell>
          <table:table-cell table:style-name="Table1.A1" office:value-type="string">
            <text:p text:style-name="P29"/>
            <text:p text:style-name="P186"><text:span text:style-name="T616">Pán</text:span><text:span text:style-name="T454"> nás učí, že v tomto životě sice trpíme pro jeho jméno, v tom dalším však můžeme doufat v odměnu, t</text:span><text:span text:style-name="T116">otiž</text:span><text:span text:style-name="T454"> ve znovuzrození. </text:span><text:span text:style-name="T116">Tehdy</text:span><text:span text:style-name="T454"> </text:span><text:span text:style-name="T116">tedy</text:span><text:span text:style-name="T454"> budeme vzkříšením </text:span><text:span text:style-name="T116">opět</text:span><text:span text:style-name="T454"> zrozeni v nesmrtelný život, my, </text:span><text:span text:style-name="T116">kteří</text:span><text:span text:style-name="T454"> jsme se narodili v život smrtelný a porušitelný. Je to tedy spravedlivá odměna, </text:span><text:span text:style-name="T455">aby ti</text:span><text:span text:style-name="T454">, </text:span><text:span text:style-name="T455">kteří zde</text:span><text:span text:style-name="T454"> pro Krista pohrdli vznešeností lidské slávy, pak </text:span><text:span text:style-name="T455">v nebi byli</text:span><text:span text:style-name="T454"> Kristem oslaveni jako soudci, a</text:span><text:span text:style-name="T455"> </text:span><text:span text:style-name="T454">jedinečným způsobem </text:span><text:span text:style-name="T455">s ním</text:span><text:span text:style-name="T454"> zased</text:span><text:span text:style-name="T455">li</text:span><text:span text:style-name="T454"> ti, </text:span><text:span text:style-name="T455">které</text:span><text:span text:style-name="T454"> žádným způsobem nebylo možné odradit od následování jeho kroků.</text:span></text:p>
          </table:table-cell>
        </table:table-row>
        <table:table-row table:style-name="Table1.1">
          <table:table-cell table:style-name="Table1.A1" office:value-type="string">
            <text:p text:style-name="P25">Lectio xj.</text:p>
            <text:p text:style-name="P188"><text:span text:style-name="T609">Nemo</text:span> autem putet duódecim tantum Apóstolos, quia pro Juda prævaricánte Matthias eléctus est, tunc esse judicatúros: sicut nec duódecim solæ sunt tribus Israël judicándæ: alióquin tribus Levi, quæ tertiadécima est, injudicáta recédet. Et Paulus, qui tertiusdécimus est Apóstolus, judicándi sorte privábitur? cum ipse dicat: Nescítis quóniam ángelos judicábimus, quanto magis sæculária?</text:p>
            <text:p text:style-name="P26"/>
          </table:table-cell>
          <table:table-cell table:style-name="Table1.A1" office:value-type="string">
            <text:p text:style-name="P29"/>
            <text:p text:style-name="P187"><text:span text:style-name="T609">Ovšem</text:span> nemysleme si, že pouze dvanáctero <text:span text:style-name="T688">A</text:span>poštolů (neboť za zrádce Jidáše byl zvolen Matěj) bude v onen čas soudit, tak jako ani nebudou soudit <text:span text:style-name="T688">pouze </text:span>dvanáct kmenů israelských. V tom případě by totiž kmen Leviho, který je třináctý, zůstal nesouzen. A Pavel, který je třináctým <text:span text:style-name="T688">A</text:span>poštolem, byl by ú<text:span text:style-name="T743">dě</text:span>l<text:span text:style-name="T143">u</text:span> soudce zbaven? I když sám říká: „Nevíte že budeme soudit anděly, čí<text:span text:style-name="T714">m</text:span> spíše bytosti pozemské?“</text:p>
          </table:table-cell>
        </table:table-row>
        <table:table-row table:style-name="Table1.1">
          <table:table-cell table:style-name="Table1.A1" office:value-type="string">
            <text:p text:style-name="P25">Lectio xij.</text:p>
            <text:p text:style-name="P188"><text:span text:style-name="T609">Sciéndum</text:span> namque est, omnes, qui ad exémplum Apostolórum, sua reliquérunt ómnia et secúti sunt Christum, júdices cum eo ventúros, sicut étiam <text:soft-page-break/>omne mortálium genus esse judicándum. Quia enim duodenário sæpe número solet in Scriptúris univérsitas designári, per duódecim sedes Apostolórum ómnium numerósitas judicántium, et, per duódecim tribus Israël, univérsitas eórum qui judicándi sunt, osténditur.</text:p>
            <text:p text:style-name="P188"/>
          </table:table-cell>
          <table:table-cell table:style-name="Table1.A1" office:value-type="string">
            <text:p text:style-name="P29"/>
            <text:p text:style-name="P187"><text:span text:style-name="T610">M</text:span><text:span text:style-name="T609">usíme</text:span> tedy vědět, že všichni, <text:span text:style-name="T688">kteří</text:span> podle příkladu <text:span text:style-name="T688">A</text:span>poštolů opustili vše, co mají, a následovali Krista, se stanou soudci spolu s ním, stejně <text:soft-page-break/>jako všechno smrtelné pokolení bude souzeno. Neboť číslo dvanáct se v Písmu často používá pro označení veškerenstva. Dvanácti stolicemi <text:span text:style-name="T688">A</text:span>poštolskými míní se veškerý počet soudců, a dvanácti kmeny israelskými míní se veškeré lidstvo, které bude souzeno. </text:p>
          </table:table-cell>
        </table:table-row>
        <table:table-row table:style-name="Table1.1">
          <table:table-cell table:style-name="Table1.A1" table:number-columns-spanned="2" office:value-type="string">
            <text:p text:style-name="P89"><text:span text:style-name="T1">DIE </text:span><text:span text:style-name="T2">X</text:span><text:span text:style-name="T7">X</text:span><text:span text:style-name="T12">IV</text:span><text:span text:style-name="T1">. </text:span><text:span text:style-name="T5">MARTII.</text:span></text:p>
            <text:p text:style-name="P3"><text:span text:style-name="T50">I</text:span><text:span text:style-name="T71">n</text:span><text:span text:style-name="T50"> F</text:span><text:span text:style-name="T71">esto</text:span><text:span text:style-name="T50"> S. </text:span><text:span text:style-name="T51">G</text:span><text:span text:style-name="T269">a</text:span><text:span text:style-name="T270">brielis </text:span><text:span text:style-name="T51">A</text:span><text:span text:style-name="T270">r</text:span><text:span text:style-name="T269">ch</text:span><text:span text:style-name="T270">angeli.</text:span></text:p>
            <text:p text:style-name="P37"><text:span text:style-name="T68">in </text:span><text:span text:style-name="T52">B</text:span><text:span text:style-name="T68">ohemia et </text:span><text:span text:style-name="T52">L</text:span><text:span text:style-name="T68">usatia:</text:span><text:span text:style-name="T58"> MM. maj.</text:span></text:p>
          </table:table-cell>
          <table:covered-table-cell/>
        </table:table-row>
        <table:table-row table:style-name="Table1.1">
          <table:table-cell table:style-name="Table1.A1" office:value-type="string">
            <text:p text:style-name="P106">In I. Nocturno</text:p>
            <text:p text:style-name="P100">De <text:span text:style-name="T698">Daniéle Prophéta</text:span>.</text:p>
            <text:p text:style-name="P121">Lectio j. <text:span text:style-name="T648">Cap. 9.</text:span></text:p>
            <text:p text:style-name="P205">E<text:span text:style-name="T530">go</text:span> Dániel cum adhuc lóquerer, et orárem et confitérer peccáta mea et peccáta pópuli mei Israël, et prostérnerem preces meas in conspéctu Dei mei, pro monte sancto Dei mei, Ecce Vir Gábriel, quem víderam in visióne a princípio, cito volans tétigit me in témpore sacrifícii vespertíni, et dócuit me, et locútus est mihi, dixítque: Dániel, nunc egréssus sum, ut docérem te, et intellígeres. </text:p>
            <text:p text:style-name="P205"/>
          </table:table-cell>
          <table:table-cell table:style-name="Table1.A1" office:value-type="string">
            <text:p text:style-name="P45"/>
            <text:p text:style-name="P45"/>
            <text:p text:style-name="P45"/>
            <text:p text:style-name="P339"><text:span text:style-name="T570">Já</text:span><text:span text:style-name="T383"> Daniel, k</text:span><text:span text:style-name="T333">dyž jsem ještě mluvil a modlil se, </text:span><text:span text:style-name="T383">a </text:span><text:span text:style-name="T333">vyznáva</text:span><text:span text:style-name="T383">l</text:span><text:span text:style-name="T333"> hříchy své i hříchy svého li</text:span><text:span text:style-name="T434">­</text:span><text:span text:style-name="T333">du israelského, a </text:span><text:span text:style-name="T383">překládal</text:span><text:span text:style-name="T333"> své prosby před </text:span><text:span text:style-name="T384">tváří</text:span><text:span text:style-name="T333"> svého Boha, pro svatou horu svého Boha, </text:span><text:span text:style-name="T385">hle,</text:span><text:span text:style-name="T333"> </text:span><text:span text:style-name="T90">M</text:span><text:span text:style-name="T333">už Gabriel, </text:span><text:span text:style-name="T385">kterého</text:span><text:span text:style-name="T333"> jsem byl viděl v předchozím vidění, rychle přiletě</text:span><text:span text:style-name="T385">l a</text:span><text:span text:style-name="T333"> dotkl se mne v dobu večerní oběti, poučil mne, </text:span><text:span text:style-name="T385">a </text:span><text:span text:style-name="T333">mluv</text:span><text:span text:style-name="T385">il</text:span><text:span text:style-name="T333"> se mnou </text:span><text:span text:style-name="T385">takto</text:span><text:span text:style-name="T333">: „Danieli, nyní jsem vyšel, abych tě poučil, abys rozuměl.“</text:span></text:p>
          </table:table-cell>
        </table:table-row>
        <table:table-row table:style-name="Table1.1">
          <table:table-cell table:style-name="Table1.A1" office:value-type="string">
            <text:p text:style-name="P121">Lectio ij.</text:p>
            <text:p text:style-name="P213"><text:span text:style-name="T530">Ab</text:span> exórdio precum tuárum egréssus est sermo, ego autem veni, ut indicárem tibi, quia Vir desideriórum es. Tu ergo animadvérte sermónem, et intéllige visiónem. Septuagínta hebdómades abbreviátæ sunt super pópulum tuum, et super urbem sanctam tuam, ut consummétur praevaricátio et finem accípiat peccátum, et deleátur iníquitas, et impleátur visio et prophetía, et ungátur Sanctus Sanctórum. </text:p>
            <text:p text:style-name="P146"/>
          </table:table-cell>
          <table:table-cell table:style-name="Table1.A1" office:value-type="string">
            <text:p text:style-name="P52"/>
            <text:p text:style-name="P273"><text:span text:style-name="T571">Na</text:span><text:span text:style-name="T387"> počátku tvých proseb vyšlo slovo a já jsem přišel, abych ti je oznámil, neboť jsi milovaný Muž </text:span><text:span text:style-name="T474">Boží</text:span><text:span text:style-name="T387">. Ty tedy pozor</text:span><text:span text:style-name="T90">ně poslouchej</text:span><text:span text:style-name="T387"> </text:span><text:span text:style-name="T386">tuto </text:span><text:span text:style-name="T387">řeč a pochop </text:span><text:span text:style-name="T386">to </text:span><text:span text:style-name="T387">vidění! Sedmdesát týdnů je stanoveno tvému národu a tvému svatému městu, aby byla dokonána neřest, konec vzal hřích, a zahlazena byla nepravost; aby se splnilo vidění i proroctví, a pomazán byl Svatý Svatých. </text:span></text:p>
          </table:table-cell>
        </table:table-row>
        <table:table-row table:style-name="Table1.1">
          <table:table-cell table:style-name="Table1.A1" office:value-type="string">
            <text:p text:style-name="P121">Lectio iij.</text:p>
            <text:p text:style-name="P213">S<text:span text:style-name="T530">cito</text:span> ergo, et animadvérte ab éxitu sermónis, ut íterum ædificétur Jerúsalem usque ad Christum Ducem hebdómades septem et hebdómades sexagínta duæ erunt, et rursum ædificábitur platéa, et muri in angústia témporum. Et post hebdómades sexagínta duas occidétur Christus, et non erit ejus pópulus, qui eum negatúrus est. </text:p>
            <text:p text:style-name="P61"/>
          </table:table-cell>
          <table:table-cell table:style-name="Table1.A1" office:value-type="string">
            <text:p text:style-name="P52"/>
            <text:p text:style-name="P273"><text:span text:style-name="T561">Věz</text:span><text:span text:style-name="T356"> tedy </text:span><text:span text:style-name="T386">dobře</text:span><text:span text:style-name="T356"> a pozor</text:span><text:span text:style-name="T90">ně naslouchej</text:span><text:span text:style-name="T356">: Od č</text:span><text:span text:style-name="T388">asu, kdy vyšel</text:span><text:span text:style-name="T356"> výrok, aby byl </text:span><text:span text:style-name="T388">znovu</text:span><text:span text:style-name="T356"> vystavěn Jerusalém, až do </text:span><text:span text:style-name="T388">P</text:span><text:span text:style-name="T356">omazaného </text:span><text:span text:style-name="T388">K</text:span><text:span text:style-name="T356">nížete bude sedm týdnů a šedesát dva týdny; a z</text:span><text:span text:style-name="T388">novu</text:span><text:span text:style-name="T356"> vystavěna bude ulice a zdi za tísnivých časů. A po těch</text:span><text:span text:style-name="T388">to</text:span><text:span text:style-name="T356"> šedesáti dvou týdnech bude zabit </text:span><text:span text:style-name="T388">P</text:span><text:span text:style-name="T356">omazaný, a nebude jeho lid</text:span><text:span text:style-name="T388">u</text:span><text:span text:style-name="T356">, který </text:span><text:span text:style-name="T388">by </text:span><text:span text:style-name="T356">ho zapře</text:span><text:span text:style-name="T388">l</text:span><text:span text:style-name="T356">. </text:span></text:p>
          </table:table-cell>
        </table:table-row>
        <table:table-row table:style-name="Table1.1">
          <table:table-cell table:style-name="Table1.A1" office:value-type="string">
            <text:p text:style-name="P121">Lectio i<text:span text:style-name="T633">v</text:span>. </text:p>
            <text:p text:style-name="P213">E<text:span text:style-name="T530">t</text:span> civitátem et Sanctuárium dissipábit pópulus cum Duce ventúro: Et finis ejus vástitas, et post finem belli statúta desolátio. Confirmábit autem pactum multis hebdómada una: et in dimídio hebdómadis defíciet hóstia et sacrifícium; et erit in templo abominátio desolatiónis. Et usque ad consummatiónem et finem perseverábit desolátio. </text:p>
            <text:p text:style-name="P61"><text:soft-page-break/></text:p>
          </table:table-cell>
          <table:table-cell table:style-name="Table1.A1" office:value-type="string">
            <text:p text:style-name="P52"/>
            <text:p text:style-name="P292"><text:span text:style-name="T601">A </text:span><text:span text:style-name="T672">město i </text:span><text:span text:style-name="T673">S</text:span><text:span text:style-name="T672">vatyni rozmetá národ s </text:span><text:span text:style-name="T673">K</text:span><text:span text:style-name="T672">nížetem, který přijde; konec jeho </text:span><text:span text:style-name="T674">bude</text:span><text:span text:style-name="T673"> </text:span><text:span text:style-name="T672">zkáza a po válce </text:span><text:span text:style-name="T674">nastane</text:span><text:span text:style-name="T672"> </text:span><text:span text:style-name="T673">stanovené</text:span><text:span text:style-name="T672"> zpu</text:span><text:span text:style-name="T673">stoše</text:span><text:span text:style-name="T672">ní. </text:span><text:span text:style-name="T673">Vnutí</text:span><text:span text:style-name="T672"> pak </text:span><text:span text:style-name="T674">svou </text:span><text:span text:style-name="T672">smlouvou mnohým v jednom týdnu; a v polovici </text:span><text:span text:style-name="T675">toho</text:span><text:span text:style-name="T672"> týdne přestane </text:span><text:span text:style-name="T673">oběť</text:span><text:span text:style-name="T672"> krvavá i nekrvavá; </text:span><text:span text:style-name="T673">a nastane </text:span><text:span text:style-name="T672">v chrámě ohavnost zpu</text:span><text:span text:style-name="T673">stoše</text:span><text:span text:style-name="T672">ní, a až do </text:span><text:span text:style-name="T673">samého</text:span><text:span text:style-name="T672"> konce potrvá </text:span><text:span text:style-name="T675">to</text:span><text:span text:style-name="T672"> zpu</text:span><text:span text:style-name="T673">stoše</text:span><text:span text:style-name="T672">ní.</text:span> <text:span text:style-name="T652">(</text:span><text:span text:style-name="T226">Hejčl</text:span><text:span text:style-name="T214">, </text:span><text:span text:style-name="T215">upraveno</text:span><text:span text:style-name="T248">)</text:span></text:p>
          </table:table-cell>
        </table:table-row>
        <table:table-row table:style-name="Table1.1">
          <table:table-cell table:style-name="Table1.A1" office:value-type="string">
            <text:p text:style-name="P166">In II. Nocturno</text:p>
            <text:p text:style-name="P153">Sermo sancti <text:span text:style-name="T689">Bernárdi Abbátis</text:span>.</text:p>
            <text:p text:style-name="P159">Homilía super Missus est.</text:p>
            <text:p text:style-name="P139">Lectio v.</text:p>
            <text:p text:style-name="P328"><text:span text:style-name="T530">Missus</text:span> est Angelus Gábriel a Deo. Non árbitror hunc Angelum de minóribus esse, qui quálibet ex causa crebra sóleant fungi legatióne; quod ex ejus nómine palam intélligi datur, quod interpretátum fortitúdo Dei dícitur. Et quia non ab áliquo álio forte excellentióre se (ut ássolet) spíritu, sed ab ipso Deo mitti perhibétur, propter hoc pósitum est: a Deo.</text:p>
            <text:p text:style-name="P328"/>
          </table:table-cell>
          <table:table-cell table:style-name="Table1.A1" office:value-type="string">
            <text:p text:style-name="P166"><text:s/></text:p>
            <text:p text:style-name="P84"/>
            <text:p text:style-name="P84"/>
            <text:p text:style-name="P84"/>
            <text:p text:style-name="P329"><text:span text:style-name="T530">Poslán</text:span> byl <text:span text:style-name="T707">A</text:span>nděl Gabriel od Boha. Nemyslím si, že tento <text:span text:style-name="T705">A</text:span>nděl byl z těch menších, kteří často <text:span text:style-name="T690">a </text:span>z různých důvodů přinášeli různá poselství. <text:span text:style-name="T705">Z</text:span> jeho jména se <text:span text:style-name="T705">to </text:span>dá jasně poznat, <text:span text:style-name="T705">neboť </text:span>přeložené znamená „síla Boží.“ A nebyl poslán od nějaké jiné duch<text:span text:style-name="T691">ovní bytosti</text:span>, snad <text:span text:style-name="T691">vznešenější</text:span> než on <text:span text:style-name="T691">sám</text:span> (jak bývá zvykem), ale od samotného Boha. <text:span text:style-name="T691">Proto</text:span> je dodáno „od Boha.“</text:p>
          </table:table-cell>
        </table:table-row>
        <table:table-row table:style-name="Table1.1">
          <table:table-cell table:style-name="Table1.A1" office:value-type="string">
            <text:p text:style-name="P141">Lectio vj.</text:p>
            <text:p text:style-name="P242"><text:span text:style-name="T530">Vel</text:span> ídeo dictum est: a Deo, ne cui vel beatórum spirítuum suum Deus, ántequam Vírgini, revelásse putétur consílium, excepto duntáxat Archángelo Gabriéle. Qui útique tantæ inter suos inveníri potúerit excelléntiæ, ut, tali et nómine dignus haberétur et nuntio. Nec discórdat nomen a núntio: Dei quippe virtútem Christum, quem mélius nuntiáre decébat, quam hunc, quem símile nomen honórat? Numquid est áliud fortitúdo, quam virtus? Non autem dédecus et incóngruum vidémur, Dóminum et Núntium commúni censéri vocábulo: cum símilis in utróque appellatiónis, non sit tamen utrísque símilis causa.</text:p>
            <text:p text:style-name="P150"/>
          </table:table-cell>
          <table:table-cell table:style-name="Table1.A1" office:value-type="string">
            <text:p text:style-name="P84"/>
            <text:p text:style-name="P274"><text:span text:style-name="T623">Nebo</text:span><text:span text:style-name="T716"> </text:span><text:span text:style-name="T717">také </text:span><text:span text:style-name="T716">proto je řečeno „od Boha,“ aby bylo jasné, že Bůh svůj úradek neprozradil nikomu ze svých vznešených duchů dříve, než Panně, samozřejmě kromě </text:span><text:span text:style-name="T718">A</text:span><text:span text:style-name="T716">rchanděla Gabriel</text:span><text:span text:style-name="T136">a</text:span><text:span text:style-name="T716">. Ten totiž </text:span><text:span text:style-name="T719">i mezi svými</text:span><text:span text:style-name="T716"> b</text:span><text:span text:style-name="T720">yl</text:span><text:span text:style-name="T716"> shledán </text:span><text:span text:style-name="T138">natolik</text:span><text:span text:style-name="T719"> vznešeným, že </text:span><text:span text:style-name="T137">byl hoden</text:span><text:span text:style-name="T719"> </text:span><text:span text:style-name="T721">nosit </text:span><text:span text:style-name="T719">takové jmén</text:span><text:span text:style-name="T138">o</text:span><text:span text:style-name="T719"> </text:span><text:span text:style-name="T721">i obdržet</text:span><text:span text:style-name="T719"> tento vznešený úkol. A </text:span><text:span text:style-name="T138">toto</text:span><text:span text:style-name="T719"> jméno odpovídá tomuto </text:span><text:span text:style-name="T138">poslovi</text:span><text:span text:style-name="T719">. Kdo jiný by lépe </text:span><text:span text:style-name="T138">dokázal</text:span><text:span text:style-name="T719"> zvěstovat Boží moc, </text:span><text:span text:style-name="T721">totiž </text:span><text:span text:style-name="T719">Krista, než ten, koho Bůh poctil podobným jménem? Neboť co jiného je síla než moc? Avšak nehleďme na to jako neúctu a rozpor, že Pán i Posel sdílejí společné slovo ve jménu. I když jejich jméno je podobné, </text:span><text:span text:style-name="T138">zajisté</text:span><text:span text:style-name="T719"> není podobný důvod, proč přišli na svět. </text:span></text:p>
          </table:table-cell>
        </table:table-row>
        <table:table-row table:style-name="Table1.1">
          <table:table-cell table:style-name="Table1.A1" office:value-type="string">
            <text:p text:style-name="P141">Lectio vij.</text:p>
            <text:p text:style-name="P243"><text:span text:style-name="T530">Aliter</text:span> quippe Christus fortitúdo, vel virtus Dei dícitur, áliter Angelus. Angelus enim tantum nuncupatíve. Christus autem étiam substantíve. Christus Dei virtus dícitur, et est: quæ forti armáto, qui suum átrium in pace custodíre solébat, fórtior supervéniens, ipsum suo bráchio debellávit: et sic ei vasa captivitátis poténter erípuit.</text:p>
            <text:p text:style-name="P87"/>
          </table:table-cell>
          <table:table-cell table:style-name="Table1.A1" office:value-type="string">
            <text:p text:style-name="P84"/>
            <text:p text:style-name="P330"><text:span text:style-name="T530">Jinak</text:span> je totiž Kristus nazýván silou či mocí Boží, a jinak <text:span text:style-name="T705">A</text:span>nděl. U <text:span text:style-name="T705">A</text:span>nděla je to pouze pojmenování. U Krista však té<text:span text:style-name="T747">ž</text:span> jeho podstata. Kristus je nazýván Boží mocí a <text:span text:style-name="T690">tou </text:span>také je. <text:span text:style-name="T692">Tak jako ozbrojený silák, který v klidu hlídá svou předsíň, jak je zvyklý, a</text:span><text:span text:style-name="T732">však </text:span><text:span text:style-name="T692">když přijde silnější, vlastní rukou jej v boji porazí. A tak</text:span><text:span text:style-name="T732">to</text:span><text:span text:style-name="T692"> </text:span><text:span text:style-name="T146">s</text:span><text:span text:style-name="T692">e ze své vězeňské cely mocně vysvobo</text:span><text:span text:style-name="T146">dil</text:span><text:span text:style-name="T692">.</text:span></text:p>
          </table:table-cell>
        </table:table-row>
        <table:table-row table:style-name="Table1.1">
          <table:table-cell table:style-name="Table1.A1" office:value-type="string">
            <text:p text:style-name="P141">Lectio viij.</text:p>
            <text:p text:style-name="P244"><text:span text:style-name="T530">Angelus</text:span> vero fortitúdo Dei appellátus est, vel quod hujuscémodi merúerit prærogatívam offícii, quo ejúsdem nuntiáret advéntum virtútis: vel quia Vírginem natúra pávidam, símplicem, verecúndam, ne miráculi novitáte expavésceret, confortáre debéret: quod et fecit. Ne tímeas ínquiens: Maria, invenísti enim grátiam apud Deum. Conveniénter ítaque Gábriel ad hoc opus elígitur: imo quia tale illi negótium injúngitur, recte tali nómine designátur.</text:p>
            <text:p text:style-name="P243"/>
          </table:table-cell>
          <table:table-cell table:style-name="Table1.A1" office:value-type="string">
            <text:p text:style-name="P84"/>
            <text:p text:style-name="P331"><text:span text:style-name="T530">Anděl</text:span> je opravdu nazván s<text:span text:style-name="T690">i</text:span>l<text:span text:style-name="T690">ou</text:span> Boží, buď proto, že si <text:span text:style-name="T706">takové pojmenování</text:span> zasloužil <text:span text:style-name="T693">jako předpoklad ke svému úkolu, když zvěstoval příchod oné </text:span><text:span text:style-name="T225">Boží </text:span><text:span text:style-name="T693">moci, nebo proto, aby Pannu od přirozenosti bojácnou, prostou a pravdomluvnou nevyděsil zprávou o takovém zázraku, ale svým jménem ji posílil. Což se také stalo. Pravil: „Neboj se, Maria, </text:span><text:span text:style-name="T732">neboť jsi </text:span><text:span text:style-name="T693">nalezla milost u Boha.“ Příhodně byl tedy pro tento úkol vybrán Gabriel, zajisté právě proto, že jej očekával takový úkol, bylo mu dáno i takové jméno. </text:span></text:p>
          </table:table-cell>
        </table:table-row>
        <text:soft-page-break/>
        <table:table-row table:style-name="Table1.1">
          <table:table-cell table:style-name="Table1.A1" office:value-type="string">
            <text:p text:style-name="P166">In III. Nocturno</text:p>
            <text:p text:style-name="P90"><text:span text:style-name="T154">Léctio sancti Evangélii </text:span><text:span text:style-name="T156">secúndum </text:span><text:span text:style-name="T164">Lucam</text:span><text:span text:style-name="T154">.</text:span><text:span text:style-name="T13"> </text:span></text:p>
            <text:p text:style-name="P90"><text:span text:style-name="T13">Lectio ix. Cap. </text:span><text:span text:style-name="T16">1</text:span><text:span text:style-name="T13">.</text:span></text:p>
            <text:p text:style-name="P245"><text:span text:style-name="T530">In</text:span> illo témpore: Missus est Angelus Gábriel a Deo in civitátem Galilææ, cui nomen Názareth, ad Vírginem desponsátam Viro, cui nomen erat Joseph de domo David, et nomen Vírginis <text:span text:style-name="T530">María</text:span>. Et réliqua.</text:p>
            <text:p text:style-name="P81"/>
            <text:p text:style-name="P153">Homilía S. Juliáni Epíscopi.</text:p>
            <text:p text:style-name="P160">Tolet. Lib. 2. contra Judæos.</text:p>
            <text:p text:style-name="P246"><text:span text:style-name="T530">Sacraméntum</text:span> illud septuagínta hebdomadárum de Christi Nativitáte, Dániel per Angelum dídicit: Simíliter Zacharías apparénte Angelo Joánnem fílium de se generándum audívit, et María Angelo sibi prædicénti, Christum ex se nascéndum, et crédidit et assénsit. Hæc tria per Angelum dicta et compléta vidémus.</text:p>
            <text:p text:style-name="P246"/>
          </table:table-cell>
          <table:table-cell table:style-name="Table1.A1" office:value-type="string">
            <text:p text:style-name="P166"><text:s/></text:p>
            <text:p text:style-name="P84"/>
            <text:p text:style-name="P84"/>
            <text:p text:style-name="P274"><text:span text:style-name="T624">Za</text:span><text:span text:style-name="T725"> onoho času </text:span><text:span text:style-name="T726">byl </text:span><text:span text:style-name="T725">poslán </text:span><text:span text:style-name="T727">A</text:span><text:span text:style-name="T725">nděl Gabriel od Boha do města galilejského, jemuž jméno Nazaret, k Panně zasnoubené Muži, jemuž jméno bylo Josef z domu Davidova, a jméno Panny </text:span><text:span text:style-name="T140">je</text:span><text:span text:style-name="T725"> </text:span><text:span text:style-name="T627">M</text:span><text:span text:style-name="T624">aria</text:span><text:span text:style-name="T728">. </text:span><text:span text:style-name="T715">A ostatní.</text:span></text:p>
            <text:p text:style-name="P84"/>
            <text:p text:style-name="P84"/>
            <text:p text:style-name="P84"/>
            <text:p text:style-name="P332"><text:span text:style-name="T619">Ono</text:span><text:span text:style-name="T694"> </text:span><text:span text:style-name="T740">posvátné </text:span><text:span text:style-name="T694">tajemství sedmdesát</text:span><text:span text:style-name="T732">i</text:span><text:span text:style-name="T694"> týdnů o Kristově Narození poznal Daniel díky Andělovi. Podobně i Zachariáš, když se mu zjevil Anděl, uslyšel zprávu, že se mu narodí syn Jan, a Marii Anděl předpověděl, že se z ní narodí Kristus, ona uvěřila a souhlasila.</text:span> <text:span text:style-name="T695">Podívejme se na tyto tři události, které Anděl zvěstoval a opravdu se</text:span><text:span text:style-name="T740"> </text:span><text:span text:style-name="T695">staly.</text:span></text:p>
          </table:table-cell>
        </table:table-row>
        <table:table-row table:style-name="Table1.1">
          <table:table-cell table:style-name="Table1.A1" office:value-type="string">
            <text:p text:style-name="P139">Lectio x.</text:p>
            <text:p text:style-name="P274"><text:span text:style-name="T539">Jam</text:span><text:span text:style-name="T174"> ergo solícite intu</text:span><text:span text:style-name="T175">é</text:span><text:span text:style-name="T174">ndum est, utrum Angelus iste, qui Zacharíæ et Maríæ appáruit, ipsi quoque Daniéli illa prædíxerit. Equidem ipse Dániel in prophetíæ volúmine, quando illa sacraménta hebdomadárum de Christi Nativitáte per Angelum futúra cognóvit, sic ipsíus Angeli nomen evidénter expréssit. Dicit enim: Ecce Vir Gábriel, quem víderam in princípio, cito volans, tétigit me, et dixit Dániel animadvérte sermónem, et réliqua, quæ ibi commemorántur.</text:span></text:p>
            <text:p text:style-name="P81"/>
          </table:table-cell>
          <table:table-cell table:style-name="Table1.A1" office:value-type="string">
            <text:p text:style-name="P84"/>
            <text:p text:style-name="P334"><text:span text:style-name="T530">Je</text:span> třeba se již <text:span text:style-name="T733">po</text:span>řádně podívat, zda onen <text:span text:style-name="T707">A</text:span>nděl, který se zjevil Zachariášovi a Marii, <text:span text:style-name="T696">je tentýž, který Danielovi předpověděl tyto věci. Stejně tak i Daniel v knize proroctví, když poznal skrze Anděla, že ona tajemství týdnů o Kristově narození se mají naplnit, tak jasně ukázal jméno toho Anděla. Napsal totiž: „Hle, muž Gabriel, kterého jsem prve viděl ve vidění, spěšně přilétl, dotkl se mne a řekl: ,Danieli, dobře poslouchej tuto řeč,‘“ a ostatní věci, které jsou tam zaznamenány. </text:span></text:p>
          </table:table-cell>
        </table:table-row>
        <table:table-row table:style-name="Table1.1">
          <table:table-cell table:style-name="Table1.A1" office:value-type="string">
            <text:p text:style-name="P139">Lectio xj.</text:p>
            <text:p text:style-name="P245"><text:span text:style-name="T530">Item</text:span> his tempóribus secúndum Evangelium, Angeli ipsíus nomen miríficum sic invenítur expréssum. Dixit enim idem Angelus Zacharíæ: Ego sum Gábriel, qui adsto ante Deum, et missus sum loqui ad te, et hæc tibi evangelizáre. Quod étiam de Beátæ Maríæ Vírginis partu sic in eódem Evangélio légitur: Missus est, inquit, Angelus Gábriel a Deo in civitátem Galilææ, cui nomen Názareth, ad Vírginem desponsátam Viro, cui nomen erat Joseph de domo David, et nomen Vírginis <text:span text:style-name="T530">María</text:span>.</text:p>
            <text:p text:style-name="P81"/>
          </table:table-cell>
          <table:table-cell table:style-name="Table1.A1" office:value-type="string">
            <text:p text:style-name="P84"/>
            <text:p text:style-name="P333"><text:span text:style-name="T530">Opět</text:span> <text:span text:style-name="T694">v</text:span> <text:span text:style-name="T697">E</text:span>vangeli<text:span text:style-name="T694">u </text:span>za těchto časů nacházíme zde <text:span text:style-name="T708">vyslovené</text:span> podivuhodn<text:span text:style-name="T708">é</text:span> jméno <text:span text:style-name="T708">téhož</text:span> <text:span text:style-name="T708">A</text:span>nděla. Řekl totiž <text:span text:style-name="T708">A</text:span>nděl Zachariášovi: „Já jsem Gabriel, <text:s/><text:span text:style-name="T708">sloužím před</text:span> Bohem a <text:span text:style-name="T733">byl </text:span>jsem poslán, abych s tebou promluvil a zvěstoval ti tuto dobrou zprávu.“ Toto čteme i o porodu Blahoslavené Panny Maria v tomtéž <text:span text:style-name="T708">E</text:span>vangeliu: „Poslán <text:span text:style-name="T708">byl</text:span> <text:span text:style-name="T708">A</text:span>nděl Gabriel od Boha do města v Galileji, které se jmenuje Nazaret, k Panně zasnoubené Muži, který se jmenuje Josef z pokolení Davidova, a jméno Panny je <text:span text:style-name="T530">Maria</text:span>.“ </text:p>
          </table:table-cell>
        </table:table-row>
        <table:table-row table:style-name="Table1.1">
          <table:table-cell table:style-name="Table1.A1" office:value-type="string">
            <text:p text:style-name="P139">Lectio xij.</text:p>
            <text:p text:style-name="P247"><text:span text:style-name="T530">Jam</text:span> ergo maniféstum est, unus idémque Angelus Gábriel fúerit, qui et præfíxa illa témpora Daniéli de Christi Nativitáte apéruit, et partum Vírginis præséntem esse monstrávit. Ad tempus itaque præfinítum occúrrit, et olim a se dicta, óperis efficiéntia compléta esse convíncit. Et illic fidélis in prophetía hebdomadárum, et hic fidélis per mystérium revelá<text:soft-page-break/>tum.</text:p>
            <text:p text:style-name="P247"/>
          </table:table-cell>
          <table:table-cell table:style-name="Table1.A1" office:value-type="string">
            <text:p text:style-name="P84"/>
            <text:p text:style-name="P274"><text:span text:style-name="T625">Již</text:span><text:span text:style-name="T730"> je tedy jasné, že to byl jeden a tentýž Anděl Gabriel, který Danielovi zjevil věci budoucí i Narození Kristovo, a ukázal, že </text:span><text:span text:style-name="T731">Kristus </text:span><text:span text:style-name="T142">se</text:span><text:span text:style-name="T730"> naro</text:span><text:span text:style-name="T142">dí</text:span><text:span text:style-name="T730"> z Panny. Objevil se v</text:span><text:span text:style-name="T142">e stanovený</text:span><text:span text:style-name="T730"> čas a dohlédl na to, aby věci, které kdysi zvěstoval, byly také dokonány. A stejně jako se splnilo jeho dávné proroctví týdnů, i zde se naplnilo proroctví, které </text:span><text:span text:style-name="T141">prostřednictvím </text:span><text:soft-page-break/><text:span text:style-name="T141">tajemství</text:span><text:span text:style-name="T730"> zvěstoval. </text:span></text:p>
          </table:table-cell>
        </table:table-row>
        <table:table-row table:style-name="Table1.1">
          <table:table-cell table:style-name="Table1.A1" table:number-columns-spanned="2" office:value-type="string">
            <text:p text:style-name="P65"><text:span text:style-name="T1">DIE </text:span><text:span text:style-name="T2">XX</text:span><text:span text:style-name="T3">V</text:span><text:span text:style-name="T1">. </text:span><text:span text:style-name="T6">MARTII</text:span></text:p>
            <text:p text:style-name="P178"><text:span text:style-name="T45">I</text:span><text:span text:style-name="T66">n</text:span><text:span text:style-name="T45"> F</text:span><text:span text:style-name="T66">esto</text:span><text:span text:style-name="T46"> </text:span><text:span text:style-name="T47">A</text:span><text:span text:style-name="T67">nnuntiationis</text:span></text:p>
            <text:p text:style-name="P179"><text:span text:style-name="T34">B</text:span><text:span text:style-name="T262">e</text:span><text:span text:style-name="T263">a</text:span><text:span text:style-name="T262">tæ </text:span><text:span text:style-name="T35">M</text:span><text:span text:style-name="T263">a</text:span><text:span text:style-name="T262">r</text:span><text:span text:style-name="T263">iæ </text:span><text:span text:style-name="T34">V</text:span><text:span text:style-name="T262">irginis</text:span><text:span text:style-name="T524">.</text:span></text:p>
            <text:p text:style-name="P31"><text:span text:style-name="T255">Serm</text:span><text:span text:style-name="T253">. </text:span><text:span text:style-name="T254">m</text:span><text:span text:style-name="T256">in</text:span><text:span text:style-name="T254">.</text:span></text:p>
            <text:p text:style-name="P36"><draw:frame draw:style-name="fr1" draw:name="Obrázek1" text:anchor-type="char" svg:x="6.664cm" svg:y="0.078cm" svg:width="5.211cm" svg:height="0.372cm" draw:z-index="0"><draw:image xlink:href="Pictures/100006D00000C54500000E0BC683FB34DF2CE92E.emf" xlink:type="simple" xlink:show="embed" xlink:actuate="onLoad" draw:mime-type="image/x-emf"/><draw:image xlink:href="Pictures/1000020100000775000000885733C5A8ED3C342C.png" xlink:type="simple" xlink:show="embed" xlink:actuate="onLoad" draw:mime-type="image/png"/></draw:frame></text:p>
          </table:table-cell>
          <table:covered-table-cell/>
        </table:table-row>
        <table:table-row table:style-name="Table1.1">
          <table:table-cell table:style-name="Table1.A1" office:value-type="string">
            <text:p text:style-name="P106">In I. Nocturno</text:p>
            <text:p text:style-name="P100">De Isaía Prophéta.</text:p>
            <text:p text:style-name="P121">Lectio j. <text:span text:style-name="T648">Cap. 7.</text:span></text:p>
            <text:p text:style-name="P205"><text:span text:style-name="T530">Et</text:span> adjécit Dóminus loqui ad Achaz, dicens: Pete tibi signum a Dómino Deo tuo in profúndum inférni, sive in excélsum supra. Et dixit Achaz: Non petam, et non tentábo Dóminum. Et dixit: Audíte ergo domus David: Numquid parum vobis est, moléstos esse homínibus, quia molésti estis et Deo meo? Propter hoc dabit Dóminus ipse vobis signum. Ecce virgo concípiet, et páriet fílium, et vocábitur nomen ejus Emmánuel. Butyrum et mel cómedet, ut sciat reprobáre malum, et elígere bonum.</text:p>
            <text:p text:style-name="P205"/>
          </table:table-cell>
          <table:table-cell table:style-name="Table1.A1" office:value-type="string">
            <text:p text:style-name="P45"/>
            <text:p text:style-name="P45"/>
            <text:p text:style-name="P45"/>
            <text:p text:style-name="P343"><text:span text:style-name="T530">Hospodin</text:span> znovu promluvil k Achazovi <text:span text:style-name="T700">a pravil</text:span>: „Vyžádej si znamení od Hospodina, svého Boha, buď dole z hlubin nebo nahoře z výšin.“ Achaz odpověděl: „Nechci žádat a nebudu pokoušet Hospodina.“ I řekl I<text:span text:style-name="T700">s</text:span>ajáš: „Slyšte <text:span text:style-name="T700">tedy</text:span>, dome Davidův! Což je vám málo <text:span text:style-name="T700">obtěžovat </text:span>lid<text:span text:style-name="T700">i</text:span>, že chcete <text:span text:style-name="T700">obtěžovat</text:span> i mého Boha? Proto vám dá znamení sám <text:span text:style-name="T700">Hospodin</text:span>: Hle, <text:span text:style-name="T700">panna</text:span> počne a porodí syna a dá mu jméno Immanuel (<text:span text:style-name="T201">to je</text:span><text:span text:style-name="T230">st</text:span><text:span text:style-name="T201"> „Bůh </text:span><text:span text:style-name="T231">s námi“</text:span>). Bude jíst smetanu a med, aby dovedl zavrhnout zlé a volit dobré. <text:s/></text:p>
          </table:table-cell>
        </table:table-row>
        <table:table-row table:style-name="Table1.1">
          <table:table-cell table:style-name="Table1.A1" office:value-type="string">
            <text:p text:style-name="P121">Lectio ij. <text:span text:style-name="T699">Cap. 11.</text:span></text:p>
            <text:p text:style-name="P213"><text:span text:style-name="T530">Et</text:span> egrediétur virga de radíce Jesse, et flos de radíce ejus ascéndet. Et requiéscet super eum Spíritus Dómini; spíritus sapiéntiæ, et intelléctus, spíritus consílii, et fortitúdinis, spíritus sciéntiæ, et pietátis, et replébit eum spíritus timóris Dómini: non secúndum visiónem oculórum judicábit, neque secúndum audítum áurium árguet: sed judicábit in justítia páuperes, et árguet in æquitáte pro mansuétis terræ: et percútiet terram virga oris sui, et spíritu labiórum suórum interfíciet ímpium. Et erit justítia cíngulum lumbórum ejus: et fides cinctórium renum ejus.</text:p>
            <text:p text:style-name="P146"/>
          </table:table-cell>
          <table:table-cell table:style-name="Table1.A1" office:value-type="string">
            <text:p text:style-name="P52"/>
            <text:p text:style-name="P275"><text:span text:style-name="T389">I vzejde proutek z kořene Jesse a květ z jeho kořene v</text:span><text:span text:style-name="T91">ykvete</text:span><text:span text:style-name="T389">. Na něm spočine Duch Hospodinův: duch moudrosti a poznání, duch rady a síly, duch vědění a zbožnosti, a prodchne jej duch bázně před Hospodinem. Nebude soudit podle toho, co vidí oči, nebude rozhodovat podle toho, co slyší uši, nýbrž bude soudit nuzné spravedlivě, o pokorných v zemi bude rozhodovat podle práva. Žezlem svých úst bude bít zemi, dechem svých rtů usmrtí bezbožníka. Jeho bedra budou opásána spravedlností a jeho boky přepásá věrnost. </text:span></text:p>
          </table:table-cell>
        </table:table-row>
        <table:table-row table:style-name="Table1.1">
          <table:table-cell table:style-name="Table1.A1" office:value-type="string">
            <text:p text:style-name="P121">Lectio iij. <text:span text:style-name="T699">Cap. 35.</text:span></text:p>
            <text:p text:style-name="P213"><text:span text:style-name="T530">Lætábitur</text:span> desérta et ínvia, et exultábit solitúdo, et florébit quasi lílium. Gérminans germinábit, et exultábit lætabúnda et laudans: glória Líbani data est ei: decor Carméli, et Saron, ipsi vidébunt glóriam Dómini, et decórem Dei nostri. Confortáte manus dissolútas, et génua debília roboráte.</text:p>
            <text:p text:style-name="P61"/>
          </table:table-cell>
          <table:table-cell table:style-name="Table1.A1" office:value-type="string">
            <text:p text:style-name="P52"/>
            <text:p text:style-name="P299"><text:span text:style-name="T620">R</text:span><text:span text:style-name="T530">ozveselí</text:span> se <text:span text:style-name="T701">p</text:span>ouš<text:span text:style-name="T701">tě</text:span> i <text:span text:style-name="T701">neschůdná místa</text:span>, rozjásá se pustina a rozkvete <text:span text:style-name="T701">jako lilie</text:span>. Bujně rozkvete, radostně bude jásat a plesat. Bude jí dána sláva Liban<text:span text:style-name="T701">o</text:span>nu, nádhera Karmelu a Šáronu. Ty uzří slávu Hospodinovu, nádheru našeho Boha. Dodejte síly ochablým rukám, pevnosti <text:span text:style-name="T740">umdlévajícím </text:span>kolenům.</text:p>
          </table:table-cell>
        </table:table-row>
        <table:table-row table:style-name="Table1.1">
          <table:table-cell table:style-name="Table1.A1" office:value-type="string">
            <text:p text:style-name="P121">Lectio i<text:span text:style-name="T633">v</text:span>. </text:p>
            <text:p text:style-name="P213">D<text:span text:style-name="T530">ícite</text:span> pusillánimis: Confortámini, et nolíte timére: ecce Deus vester ultiónem addúcet retributiónis: Deus ipse véniet, et salvábit vos. Tunc <text:soft-page-break/>aperiéntur óculi cæcórum, et aures surdórum patébunt. Tunc sáliet sicut cervus claudus, et apérta erit lingua mutórum: quia scissæ sunt in desérto aquæ, et torréntes in solitúdine. Et quæ erat árida, erit in stagnum, et sítiens in fontes aquárum.</text:p>
            <text:p text:style-name="P61"/>
          </table:table-cell>
          <table:table-cell table:style-name="Table1.A1" office:value-type="string">
            <text:p text:style-name="P52"/>
            <text:p text:style-name="P293"><text:span text:style-name="T530">Řekněte</text:span> <text:span text:style-name="T702">malomyslným</text:span>: „Buďte rozhodní, nebojte se! Hle, váš Bůh přichází s pomstou, Bůh, který odplácí, vás přijde spasit.“ Tehdy se o<text:span text:style-name="T702">t</text:span>evřou oči <text:soft-page-break/>slepých a o<text:span text:style-name="T702">pět uslyší</text:span> uši hluchých. Tehdy kulhavý poskočí jako jelen a jazyk němého bude plesat. Na poušti vytrysknou vody, potoky na pustině. Ze sálající stepi se stane jezero a z žíznivé země vodní zřídla. <text:span text:style-name="T652">(</text:span><text:span text:style-name="T214">ČEP, </text:span><text:span text:style-name="T218">hodně </text:span><text:span text:style-name="T215">upraveno</text:span><text:span text:style-name="T248">)</text:span></text:p>
          </table:table-cell>
        </table:table-row>
        <table:table-row table:style-name="Table1.1">
          <table:table-cell table:style-name="Table1.A1" office:value-type="string">
            <text:p text:style-name="P167">In II. Nocturno</text:p>
            <text:p text:style-name="P161">Sermo sancti Leónis Papæ.</text:p>
            <text:p text:style-name="P158">Serm. 2 de Nativ. Domini.</text:p>
            <text:p text:style-name="P128">Lectio v.</text:p>
            <text:p text:style-name="P323"><text:span text:style-name="T530">Deus</text:span> omnípotens et clemens, cujus natúra b<text:span text:style-name="T303">ó</text:span>nitas, cujus volúntas poténtia, cujus opus misericórda est; statim ut nos diabólica malígnitas ven<text:span text:style-name="T303">é</text:span>no suæ mortificávit inv<text:span text:style-name="T303">í</text:span>diæ, prædestináta renov<text:span text:style-name="T303">á</text:span>ndis mortálibus suæ pietátis remédia, inter ipsa mundi prim<text:span text:style-name="T303">ó</text:span>rdia præsignávit; den<text:span text:style-name="T303">ú</text:span>ntians serpénti futúrum semen mulíeris, quod n<text:span text:style-name="T303">ó</text:span>xii cápitis elatiónem sua virtúte contéreret, Christum scílicet in carne ventúrum; Deum hominémque signans, qui natus ex Vírgine, violatórem hum<text:span text:style-name="T303">á</text:span>næ propáginis incorrúpta nativitáte damn<text:span text:style-name="T303">á</text:span>ret.</text:p>
            <text:p text:style-name="P323"/>
          </table:table-cell>
          <table:table-cell table:style-name="Table1.A1" office:value-type="string">
            <text:p text:style-name="P168"><text:s/></text:p>
            <text:p text:style-name="P47"/>
            <text:p text:style-name="P47"/>
            <text:p text:style-name="P47"/>
            <text:p text:style-name="P282"><text:span text:style-name="T613">Bůh</text:span><text:span text:style-name="T284"> všemohoucí a laskavý, jeho</text:span><text:span text:style-name="T285">ž</text:span><text:span text:style-name="T284"> přiroze</text:span><text:span text:style-name="T286">­</text:span><text:span text:style-name="T284">nost</text:span><text:span text:style-name="T287">í</text:span><text:span text:style-name="T284"> je dobro, jehož vůl</text:span><text:span text:style-name="T287">í</text:span><text:span text:style-name="T284"> je moc, </text:span><text:span text:style-name="T286">a </text:span><text:span text:style-name="T284">jehož díl</text:span><text:span text:style-name="T287">em</text:span><text:span text:style-name="T284"> je milosrdenství; </text:span><text:span text:style-name="T285">hned, jak si nás ďábelská zloba začala podmaňovat jedem své závisti, ještě na počátku světa předurčil, že obnoví smrtelníky lékem své slitovnosti, a oznámil hadovi, že přijde potomek z ženy, který svou ctností rozdrtí povýšenost </text:span><text:span text:style-name="T289">zhoubné</text:span><text:span text:style-name="T290"> hadí</text:span><text:span text:style-name="T291"> </text:span><text:span text:style-name="T285">hlavy, totiž že Kristus přijde v těle. To znamená, že Bůh a člověk, který se narodí z Panny, svým neporušeným zrozením odsoud</text:span><text:span text:style-name="T288">il</text:span><text:span text:style-name="T285"> zn</text:span><text:span text:style-name="T286">e</text:span><text:span text:style-name="T285">světitele lidského pokolení.</text:span></text:p>
          </table:table-cell>
        </table:table-row>
        <table:table-row table:style-name="Table1.1">
          <table:table-cell table:style-name="Table1.A1" office:value-type="string">
            <text:p text:style-name="P118">Lectio vj.</text:p>
            <text:p text:style-name="P223"><text:span text:style-name="T530">Nam</text:span> quia gloriabátur di<text:span text:style-name="T304">á</text:span>bolus hóminem sua fraude decéptum div<text:span text:style-name="T304">í</text:span>nis cáruisse munéribus, et immortalitátis dote nudátum, duram mortis subísse senténtiam, seque in malis suis quoddam de prævaricatiónis consórtio invenísse solátium: Deum quoque, justæ severitátis exigénte ratióne, erga hóminem, quem in tanto honóre condíderat, antíquam mut<text:span text:style-name="T304">á</text:span>sse senténtiam: opus fuit, dilectíssimi, secréti dispensatióne consílii ut incommutábilis Deus, cujus volúntas non potest sua benignitáte privári, primam pietátis suæ dispositiónem sacraménto occultióre compléret; et homo diabólicæ iniquitátis versútia actus in culpam, contra Dei propósitum non períret.</text:p>
            <text:p text:style-name="P143"/>
          </table:table-cell>
          <table:table-cell table:style-name="Table1.A1" office:value-type="string">
            <text:p text:style-name="P47"/>
            <text:p text:style-name="P315"><text:span text:style-name="T621">Ďábel</text:span><text:span text:style-name="T703"> se totiž chlubil, že svou lstí podvedl člověka, čímž jej zbavil božských darů, a tím, že jej zbavil daru nesmrtelnosti, jej odsoudil k tomu, aby se podvolil kruté smrti. On sám pak našel útěchu ve svých zlých skutcích, neboť </text:span><text:span text:style-name="T203">v člověku</text:span><text:span text:style-name="T234"> svým způsobem nalezl společníka v hříchu. </text:span><text:span text:style-name="T204">Chlubil se též, že </text:span><text:span text:style-name="T235">Bůh, </text:span><text:span text:style-name="T236">když vyn</text:span><text:span text:style-name="T238">ášel</text:span><text:span text:style-name="T236"> spravedlivý rozsudek, </text:span><text:span text:style-name="T238">tak </text:span><text:span text:style-name="T237">vůči člověku, kterého </text:span><text:span text:style-name="T205">kdysi </text:span><text:span text:style-name="T237">v takové úctě stvořil, </text:span><text:span text:style-name="T238">změnil své dávné</text:span><text:span text:style-name="T244"> </text:span><text:span text:style-name="T238">mínění. </text:span><text:span text:style-name="T239">Nejmilovanější, bylo třeba, </text:span><text:span text:style-name="T240">aby v</text:span><text:span text:style-name="T252">e</text:span><text:span text:style-name="T240"> svém tajném úradku neměnný Bůh, jehož vůle </text:span><text:span text:style-name="T244">nikdy </text:span><text:span text:style-name="T240">nemůže být zbavena dobra, </text:span><text:span text:style-name="T241">svůj první sklon </text:span><text:span text:style-name="T206">k dobru </text:span><text:span text:style-name="T242">naplnil velk</text:span><text:span text:style-name="T244">ý</text:span><text:span text:style-name="T242">m tajemství</text:span><text:span text:style-name="T244">m</text:span><text:span text:style-name="T242">. </text:span><text:span text:style-name="T244">Totiž a</text:span><text:span text:style-name="T243">by</text:span><text:span text:style-name="T242"> člověk, sveden</text:span><text:span text:style-name="T244">ý</text:span><text:span text:style-name="T242"> vychytralostí ďábelské zloby </text:span><text:span text:style-name="T243">ke hříchu, v rozporu s Božím plánem nezahynul.</text:span></text:p>
          </table:table-cell>
        </table:table-row>
        <table:table-row table:style-name="Table1.1">
          <table:table-cell table:style-name="Table1.A1" office:value-type="string">
            <text:p text:style-name="P118">Lectio vij.</text:p>
            <text:p text:style-name="P224"><text:span text:style-name="T530">Adveniéntibus</text:span> ergo tempóribus, dilectíssimi, quæ redemptióni hóminum fúerant præstit<text:span text:style-name="T305">ú</text:span>ta, ingréditur hæc ínfima Jesus Christus, Dóminus noster, de cœlésti sede desc<text:span text:style-name="T305">é</text:span>ndens, et a patérna glória non recédens, novo <text:span text:style-name="T305">ó</text:span>rdine, nova nativitáte generátus: novo <text:span text:style-name="T305">ó</text:span>rdine, quia invisíbilis in suis, visíbilis factus est in nostris; incomprehensíbilis, vóluit comprehéndi: ante témpora manens, esse cœpit ex témpore; universitátis Dóminus serv<text:span text:style-name="T305">í</text:span>lem formam, obumbráta majestátis suæ dignit<text:span text:style-name="T305">á</text:span>te, suscépit: impassíbilis Deus, non dedignátus est homo esse passíbilis; et immortális, mortis légibus subjacére.</text:p>
            <text:p text:style-name="P58"><text:soft-page-break/></text:p>
          </table:table-cell>
          <table:table-cell table:style-name="Table1.A1" office:value-type="string">
            <text:p text:style-name="P47"/>
            <text:p text:style-name="P276"><text:span text:style-name="T572">Když</text:span><text:span text:style-name="T392"> tedy přicházel čas, nejmilovanější, který byl určen vykoupení člověka, vstoupil do naší bídy Ježíš Kristus, náš Pán. Sestoupil z nebeského trůnu</text:span><text:span text:style-name="T391"> </text:span><text:span text:style-name="T393">a přestože se nezřekl Otcovy slávy, přišel na svět v novém řádu, novým narozením. V novém řádu, neboť ač ve své pravé podobě neviditelný, pro nás </text:span><text:span text:style-name="T108">se stal </text:span><text:span text:style-name="T393">viditelným. Ač nepochopitelný, chtěl být</text:span><text:span text:style-name="T390">i</text:span><text:span text:style-name="T393"> pochopen. Ač existoval od věků, začal býti v čase. Pán veškerenstva přijal podobu služebníka, která skryla důstojnost jeho vznešenosti. Ač jako Bůh neznal utrpení, neopovrhl státi se člověkem </text:span><text:span text:style-name="T92">který mů</text:span><text:span text:style-name="T108">­</text:span><text:span text:style-name="T92">že trpět</text:span><text:span text:style-name="T393">, ač nesmrtelný, zákonům smrti se podvolil. </text:span></text:p>
          </table:table-cell>
        </table:table-row>
        <table:table-row table:style-name="Table1.1">
          <table:table-cell table:style-name="Table1.A1" office:value-type="string">
            <text:p text:style-name="P118">Lectio viij.</text:p>
            <text:p text:style-name="P220"><text:span text:style-name="T530">Verax</text:span> namque misericórdia Dei, cum ad reparándum humánum genus ineffabíliter ei multa suppéterent, hanc potíssimum consuléndi viam elégit, qua ad destruéndum opus diáboli, non virtúte uterétur poténtiæ, sed ratióne justítiæ. Nam supérbia hostis antíqui non immérito sibi in omnes hómines jus tyránnicum vendicábat, nec indébito dominátu premébat, quos a mandáto Dei spontáneos in obséquium suæ voluntátis alléxerat. Non ítaque juste amítteret originálem deditítii géneris servitútem, nisi de eo quod subégerat, vincerétur.</text:p>
            <text:p text:style-name="P143"/>
          </table:table-cell>
          <table:table-cell table:style-name="Table1.A1" office:value-type="string">
            <text:p text:style-name="P47"/>
            <text:p text:style-name="P277"><text:span text:style-name="T584">Pravdivé</text:span><text:span text:style-name="T436"> totiž bylo milosrdenství Boží, když k nápravě lidského rodu nabídlo tak mnohé a nevýslovné věci, zejména proto, že si zvolil</text:span><text:span text:style-name="T437">o</text:span><text:span text:style-name="T436"> tuto cestu k jeho záchraně, ve které ke zničení </text:span><text:span text:style-name="T390">ďáblova</text:span><text:span text:style-name="T436"> díla nepoužil</text:span><text:span text:style-name="T437">o</text:span><text:span text:style-name="T436"> sílu moci, ale </text:span><text:span text:style-name="T437">cestu </text:span><text:span text:style-name="T436">spravedlnosti. Neboť pýcha odvěkého nepřítele přivlastnila sobě </text:span><text:span text:style-name="T435">nikoliv </text:span><text:span text:style-name="T436">nadarmo krutovládné právo nad vším lidem, a </text:span><text:span text:style-name="T435">ne zcela</text:span><text:span text:style-name="T436"> bezprávn</text:span><text:span text:style-name="T435">ě je svým </text:span><text:span text:style-name="T436">panováním utlačovala, když se </text:span><text:span text:style-name="T484">lidé </text:span><text:span text:style-name="T514">dobrovolně ne</text:span><text:span text:style-name="T131">chali z</text:span><text:span text:style-name="T514">lákat </text:span><text:span text:style-name="T436">od Božích přikázání k poslušnosti </text:span><text:span text:style-name="T123">ďáblově </text:span><text:span text:style-name="T436">vůli. Takže by nebylo spravedlivé, aby ďábel přišel o původní službu, do které se mu lidský rod </text:span><text:span text:style-name="T438">sám </text:span><text:span text:style-name="T436">vydal, kdyby nebyl přemožen tím, koho již předtím </text:span><text:span text:style-name="T441">byl </text:span><text:span text:style-name="T436">dobyl.</text:span></text:p>
          </table:table-cell>
        </table:table-row>
        <table:table-row table:style-name="Table1.1">
          <table:table-cell table:style-name="Table1.A1" office:value-type="string">
            <text:p text:style-name="P162">In III. Nocturno</text:p>
            <text:p text:style-name="P68"><text:span text:style-name="T154">Léctio sancti Evangélii </text:span><text:span text:style-name="T156">secúndum </text:span><text:span text:style-name="T161">Lucam</text:span><text:span text:style-name="T154">.</text:span><text:span text:style-name="T13"> </text:span></text:p>
            <text:p text:style-name="P68"><text:span text:style-name="T13">Lectio ix. Cap. </text:span><text:span text:style-name="T14">1</text:span><text:span text:style-name="T13">.</text:span></text:p>
            <text:p text:style-name="P231"><text:span text:style-name="T530">In</text:span> illo témpore: Missus est Angelus G<text:span text:style-name="T306">á</text:span>briel a Deo in civitátem Galilǽæ, cui nomen N<text:span text:style-name="T306">á</text:span>zareth, ad Vírginem desponsátam viro, cui nomen erat Joseph, de domo David, et nomen Vírginis <text:span text:style-name="T530">María</text:span>. Et réliqua.</text:p>
            <text:p text:style-name="P77"/>
            <text:p text:style-name="P71"><text:span text:style-name="T185">Homilía sancti </text:span><text:span text:style-name="T187">Ambrósii</text:span><text:span text:style-name="T186"> Epíscopi</text:span><text:span text:style-name="T154">.</text:span></text:p>
            <text:p text:style-name="P134"><text:span text:style-name="T306">Lib. 2. in Lucam</text:span>.</text:p>
            <text:p text:style-name="P236"><text:span text:style-name="T530">Latent</text:span> quidem divína mystéria, nec fácile, juxta prophéticum dictum, quisquam hóminum potest scire consílium Dei. Sed tamen ex céteris factis atque præcéptis Dómini Salvatóris póssumus intellígere, et hoc propensióris fuísse consílii, quod ea potíssimum elécta est, ut Dóminum páreret, quæ erat desponsáta viro. Cur autem non ántequam desponsarétur, impléta est? Fortásse ne dicerétur quod concéperat ex adultério.</text:p>
            <text:p text:style-name="P77"/>
          </table:table-cell>
          <table:table-cell table:style-name="Table1.A1" office:value-type="string">
            <text:p text:style-name="P170"><text:s/></text:p>
            <text:p text:style-name="P47"/>
            <text:p text:style-name="P47"/>
            <text:p text:style-name="P286"><text:span text:style-name="T541">Za</text:span><text:span text:style-name="T176"> onoho času </text:span><text:span text:style-name="T178">byl poslán </text:span><text:span text:style-name="T183">A</text:span><text:span text:style-name="T178">nděl Gabriel do města galilejského, které se jmenuje Nazaret, k Panně zasnoubené s mužem, který se jmenoval Josef, z domu Davidova, a jméno Panny bylo </text:span><text:span text:style-name="T543">Maria</text:span><text:span text:style-name="T177">. </text:span><text:span text:style-name="T176">A ostatní.</text:span></text:p>
            <text:p text:style-name="P47"/>
            <text:p text:style-name="P47"/>
            <text:p text:style-name="P47"/>
            <text:p text:style-name="P283"><text:span text:style-name="T573">Skryt</text:span><text:span text:style-name="T574">a</text:span><text:span text:style-name="T376"> jsou </text:span><text:span text:style-name="T475">pro nás </text:span><text:span text:style-name="T376">božská tajemství a jak pravil </text:span><text:span text:style-name="T394">P</text:span><text:span text:style-name="T376">rorok, nikdo z lidí nemůže poznat úmysly Boží. Avšak z některých skutků a příkazů Pána a Spasitele dokážeme poznat, že </text:span><text:span text:style-name="T395">i </text:span><text:span text:style-name="T376">to</text:span><text:span text:style-name="T395">to</text:span><text:span text:style-name="T376"> byl nejspíše úmysl Boží. </text:span><text:span text:style-name="T395">Neboť </text:span><text:span text:style-name="T376">za matku Páně byla především zvolena žena, která </text:span><text:span text:style-name="T396">již </text:span><text:span text:style-name="T376">byla </text:span><text:span text:style-name="T397">zasnoubená</text:span><text:span text:style-name="T376"> </text:span><text:span text:style-name="T398">s </text:span><text:span text:style-name="T376">muž</text:span><text:span text:style-name="T93">em</text:span><text:span text:style-name="T376">. Proč se však tyto věci nenaplnily, ještě než byla </text:span><text:span text:style-name="T397">zasnoubená</text:span><text:span text:style-name="T376">? Snad proto, aby se neříkalo, že počala z cizoložství. </text:span></text:p>
          </table:table-cell>
        </table:table-row>
        <table:table-row table:style-name="Table1.1">
          <table:table-cell table:style-name="Table1.A1" office:value-type="string">
            <text:p text:style-name="P128">Lectio x.</text:p>
            <text:p text:style-name="P241"><text:span text:style-name="T530">Et</text:span> bene utrúmque pósuit Scriptúra, ut et desponsáta esset, et Virgo. Virgo, ut expers virílis consórtii viderétur. Desponsáta, ne temerátæ virginitátis adurerétur infámia, cui gravis alvus corruptélæ viderétur insígne præférre. Máluit autem Dóminus áliquos de sui ortu, quam de Matris pudóre dubitáre. Sciébat enim téneram esse Vírginis verecúndiam et lúbricam famam pudóris: nec putávit ortus sui fidem Matris injúriis astruéndam.</text:p>
            <text:p text:style-name="P241"/>
          </table:table-cell>
          <table:table-cell table:style-name="Table1.A1" office:value-type="string">
            <text:p text:style-name="P47"/>
            <text:p text:style-name="P321">A správně nám <text:span text:style-name="T704">obě skutečnosti potvrzuje</text:span> Písmo, <text:span text:style-name="T704">totiž </text:span>že byla <text:span text:style-name="T734">i </text:span>zasnoubená, i Panna. Panna proto, že ještě ne<text:span text:style-name="T704">po</text:span>znala život s mužem. Zasnoubená proto, aby ji nespálila špatná pověst poskvrněného panenství, neboť právě na ni dítě v jejím lůně poukazovalo. Pán totiž chtěl, aby se spíše pochybovalo o jeho původu, než o ctnostech jeho Matky. Věděl, jak křehká je panenská čistota a vrtkavá pověst <text:span text:style-name="T748">této </text:span>čistoty. Nepředpokládal také, že víra v jeho původ by způsobila Matce nějaké bezpráví.</text:p>
          </table:table-cell>
        </table:table-row>
        <table:table-row table:style-name="Table1.1">
          <table:table-cell table:style-name="Table1.A1" office:value-type="string">
            <text:p text:style-name="P128">Lectio xj.</text:p>
            <text:p text:style-name="P232"><text:span text:style-name="T530">Et</text:span> ingréssus ad eam Angelus. Disce vírginem móribus, disce vírginem verecúndia, disce oráculo, disce mystério. Trepidáre vírginum est, et ad omnes <text:soft-page-break/>viri ingréssus pavére, omnes viri affátus veréri. Discant muliéres propósitum pudóris imitári. Sola in penetrálibus, quam nemo virórum víderit, solus Angelus repérerit: sola sine cómite, sola sine teste, ne quo degénere depravarétur affátu, ab Angelo salutátur.</text:p>
            <text:p text:style-name="P77"/>
          </table:table-cell>
          <table:table-cell table:style-name="Table1.A1" office:value-type="string">
            <text:p text:style-name="P47"/>
            <text:p text:style-name="P310">A vstoupil k ní <text:span text:style-name="T704">A</text:span>nděl. Učme se mravům této panny, učme se její pravdomluvnosti, učme se její řeči a poznejme celé toto tajemství. Obavy jsou <text:soft-page-break/>pannám vlastní, má se bát<text:span text:style-name="T704">i</text:span> sblížení s mužem a sklopit oči, když na ni muž promluví. Nechť se ženy učí napodobovat její zdrženlivost. Sama byla v míst<text:span text:style-name="T741">­</text:span>nosti, kde ji žádný z mužů nespatřil, sám <text:span text:style-name="T704">A</text:span>nděl ji tam našel. Byla sama, bez společníka, sama beze svědků, aby nebyla vystavena pomluvám, a <text:span text:style-name="T704">A</text:span>nděl ji pozdravil.</text:p>
          </table:table-cell>
        </table:table-row>
        <table:table-row table:style-name="Table1.1">
          <table:table-cell table:style-name="Table1.A1" office:value-type="string">
            <text:p text:style-name="P128">Lectio xij.</text:p>
            <text:p text:style-name="P238"><text:span text:style-name="T530">Tanti</text:span> namque mandáti mystérium non hóminis fuit, sed Angeli ore proméndum. Hódie primum audítur: Spíritus Sanctus supervéniet in te. Et audítur, et créditur. Dénique, Ecce, inquit, ancílla Dómini: contíngat mihi secúndum verbum tuum. Vide humilitátem, vide devotiónem. Ancíllam se dicit Dómini, quæ mater elígitur: nec repentíno exaltáta promísso est.</text:p>
            <text:p text:style-name="P77"/>
          </table:table-cell>
          <table:table-cell table:style-name="Table1.A1" office:value-type="string">
            <text:p text:style-name="P47"/>
            <text:p text:style-name="P322"><text:span text:style-name="T530">Tajemství</text:span> takového poselství nemohlo být<text:span text:style-name="T704">i</text:span> zvěstováno lidskými, ale pouze <text:span text:style-name="T704">A</text:span>ndělskými ústy. Dnes poprvé totiž zaznělo: „Duch Svat<text:span text:style-name="T307">ý</text:span> tě zastíní.“ Panna uslyšela a uvěřila. Pak odpoví: „Hle, <text:span text:style-name="T201">jsem</text:span> služebnice Páně. Ať se mi stane podle tvého slova.“ Pohleď na tu pokoru, pohleď na tu oddanost. Jako o služebnici Páně o sobě mluví ta, která byla vyvolena za Boží matku. Ani nečekaným slibem se nestala povýšenou.</text:p>
          </table:table-cell>
        </table:table-row>
      </table:table>
      <text:p text:style-name="Standard"><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roman"/>
    <style:font-face style:name="Liberation Sans" svg:font-family="'Liberation Sans'" style:font-family-generic="roman"/>
    <style:font-face style:name="Times New Roman" svg:font-family="'Times New Roman'" style:font-family-generic="roman"/>
    <style:font-face style:name="ÄËÎÈ˛" svg:font-family="ÄËÎÈ˛" style:font-family-generic="roman"/>
    <style:font-face style:name="Bookman BT S.O.Cist." svg:font-family="'Bookman BT S.O.Cist.'" style:font-pitch="variable"/>
    <style:font-face style:name="Bookman BT S.O.Cist.:liga=01" svg:font-family="'Bookman BT S.O.Cist.:liga=0'" style:font-pitch="variable"/>
    <style:font-face style:name="Cloister" svg:font-family="Cloister" style:font-pitch="variable"/>
    <style:font-face style:name="LTC Ornamental Initials" svg:font-family="'LTC Ornamental Initials'" style:font-adornments="Regular" style:font-pitch="variable"/>
    <style:font-face style:name="Linux Libertine S.O.Cist.1" svg:font-family="'Linux Libertine S.O.Cist.'" style:font-pitch="variable"/>
    <style:font-face style:name="Linux Libertine S.O.Cist." svg:font-family="'Linux Libertine S.O.Cist.'" style:font-family-generic="modern" style:font-pitch="variable"/>
    <style:font-face style:name="Bookman BT S.O.Cist.:liga=02" svg:font-family="'Bookman BT S.O.Cist.:liga=0'" style:font-family-generic="roman" style:font-pitch="variable"/>
    <style:font-face style:name="Bookman BT S.O.Cist.:liga=0" svg:font-family="'Bookman BT S.O.Cist.:liga=0'" style:font-adornments="Roman" style:font-family-generic="roman" style:font-pitch="variable"/>
    <style:font-face style:name="Cloister1" svg:font-family="Cloister" style:font-family-generic="roman" style:font-pitch="variable"/>
    <style:font-face style:name="Liberation Serif" svg:font-family="'Liberation Serif'" style:font-family-generic="roman" style:font-pitch="variable"/>
    <style:font-face style:name="Uncialis Gothica CZ" svg:font-family="'Uncialis Gothica CZ'" style:font-adornments="Běžné"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Arial Unicode MS"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US" style:letter-kerning="false" style:font-name-asian="Arial Unicode MS" style:font-size-asian="10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loext:opacity="100%" style:font-name="Times New Roman" fo:font-family="'Times New Roman'" style:font-family-generic="roman" fo:font-size="12pt" fo:language="en" fo:country="US" style:letter-kerning="false"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default-outline-level="" style:class="text">
      <style:paragraph-properties fo:margin-top="0.423cm" fo:margin-bottom="0.212cm" style:contextual-spacing="false" fo:keep-with-next="always"/>
      <style:text-properties style:font-name="Liberation Sans" fo:font-family="'Liberation Sans'" style:font-family-generic="roman"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Times New Roman" fo:font-family="'Times New Roman'" style:font-family-generic="roman"/>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family="'Times New Roman'" style:font-family-generic="roman"/>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style:text-position="super 58%"/>
    </style:style>
    <style:style style:name="Index_20_Link" style:display-name="Index Link" style:family="text"/>
    <style:style style:name="Iniciály_20_velké" style:display-name="Iniciály velké" style:family="text">
      <style:text-properties style:font-name="LTC Ornamental Initials" fo:font-family="'LTC Ornamental Initials'" style:font-style-name="Regular"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1-13T17:38:23</meta:creation-date>
    <dc:language>en-US</dc:language>
    <dc:date>2022-02-24T17:13:16.532000000</dc:date>
    <meta:editing-cycles>275</meta:editing-cycles>
    <meta:editing-duration>P11DT17H20M15S</meta:editing-duration>
    <meta:generator>LibreOffice/7.1.1.2$Windows_X86_64 LibreOffice_project/fe0b08f4af1bacafe4c7ecc87ce55bb426164676</meta:generator>
    <meta:document-statistic meta:table-count="1" meta:image-count="4" meta:object-count="0" meta:page-count="32" meta:paragraph-count="544" meta:word-count="17320" meta:character-count="113419" meta:non-whitespace-character-count="96476"/>
    <meta:user-defined meta:name="AppVersion">00.0001</meta:user-defined>
    <meta:user-defined meta:name="LinksUpToDate" meta:value-type="boolean">false</meta:user-defined>
  </office:meta>
</office:document-meta>
</file>